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40" style:family="table-cell" style:parent-style-name="Default" style:data-style-name="N48">
      <style:text-properties fo:color="#000000"/>
    </style:style>
    <style:style style:name="ce4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4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fo:background-color="transparent"/>
      <style:text-properties fo:color="#000000"/>
    </style:style>
    <style:style style:name="ce5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2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Default" style:data-style-name="N48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54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7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Default" style:data-style-name="N48">
      <style:table-cell-properties style:vertical-align="middle" fo:wrap-option="wrap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59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Default" style:data-style-name="N48">
      <style:table-cell-properties style:vertical-align="middle"/>
      <style:text-properties fo:color="#000000"/>
    </style:style>
    <style:style style:name="ce65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/>
    </style:style>
    <style:style style:name="ce66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61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61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/>
    </style:style>
    <style:style style:name="ce71" style:family="table-cell" style:parent-style-name="_21315__20998__20301__91_0_93_" style:data-style-name="N63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73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74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7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7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90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91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1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54">
      <style:table-cell-properties fo:border-top="thin dotted #000000" fo:border-bottom="none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54">
      <style:table-cell-properties fo:border-top="thin dotted #000000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52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1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Default" style:data-style-name="N48">
      <style:text-properties fo:color="#000000"/>
    </style:style>
    <style:style style:name="ce117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8" style:family="table-cell" style:parent-style-name="Default" style:data-style-name="N48">
      <style:text-properties fo:color="#000000" style:font-name="細明體" style:font-name-asian="細明體" style:font-name-complex="細明體"/>
    </style:style>
    <style:style style:name="ce119" style:family="table-cell" style:parent-style-name="Default" style:data-style-name="N49">
      <style:text-properties fo:color="#000000"/>
    </style:style>
    <style:style style:name="ce120" style:family="table-cell" style:parent-style-name="Default" style:data-style-name="N0">
      <style:text-properties fo:color="#000000"/>
    </style:style>
    <style:style style:name="ce12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3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6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7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fo:font-size="14pt" style:font-size-asian="14pt" style:font-size-complex="14pt"/>
    </style:style>
    <style:style style:name="ce13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5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7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21315__20998__20301_" style:data-style-name="N67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9" style:family="table-cell" style:parent-style-name="_21315__20998__20301__91_0_93_" style:data-style-name="N54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41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" style:data-style-name="N6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" style:data-style-name="N54">
      <style:table-cell-properties style:vertical-align="automatic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21315__20998__20301__91_0_93_" style:data-style-name="N7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50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4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55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" style:data-style-name="N69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9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60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19968__33324___36895__22577__34920_" style:data-style-name="N6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2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_36895__22577__34920_" style:data-style-name="N64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Default" style:data-style-name="N48">
      <style:text-properties fo:color="#000000" fo:font-weight="bold" style:font-weight-asian="bold" style:font-weight-complex="bold"/>
    </style:style>
    <style:style style:name="ce170" style:family="table-cell" style:parent-style-name="_21315__20998__20301__91_0_93_" style:data-style-name="N6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21315__20998__20301__91_0_93_" style:data-style-name="N64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4" style:family="table-cell" style:parent-style-name="_21315__20998__20301__91_0_93_" style:data-style-name="N61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5" style:family="table-cell" style:parent-style-name="_21315__20998__20301__91_0_93_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6" style:family="table-cell" style:parent-style-name="_19968__33324___36895__22577__34920_" style:data-style-name="N6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7" style:family="table-cell" style:parent-style-name="_19968__33324___36895__22577__34920_" style:data-style-name="N64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0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82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21315__20998__20301__91_0_93_" style:data-style-name="N69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Default" style:data-style-name="N48"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_21315__20998__20301__91_0_93_" style:data-style-name="N83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21315__20998__20301__91_0_93_" style:data-style-name="N8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0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1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97" style:family="table-cell" style:parent-style-name="_21315__20998__20301__91_0_93_" style:data-style-name="N56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8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0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1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2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3" style:family="table-cell" style:parent-style-name="_21315__20998__20301__91_0_93_" style:data-style-name="N56">
      <style:table-cell-properties fo:border-top="none" fo:border-bottom="thin solid #000000" fo:border-left="none" fo:border-right="none" style:vertical-align="top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4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5" style:family="table-cell" style:parent-style-name="_21315__20998__20301__91_0_93_" style:data-style-name="N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6" style:family="table-cell" style:parent-style-name="_21315__20998__20301__91_0_93_" style:data-style-name="N5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21315__20998__20301__91_0_93_" style:data-style-name="N3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8" style:family="table-cell" style:parent-style-name="_21315__20998__20301__91_0_93_" style:data-style-name="N30">
      <style:table-cell-properties fo:border-top="thin dotte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9" style:family="table-cell" style:parent-style-name="_21315__20998__20301__91_0_93_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0">
      <style:table-cell-properties style:vertical-align="middle" fo:background-color="transparent" style:cell-protect="none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3" style:family="table-cell" style:parent-style-name="_21315__20998__20301__91_0_93_" style:data-style-name="N61">
      <style:table-cell-properties fo:border-top="none" fo:border-bottom="thin solid #000000" fo:border-left="none" fo:border-right="thin solid #000000" style:vertical-align="middle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18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2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22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/>
    </style:style>
    <style:style style:name="ce22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6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7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228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229" style:family="table-cell" style:parent-style-name="_19968__33324___36895__22577__34920_" style:data-style-name="N48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1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3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5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36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  <style:text-properties fo:color="#000000" fo:font-size="11pt" style:font-size-asian="11pt" style:font-size-complex="11pt"/>
    </style:style>
    <style:style style:name="ce237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9" style:family="table-cell" style:parent-style-name="_19968__33324___36895__22577__34920_" style:data-style-name="N48">
      <style:table-cell-properties fo:border-top="thin dotte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40" style:family="table-cell" style:parent-style-name="Default" style:data-style-name="N48">
      <style:table-cell-properties fo:border-top="thin dotted #000000" fo:border-bottom="none" fo:border-left="none" fo:border-right="thin solid #000000"/>
      <style:text-properties fo:color="#000000" fo:font-size="11pt" style:font-size-asian="11pt" style:font-size-complex="11pt"/>
    </style:style>
    <style:style style:name="ce241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43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4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2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6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6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6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9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0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1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72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73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/>
    </style:style>
    <style:style style:name="ce27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5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7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77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9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8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7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9" style:family="table-cell" style:parent-style-name="Default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9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4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7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8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9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12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3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314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31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1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9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1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5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6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2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4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5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0" style:family="table-cell" style:parent-style-name="_21315__20998__20301__91_0_93_" style:data-style-name="N85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341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2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3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44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5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6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7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8" style:family="table-cell" style:parent-style-name="_19968__33324___36895__22577__34920_" style:data-style-name="N48">
      <style:table-cell-properties fo:border-top="thin dotte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9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50" style:family="table-cell" style:parent-style-name="_19968__33324___36895__22577__34920_" style:data-style-name="N48">
      <style:table-cell-properties fo:border-top="thin dotte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51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5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3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4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5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7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8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9" style:family="table-cell" style:parent-style-name="_19968__33324___36895__22577__34920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1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3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page" style:column-width="2.27541666666667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778125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2.06375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2.67229166666667cm" style:use-optimal-column-width="true"/>
    </style:style>
    <style:style style:name="co19" style:family="table-column">
      <style:table-column-properties fo:break-before="page" style:column-width="2.16958333333333cm"/>
    </style:style>
    <style:style style:name="co20" style:family="table-column">
      <style:table-column-properties fo:break-before="auto" style:column-width="2.09020833333333cm"/>
    </style:style>
    <style:style style:name="co21" style:family="table-column">
      <style:table-column-properties fo:break-before="auto" style:column-width="1.93145833333333cm"/>
    </style:style>
    <style:style style:name="co22" style:family="table-column">
      <style:table-column-properties fo:break-before="auto" style:column-width="2.01083333333333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1.87854166666667cm"/>
    </style:style>
    <style:style style:name="co25" style:family="table-column">
      <style:table-column-properties fo:break-before="auto" style:column-width="2.03729166666667cm"/>
    </style:style>
    <style:style style:name="co26" style:family="table-column">
      <style:table-column-properties fo:break-before="auto" style:column-width="1.825625cm"/>
    </style:style>
    <style:style style:name="co27" style:family="table-column">
      <style:table-column-properties fo:break-before="auto" style:column-width="2.32833333333333cm" style:use-optimal-column-width="true"/>
    </style:style>
    <style:style style:name="co28" style:family="table-column">
      <style:table-column-properties fo:break-before="auto" style:column-width="1.349375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2.11666666666667cm" style:use-optimal-column-width="true"/>
    </style:style>
    <style:style style:name="co31" style:family="table-column">
      <style:table-column-properties fo:break-before="auto" style:column-width="1.13770833333333cm"/>
    </style:style>
    <style:style style:name="co32" style:family="table-column">
      <style:table-column-properties fo:break-before="auto" style:column-width="1.37583333333333cm" style:use-optimal-column-width="true"/>
    </style:style>
    <style:style style:name="co33" style:family="table-column">
      <style:table-column-properties fo:break-before="auto" style:column-width="1.11125cm"/>
    </style:style>
    <style:style style:name="co34" style:family="table-column">
      <style:table-column-properties fo:break-before="auto" style:column-width="1.74625cm"/>
    </style:style>
    <style:style style:name="co35" style:family="table-column">
      <style:table-column-properties fo:break-before="auto" style:column-width="1.77270833333333cm"/>
    </style:style>
    <style:style style:name="co36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0.75pt" style:use-optimal-row-height="fals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5.2pt" style:use-optimal-row-height="false" fo:break-before="auto"/>
    </style:style>
    <style:style style:name="ro11" style:family="table-row">
      <style:table-row-properties style:row-height="16.1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6.5pt" style:use-optimal-row-height="true" fo:break-before="auto"/>
    </style:style>
    <style:style style:name="ro15" style:family="table-row">
      <style:table-row-properties style:row-height="19.5pt" style:use-optimal-row-height="false" fo:break-before="auto"/>
    </style:style>
    <style:style style:name="ro16" style:family="table-row">
      <style:table-row-properties style:row-height="28.9pt" style:use-optimal-row-height="false" fo:break-before="auto"/>
    </style:style>
    <style:style style:name="ro17" style:family="table-row">
      <style:table-row-properties style:row-height="42pt" style:use-optimal-row-height="false" fo:break-before="auto"/>
    </style:style>
    <style:style style:name="ro18" style:family="table-row">
      <style:table-row-properties style:row-height="22.15pt" style:use-optimal-row-height="false" fo:break-before="auto"/>
    </style:style>
    <style:style style:name="ro19" style:family="table-row">
      <style:table-row-properties style:row-height="55.5pt" style:use-optimal-row-height="false" fo:break-before="auto"/>
    </style:style>
    <style:style style:name="ro20" style:family="table-row">
      <style:table-row-properties style:row-height="14.65pt" style:use-optimal-row-height="false" fo:break-before="auto"/>
    </style:style>
    <style:style style:name="ro21" style:family="table-row">
      <style:table-row-properties style:row-height="13.9pt" style:use-optimal-row-height="false" fo:break-before="auto"/>
    </style:style>
    <style:style style:name="ro22" style:family="table-row">
      <style:table-row-properties style:row-height="14.85pt" style:use-optimal-row-height="false" fo:break-before="auto"/>
    </style:style>
    <style:style style:name="ro23" style:family="table-row">
      <style:table-row-properties style:row-height="15pt" style:use-optimal-row-height="true" fo:break-before="page"/>
    </style:style>
    <style:style style:name="ro24" style:family="table-row">
      <style:table-row-properties style:row-height="4.5pt" style:use-optimal-row-height="false" fo:break-before="auto"/>
    </style:style>
    <style:style style:name="ro25" style:family="table-row">
      <style:table-row-properties style:row-height="34.15pt" style:use-optimal-row-height="false" fo:break-before="auto"/>
    </style:style>
    <style:style style:name="ro26" style:family="table-row">
      <style:table-row-properties style:row-height="22.9pt" style:use-optimal-row-height="false" fo:break-before="auto"/>
    </style:style>
    <style:style style:name="ro27" style:family="table-row">
      <style:table-row-properties style:row-height="19.15pt" style:use-optimal-row-height="false" fo:break-before="auto"/>
    </style:style>
    <style:style style:name="ro28" style:family="table-row">
      <style:table-row-properties style:row-height="24.75pt" style:use-optimal-row-height="false" fo:break-before="auto"/>
    </style:style>
    <style:style style:name="ro29" style:family="table-row">
      <style:table-row-properties style:row-height="19.9pt" style:use-optimal-row-height="false" fo:break-before="auto"/>
    </style:style>
    <style:style style:name="ro30" style:family="table-row">
      <style:table-row-properties style:row-height="27pt" style:use-optimal-row-height="false" fo:break-before="auto"/>
    </style:style>
    <style:style style:name="ro31" style:family="table-row">
      <style:table-row-properties style:row-height="24.6pt" style:use-optimal-row-height="false" fo:break-before="auto"/>
    </style:style>
    <style:style style:name="ro32" style:family="table-row">
      <style:table-row-properties style:row-height="23.45pt" style:use-optimal-row-height="false" fo:break-before="auto"/>
    </style:style>
    <style:style style:name="ro33" style:family="table-row">
      <style:table-row-properties style:row-height="25.9pt" style:use-optimal-row-height="false" fo:break-before="auto"/>
    </style:style>
    <style:style style:name="ro34" style:family="table-row">
      <style:table-row-properties style:row-height="24pt" style:use-optimal-row-height="false" fo:break-before="auto"/>
    </style:style>
    <style:style style:name="ro35" style:family="table-row">
      <style:table-row-properties style:row-height="21.6pt" style:use-optimal-row-height="false" fo:break-before="auto"/>
    </style:style>
    <style:style style:name="ro36" style:family="table-row">
      <style:table-row-properties style:row-height="3pt" style:use-optimal-row-height="false" fo:break-before="auto"/>
    </style:style>
    <style:style style:name="ro37" style:family="table-row">
      <style:table-row-properties style:row-height="18.6pt" style:use-optimal-row-height="false" fo:break-before="auto"/>
    </style:style>
    <style:style style:name="ro38" style:family="table-row">
      <style:table-row-properties style:row-height="16.9pt" style:use-optimal-row-height="false" fo:break-before="auto"/>
    </style:style>
    <style:style style:name="ro39" style:family="table-row">
      <style:table-row-properties style:row-height="16.9pt" style:use-optimal-row-height="false" fo:break-before="page"/>
    </style:style>
    <style:style style:name="ro40" style:family="table-row">
      <style:table-row-properties style:row-height="23.25pt" style:use-optimal-row-height="false" fo:break-before="auto"/>
    </style:style>
    <style:style style:name="ro41" style:family="table-row">
      <style:table-row-properties style:row-height="14.45pt" style:use-optimal-row-height="false" fo:break-before="auto"/>
    </style:style>
    <style:style style:name="ro42" style:family="table-row">
      <style:table-row-properties style:row-height="8.25pt" style:use-optimal-row-height="false" fo:break-before="auto"/>
    </style:style>
    <style:style style:name="ro43" style:family="table-row">
      <style:table-row-properties style:row-height="30pt" style:use-optimal-row-height="false" fo:break-before="auto"/>
    </style:style>
    <style:style style:name="ro44" style:family="table-row">
      <style:table-row-properties style:row-height="25.15pt" style:use-optimal-row-height="false" fo:break-before="auto"/>
    </style:style>
    <style:style style:name="ro45" style:family="table-row">
      <style:table-row-properties style:row-height="26.45pt" style:use-optimal-row-height="false" fo:break-before="auto"/>
    </style:style>
    <style:style style:name="ro46" style:family="table-row">
      <style:table-row-properties style:row-height="4.9pt" style:use-optimal-row-height="false" fo:break-before="auto"/>
    </style:style>
    <style:style style:name="ro47" style:family="table-row">
      <style:table-row-properties style:row-height="17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number-columns-repeated="3" table:default-cell-style-name="ce40"/>
        <table:table-column table:style-name="co5" table:number-columns-repeated="10" table:default-cell-style-name="ce40"/>
        <table:table-column table:style-name="co6" table:default-cell-style-name="ce40"/>
        <table:table-column table:style-name="co7" table:default-cell-style-name="ce40"/>
        <table:table-column table:style-name="co8" table:number-columns-repeated="3" table:default-cell-style-name="ce40"/>
        <table:table-column table:style-name="co9" table:default-cell-style-name="ce40"/>
        <table:table-column table:style-name="co10" table:default-cell-style-name="ce40"/>
        <table:table-column table:style-name="co7" table:default-cell-style-name="ce40"/>
        <table:table-column table:style-name="co11" table:default-cell-style-name="ce40"/>
        <table:table-column table:style-name="co8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3" table:default-cell-style-name="ce40"/>
        <table:table-column table:style-name="co15" table:number-columns-repeated="16353" table:default-cell-style-name="ce40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276">
            <text:p>民 國 108 年 9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76">
            <text:p>民 國 108 年 9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41"/>
          <table:table-cell table:style-name="ce42"/>
          <table:table-cell table:number-columns-repeated="14" table:style-name="ce41"/>
          <table:table-cell office:value-type="string" table:style-name="ce42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82">
            <text:p>年月別</text:p>
          </table:table-cell>
          <table:covered-table-cell/>
          <table:table-cell table:style-name="ce214"/>
          <table:table-cell office:value-type="string" table:style-name="ce215">
            <text:p>人</text:p>
          </table:table-cell>
          <table:table-cell office:value-type="string" table:style-name="ce215">
            <text:p>口</text:p>
          </table:table-cell>
          <table:table-cell office:value-type="string" table:style-name="ce215">
            <text:p>數</text:p>
          </table:table-cell>
          <table:table-cell office:value-type="string" table:number-columns-spanned="4" table:number-rows-spanned="1" table:style-name="ce341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341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341">
            <text:p>自 然 增 加</text:p>
          </table:table-cell>
          <table:covered-table-cell/>
          <table:table-cell office:value-type="string" table:number-columns-spanned="6" table:number-rows-spanned="1" table:style-name="ce342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343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344">
            <text:p>遷入</text:p>
            <text:p>人數</text:p>
          </table:table-cell>
          <table:table-cell office:value-type="string" table:number-columns-spanned="1" table:number-rows-spanned="4" table:style-name="ce344">
            <text:p>遷出</text:p>
            <text:p>人數</text:p>
          </table:table-cell>
          <table:table-cell office:value-type="string" table:number-columns-spanned="1" table:number-rows-spanned="4" table:style-name="ce345">
            <text:p>原住民</text:p>
            <text:p>人口數</text:p>
          </table:table-cell>
          <table:table-cell table:number-columns-repeated="1635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255">
            <text:p>戶　數</text:p>
          </table:table-cell>
          <table:table-cell office:value-type="string" table:number-columns-spanned="1" table:number-rows-spanned="2" table:style-name="ce254">
            <text:p>計</text:p>
          </table:table-cell>
          <table:table-cell office:value-type="string" table:number-columns-spanned="1" table:number-rows-spanned="2" table:style-name="ce254">
            <text:p>男</text:p>
          </table:table-cell>
          <table:table-cell office:value-type="string" table:number-columns-spanned="1" table:number-rows-spanned="2" table:style-name="ce254">
            <text:p>女</text:p>
          </table:table-cell>
          <table:table-cell office:value-type="string" table:number-columns-spanned="1" table:number-rows-spanned="3" table:style-name="ce341">
            <text:p>計</text:p>
          </table:table-cell>
          <table:table-cell office:value-type="string" table:number-columns-spanned="1" table:number-rows-spanned="3" table:style-name="ce341">
            <text:p>男</text:p>
          </table:table-cell>
          <table:table-cell office:value-type="string" table:number-columns-spanned="1" table:number-rows-spanned="3" table:style-name="ce341">
            <text:p>女</text:p>
          </table:table-cell>
          <table:table-cell office:value-type="string" table:style-name="ce216">
            <text:p>折合年</text:p>
          </table:table-cell>
          <table:table-cell office:value-type="string" table:number-columns-spanned="1" table:number-rows-spanned="3" table:style-name="ce341">
            <text:p>計</text:p>
          </table:table-cell>
          <table:table-cell office:value-type="string" table:number-columns-spanned="1" table:number-rows-spanned="3" table:style-name="ce341">
            <text:p>男</text:p>
          </table:table-cell>
          <table:table-cell office:value-type="string" table:number-columns-spanned="1" table:number-rows-spanned="3" table:style-name="ce341">
            <text:p>女</text:p>
          </table:table-cell>
          <table:table-cell office:value-type="string" table:style-name="ce217">
            <text:p>折合年</text:p>
          </table:table-cell>
          <table:table-cell office:value-type="string" table:number-columns-spanned="1" table:number-rows-spanned="2" table:style-name="ce254">
            <text:p>人 數</text:p>
          </table:table-cell>
          <table:table-cell office:value-type="string" table:style-name="ce218">
            <text:p>折合年自</text:p>
          </table:table-cell>
          <table:table-cell office:value-type="string" table:number-columns-spanned="1" table:number-rows-spanned="3" table:style-name="ce342">
            <text:p>合 計</text:p>
          </table:table-cell>
          <table:table-cell office:value-type="string" table:number-columns-spanned="1" table:number-rows-spanned="3" table:style-name="ce346">
            <text:p>不同性別</text:p>
          </table:table-cell>
          <table:table-cell office:value-type="string" table:number-columns-spanned="3" table:number-rows-spanned="1" table:style-name="ce342">
            <text:p>相同性別</text:p>
          </table:table-cell>
          <table:covered-table-cell table:number-columns-repeated="2"/>
          <table:table-cell office:value-type="string" table:style-name="ce219">
            <text:p>折合年</text:p>
          </table:table-cell>
          <table:table-cell office:value-type="string" table:number-columns-spanned="1" table:number-rows-spanned="3" table:style-name="ce342">
            <text:p>合 計</text:p>
          </table:table-cell>
          <table:table-cell office:value-type="string" table:number-columns-spanned="1" table:number-rows-spanned="3" table:style-name="ce346">
            <text:p>不同性別</text:p>
          </table:table-cell>
          <table:table-cell office:value-type="string" table:number-columns-spanned="3" table:number-rows-spanned="1" table:style-name="ce342">
            <text:p>相同性別</text:p>
          </table:table-cell>
          <table:covered-table-cell table:number-columns-repeated="2"/>
          <table:table-cell office:value-type="string" table:style-name="ce219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0">
            <text:p>粗出生率</text:p>
          </table:table-cell>
          <table:covered-table-cell/>
          <table:covered-table-cell/>
          <table:covered-table-cell/>
          <table:table-cell office:value-type="string" table:style-name="ce220">
            <text:p>粗死亡率</text:p>
          </table:table-cell>
          <table:covered-table-cell/>
          <table:table-cell office:value-type="string" table:style-name="ce218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42">
            <text:p>計</text:p>
          </table:table-cell>
          <table:table-cell office:value-type="string" table:number-columns-spanned="1" table:number-rows-spanned="2" table:style-name="ce342">
            <text:p>男</text:p>
          </table:table-cell>
          <table:table-cell office:value-type="string" table:number-columns-spanned="1" table:number-rows-spanned="2" table:style-name="ce347">
            <text:p>女</text:p>
          </table:table-cell>
          <table:table-cell office:value-type="string" table:style-name="ce22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42">
            <text:p>計</text:p>
          </table:table-cell>
          <table:table-cell office:value-type="string" table:number-columns-spanned="1" table:number-rows-spanned="2" table:style-name="ce342">
            <text:p>男</text:p>
          </table:table-cell>
          <table:table-cell office:value-type="string" table:number-columns-spanned="1" table:number-rows-spanned="2" table:style-name="ce347">
            <text:p>女</text:p>
          </table:table-cell>
          <table:table-cell office:value-type="string" table:style-name="ce221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table-cell table:style-name="ce222"/>
          <table:table-cell table:style-name="ce223"/>
          <table:table-cell table:number-columns-repeated="2" table:style-name="ce224"/>
          <table:covered-table-cell/>
          <table:covered-table-cell/>
          <table:covered-table-cell/>
          <table:table-cell office:value-type="string" table:style-name="ce225">
            <text:p>‰</text:p>
          </table:table-cell>
          <table:covered-table-cell/>
          <table:covered-table-cell/>
          <table:covered-table-cell/>
          <table:table-cell office:value-type="string" table:style-name="ce226">
            <text:p>‰</text:p>
          </table:table-cell>
          <table:table-cell table:style-name="ce224"/>
          <table:table-cell office:value-type="string" table:style-name="ce22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5">
            <text:p>‰</text:p>
          </table:table-cell>
          <table:covered-table-cell/>
          <table:covered-table-cell/>
          <table:covered-table-cell/>
          <table:table-cell table:number-columns-repeated="16353" table:style-name="ce49"/>
        </table:table-row>
        <table:table-row table:style-name="ro7">
          <table:table-cell table:style-name="ce50"/>
          <table:table-cell table:style-name="ce51"/>
          <table:table-cell table:style-name="ce52"/>
          <table:table-cell table:style-name="ce53"/>
          <table:table-cell table:number-columns-repeated="2" table:style-name="ce54"/>
          <table:table-cell table:number-columns-repeated="3" table:style-name="ce50"/>
          <table:table-cell table:style-name="ce55"/>
          <table:table-cell table:number-columns-repeated="3" table:style-name="ce50"/>
          <table:table-cell table:style-name="ce55"/>
          <table:table-cell table:style-name="ce54"/>
          <table:table-cell table:style-name="ce56"/>
          <table:table-cell table:style-name="ce50"/>
          <table:table-cell table:style-name="ce57"/>
          <table:table-cell table:number-columns-repeated="2" table:style-name="ce50"/>
          <table:table-cell table:style-name="ce54"/>
          <table:table-cell table:style-name="ce55"/>
          <table:table-cell table:style-name="ce50"/>
          <table:table-cell table:style-name="ce57"/>
          <table:table-cell table:number-columns-repeated="2" table:style-name="ce50"/>
          <table:table-cell table:style-name="ce54"/>
          <table:table-cell table:style-name="ce55"/>
          <table:table-cell table:number-columns-repeated="2" table:style-name="ce50"/>
          <table:table-cell table:style-name="ce58"/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38">
            <text:p>40 年</text:p>
          </table:table-cell>
          <table:covered-table-cell/>
          <table:table-cell office:value-type="float" office:value="1440787" table:style-name="ce59">
            <text:p>1,440,787</text:p>
          </table:table-cell>
          <table:table-cell office:value-type="float" office:value="7869247" table:style-name="ce59">
            <text:p>7,869,247</text:p>
          </table:table-cell>
          <table:table-cell office:value-type="float" office:value="4016708" table:style-name="ce59">
            <text:p>4,016,708</text:p>
          </table:table-cell>
          <table:table-cell office:value-type="float" office:value="3852539" table:style-name="ce59">
            <text:p>3,852,539</text:p>
          </table:table-cell>
          <table:table-cell office:value-type="float" office:value="385383" table:style-name="ce59">
            <text:p>385,383</text:p>
          </table:table-cell>
          <table:table-cell office:value-type="float" office:value="197297" table:style-name="ce59">
            <text:p>197,297</text:p>
          </table:table-cell>
          <table:table-cell office:value-type="float" office:value="188086" table:style-name="ce59">
            <text:p>188,086</text:p>
          </table:table-cell>
          <table:table-cell office:value-type="float" office:value="49.97" table:style-name="ce60">
            <text:p>49.97</text:p>
          </table:table-cell>
          <table:table-cell office:value-type="float" office:value="89259" table:style-name="ce59">
            <text:p>89,259</text:p>
          </table:table-cell>
          <table:table-cell office:value-type="float" office:value="46225" table:style-name="ce59">
            <text:p>46,225</text:p>
          </table:table-cell>
          <table:table-cell office:value-type="float" office:value="43034" table:style-name="ce59">
            <text:p>43,034</text:p>
          </table:table-cell>
          <table:table-cell office:value-type="float" office:value="11.57" table:style-name="ce60">
            <text:p>11.57</text:p>
          </table:table-cell>
          <table:table-cell office:value-type="float" office:value="296124" table:style-name="ce197">
            <text:p>296,124</text:p>
          </table:table-cell>
          <table:table-cell office:value-type="float" office:value="38.4" table:style-name="ce61">
            <text:p>38.40</text:p>
          </table:table-cell>
          <table:table-cell table:style-name="ce59"/>
          <table:table-cell office:value-type="float" office:value="73676" table:style-name="ce59">
            <text:p>73,676</text:p>
          </table:table-cell>
          <table:table-cell table:number-columns-repeated="3" table:style-name="ce59"/>
          <table:table-cell office:value-type="float" office:value="9.5500000000000007" table:style-name="ce60">
            <text:p>9.55</text:p>
          </table:table-cell>
          <table:table-cell table:style-name="ce59"/>
          <table:table-cell office:value-type="float" office:value="3858" table:style-name="ce62">
            <text:p>3,858</text:p>
          </table:table-cell>
          <table:table-cell table:number-columns-repeated="3" table:style-name="ce60"/>
          <table:table-cell office:value-type="float" office:value="0.5" table:style-name="ce60">
            <text:p>0.50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170729" table:style-name="ce63">
            <text:p>170,729</text:p>
          </table:table-cell>
          <table:table-cell table:number-columns-repeated="16353" table:style-name="ce64"/>
        </table:table-row>
        <table:table-row table:style-name="ro8">
          <table:table-cell office:value-type="string" table:number-columns-spanned="2" table:number-rows-spanned="1" table:style-name="ce238">
            <text:p>50 年</text:p>
          </table:table-cell>
          <table:covered-table-cell/>
          <table:table-cell office:value-type="float" office:value="2002493" table:style-name="ce59">
            <text:p>2,002,493</text:p>
          </table:table-cell>
          <table:table-cell office:value-type="float" office:value="11149139" table:style-name="ce59">
            <text:p>11,149,139</text:p>
          </table:table-cell>
          <table:table-cell office:value-type="float" office:value="5715463" table:style-name="ce59">
            <text:p>5,715,463</text:p>
          </table:table-cell>
          <table:table-cell office:value-type="float" office:value="5433676" table:style-name="ce59">
            <text:p>5,433,676</text:p>
          </table:table-cell>
          <table:table-cell office:value-type="float" office:value="420254" table:style-name="ce59">
            <text:p>420,254</text:p>
          </table:table-cell>
          <table:table-cell office:value-type="float" office:value="216728" table:style-name="ce59">
            <text:p>216,728</text:p>
          </table:table-cell>
          <table:table-cell office:value-type="float" office:value="203526" table:style-name="ce59">
            <text:p>203,526</text:p>
          </table:table-cell>
          <table:table-cell office:value-type="float" office:value="38.31" table:style-name="ce60">
            <text:p>38.31</text:p>
          </table:table-cell>
          <table:table-cell office:value-type="float" office:value="73823" table:style-name="ce59">
            <text:p>73,823</text:p>
          </table:table-cell>
          <table:table-cell office:value-type="float" office:value="40570" table:style-name="ce59">
            <text:p>40,570</text:p>
          </table:table-cell>
          <table:table-cell office:value-type="float" office:value="33253" table:style-name="ce59">
            <text:p>33,253</text:p>
          </table:table-cell>
          <table:table-cell office:value-type="float" office:value="6.73" table:style-name="ce60">
            <text:p>6.73</text:p>
          </table:table-cell>
          <table:table-cell office:value-type="float" office:value="346431" table:style-name="ce197">
            <text:p>346,431</text:p>
          </table:table-cell>
          <table:table-cell office:value-type="float" office:value="31.58" table:style-name="ce61">
            <text:p>31.58</text:p>
          </table:table-cell>
          <table:table-cell table:style-name="ce59"/>
          <table:table-cell office:value-type="float" office:value="83797" table:style-name="ce59">
            <text:p>83,797</text:p>
          </table:table-cell>
          <table:table-cell table:number-columns-repeated="3" table:style-name="ce59"/>
          <table:table-cell office:value-type="float" office:value="7.51" table:style-name="ce60">
            <text:p>7.51</text:p>
          </table:table-cell>
          <table:table-cell table:style-name="ce59"/>
          <table:table-cell office:value-type="float" office:value="4487" table:style-name="ce62">
            <text:p>4,487</text:p>
          </table:table-cell>
          <table:table-cell table:number-columns-repeated="3" table:style-name="ce60"/>
          <table:table-cell office:value-type="float" office:value="0.4" table:style-name="ce60">
            <text:p>0.40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218098" table:style-name="ce63">
            <text:p>218,098</text:p>
          </table:table-cell>
          <table:table-cell table:number-columns-repeated="16353" table:style-name="ce64"/>
        </table:table-row>
        <table:table-row table:style-name="ro8">
          <table:table-cell office:value-type="string" table:number-columns-spanned="2" table:number-rows-spanned="1" table:style-name="ce238">
            <text:p>60 年</text:p>
          </table:table-cell>
          <table:covered-table-cell/>
          <table:table-cell office:value-type="float" office:value="2702792" table:style-name="ce59">
            <text:p>2,702,792</text:p>
          </table:table-cell>
          <table:table-cell office:value-type="float" office:value="14994823" table:style-name="ce59">
            <text:p>14,994,823</text:p>
          </table:table-cell>
          <table:table-cell office:value-type="float" office:value="7895140" table:style-name="ce59">
            <text:p>7,895,140</text:p>
          </table:table-cell>
          <table:table-cell office:value-type="float" office:value="7099683" table:style-name="ce59">
            <text:p>7,099,683</text:p>
          </table:table-cell>
          <table:table-cell office:value-type="float" office:value="380424" table:style-name="ce59">
            <text:p>380,424</text:p>
          </table:table-cell>
          <table:table-cell office:value-type="float" office:value="195938" table:style-name="ce59">
            <text:p>195,938</text:p>
          </table:table-cell>
          <table:table-cell office:value-type="float" office:value="184486" table:style-name="ce59">
            <text:p>184,486</text:p>
          </table:table-cell>
          <table:table-cell office:value-type="float" office:value="25.64" table:style-name="ce60">
            <text:p>25.64</text:p>
          </table:table-cell>
          <table:table-cell office:value-type="float" office:value="70954" table:style-name="ce59">
            <text:p>70,954</text:p>
          </table:table-cell>
          <table:table-cell office:value-type="float" office:value="41596" table:style-name="ce59">
            <text:p>41,596</text:p>
          </table:table-cell>
          <table:table-cell office:value-type="float" office:value="29358" table:style-name="ce59">
            <text:p>29,358</text:p>
          </table:table-cell>
          <table:table-cell office:value-type="float" office:value="4.78" table:style-name="ce60">
            <text:p>4.78</text:p>
          </table:table-cell>
          <table:table-cell office:value-type="float" office:value="309470" table:style-name="ce197">
            <text:p>309,470</text:p>
          </table:table-cell>
          <table:table-cell office:value-type="float" office:value="20.86" table:style-name="ce61">
            <text:p>20.86</text:p>
          </table:table-cell>
          <table:table-cell table:style-name="ce59"/>
          <table:table-cell office:value-type="float" office:value="106812" table:style-name="ce59">
            <text:p>106,812</text:p>
          </table:table-cell>
          <table:table-cell table:number-columns-repeated="3" table:style-name="ce59"/>
          <table:table-cell office:value-type="float" office:value="7.2" table:style-name="ce60">
            <text:p>7.20</text:p>
          </table:table-cell>
          <table:table-cell table:style-name="ce59"/>
          <table:table-cell office:value-type="float" office:value="5310" table:style-name="ce62">
            <text:p>5,310</text:p>
          </table:table-cell>
          <table:table-cell table:number-columns-repeated="3" table:style-name="ce60"/>
          <table:table-cell office:value-type="float" office:value="0.36" table:style-name="ce60">
            <text:p>0.36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270905" table:style-name="ce59">
            <text:p>270,905</text:p>
          </table:table-cell>
          <table:table-cell table:number-columns-repeated="16353" table:style-name="ce64"/>
        </table:table-row>
        <table:table-row table:style-name="ro8">
          <table:table-cell office:value-type="string" table:number-columns-spanned="2" table:number-rows-spanned="1" table:style-name="ce238">
            <text:p>70 年</text:p>
          </table:table-cell>
          <table:covered-table-cell/>
          <table:table-cell office:value-type="float" office:value="3906015" table:style-name="ce59">
            <text:p>3,906,015</text:p>
          </table:table-cell>
          <table:table-cell office:value-type="float" office:value="18193955" table:style-name="ce59">
            <text:p>18,193,955</text:p>
          </table:table-cell>
          <table:table-cell office:value-type="float" office:value="9479508" table:style-name="ce59">
            <text:p>9,479,508</text:p>
          </table:table-cell>
          <table:table-cell office:value-type="float" office:value="8714447" table:style-name="ce59">
            <text:p>8,714,447</text:p>
          </table:table-cell>
          <table:table-cell office:value-type="float" office:value="412779" table:style-name="ce59">
            <text:p>412,779</text:p>
          </table:table-cell>
          <table:table-cell office:value-type="float" office:value="213273" table:style-name="ce59">
            <text:p>213,273</text:p>
          </table:table-cell>
          <table:table-cell office:value-type="float" office:value="199506" table:style-name="ce59">
            <text:p>199,506</text:p>
          </table:table-cell>
          <table:table-cell office:value-type="float" office:value="22.97" table:style-name="ce60">
            <text:p>22.97</text:p>
          </table:table-cell>
          <table:table-cell office:value-type="float" office:value="86848" table:style-name="ce59">
            <text:p>86,848</text:p>
          </table:table-cell>
          <table:table-cell office:value-type="float" office:value="52627" table:style-name="ce59">
            <text:p>52,627</text:p>
          </table:table-cell>
          <table:table-cell office:value-type="float" office:value="34221" table:style-name="ce59">
            <text:p>34,221</text:p>
          </table:table-cell>
          <table:table-cell office:value-type="float" office:value="4.83" table:style-name="ce60">
            <text:p>4.83</text:p>
          </table:table-cell>
          <table:table-cell office:value-type="float" office:value="325931" table:style-name="ce197">
            <text:p>325,931</text:p>
          </table:table-cell>
          <table:table-cell office:value-type="float" office:value="18.14" table:style-name="ce61">
            <text:p>18.14</text:p>
          </table:table-cell>
          <table:table-cell table:style-name="ce59"/>
          <table:table-cell office:value-type="float" office:value="167496" table:style-name="ce59">
            <text:p>167,496</text:p>
          </table:table-cell>
          <table:table-cell table:number-columns-repeated="3" table:style-name="ce59"/>
          <table:table-cell office:value-type="float" office:value="9.2899999999999991" table:style-name="ce60">
            <text:p>9.29</text:p>
          </table:table-cell>
          <table:table-cell table:style-name="ce59"/>
          <table:table-cell office:value-type="float" office:value="14875" table:style-name="ce62">
            <text:p>14,875</text:p>
          </table:table-cell>
          <table:table-cell table:number-columns-repeated="3" table:style-name="ce60"/>
          <table:table-cell office:value-type="float" office:value="0.83" table:style-name="ce60">
            <text:p>0.83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310116" table:style-name="ce59">
            <text:p>310,116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38">
            <text:p>80 年</text:p>
          </table:table-cell>
          <table:covered-table-cell/>
          <table:table-cell office:value-type="float" office:value="5227185" table:style-name="ce59">
            <text:p>5,227,185</text:p>
          </table:table-cell>
          <table:table-cell office:value-type="float" office:value="20605831" table:style-name="ce59">
            <text:p>20,605,831</text:p>
          </table:table-cell>
          <table:table-cell office:value-type="float" office:value="10640276" table:style-name="ce59">
            <text:p>10,640,276</text:p>
          </table:table-cell>
          <table:table-cell office:value-type="float" office:value="9965555" table:style-name="ce59">
            <text:p>9,965,555</text:p>
          </table:table-cell>
          <table:table-cell office:value-type="float" office:value="321932" table:style-name="ce59">
            <text:p>321,932</text:p>
          </table:table-cell>
          <table:table-cell office:value-type="float" office:value="168865" table:style-name="ce59">
            <text:p>168,865</text:p>
          </table:table-cell>
          <table:table-cell office:value-type="float" office:value="153067" table:style-name="ce59">
            <text:p>153,067</text:p>
          </table:table-cell>
          <table:table-cell office:value-type="float" office:value="15.7" table:style-name="ce60">
            <text:p>15.70</text:p>
          </table:table-cell>
          <table:table-cell office:value-type="float" office:value="106284" table:style-name="ce59">
            <text:p>106,284</text:p>
          </table:table-cell>
          <table:table-cell office:value-type="float" office:value="65386" table:style-name="ce59">
            <text:p>65,386</text:p>
          </table:table-cell>
          <table:table-cell office:value-type="float" office:value="40898" table:style-name="ce59">
            <text:p>40,898</text:p>
          </table:table-cell>
          <table:table-cell office:value-type="float" office:value="5.18" table:style-name="ce60">
            <text:p>5.18</text:p>
          </table:table-cell>
          <table:table-cell office:value-type="float" office:value="215648" table:style-name="ce197">
            <text:p>215,648</text:p>
          </table:table-cell>
          <table:table-cell office:value-type="float" office:value="10.52" table:style-name="ce61">
            <text:p>10.52</text:p>
          </table:table-cell>
          <table:table-cell table:style-name="ce59"/>
          <table:table-cell office:value-type="float" office:value="162972" table:style-name="ce59">
            <text:p>162,972</text:p>
          </table:table-cell>
          <table:table-cell table:number-columns-repeated="3" table:style-name="ce59"/>
          <table:table-cell office:value-type="float" office:value="7.95" table:style-name="ce60">
            <text:p>7.95</text:p>
          </table:table-cell>
          <table:table-cell table:style-name="ce59"/>
          <table:table-cell office:value-type="float" office:value="28298" table:style-name="ce62">
            <text:p>28,298</text:p>
          </table:table-cell>
          <table:table-cell table:number-columns-repeated="3" table:style-name="ce60"/>
          <table:table-cell office:value-type="float" office:value="1.38" table:style-name="ce60">
            <text:p>1.38</text:p>
          </table:table-cell>
          <table:table-cell office:value-type="float" office:value="1477764" table:style-name="ce59">
            <text:p>1,477,764</text:p>
          </table:table-cell>
          <table:table-cell office:value-type="float" office:value="1489892" table:style-name="ce59">
            <text:p>1,489,892</text:p>
          </table:table-cell>
          <table:table-cell office:value-type="float" office:value="345523" table:style-name="ce59">
            <text:p>345,523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38">
            <text:p>90 年</text:p>
          </table:table-cell>
          <table:covered-table-cell/>
          <table:table-cell office:value-type="float" office:value="6802281" table:style-name="ce59">
            <text:p>6,802,281</text:p>
          </table:table-cell>
          <table:table-cell office:value-type="float" office:value="22405568" table:style-name="ce59">
            <text:p>22,405,568</text:p>
          </table:table-cell>
          <table:table-cell office:value-type="float" office:value="11441651" table:style-name="ce59">
            <text:p>11,441,651</text:p>
          </table:table-cell>
          <table:table-cell office:value-type="float" office:value="10963917" table:style-name="ce59">
            <text:p>10,963,917</text:p>
          </table:table-cell>
          <table:table-cell office:value-type="float" office:value="260354" table:style-name="ce59">
            <text:p>260,354</text:p>
          </table:table-cell>
          <table:table-cell office:value-type="float" office:value="135596" table:style-name="ce59">
            <text:p>135,596</text:p>
          </table:table-cell>
          <table:table-cell office:value-type="float" office:value="124758" table:style-name="ce59">
            <text:p>124,758</text:p>
          </table:table-cell>
          <table:table-cell office:value-type="float" office:value="11.65" table:style-name="ce60">
            <text:p>11.65</text:p>
          </table:table-cell>
          <table:table-cell office:value-type="float" office:value="127647" table:style-name="ce59">
            <text:p>127,647</text:p>
          </table:table-cell>
          <table:table-cell office:value-type="float" office:value="79319" table:style-name="ce59">
            <text:p>79,319</text:p>
          </table:table-cell>
          <table:table-cell office:value-type="float" office:value="48328" table:style-name="ce59">
            <text:p>48,328</text:p>
          </table:table-cell>
          <table:table-cell office:value-type="float" office:value="5.71" table:style-name="ce60">
            <text:p>5.71</text:p>
          </table:table-cell>
          <table:table-cell office:value-type="float" office:value="132707" table:style-name="ce198">
            <text:p>132,707</text:p>
          </table:table-cell>
          <table:table-cell office:value-type="float" office:value="5.94" table:style-name="ce61">
            <text:p>5.94</text:p>
          </table:table-cell>
          <table:table-cell table:style-name="ce59"/>
          <table:table-cell office:value-type="float" office:value="170515" table:style-name="ce59">
            <text:p>170,515</text:p>
          </table:table-cell>
          <table:table-cell table:number-columns-repeated="3" table:style-name="ce59"/>
          <table:table-cell office:value-type="float" office:value="7.63" table:style-name="ce60">
            <text:p>7.63</text:p>
          </table:table-cell>
          <table:table-cell table:style-name="ce59"/>
          <table:table-cell office:value-type="float" office:value="56538" table:style-name="ce62">
            <text:p>56,538</text:p>
          </table:table-cell>
          <table:table-cell table:number-columns-repeated="3" table:style-name="ce60"/>
          <table:table-cell office:value-type="float" office:value="2.5299999999999998" table:style-name="ce60">
            <text:p>2.53</text:p>
          </table:table-cell>
          <table:table-cell office:value-type="float" office:value="1373363" table:style-name="ce59">
            <text:p>1,373,363</text:p>
          </table:table-cell>
          <table:table-cell office:value-type="float" office:value="1377174" table:style-name="ce59">
            <text:p>1,377,174</text:p>
          </table:table-cell>
          <table:table-cell office:value-type="float" office:value="420892" table:style-name="ce59">
            <text:p>420,892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38">
            <text:p>95 年</text:p>
          </table:table-cell>
          <table:covered-table-cell/>
          <table:table-cell office:value-type="float" office:value="7394758" table:style-name="ce59">
            <text:p>7,394,758</text:p>
          </table:table-cell>
          <table:table-cell office:value-type="float" office:value="22876527" table:style-name="ce59">
            <text:p>22,876,527</text:p>
          </table:table-cell>
          <table:table-cell office:value-type="float" office:value="11591707" table:style-name="ce59">
            <text:p>11,591,707</text:p>
          </table:table-cell>
          <table:table-cell office:value-type="float" office:value="11284820" table:style-name="ce59">
            <text:p>11,284,820</text:p>
          </table:table-cell>
          <table:table-cell office:value-type="float" office:value="204459" table:style-name="ce59">
            <text:p>204,459</text:p>
          </table:table-cell>
          <table:table-cell office:value-type="float" office:value="106936" table:style-name="ce59">
            <text:p>106,936</text:p>
          </table:table-cell>
          <table:table-cell office:value-type="float" office:value="97523" table:style-name="ce59">
            <text:p>97,523</text:p>
          </table:table-cell>
          <table:table-cell office:value-type="float" office:value="8.9600000000000009" table:style-name="ce60">
            <text:p>8.96</text:p>
          </table:table-cell>
          <table:table-cell office:value-type="float" office:value="135839" table:style-name="ce59">
            <text:p>135,839</text:p>
          </table:table-cell>
          <table:table-cell office:value-type="float" office:value="84800" table:style-name="ce59">
            <text:p>84,800</text:p>
          </table:table-cell>
          <table:table-cell office:value-type="float" office:value="51039" table:style-name="ce59">
            <text:p>51,039</text:p>
          </table:table-cell>
          <table:table-cell office:value-type="float" office:value="5.95" table:style-name="ce60">
            <text:p>5.95</text:p>
          </table:table-cell>
          <table:table-cell office:value-type="float" office:value="68620" table:style-name="ce198">
            <text:p>68,620</text:p>
          </table:table-cell>
          <table:table-cell office:value-type="float" office:value="3.01" table:style-name="ce61">
            <text:p>3.01</text:p>
          </table:table-cell>
          <table:table-cell table:style-name="ce59"/>
          <table:table-cell office:value-type="float" office:value="142669" table:style-name="ce59">
            <text:p>142,669</text:p>
          </table:table-cell>
          <table:table-cell table:number-columns-repeated="3" table:style-name="ce59"/>
          <table:table-cell office:value-type="float" office:value="6.25" table:style-name="ce60">
            <text:p>6.25</text:p>
          </table:table-cell>
          <table:table-cell table:style-name="ce59"/>
          <table:table-cell office:value-type="float" office:value="64540" table:style-name="ce62">
            <text:p>64,540</text:p>
          </table:table-cell>
          <table:table-cell table:number-columns-repeated="3" table:style-name="ce60"/>
          <table:table-cell office:value-type="float" office:value="2.83" table:style-name="ce60">
            <text:p>2.83</text:p>
          </table:table-cell>
          <table:table-cell office:value-type="float" office:value="1414340" table:style-name="ce59">
            <text:p>1,414,340</text:p>
          </table:table-cell>
          <table:table-cell office:value-type="float" office:value="1376816" table:style-name="ce59">
            <text:p>1,376,816</text:p>
          </table:table-cell>
          <table:table-cell office:value-type="float" office:value="474919" table:style-name="ce59">
            <text:p>474,919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38">
            <text:p>96 年</text:p>
          </table:table-cell>
          <table:covered-table-cell/>
          <table:table-cell office:value-type="float" office:value="7512449" table:style-name="ce59">
            <text:p>7,512,449</text:p>
          </table:table-cell>
          <table:table-cell office:value-type="float" office:value="22958360" table:style-name="ce59">
            <text:p>22,958,360</text:p>
          </table:table-cell>
          <table:table-cell office:value-type="float" office:value="11608767" table:style-name="ce59">
            <text:p>11,608,767</text:p>
          </table:table-cell>
          <table:table-cell office:value-type="float" office:value="11349593" table:style-name="ce59">
            <text:p>11,349,593</text:p>
          </table:table-cell>
          <table:table-cell office:value-type="float" office:value="204414" table:style-name="ce59">
            <text:p>204,414</text:p>
          </table:table-cell>
          <table:table-cell office:value-type="float" office:value="106898" table:style-name="ce59">
            <text:p>106,898</text:p>
          </table:table-cell>
          <table:table-cell office:value-type="float" office:value="97516" table:style-name="ce59">
            <text:p>97,516</text:p>
          </table:table-cell>
          <table:table-cell office:value-type="float" office:value="8.92" table:style-name="ce66">
            <text:p>8.92</text:p>
          </table:table-cell>
          <table:table-cell office:value-type="float" office:value="141111" table:style-name="ce59">
            <text:p>141,111</text:p>
          </table:table-cell>
          <table:table-cell office:value-type="float" office:value="87029" table:style-name="ce59">
            <text:p>87,029</text:p>
          </table:table-cell>
          <table:table-cell office:value-type="float" office:value="54082" table:style-name="ce59">
            <text:p>54,082</text:p>
          </table:table-cell>
          <table:table-cell office:value-type="float" office:value="6.16" table:style-name="ce60">
            <text:p>6.16</text:p>
          </table:table-cell>
          <table:table-cell office:value-type="float" office:value="63303" table:style-name="ce198">
            <text:p>63,303</text:p>
          </table:table-cell>
          <table:table-cell office:value-type="float" office:value="2.76" table:style-name="ce61">
            <text:p>2.76</text:p>
          </table:table-cell>
          <table:table-cell table:style-name="ce59"/>
          <table:table-cell office:value-type="float" office:value="135041" table:style-name="ce59">
            <text:p>135,041</text:p>
          </table:table-cell>
          <table:table-cell table:number-columns-repeated="3" table:style-name="ce59"/>
          <table:table-cell office:value-type="float" office:value="5.89" table:style-name="ce60">
            <text:p>5.89</text:p>
          </table:table-cell>
          <table:table-cell table:style-name="ce59"/>
          <table:table-cell office:value-type="float" office:value="58518" table:style-name="ce62">
            <text:p>58,518</text:p>
          </table:table-cell>
          <table:table-cell table:number-columns-repeated="3" table:style-name="ce60"/>
          <table:table-cell office:value-type="float" office:value="2.5499999999999998" table:style-name="ce60">
            <text:p>2.55</text:p>
          </table:table-cell>
          <table:table-cell office:value-type="float" office:value="1173040" table:style-name="ce59">
            <text:p>1,173,040</text:p>
          </table:table-cell>
          <table:table-cell office:value-type="float" office:value="1154510" table:style-name="ce59">
            <text:p>1,154,510</text:p>
          </table:table-cell>
          <table:table-cell office:value-type="float" office:value="484174" table:style-name="ce59">
            <text:p>484,174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38">
            <text:p>97 年</text:p>
          </table:table-cell>
          <table:covered-table-cell/>
          <table:table-cell office:value-type="float" office:value="7655772" table:style-name="ce59">
            <text:p>7,655,772</text:p>
          </table:table-cell>
          <table:table-cell office:value-type="float" office:value="23037031" table:style-name="ce59">
            <text:p>23,037,031</text:p>
          </table:table-cell>
          <table:table-cell office:value-type="float" office:value="11626351" table:style-name="ce59">
            <text:p>11,626,351</text:p>
          </table:table-cell>
          <table:table-cell office:value-type="float" office:value="11410680" table:style-name="ce59">
            <text:p>11,410,680</text:p>
          </table:table-cell>
          <table:table-cell office:value-type="float" office:value="198733" table:style-name="ce59">
            <text:p>198,733</text:p>
          </table:table-cell>
          <table:table-cell office:value-type="float" office:value="103937" table:style-name="ce59">
            <text:p>103,937</text:p>
          </table:table-cell>
          <table:table-cell office:value-type="float" office:value="94796" table:style-name="ce59">
            <text:p>94,796</text:p>
          </table:table-cell>
          <table:table-cell office:value-type="float" office:value="8.64" table:style-name="ce60">
            <text:p>8.64</text:p>
          </table:table-cell>
          <table:table-cell office:value-type="float" office:value="143624" table:style-name="ce59">
            <text:p>143,624</text:p>
          </table:table-cell>
          <table:table-cell office:value-type="float" office:value="88541" table:style-name="ce59">
            <text:p>88,541</text:p>
          </table:table-cell>
          <table:table-cell office:value-type="float" office:value="55083" table:style-name="ce59">
            <text:p>55,083</text:p>
          </table:table-cell>
          <table:table-cell office:value-type="float" office:value="6.25" table:style-name="ce60">
            <text:p>6.25</text:p>
          </table:table-cell>
          <table:table-cell office:value-type="float" office:value="55109" table:style-name="ce198">
            <text:p>55,109</text:p>
          </table:table-cell>
          <table:table-cell office:value-type="float" office:value="2.4" table:style-name="ce61">
            <text:p>2.40</text:p>
          </table:table-cell>
          <table:table-cell table:style-name="ce59"/>
          <table:table-cell office:value-type="float" office:value="154866" table:style-name="ce59">
            <text:p>154,866</text:p>
          </table:table-cell>
          <table:table-cell table:number-columns-repeated="3" table:style-name="ce59"/>
          <table:table-cell office:value-type="float" office:value="6.73" table:style-name="ce60">
            <text:p>6.73</text:p>
          </table:table-cell>
          <table:table-cell table:style-name="ce59"/>
          <table:table-cell office:value-type="float" office:value="55995" table:style-name="ce62">
            <text:p>55,995</text:p>
          </table:table-cell>
          <table:table-cell table:number-columns-repeated="3" table:style-name="ce60"/>
          <table:table-cell office:value-type="float" office:value="2.4300000000000002" table:style-name="ce60">
            <text:p>2.43</text:p>
          </table:table-cell>
          <table:table-cell office:value-type="float" office:value="1196407" table:style-name="ce59">
            <text:p>1,196,407</text:p>
          </table:table-cell>
          <table:table-cell office:value-type="float" office:value="1172845" table:style-name="ce59">
            <text:p>1,172,845</text:p>
          </table:table-cell>
          <table:table-cell office:value-type="float" office:value="494107" table:style-name="ce59">
            <text:p>494,107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38">
            <text:p>98 年</text:p>
          </table:table-cell>
          <table:covered-table-cell/>
          <table:table-cell office:value-type="float" office:value="7805834" table:style-name="ce59">
            <text:p>7,805,834</text:p>
          </table:table-cell>
          <table:table-cell office:value-type="float" office:value="23119772" table:style-name="ce59">
            <text:p>23,119,772</text:p>
          </table:table-cell>
          <table:table-cell office:value-type="float" office:value="11636734" table:style-name="ce59">
            <text:p>11,636,734</text:p>
          </table:table-cell>
          <table:table-cell office:value-type="float" office:value="11483038" table:style-name="ce59">
            <text:p>11,483,038</text:p>
          </table:table-cell>
          <table:table-cell office:value-type="float" office:value="191310" table:style-name="ce59">
            <text:p>191,310</text:p>
          </table:table-cell>
          <table:table-cell office:value-type="float" office:value="99492" table:style-name="ce59">
            <text:p>99,492</text:p>
          </table:table-cell>
          <table:table-cell office:value-type="float" office:value="91818" table:style-name="ce59">
            <text:p>91,818</text:p>
          </table:table-cell>
          <table:table-cell office:value-type="float" office:value="8.2899999999999991" table:style-name="ce60">
            <text:p>8.29</text:p>
          </table:table-cell>
          <table:table-cell office:value-type="float" office:value="143582" table:style-name="ce59">
            <text:p>143,582</text:p>
          </table:table-cell>
          <table:table-cell office:value-type="float" office:value="88088" table:style-name="ce59">
            <text:p>88,088</text:p>
          </table:table-cell>
          <table:table-cell office:value-type="float" office:value="55494" table:style-name="ce59">
            <text:p>55,494</text:p>
          </table:table-cell>
          <table:table-cell office:value-type="float" office:value="6.22" table:style-name="ce60">
            <text:p>6.22</text:p>
          </table:table-cell>
          <table:table-cell office:value-type="float" office:value="47728" table:style-name="ce198">
            <text:p>47,728</text:p>
          </table:table-cell>
          <table:table-cell office:value-type="float" office:value="2.0699999999999998" table:style-name="ce61">
            <text:p>2.07</text:p>
          </table:table-cell>
          <table:table-cell table:style-name="ce59"/>
          <table:table-cell office:value-type="float" office:value="117099" table:style-name="ce59">
            <text:p>117,099</text:p>
          </table:table-cell>
          <table:table-cell table:number-columns-repeated="3" table:style-name="ce59"/>
          <table:table-cell office:value-type="float" office:value="5.07" table:style-name="ce60">
            <text:p>5.07</text:p>
          </table:table-cell>
          <table:table-cell table:style-name="ce59"/>
          <table:table-cell office:value-type="float" office:value="57223" table:style-name="ce62">
            <text:p>57,223</text:p>
          </table:table-cell>
          <table:table-cell table:number-columns-repeated="3" table:style-name="ce60"/>
          <table:table-cell office:value-type="float" office:value="2.48" table:style-name="ce60">
            <text:p>2.48</text:p>
          </table:table-cell>
          <table:table-cell office:value-type="float" office:value="1198561" table:style-name="ce59">
            <text:p>1,198,561</text:p>
          </table:table-cell>
          <table:table-cell office:value-type="float" office:value="1163548" table:style-name="ce59">
            <text:p>1,163,548</text:p>
          </table:table-cell>
          <table:table-cell office:value-type="float" office:value="504531" table:style-name="ce59">
            <text:p>504,531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38">
            <text:p>99 年</text:p>
          </table:table-cell>
          <table:covered-table-cell/>
          <table:table-cell office:value-type="float" office:value="7937024" table:style-name="ce59">
            <text:p>7,937,024</text:p>
          </table:table-cell>
          <table:table-cell office:value-type="float" office:value="23162123" table:style-name="ce59">
            <text:p>23,162,123</text:p>
          </table:table-cell>
          <table:table-cell office:value-type="float" office:value="11635225" table:style-name="ce59">
            <text:p>11,635,225</text:p>
          </table:table-cell>
          <table:table-cell office:value-type="float" office:value="11526898" table:style-name="ce59">
            <text:p>11,526,898</text:p>
          </table:table-cell>
          <table:table-cell office:value-type="float" office:value="166886" table:style-name="ce59">
            <text:p>166,886</text:p>
          </table:table-cell>
          <table:table-cell office:value-type="float" office:value="87213" table:style-name="ce59">
            <text:p>87,213</text:p>
          </table:table-cell>
          <table:table-cell office:value-type="float" office:value="79673" table:style-name="ce59">
            <text:p>79,673</text:p>
          </table:table-cell>
          <table:table-cell office:value-type="float" office:value="7.21" table:style-name="ce60">
            <text:p>7.21</text:p>
          </table:table-cell>
          <table:table-cell office:value-type="float" office:value="145772" table:style-name="ce59">
            <text:p>145,772</text:p>
          </table:table-cell>
          <table:table-cell office:value-type="float" office:value="89152" table:style-name="ce59">
            <text:p>89,152</text:p>
          </table:table-cell>
          <table:table-cell office:value-type="float" office:value="56620" table:style-name="ce59">
            <text:p>56,620</text:p>
          </table:table-cell>
          <table:table-cell office:value-type="float" office:value="6.3" table:style-name="ce60">
            <text:p>6.30</text:p>
          </table:table-cell>
          <table:table-cell office:value-type="float" office:value="21114" table:style-name="ce198">
            <text:p>21,114</text:p>
          </table:table-cell>
          <table:table-cell office:value-type="float" office:value="0.91" table:style-name="ce61">
            <text:p>0.91</text:p>
          </table:table-cell>
          <table:table-cell table:style-name="ce59"/>
          <table:table-cell office:value-type="float" office:value="138819" table:style-name="ce59">
            <text:p>138,819</text:p>
          </table:table-cell>
          <table:table-cell table:number-columns-repeated="3" table:style-name="ce59"/>
          <table:table-cell office:value-type="float" office:value="6" table:style-name="ce60">
            <text:p>6.00</text:p>
          </table:table-cell>
          <table:table-cell table:style-name="ce59"/>
          <table:table-cell office:value-type="float" office:value="58115" table:style-name="ce62">
            <text:p>58,115</text:p>
          </table:table-cell>
          <table:table-cell table:number-columns-repeated="3" table:style-name="ce60"/>
          <table:table-cell office:value-type="float" office:value="2.5099999999999998" table:style-name="ce60">
            <text:p>2.51</text:p>
          </table:table-cell>
          <table:table-cell office:value-type="float" office:value="1213899" table:style-name="ce59">
            <text:p>1,213,899</text:p>
          </table:table-cell>
          <table:table-cell office:value-type="float" office:value="1192662" table:style-name="ce59">
            <text:p>1,192,662</text:p>
          </table:table-cell>
          <table:table-cell office:value-type="float" office:value="512701" table:style-name="ce59">
            <text:p>512,701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6">
            <text:p>100年</text:p>
          </table:table-cell>
          <table:covered-table-cell/>
          <table:table-cell office:value-type="float" office:value="8057761" table:style-name="ce59">
            <text:p>8,057,761</text:p>
          </table:table-cell>
          <table:table-cell office:value-type="float" office:value="23224912" table:style-name="ce59">
            <text:p>23,224,912</text:p>
          </table:table-cell>
          <table:table-cell office:value-type="float" office:value="11645674" table:style-name="ce59">
            <text:p>11,645,674</text:p>
          </table:table-cell>
          <table:table-cell office:value-type="float" office:value="11579238" table:style-name="ce59">
            <text:p>11,579,238</text:p>
          </table:table-cell>
          <table:table-cell office:value-type="float" office:value="196627" table:style-name="ce59">
            <text:p>196,627</text:p>
          </table:table-cell>
          <table:table-cell office:value-type="float" office:value="101943" table:style-name="ce59">
            <text:p>101,943</text:p>
          </table:table-cell>
          <table:table-cell office:value-type="float" office:value="94684" table:style-name="ce59">
            <text:p>94,684</text:p>
          </table:table-cell>
          <table:table-cell office:value-type="float" office:value="8.48" table:style-name="ce67">
            <text:p><text:s text:c="3"/>8.48</text:p>
          </table:table-cell>
          <table:table-cell office:value-type="float" office:value="152915" table:style-name="ce59">
            <text:p>152,915</text:p>
          </table:table-cell>
          <table:table-cell office:value-type="float" office:value="93810" table:style-name="ce59">
            <text:p>93,810</text:p>
          </table:table-cell>
          <table:table-cell office:value-type="float" office:value="59105" table:style-name="ce59">
            <text:p>59,105</text:p>
          </table:table-cell>
          <table:table-cell office:value-type="float" office:value="6.59" table:style-name="ce67">
            <text:p><text:s text:c="3"/>6.59</text:p>
          </table:table-cell>
          <table:table-cell office:value-type="float" office:value="43712" table:style-name="ce63">
            <text:p>43,712</text:p>
          </table:table-cell>
          <table:table-cell office:value-type="float" office:value="1.88" table:style-name="ce68">
            <text:p><text:s text:c="3"/>1.88</text:p>
          </table:table-cell>
          <table:table-cell table:style-name="ce59"/>
          <table:table-cell office:value-type="float" office:value="165327" table:style-name="ce59">
            <text:p>165,327</text:p>
          </table:table-cell>
          <table:table-cell table:number-columns-repeated="3" table:style-name="ce59"/>
          <table:table-cell office:value-type="float" office:value="7.13" table:style-name="ce67">
            <text:p><text:s text:c="3"/>7.13</text:p>
          </table:table-cell>
          <table:table-cell table:style-name="ce59"/>
          <table:table-cell office:value-type="float" office:value="57008" table:style-name="ce62">
            <text:p>57,008</text:p>
          </table:table-cell>
          <table:table-cell table:number-columns-repeated="3" table:style-name="ce67"/>
          <table:table-cell office:value-type="float" office:value="2.46" table:style-name="ce67">
            <text:p><text:s text:c="3"/>2.46</text:p>
          </table:table-cell>
          <table:table-cell office:value-type="float" office:value="1128449" table:style-name="ce59">
            <text:p>1,128,449</text:p>
          </table:table-cell>
          <table:table-cell office:value-type="float" office:value="1109372" table:style-name="ce59">
            <text:p>1,109,372</text:p>
          </table:table-cell>
          <table:table-cell office:value-type="float" office:value="519984" table:style-name="ce59">
            <text:p>519,984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46">
            <text:p>101年</text:p>
          </table:table-cell>
          <table:covered-table-cell/>
          <table:table-cell office:value-type="float" office:value="8186432" table:style-name="ce59">
            <text:p>8,186,432</text:p>
          </table:table-cell>
          <table:table-cell office:value-type="float" office:value="23315822" table:style-name="ce59">
            <text:p>23,315,822</text:p>
          </table:table-cell>
          <table:table-cell office:value-type="float" office:value="11673319" table:style-name="ce59">
            <text:p>11,673,319</text:p>
          </table:table-cell>
          <table:table-cell office:value-type="float" office:value="11642503" table:style-name="ce59">
            <text:p>11,642,503</text:p>
          </table:table-cell>
          <table:table-cell office:value-type="float" office:value="229481" table:style-name="ce59">
            <text:p>229,481</text:p>
          </table:table-cell>
          <table:table-cell office:value-type="float" office:value="118848" table:style-name="ce59">
            <text:p>118,848</text:p>
          </table:table-cell>
          <table:table-cell office:value-type="float" office:value="110633" table:style-name="ce59">
            <text:p>110,633</text:p>
          </table:table-cell>
          <table:table-cell office:value-type="float" office:value="9.86" table:style-name="ce69">
            <text:p><text:s text:c="3"/>9.86</text:p>
          </table:table-cell>
          <table:table-cell office:value-type="float" office:value="154251" table:style-name="ce59">
            <text:p>154,251</text:p>
          </table:table-cell>
          <table:table-cell office:value-type="float" office:value="93618" table:style-name="ce59">
            <text:p>93,618</text:p>
          </table:table-cell>
          <table:table-cell office:value-type="float" office:value="60633" table:style-name="ce59">
            <text:p>60,633</text:p>
          </table:table-cell>
          <table:table-cell office:value-type="float" office:value="6.63" table:style-name="ce67">
            <text:p><text:s text:c="3"/>6.63</text:p>
          </table:table-cell>
          <table:table-cell office:value-type="float" office:value="75230" table:style-name="ce63">
            <text:p>75,230</text:p>
          </table:table-cell>
          <table:table-cell office:value-type="float" office:value="3.23" table:style-name="ce68">
            <text:p><text:s text:c="3"/>3.23</text:p>
          </table:table-cell>
          <table:table-cell table:style-name="ce59"/>
          <table:table-cell office:value-type="float" office:value="143384" table:style-name="ce59">
            <text:p>143,384</text:p>
          </table:table-cell>
          <table:table-cell table:number-columns-repeated="3" table:style-name="ce59"/>
          <table:table-cell office:value-type="float" office:value="6.16" table:style-name="ce67">
            <text:p><text:s text:c="3"/>6.16</text:p>
          </table:table-cell>
          <table:table-cell table:style-name="ce59"/>
          <table:table-cell office:value-type="float" office:value="55980" table:style-name="ce62">
            <text:p>55,980</text:p>
          </table:table-cell>
          <table:table-cell table:number-columns-repeated="3" table:style-name="ce67"/>
          <table:table-cell office:value-type="float" office:value="2.41" table:style-name="ce67">
            <text:p><text:s text:c="3"/>2.41</text:p>
          </table:table-cell>
          <table:table-cell office:value-type="float" office:value="1118006" table:style-name="ce59">
            <text:p>1,118,006</text:p>
          </table:table-cell>
          <table:table-cell office:value-type="float" office:value="1102326" table:style-name="ce59">
            <text:p>1,102,326</text:p>
          </table:table-cell>
          <table:table-cell office:value-type="float" office:value="527250" table:style-name="ce59">
            <text:p>527,250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38">
            <text:p>102年</text:p>
          </table:table-cell>
          <table:covered-table-cell/>
          <table:table-cell office:value-type="float" office:value="8286260" table:style-name="ce59">
            <text:p>8,286,260</text:p>
          </table:table-cell>
          <table:table-cell office:value-type="float" office:value="23373517" table:style-name="ce59">
            <text:p>23,373,517</text:p>
          </table:table-cell>
          <table:table-cell office:value-type="float" office:value="11684674" table:style-name="ce59">
            <text:p>11,684,674</text:p>
          </table:table-cell>
          <table:table-cell office:value-type="float" office:value="11688843" table:style-name="ce59">
            <text:p>11,688,843</text:p>
          </table:table-cell>
          <table:table-cell office:value-type="float" office:value="199113" table:style-name="ce59">
            <text:p>199,113</text:p>
          </table:table-cell>
          <table:table-cell office:value-type="float" office:value="103120" table:style-name="ce59">
            <text:p>103,120</text:p>
          </table:table-cell>
          <table:table-cell office:value-type="float" office:value="95993" table:style-name="ce59">
            <text:p>95,993</text:p>
          </table:table-cell>
          <table:table-cell office:value-type="float" office:value="8.5299999999999994" table:style-name="ce67">
            <text:p><text:s text:c="3"/>8.53</text:p>
          </table:table-cell>
          <table:table-cell office:value-type="float" office:value="155908" table:style-name="ce59">
            <text:p>155,908</text:p>
          </table:table-cell>
          <table:table-cell office:value-type="float" office:value="94505" table:style-name="ce59">
            <text:p>94,505</text:p>
          </table:table-cell>
          <table:table-cell office:value-type="float" office:value="61403" table:style-name="ce59">
            <text:p>61,403</text:p>
          </table:table-cell>
          <table:table-cell office:value-type="float" office:value="6.68" table:style-name="ce67">
            <text:p><text:s text:c="3"/>6.68</text:p>
          </table:table-cell>
          <table:table-cell office:value-type="float" office:value="43205" table:style-name="ce63">
            <text:p>43,205</text:p>
          </table:table-cell>
          <table:table-cell office:value-type="float" office:value="1.85" table:style-name="ce68">
            <text:p><text:s text:c="3"/>1.85</text:p>
          </table:table-cell>
          <table:table-cell table:style-name="ce59"/>
          <table:table-cell office:value-type="float" office:value="147636" table:style-name="ce59">
            <text:p>147,636</text:p>
          </table:table-cell>
          <table:table-cell table:number-columns-repeated="3" table:style-name="ce59"/>
          <table:table-cell office:value-type="float" office:value="6.32" table:style-name="ce67">
            <text:p><text:s text:c="3"/>6.32</text:p>
          </table:table-cell>
          <table:table-cell table:style-name="ce59"/>
          <table:table-cell office:value-type="float" office:value="53604" table:style-name="ce62">
            <text:p>53,604</text:p>
          </table:table-cell>
          <table:table-cell table:number-columns-repeated="3" table:style-name="ce67"/>
          <table:table-cell office:value-type="float" office:value="2.2999999999999998" table:style-name="ce67">
            <text:p><text:s text:c="3"/>2.30</text:p>
          </table:table-cell>
          <table:table-cell office:value-type="float" office:value="1079702" table:style-name="ce59">
            <text:p>1,079,702</text:p>
          </table:table-cell>
          <table:table-cell office:value-type="float" office:value="1065212" table:style-name="ce59">
            <text:p>1,065,212</text:p>
          </table:table-cell>
          <table:table-cell office:value-type="float" office:value="533601" table:style-name="ce59">
            <text:p>533,601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38">
            <text:p>103年</text:p>
          </table:table-cell>
          <table:covered-table-cell/>
          <table:table-cell office:value-type="float" office:value="8382699" table:style-name="ce59">
            <text:p>8,382,699</text:p>
          </table:table-cell>
          <table:table-cell office:value-type="float" office:value="23433753" table:style-name="ce59">
            <text:p>23,433,753</text:p>
          </table:table-cell>
          <table:table-cell office:value-type="float" office:value="11697971" table:style-name="ce59">
            <text:p>11,697,971</text:p>
          </table:table-cell>
          <table:table-cell office:value-type="float" office:value="11735782" table:style-name="ce59">
            <text:p>11,735,782</text:p>
          </table:table-cell>
          <table:table-cell office:value-type="float" office:value="210383" table:style-name="ce59">
            <text:p>210,383</text:p>
          </table:table-cell>
          <table:table-cell office:value-type="float" office:value="108817" table:style-name="ce59">
            <text:p>108,817</text:p>
          </table:table-cell>
          <table:table-cell office:value-type="float" office:value="101566" table:style-name="ce59">
            <text:p>101,566</text:p>
          </table:table-cell>
          <table:table-cell office:value-type="float" office:value="8.99" table:style-name="ce67">
            <text:p><text:s text:c="3"/>8.99</text:p>
          </table:table-cell>
          <table:table-cell office:value-type="float" office:value="163929" table:style-name="ce59">
            <text:p>163,929</text:p>
          </table:table-cell>
          <table:table-cell office:value-type="float" office:value="98733" table:style-name="ce59">
            <text:p>98,733</text:p>
          </table:table-cell>
          <table:table-cell office:value-type="float" office:value="65196" table:style-name="ce59">
            <text:p>65,196</text:p>
          </table:table-cell>
          <table:table-cell office:value-type="float" office:value="7" table:style-name="ce67">
            <text:p><text:s text:c="3"/>7.00</text:p>
          </table:table-cell>
          <table:table-cell office:value-type="float" office:value="46454" table:style-name="ce63">
            <text:p>46,454</text:p>
          </table:table-cell>
          <table:table-cell office:value-type="float" office:value="1.98" table:style-name="ce68">
            <text:p><text:s text:c="3"/>1.98</text:p>
          </table:table-cell>
          <table:table-cell table:style-name="ce59"/>
          <table:table-cell office:value-type="float" office:value="149287" table:style-name="ce59">
            <text:p>149,287</text:p>
          </table:table-cell>
          <table:table-cell table:number-columns-repeated="3" table:style-name="ce59"/>
          <table:table-cell office:value-type="float" office:value="6.38" table:style-name="ce67">
            <text:p><text:s text:c="3"/>6.38</text:p>
          </table:table-cell>
          <table:table-cell table:style-name="ce59"/>
          <table:table-cell office:value-type="float" office:value="53190" table:style-name="ce62">
            <text:p>53,190</text:p>
          </table:table-cell>
          <table:table-cell table:number-columns-repeated="3" table:style-name="ce67"/>
          <table:table-cell office:value-type="float" office:value="2.27" table:style-name="ce67">
            <text:p><text:s text:c="3"/>2.27</text:p>
          </table:table-cell>
          <table:table-cell office:value-type="float" office:value="1073783" table:style-name="ce59">
            <text:p>1,073,783</text:p>
          </table:table-cell>
          <table:table-cell office:value-type="float" office:value="1060001" table:style-name="ce59">
            <text:p>1,060,001</text:p>
          </table:table-cell>
          <table:table-cell office:value-type="float" office:value="540023" table:style-name="ce59">
            <text:p>540,023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38">
            <text:p>104年</text:p>
          </table:table-cell>
          <table:covered-table-cell/>
          <table:table-cell office:value-type="float" office:value="8468978" table:style-name="ce59">
            <text:p>8,468,978</text:p>
          </table:table-cell>
          <table:table-cell office:value-type="float" office:value="23492074" table:style-name="ce59">
            <text:p>23,492,074</text:p>
          </table:table-cell>
          <table:table-cell office:value-type="float" office:value="11712047" table:style-name="ce59">
            <text:p>11,712,047</text:p>
          </table:table-cell>
          <table:table-cell office:value-type="float" office:value="11780027" table:style-name="ce59">
            <text:p>11,780,027</text:p>
          </table:table-cell>
          <table:table-cell office:value-type="float" office:value="213598" table:style-name="ce59">
            <text:p>213,598</text:p>
          </table:table-cell>
          <table:table-cell office:value-type="float" office:value="111041" table:style-name="ce59">
            <text:p>111,041</text:p>
          </table:table-cell>
          <table:table-cell office:value-type="float" office:value="102557" table:style-name="ce59">
            <text:p>102,557</text:p>
          </table:table-cell>
          <table:table-cell office:value-type="float" office:value="9.1" table:style-name="ce67">
            <text:p><text:s text:c="3"/>9.10</text:p>
          </table:table-cell>
          <table:table-cell office:value-type="float" office:value="163858" table:style-name="ce59">
            <text:p>163,858</text:p>
          </table:table-cell>
          <table:table-cell office:value-type="float" office:value="98580" table:style-name="ce59">
            <text:p>98,580</text:p>
          </table:table-cell>
          <table:table-cell office:value-type="float" office:value="65278" table:style-name="ce59">
            <text:p>65,278</text:p>
          </table:table-cell>
          <table:table-cell office:value-type="float" office:value="6.98" table:style-name="ce67">
            <text:p><text:s text:c="3"/>6.98</text:p>
          </table:table-cell>
          <table:table-cell office:value-type="float" office:value="49740" table:style-name="ce63">
            <text:p>49,740</text:p>
          </table:table-cell>
          <table:table-cell office:value-type="float" office:value="2.12" table:style-name="ce68">
            <text:p><text:s text:c="3"/>2.12</text:p>
          </table:table-cell>
          <table:table-cell table:style-name="ce59"/>
          <table:table-cell office:value-type="float" office:value="154346" table:style-name="ce59">
            <text:p>154,346</text:p>
          </table:table-cell>
          <table:table-cell table:number-columns-repeated="3" table:style-name="ce59"/>
          <table:table-cell office:value-type="float" office:value="6.58" table:style-name="ce67">
            <text:p><text:s text:c="3"/>6.58</text:p>
          </table:table-cell>
          <table:table-cell table:style-name="ce59"/>
          <table:table-cell office:value-type="float" office:value="53459" table:style-name="ce62">
            <text:p>53,459</text:p>
          </table:table-cell>
          <table:table-cell table:number-columns-repeated="3" table:style-name="ce67"/>
          <table:table-cell office:value-type="float" office:value="2.2799999999999998" table:style-name="ce67">
            <text:p><text:s text:c="3"/>2.28</text:p>
          </table:table-cell>
          <table:table-cell office:value-type="float" office:value="1004108" table:style-name="ce59">
            <text:p>1,004,108</text:p>
          </table:table-cell>
          <table:table-cell office:value-type="float" office:value="995527" table:style-name="ce59">
            <text:p>995,527</text:p>
          </table:table-cell>
          <table:table-cell office:value-type="float" office:value="546698" table:style-name="ce59">
            <text:p>546,698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38">
            <text:p>105年</text:p>
          </table:table-cell>
          <table:covered-table-cell/>
          <table:table-cell office:value-type="float" office:value="8561383" table:style-name="ce59">
            <text:p>8,561,383</text:p>
          </table:table-cell>
          <table:table-cell office:value-type="float" office:value="23539816" table:style-name="ce59">
            <text:p>23,539,816</text:p>
          </table:table-cell>
          <table:table-cell office:value-type="float" office:value="11719270" table:style-name="ce59">
            <text:p>11,719,270</text:p>
          </table:table-cell>
          <table:table-cell office:value-type="float" office:value="11820546" table:style-name="ce59">
            <text:p>11,820,546</text:p>
          </table:table-cell>
          <table:table-cell office:value-type="float" office:value="208440" table:style-name="ce59">
            <text:p>208,440</text:p>
          </table:table-cell>
          <table:table-cell office:value-type="float" office:value="108133" table:style-name="ce59">
            <text:p>108,133</text:p>
          </table:table-cell>
          <table:table-cell office:value-type="float" office:value="100307" table:style-name="ce59">
            <text:p>100,307</text:p>
          </table:table-cell>
          <table:table-cell office:value-type="float" office:value="8.86" table:style-name="ce67">
            <text:p><text:s text:c="3"/>8.86</text:p>
          </table:table-cell>
          <table:table-cell office:value-type="float" office:value="172405" table:style-name="ce59">
            <text:p>172,405</text:p>
          </table:table-cell>
          <table:table-cell office:value-type="float" office:value="103144" table:style-name="ce59">
            <text:p>103,144</text:p>
          </table:table-cell>
          <table:table-cell office:value-type="float" office:value="69261" table:style-name="ce59">
            <text:p>69,261</text:p>
          </table:table-cell>
          <table:table-cell office:value-type="float" office:value="7.33" table:style-name="ce67">
            <text:p><text:s text:c="3"/>7.33</text:p>
          </table:table-cell>
          <table:table-cell office:value-type="float" office:value="36035" table:style-name="ce63">
            <text:p>36,035</text:p>
          </table:table-cell>
          <table:table-cell office:value-type="float" office:value="1.53" table:style-name="ce68">
            <text:p><text:s text:c="3"/>1.53</text:p>
          </table:table-cell>
          <table:table-cell table:style-name="ce59"/>
          <table:table-cell office:value-type="float" office:value="147861" table:style-name="ce59">
            <text:p>147,861</text:p>
          </table:table-cell>
          <table:table-cell table:number-columns-repeated="3" table:style-name="ce59"/>
          <table:table-cell office:value-type="float" office:value="6.29" table:style-name="ce67">
            <text:p><text:s text:c="3"/>6.29</text:p>
          </table:table-cell>
          <table:table-cell table:style-name="ce59"/>
          <table:table-cell office:value-type="float" office:value="53837" table:style-name="ce62">
            <text:p>53,837</text:p>
          </table:table-cell>
          <table:table-cell table:number-columns-repeated="3" table:style-name="ce67"/>
          <table:table-cell office:value-type="float" office:value="2.29" table:style-name="ce67">
            <text:p><text:s text:c="3"/>2.29</text:p>
          </table:table-cell>
          <table:table-cell office:value-type="float" office:value="964536" table:style-name="ce59">
            <text:p>964,536</text:p>
          </table:table-cell>
          <table:table-cell office:value-type="float" office:value="952829" table:style-name="ce59">
            <text:p>952,829</text:p>
          </table:table-cell>
          <table:table-cell office:value-type="float" office:value="553228" table:style-name="ce59">
            <text:p>553,228</text:p>
          </table:table-cell>
          <table:table-cell table:number-columns-repeated="16353" table:style-name="ce65"/>
        </table:table-row>
        <table:table-row table:style-name="ro8">
          <table:table-cell office:value-type="string" table:number-columns-spanned="2" table:number-rows-spanned="1" table:style-name="ce238">
            <text:p>106年</text:p>
          </table:table-cell>
          <table:covered-table-cell/>
          <table:table-cell office:value-type="float" office:value="8649000" table:style-name="ce59">
            <text:p>8,649,000</text:p>
          </table:table-cell>
          <table:table-cell office:value-type="float" office:value="23571227" table:style-name="ce59">
            <text:p>23,571,227</text:p>
          </table:table-cell>
          <table:table-cell office:value-type="float" office:value="11719580" table:style-name="ce59">
            <text:p>11,719,580</text:p>
          </table:table-cell>
          <table:table-cell office:value-type="float" office:value="11851647" table:style-name="ce59">
            <text:p>11,851,647</text:p>
          </table:table-cell>
          <table:table-cell office:value-type="float" office:value="193844" table:style-name="ce59">
            <text:p>193,844</text:p>
          </table:table-cell>
          <table:table-cell office:value-type="float" office:value="100477" table:style-name="ce59">
            <text:p>100,477</text:p>
          </table:table-cell>
          <table:table-cell office:value-type="float" office:value="93367" table:style-name="ce59">
            <text:p>93,367</text:p>
          </table:table-cell>
          <table:table-cell office:value-type="float" office:value="8.23" table:style-name="ce67">
            <text:p><text:s text:c="3"/>8.23</text:p>
          </table:table-cell>
          <table:table-cell office:value-type="float" office:value="171242" table:style-name="ce59">
            <text:p>171,242</text:p>
          </table:table-cell>
          <table:table-cell office:value-type="float" office:value="101555" table:style-name="ce59">
            <text:p>101,555</text:p>
          </table:table-cell>
          <table:table-cell office:value-type="float" office:value="69687" table:style-name="ce59">
            <text:p>69,687</text:p>
          </table:table-cell>
          <table:table-cell office:value-type="float" office:value="7.27" table:style-name="ce67">
            <text:p><text:s text:c="3"/>7.27</text:p>
          </table:table-cell>
          <table:table-cell office:value-type="float" office:value="22602" table:style-name="ce63">
            <text:p>22,602</text:p>
          </table:table-cell>
          <table:table-cell office:value-type="float" office:value="0.96" table:style-name="ce68">
            <text:p><text:s text:c="3"/>0.96</text:p>
          </table:table-cell>
          <table:table-cell table:style-name="ce59"/>
          <table:table-cell office:value-type="float" office:value="138034" table:style-name="ce59">
            <text:p>138,034</text:p>
          </table:table-cell>
          <table:table-cell table:number-columns-repeated="3" table:style-name="ce59"/>
          <table:table-cell office:value-type="float" office:value="5.86" table:style-name="ce67">
            <text:p><text:s text:c="3"/>5.86</text:p>
          </table:table-cell>
          <table:table-cell table:style-name="ce59"/>
          <table:table-cell office:value-type="float" office:value="54412" table:style-name="ce62">
            <text:p>54,412</text:p>
          </table:table-cell>
          <table:table-cell table:number-columns-repeated="3" table:style-name="ce67"/>
          <table:table-cell office:value-type="float" office:value="2.31" table:style-name="ce67">
            <text:p><text:s text:c="3"/>2.31</text:p>
          </table:table-cell>
          <table:table-cell office:value-type="float" office:value="948049" table:style-name="ce59">
            <text:p>948,049</text:p>
          </table:table-cell>
          <table:table-cell office:value-type="float" office:value="939240" table:style-name="ce59">
            <text:p>939,240</text:p>
          </table:table-cell>
          <table:table-cell office:value-type="float" office:value="559426" table:style-name="ce59">
            <text:p>559,426</text:p>
          </table:table-cell>
          <table:table-cell table:number-columns-repeated="16353" table:style-name="ce70"/>
        </table:table-row>
        <table:table-row table:style-name="ro9">
          <table:table-cell office:value-type="string" table:number-columns-spanned="2" table:number-rows-spanned="1" table:style-name="ce238">
            <text:p>107年</text:p>
          </table:table-cell>
          <table:covered-table-cell/>
          <table:table-cell office:value-type="float" office:value="8734477" table:style-name="ce59">
            <text:p>8,734,477</text:p>
          </table:table-cell>
          <table:table-cell office:value-type="float" office:value="23588932" table:style-name="ce59">
            <text:p>23,588,932</text:p>
          </table:table-cell>
          <table:table-cell office:value-type="float" office:value="11712913" table:style-name="ce59">
            <text:p>11,712,913</text:p>
          </table:table-cell>
          <table:table-cell office:value-type="float" office:value="11876019" table:style-name="ce59">
            <text:p>11,876,019</text:p>
          </table:table-cell>
          <table:table-cell office:value-type="float" office:value="181601" table:style-name="ce59">
            <text:p>181,601</text:p>
          </table:table-cell>
          <table:table-cell office:value-type="float" office:value="93876" table:style-name="ce59">
            <text:p>93,876</text:p>
          </table:table-cell>
          <table:table-cell office:value-type="float" office:value="87725" table:style-name="ce59">
            <text:p>87,725</text:p>
          </table:table-cell>
          <table:table-cell office:value-type="float" office:value="7.7" table:style-name="ce67">
            <text:p><text:s text:c="3"/>7.70</text:p>
          </table:table-cell>
          <table:table-cell office:value-type="float" office:value="172784" table:style-name="ce59">
            <text:p>172,784</text:p>
          </table:table-cell>
          <table:table-cell office:value-type="float" office:value="101931" table:style-name="ce59">
            <text:p>101,931</text:p>
          </table:table-cell>
          <table:table-cell office:value-type="float" office:value="70853" table:style-name="ce59">
            <text:p>70,853</text:p>
          </table:table-cell>
          <table:table-cell office:value-type="float" office:value="7.33" table:style-name="ce67">
            <text:p><text:s text:c="3"/>7.33</text:p>
          </table:table-cell>
          <table:table-cell office:value-type="float" office:value="8817" table:style-name="ce166">
            <text:p><text:s text:c="3"/>8,817</text:p>
          </table:table-cell>
          <table:table-cell office:value-type="float" office:value="0.37" table:style-name="ce68">
            <text:p><text:s text:c="3"/>0.37</text:p>
          </table:table-cell>
          <table:table-cell table:style-name="ce59"/>
          <table:table-cell office:value-type="float" office:value="135403" table:style-name="ce59">
            <text:p>135,403</text:p>
          </table:table-cell>
          <table:table-cell table:number-columns-repeated="3" table:style-name="ce59"/>
          <table:table-cell office:value-type="float" office:value="5.74" table:style-name="ce67">
            <text:p><text:s text:c="3"/>5.74</text:p>
          </table:table-cell>
          <table:table-cell table:style-name="ce59"/>
          <table:table-cell office:value-type="float" office:value="54443" table:style-name="ce62">
            <text:p>54,443</text:p>
          </table:table-cell>
          <table:table-cell table:number-columns-repeated="3" table:style-name="ce67"/>
          <table:table-cell office:value-type="float" office:value="2.31" table:style-name="ce67">
            <text:p><text:s text:c="3"/>2.31</text:p>
          </table:table-cell>
          <table:table-cell office:value-type="float" office:value="984815" table:style-name="ce59">
            <text:p>984,815</text:p>
          </table:table-cell>
          <table:table-cell office:value-type="float" office:value="975927" table:style-name="ce59">
            <text:p>975,927</text:p>
          </table:table-cell>
          <table:table-cell office:value-type="float" office:value="565561" table:style-name="ce59">
            <text:p>565,561</text:p>
          </table:table-cell>
          <table:table-cell table:number-columns-repeated="16353" table:style-name="ce70"/>
        </table:table-row>
        <table:table-row table:style-name="ro9">
          <table:table-cell office:value-type="string" table:number-columns-spanned="2" table:number-rows-spanned="1" table:style-name="ce230">
            <text:p>1 月</text:p>
          </table:table-cell>
          <table:covered-table-cell/>
          <table:table-cell office:value-type="float" office:value="8654346" table:style-name="ce72">
            <text:p>8,654,346</text:p>
          </table:table-cell>
          <table:table-cell office:value-type="float" office:value="23572049" table:style-name="ce72">
            <text:p>23,572,049</text:p>
          </table:table-cell>
          <table:table-cell office:value-type="float" office:value="11718630" table:style-name="ce72">
            <text:p>11,718,630</text:p>
          </table:table-cell>
          <table:table-cell office:value-type="float" office:value="11853419" table:style-name="ce72">
            <text:p>11,853,419</text:p>
          </table:table-cell>
          <table:table-cell office:value-type="float" office:value="17116" table:style-name="ce72">
            <text:p>17,116</text:p>
          </table:table-cell>
          <table:table-cell office:value-type="float" office:value="8819" table:style-name="ce72">
            <text:p>8,819</text:p>
          </table:table-cell>
          <table:table-cell office:value-type="float" office:value="8297" table:style-name="ce72">
            <text:p>8,297</text:p>
          </table:table-cell>
          <table:table-cell office:value-type="float" office:value="8.5500000000000007" table:style-name="ce73">
            <text:p>8.55</text:p>
          </table:table-cell>
          <table:table-cell office:value-type="float" office:value="16761" table:style-name="ce72">
            <text:p>16,761</text:p>
          </table:table-cell>
          <table:table-cell office:value-type="float" office:value="9814" table:style-name="ce72">
            <text:p>9,814</text:p>
          </table:table-cell>
          <table:table-cell office:value-type="float" office:value="6947" table:style-name="ce72">
            <text:p>6,947</text:p>
          </table:table-cell>
          <table:table-cell office:value-type="float" office:value="8.3699999999999992" table:style-name="ce73">
            <text:p>8.37</text:p>
          </table:table-cell>
          <table:table-cell office:value-type="float" office:value="355" table:style-name="ce199">
            <text:p><text:s text:c="3"/>355</text:p>
          </table:table-cell>
          <table:table-cell office:value-type="float" office:value="0.18" table:style-name="ce74">
            <text:p>0.18</text:p>
          </table:table-cell>
          <table:table-cell table:style-name="ce72"/>
          <table:table-cell office:value-type="float" office:value="14314" table:style-name="ce72">
            <text:p>14,314</text:p>
          </table:table-cell>
          <table:table-cell table:number-columns-repeated="3" table:style-name="ce72"/>
          <table:table-cell office:value-type="float" office:value="7.15" table:style-name="ce73">
            <text:p>7.15</text:p>
          </table:table-cell>
          <table:table-cell table:style-name="ce72"/>
          <table:table-cell office:value-type="float" office:value="4384" table:style-name="ce75">
            <text:p>4,384</text:p>
          </table:table-cell>
          <table:table-cell table:number-columns-repeated="3" table:style-name="ce73"/>
          <table:table-cell office:value-type="float" office:value="2.19" table:style-name="ce73">
            <text:p>2.19</text:p>
          </table:table-cell>
          <table:table-cell office:value-type="float" office:value="78846" table:style-name="ce72">
            <text:p>78,846</text:p>
          </table:table-cell>
          <table:table-cell office:value-type="float" office:value="78379" table:style-name="ce72">
            <text:p>78,379</text:p>
          </table:table-cell>
          <table:table-cell office:value-type="float" office:value="559918" table:style-name="ce72">
            <text:p>559,918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0">
            <text:p>2 月</text:p>
          </table:table-cell>
          <table:covered-table-cell/>
          <table:table-cell office:value-type="float" office:value="8656728" table:style-name="ce72">
            <text:p>8,656,728</text:p>
          </table:table-cell>
          <table:table-cell office:value-type="float" office:value="23571408" table:style-name="ce72">
            <text:p>23,571,408</text:p>
          </table:table-cell>
          <table:table-cell office:value-type="float" office:value="11717087" table:style-name="ce72">
            <text:p>11,717,087</text:p>
          </table:table-cell>
          <table:table-cell office:value-type="float" office:value="11854321" table:style-name="ce72">
            <text:p>11,854,321</text:p>
          </table:table-cell>
          <table:table-cell office:value-type="float" office:value="13468" table:style-name="ce72">
            <text:p>13,468</text:p>
          </table:table-cell>
          <table:table-cell office:value-type="float" office:value="6983" table:style-name="ce72">
            <text:p>6,983</text:p>
          </table:table-cell>
          <table:table-cell office:value-type="float" office:value="6485" table:style-name="ce72">
            <text:p>6,485</text:p>
          </table:table-cell>
          <table:table-cell office:value-type="float" office:value="7.45" table:style-name="ce73">
            <text:p>7.45</text:p>
          </table:table-cell>
          <table:table-cell office:value-type="float" office:value="14493" table:style-name="ce72">
            <text:p>14,493</text:p>
          </table:table-cell>
          <table:table-cell office:value-type="float" office:value="8636" table:style-name="ce72">
            <text:p>8,636</text:p>
          </table:table-cell>
          <table:table-cell office:value-type="float" office:value="5857" table:style-name="ce72">
            <text:p>5,857</text:p>
          </table:table-cell>
          <table:table-cell office:value-type="float" office:value="8.01" table:style-name="ce73">
            <text:p>8.01</text:p>
          </table:table-cell>
          <table:table-cell office:value-type="float" office:value="-1025" table:style-name="ce200">
            <text:p>－ 1,025</text:p>
          </table:table-cell>
          <table:table-cell office:value-type="float" office:value="-0.56999999999999995" table:style-name="ce74">
            <text:p>－ <text:s/>0.57</text:p>
          </table:table-cell>
          <table:table-cell table:style-name="ce72"/>
          <table:table-cell office:value-type="float" office:value="9508" table:style-name="ce72">
            <text:p>9,508</text:p>
          </table:table-cell>
          <table:table-cell table:number-columns-repeated="3" table:style-name="ce72"/>
          <table:table-cell office:value-type="float" office:value="5.26" table:style-name="ce73">
            <text:p>5.26</text:p>
          </table:table-cell>
          <table:table-cell table:style-name="ce72"/>
          <table:table-cell office:value-type="float" office:value="3396" table:style-name="ce75">
            <text:p>3,396</text:p>
          </table:table-cell>
          <table:table-cell table:number-columns-repeated="3" table:style-name="ce73"/>
          <table:table-cell office:value-type="float" office:value="1.88" table:style-name="ce73">
            <text:p>1.88</text:p>
          </table:table-cell>
          <table:table-cell office:value-type="float" office:value="60999" table:style-name="ce72">
            <text:p>60,999</text:p>
          </table:table-cell>
          <table:table-cell office:value-type="float" office:value="60615" table:style-name="ce72">
            <text:p>60,615</text:p>
          </table:table-cell>
          <table:table-cell office:value-type="float" office:value="560248" table:style-name="ce72">
            <text:p>560,248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0">
            <text:p>3 月</text:p>
          </table:table-cell>
          <table:covered-table-cell/>
          <table:table-cell office:value-type="float" office:value="8664510" table:style-name="ce72">
            <text:p>8,664,510</text:p>
          </table:table-cell>
          <table:table-cell office:value-type="float" office:value="23571990" table:style-name="ce72">
            <text:p>23,571,990</text:p>
          </table:table-cell>
          <table:table-cell office:value-type="float" office:value="11715824" table:style-name="ce72">
            <text:p>11,715,824</text:p>
          </table:table-cell>
          <table:table-cell office:value-type="float" office:value="11856166" table:style-name="ce72">
            <text:p>11,856,166</text:p>
          </table:table-cell>
          <table:table-cell office:value-type="float" office:value="16704" table:style-name="ce72">
            <text:p>16,704</text:p>
          </table:table-cell>
          <table:table-cell office:value-type="float" office:value="8556" table:style-name="ce72">
            <text:p>8,556</text:p>
          </table:table-cell>
          <table:table-cell office:value-type="float" office:value="8148" table:style-name="ce72">
            <text:p>8,148</text:p>
          </table:table-cell>
          <table:table-cell office:value-type="float" office:value="8.34" table:style-name="ce73">
            <text:p>8.34</text:p>
          </table:table-cell>
          <table:table-cell office:value-type="float" office:value="17200" table:style-name="ce72">
            <text:p>17,200</text:p>
          </table:table-cell>
          <table:table-cell office:value-type="float" office:value="10149" table:style-name="ce72">
            <text:p>10,149</text:p>
          </table:table-cell>
          <table:table-cell office:value-type="float" office:value="7051" table:style-name="ce72">
            <text:p>7,051</text:p>
          </table:table-cell>
          <table:table-cell office:value-type="float" office:value="8.59" table:style-name="ce73">
            <text:p>8.59</text:p>
          </table:table-cell>
          <table:table-cell office:value-type="float" office:value="-496" table:style-name="ce201">
            <text:p>－ <text:s text:c="3"/>496</text:p>
          </table:table-cell>
          <table:table-cell office:value-type="float" office:value="-0.25" table:style-name="ce74">
            <text:p>－ <text:s/>0.25</text:p>
          </table:table-cell>
          <table:table-cell table:style-name="ce72"/>
          <table:table-cell office:value-type="float" office:value="12121" table:style-name="ce72">
            <text:p>12,121</text:p>
          </table:table-cell>
          <table:table-cell table:number-columns-repeated="3" table:style-name="ce72"/>
          <table:table-cell office:value-type="float" office:value="6.05" table:style-name="ce73">
            <text:p>6.05</text:p>
          </table:table-cell>
          <table:table-cell table:style-name="ce72"/>
          <table:table-cell office:value-type="float" office:value="5136" table:style-name="ce75">
            <text:p>5,136</text:p>
          </table:table-cell>
          <table:table-cell table:number-columns-repeated="3" table:style-name="ce73"/>
          <table:table-cell office:value-type="float" office:value="2.57" table:style-name="ce73">
            <text:p>2.57</text:p>
          </table:table-cell>
          <table:table-cell office:value-type="float" office:value="105231" table:style-name="ce72">
            <text:p>105,231</text:p>
          </table:table-cell>
          <table:table-cell office:value-type="float" office:value="104153" table:style-name="ce72">
            <text:p>104,153</text:p>
          </table:table-cell>
          <table:table-cell office:value-type="float" office:value="560820" table:style-name="ce72">
            <text:p>560,820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0">
            <text:p>4 月</text:p>
          </table:table-cell>
          <table:covered-table-cell/>
          <table:table-cell office:value-type="float" office:value="8670129" table:style-name="ce72">
            <text:p>8,670,129</text:p>
          </table:table-cell>
          <table:table-cell office:value-type="float" office:value="23571497" table:style-name="ce72">
            <text:p>23,571,497</text:p>
          </table:table-cell>
          <table:table-cell office:value-type="float" office:value="11714412" table:style-name="ce72">
            <text:p>11,714,412</text:p>
          </table:table-cell>
          <table:table-cell office:value-type="float" office:value="11857085" table:style-name="ce72">
            <text:p>11,857,085</text:p>
          </table:table-cell>
          <table:table-cell office:value-type="float" office:value="13676" table:style-name="ce72">
            <text:p>13,676</text:p>
          </table:table-cell>
          <table:table-cell office:value-type="float" office:value="7058" table:style-name="ce72">
            <text:p>7,058</text:p>
          </table:table-cell>
          <table:table-cell office:value-type="float" office:value="6618" table:style-name="ce72">
            <text:p>6,618</text:p>
          </table:table-cell>
          <table:table-cell office:value-type="float" office:value="7.06" table:style-name="ce73">
            <text:p>7.06</text:p>
          </table:table-cell>
          <table:table-cell office:value-type="float" office:value="13988" table:style-name="ce72">
            <text:p>13,988</text:p>
          </table:table-cell>
          <table:table-cell office:value-type="float" office:value="8235" table:style-name="ce72">
            <text:p>8,235</text:p>
          </table:table-cell>
          <table:table-cell office:value-type="float" office:value="5753" table:style-name="ce72">
            <text:p>5,753</text:p>
          </table:table-cell>
          <table:table-cell office:value-type="float" office:value="7.22" table:style-name="ce73">
            <text:p>7.22</text:p>
          </table:table-cell>
          <table:table-cell office:value-type="float" office:value="-312" table:style-name="ce201">
            <text:p>－ <text:s text:c="3"/>312</text:p>
          </table:table-cell>
          <table:table-cell office:value-type="float" office:value="-0.16" table:style-name="ce74">
            <text:p>－ <text:s/>0.16</text:p>
          </table:table-cell>
          <table:table-cell table:style-name="ce72"/>
          <table:table-cell office:value-type="float" office:value="8802" table:style-name="ce72">
            <text:p>8,802</text:p>
          </table:table-cell>
          <table:table-cell table:number-columns-repeated="3" table:style-name="ce72"/>
          <table:table-cell office:value-type="float" office:value="4.54" table:style-name="ce73">
            <text:p>4.54</text:p>
          </table:table-cell>
          <table:table-cell table:style-name="ce72"/>
          <table:table-cell office:value-type="float" office:value="4268" table:style-name="ce75">
            <text:p>4,268</text:p>
          </table:table-cell>
          <table:table-cell table:number-columns-repeated="3" table:style-name="ce73"/>
          <table:table-cell office:value-type="float" office:value="2.2000000000000002" table:style-name="ce73">
            <text:p>2.20</text:p>
          </table:table-cell>
          <table:table-cell office:value-type="float" office:value="82219" table:style-name="ce72">
            <text:p>82,219</text:p>
          </table:table-cell>
          <table:table-cell office:value-type="float" office:value="82400" table:style-name="ce72">
            <text:p>82,400</text:p>
          </table:table-cell>
          <table:table-cell office:value-type="float" office:value="561327" table:style-name="ce72">
            <text:p>561,327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0">
            <text:p>5 月</text:p>
          </table:table-cell>
          <table:covered-table-cell/>
          <table:table-cell office:value-type="float" office:value="8679670" table:style-name="ce76">
            <text:p>8,679,670</text:p>
          </table:table-cell>
          <table:table-cell office:value-type="float" office:value="23572415" table:style-name="ce76">
            <text:p>23,572,415</text:p>
          </table:table-cell>
          <table:table-cell office:value-type="float" office:value="11713728" table:style-name="ce76">
            <text:p>11,713,728</text:p>
          </table:table-cell>
          <table:table-cell office:value-type="float" office:value="11858687" table:style-name="ce76">
            <text:p>11,858,687</text:p>
          </table:table-cell>
          <table:table-cell office:value-type="float" office:value="15279" table:style-name="ce76">
            <text:p>15,279</text:p>
          </table:table-cell>
          <table:table-cell office:value-type="float" office:value="7982" table:style-name="ce76">
            <text:p>7,982</text:p>
          </table:table-cell>
          <table:table-cell office:value-type="float" office:value="7297" table:style-name="ce76">
            <text:p>7,297</text:p>
          </table:table-cell>
          <table:table-cell office:value-type="float" office:value="7.63" table:style-name="ce77">
            <text:p>7.63</text:p>
          </table:table-cell>
          <table:table-cell office:value-type="float" office:value="14328" table:style-name="ce76">
            <text:p>14,328</text:p>
          </table:table-cell>
          <table:table-cell office:value-type="float" office:value="8424" table:style-name="ce76">
            <text:p>8,424</text:p>
          </table:table-cell>
          <table:table-cell office:value-type="float" office:value="5904" table:style-name="ce76">
            <text:p>5,904</text:p>
          </table:table-cell>
          <table:table-cell office:value-type="float" office:value="7.16" table:style-name="ce77">
            <text:p>7.16</text:p>
          </table:table-cell>
          <table:table-cell office:value-type="float" office:value="951" table:style-name="ce201">
            <text:p><text:s text:c="3"/>951</text:p>
          </table:table-cell>
          <table:table-cell office:value-type="float" office:value="0.48" table:style-name="ce74">
            <text:p>0.48</text:p>
          </table:table-cell>
          <table:table-cell table:style-name="ce76"/>
          <table:table-cell office:value-type="float" office:value="13767" table:style-name="ce76">
            <text:p>13,767</text:p>
          </table:table-cell>
          <table:table-cell table:number-columns-repeated="3" table:style-name="ce76"/>
          <table:table-cell office:value-type="float" office:value="6.88" table:style-name="ce77">
            <text:p>6.88</text:p>
          </table:table-cell>
          <table:table-cell table:style-name="ce76"/>
          <table:table-cell office:value-type="float" office:value="5203" table:style-name="ce78">
            <text:p>5,203</text:p>
          </table:table-cell>
          <table:table-cell table:number-columns-repeated="3" table:style-name="ce77"/>
          <table:table-cell office:value-type="float" office:value="2.6" table:style-name="ce77">
            <text:p>2.60</text:p>
          </table:table-cell>
          <table:table-cell office:value-type="float" office:value="103799" table:style-name="ce76">
            <text:p>103,799</text:p>
          </table:table-cell>
          <table:table-cell office:value-type="float" office:value="103832" table:style-name="ce72">
            <text:p>103,832</text:p>
          </table:table-cell>
          <table:table-cell office:value-type="float" office:value="561916" table:style-name="ce72">
            <text:p>561,916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0">
            <text:p>6 月</text:p>
          </table:table-cell>
          <table:covered-table-cell/>
          <table:table-cell office:value-type="float" office:value="8686376" table:style-name="ce76">
            <text:p>8,686,376</text:p>
          </table:table-cell>
          <table:table-cell office:value-type="float" office:value="23574274" table:style-name="ce76">
            <text:p>23,574,274</text:p>
          </table:table-cell>
          <table:table-cell office:value-type="float" office:value="11713362" table:style-name="ce76">
            <text:p>11,713,362</text:p>
          </table:table-cell>
          <table:table-cell office:value-type="float" office:value="11860912" table:style-name="ce76">
            <text:p>11,860,912</text:p>
          </table:table-cell>
          <table:table-cell office:value-type="float" office:value="13587" table:style-name="ce76">
            <text:p>13,587</text:p>
          </table:table-cell>
          <table:table-cell office:value-type="float" office:value="6971" table:style-name="ce76">
            <text:p>6,971</text:p>
          </table:table-cell>
          <table:table-cell office:value-type="float" office:value="6616" table:style-name="ce76">
            <text:p>6,616</text:p>
          </table:table-cell>
          <table:table-cell office:value-type="float" office:value="7.01" table:style-name="ce77">
            <text:p>7.01</text:p>
          </table:table-cell>
          <table:table-cell office:value-type="float" office:value="13043" table:style-name="ce76">
            <text:p>13,043</text:p>
          </table:table-cell>
          <table:table-cell office:value-type="float" office:value="7650" table:style-name="ce76">
            <text:p>7,650</text:p>
          </table:table-cell>
          <table:table-cell office:value-type="float" office:value="5393" table:style-name="ce76">
            <text:p>5,393</text:p>
          </table:table-cell>
          <table:table-cell office:value-type="float" office:value="6.73" table:style-name="ce77">
            <text:p>6.73</text:p>
          </table:table-cell>
          <table:table-cell office:value-type="float" office:value="544" table:style-name="ce201">
            <text:p><text:s text:c="3"/>544</text:p>
          </table:table-cell>
          <table:table-cell office:value-type="float" office:value="0.28000000000000003" table:style-name="ce74">
            <text:p>0.28</text:p>
          </table:table-cell>
          <table:table-cell table:style-name="ce76"/>
          <table:table-cell office:value-type="float" office:value="10401" table:style-name="ce76">
            <text:p>10,401</text:p>
          </table:table-cell>
          <table:table-cell table:number-columns-repeated="3" table:style-name="ce76"/>
          <table:table-cell office:value-type="float" office:value="5.37" table:style-name="ce77">
            <text:p>5.37</text:p>
          </table:table-cell>
          <table:table-cell table:style-name="ce76"/>
          <table:table-cell office:value-type="float" office:value="4659" table:style-name="ce78">
            <text:p>4,659</text:p>
          </table:table-cell>
          <table:table-cell table:number-columns-repeated="3" table:style-name="ce77"/>
          <table:table-cell office:value-type="float" office:value="2.4" table:style-name="ce77">
            <text:p>2.40</text:p>
          </table:table-cell>
          <table:table-cell office:value-type="float" office:value="79549" table:style-name="ce76">
            <text:p>79,549</text:p>
          </table:table-cell>
          <table:table-cell office:value-type="float" office:value="78234" table:style-name="ce72">
            <text:p>78,234</text:p>
          </table:table-cell>
          <table:table-cell office:value-type="float" office:value="562395" table:style-name="ce72">
            <text:p>562,395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0">
            <text:p>7 月</text:p>
          </table:table-cell>
          <table:covered-table-cell/>
          <table:table-cell office:value-type="float" office:value="8694750" table:style-name="ce76">
            <text:p>8,694,750</text:p>
          </table:table-cell>
          <table:table-cell office:value-type="float" office:value="23576705" table:style-name="ce76">
            <text:p>23,576,705</text:p>
          </table:table-cell>
          <table:table-cell office:value-type="float" office:value="11713231" table:style-name="ce76">
            <text:p>11,713,231</text:p>
          </table:table-cell>
          <table:table-cell office:value-type="float" office:value="11863474" table:style-name="ce76">
            <text:p>11,863,474</text:p>
          </table:table-cell>
          <table:table-cell office:value-type="float" office:value="14709" table:style-name="ce76">
            <text:p>14,709</text:p>
          </table:table-cell>
          <table:table-cell office:value-type="float" office:value="7655" table:style-name="ce76">
            <text:p>7,655</text:p>
          </table:table-cell>
          <table:table-cell office:value-type="float" office:value="7054" table:style-name="ce76">
            <text:p>7,054</text:p>
          </table:table-cell>
          <table:table-cell office:value-type="float" office:value="7.35" table:style-name="ce77">
            <text:p>7.35</text:p>
          </table:table-cell>
          <table:table-cell office:value-type="float" office:value="14372" table:style-name="ce76">
            <text:p>14,372</text:p>
          </table:table-cell>
          <table:table-cell office:value-type="float" office:value="8415" table:style-name="ce76">
            <text:p>8,415</text:p>
          </table:table-cell>
          <table:table-cell office:value-type="float" office:value="5957" table:style-name="ce76">
            <text:p>5,957</text:p>
          </table:table-cell>
          <table:table-cell office:value-type="float" office:value="7.18" table:style-name="ce77">
            <text:p>7.18</text:p>
          </table:table-cell>
          <table:table-cell office:value-type="float" office:value="337" table:style-name="ce201">
            <text:p><text:s text:c="3"/>337</text:p>
          </table:table-cell>
          <table:table-cell office:value-type="float" office:value="0.17" table:style-name="ce74">
            <text:p>0.17</text:p>
          </table:table-cell>
          <table:table-cell table:style-name="ce76"/>
          <table:table-cell office:value-type="float" office:value="9129" table:style-name="ce76">
            <text:p>9,129</text:p>
          </table:table-cell>
          <table:table-cell table:number-columns-repeated="3" table:style-name="ce76"/>
          <table:table-cell office:value-type="float" office:value="4.5599999999999996" table:style-name="ce77">
            <text:p>4.56</text:p>
          </table:table-cell>
          <table:table-cell table:style-name="ce76"/>
          <table:table-cell office:value-type="float" office:value="4829" table:style-name="ce78">
            <text:p>4,829</text:p>
          </table:table-cell>
          <table:table-cell table:number-columns-repeated="3" table:style-name="ce77"/>
          <table:table-cell office:value-type="float" office:value="2.41" table:style-name="ce77">
            <text:p>2.41</text:p>
          </table:table-cell>
          <table:table-cell office:value-type="float" office:value="92561" table:style-name="ce76">
            <text:p>92,561</text:p>
          </table:table-cell>
          <table:table-cell office:value-type="float" office:value="90467" table:style-name="ce72">
            <text:p>90,467</text:p>
          </table:table-cell>
          <table:table-cell office:value-type="float" office:value="562926" table:style-name="ce72">
            <text:p>562,926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0">
            <text:p>8 月</text:p>
          </table:table-cell>
          <table:covered-table-cell/>
          <table:table-cell office:value-type="float" office:value="8708217" table:style-name="ce76">
            <text:p>8,708,217</text:p>
          </table:table-cell>
          <table:table-cell office:value-type="float" office:value="23577271" table:style-name="ce76">
            <text:p>23,577,271</text:p>
          </table:table-cell>
          <table:table-cell office:value-type="float" office:value="11712364" table:style-name="ce76">
            <text:p>11,712,364</text:p>
          </table:table-cell>
          <table:table-cell office:value-type="float" office:value="11864907" table:style-name="ce76">
            <text:p>11,864,907</text:p>
          </table:table-cell>
          <table:table-cell office:value-type="float" office:value="15150" table:style-name="ce76">
            <text:p>15,150</text:p>
          </table:table-cell>
          <table:table-cell office:value-type="float" office:value="7843" table:style-name="ce76">
            <text:p>7,843</text:p>
          </table:table-cell>
          <table:table-cell office:value-type="float" office:value="7307" table:style-name="ce76">
            <text:p>7,307</text:p>
          </table:table-cell>
          <table:table-cell office:value-type="float" office:value="7.57" table:style-name="ce77">
            <text:p>7.57</text:p>
          </table:table-cell>
          <table:table-cell office:value-type="float" office:value="14162" table:style-name="ce76">
            <text:p>14,162</text:p>
          </table:table-cell>
          <table:table-cell office:value-type="float" office:value="8279" table:style-name="ce76">
            <text:p>8,279</text:p>
          </table:table-cell>
          <table:table-cell office:value-type="float" office:value="5883" table:style-name="ce76">
            <text:p>5,883</text:p>
          </table:table-cell>
          <table:table-cell office:value-type="float" office:value="7.07" table:style-name="ce77">
            <text:p>7.07</text:p>
          </table:table-cell>
          <table:table-cell office:value-type="float" office:value="988" table:style-name="ce201">
            <text:p><text:s text:c="3"/>988</text:p>
          </table:table-cell>
          <table:table-cell office:value-type="float" office:value="0.49" table:style-name="ce74">
            <text:p>0.49</text:p>
          </table:table-cell>
          <table:table-cell table:style-name="ce76"/>
          <table:table-cell office:value-type="float" office:value="8282" table:style-name="ce76">
            <text:p>8,282</text:p>
          </table:table-cell>
          <table:table-cell table:number-columns-repeated="3" table:style-name="ce76"/>
          <table:table-cell office:value-type="float" office:value="4.1399999999999997" table:style-name="ce77">
            <text:p>4.14</text:p>
          </table:table-cell>
          <table:table-cell table:style-name="ce76"/>
          <table:table-cell office:value-type="float" office:value="4784" table:style-name="ce78">
            <text:p>4,784</text:p>
          </table:table-cell>
          <table:table-cell table:number-columns-repeated="3" table:style-name="ce77"/>
          <table:table-cell office:value-type="float" office:value="2.39" table:style-name="ce77">
            <text:p>2.39</text:p>
          </table:table-cell>
          <table:table-cell office:value-type="float" office:value="90128" table:style-name="ce76">
            <text:p>90,128</text:p>
          </table:table-cell>
          <table:table-cell office:value-type="float" office:value="90550" table:style-name="ce72">
            <text:p>90,550</text:p>
          </table:table-cell>
          <table:table-cell office:value-type="float" office:value="563649" table:style-name="ce72">
            <text:p>563,649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0">
            <text:p>9 月</text:p>
          </table:table-cell>
          <table:covered-table-cell/>
          <table:table-cell office:value-type="float" office:value="8722997" table:style-name="ce76">
            <text:p>8,722,997</text:p>
          </table:table-cell>
          <table:table-cell office:value-type="float" office:value="23577488" table:style-name="ce76">
            <text:p>23,577,488</text:p>
          </table:table-cell>
          <table:table-cell office:value-type="float" office:value="11711347" table:style-name="ce76">
            <text:p>11,711,347</text:p>
          </table:table-cell>
          <table:table-cell office:value-type="float" office:value="11866141" table:style-name="ce76">
            <text:p>11,866,141</text:p>
          </table:table-cell>
          <table:table-cell office:value-type="float" office:value="13913" table:style-name="ce76">
            <text:p>13,913</text:p>
          </table:table-cell>
          <table:table-cell office:value-type="float" office:value="7202" table:style-name="ce76">
            <text:p>7,202</text:p>
          </table:table-cell>
          <table:table-cell office:value-type="float" office:value="6711" table:style-name="ce76">
            <text:p>6,711</text:p>
          </table:table-cell>
          <table:table-cell office:value-type="float" office:value="7.18" table:style-name="ce77">
            <text:p>7.18</text:p>
          </table:table-cell>
          <table:table-cell office:value-type="float" office:value="12886" table:style-name="ce76">
            <text:p>12,886</text:p>
          </table:table-cell>
          <table:table-cell office:value-type="float" office:value="7648" table:style-name="ce76">
            <text:p>7,648</text:p>
          </table:table-cell>
          <table:table-cell office:value-type="float" office:value="5238" table:style-name="ce76">
            <text:p>5,238</text:p>
          </table:table-cell>
          <table:table-cell office:value-type="float" office:value="6.65" table:style-name="ce77">
            <text:p>6.65</text:p>
          </table:table-cell>
          <table:table-cell office:value-type="float" office:value="1027" table:style-name="ce201">
            <text:p><text:s text:c="3"/>1,027</text:p>
          </table:table-cell>
          <table:table-cell office:value-type="float" office:value="0.53" table:style-name="ce74">
            <text:p>0.53</text:p>
          </table:table-cell>
          <table:table-cell table:style-name="ce76"/>
          <table:table-cell office:value-type="float" office:value="8606" table:style-name="ce76">
            <text:p>8,606</text:p>
          </table:table-cell>
          <table:table-cell table:number-columns-repeated="3" table:style-name="ce76"/>
          <table:table-cell office:value-type="float" office:value="4.4400000000000004" table:style-name="ce77">
            <text:p>4.44</text:p>
          </table:table-cell>
          <table:table-cell table:style-name="ce76"/>
          <table:table-cell office:value-type="float" office:value="4131" table:style-name="ce78">
            <text:p>4,131</text:p>
          </table:table-cell>
          <table:table-cell table:number-columns-repeated="3" table:style-name="ce77"/>
          <table:table-cell office:value-type="float" office:value="2.13" table:style-name="ce77">
            <text:p>2.13</text:p>
          </table:table-cell>
          <table:table-cell office:value-type="float" office:value="75605" table:style-name="ce76">
            <text:p>75,605</text:p>
          </table:table-cell>
          <table:table-cell office:value-type="float" office:value="76415" table:style-name="ce72">
            <text:p>76,415</text:p>
          </table:table-cell>
          <table:table-cell office:value-type="float" office:value="564120" table:style-name="ce72">
            <text:p>564,120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0">
            <text:p>10 月</text:p>
          </table:table-cell>
          <table:covered-table-cell/>
          <table:table-cell office:value-type="float" office:value="8723800" table:style-name="ce76">
            <text:p>8,723,800</text:p>
          </table:table-cell>
          <table:table-cell office:value-type="float" office:value="23580833" table:style-name="ce76">
            <text:p>23,580,833</text:p>
          </table:table-cell>
          <table:table-cell office:value-type="float" office:value="11711609" table:style-name="ce76">
            <text:p>11,711,609</text:p>
          </table:table-cell>
          <table:table-cell office:value-type="float" office:value="11869224" table:style-name="ce76">
            <text:p>11,869,224</text:p>
          </table:table-cell>
          <table:table-cell office:value-type="float" office:value="16793" table:style-name="ce76">
            <text:p>16,793</text:p>
          </table:table-cell>
          <table:table-cell office:value-type="float" office:value="8768" table:style-name="ce76">
            <text:p>8,768</text:p>
          </table:table-cell>
          <table:table-cell office:value-type="float" office:value="8025" table:style-name="ce76">
            <text:p>8,025</text:p>
          </table:table-cell>
          <table:table-cell office:value-type="float" office:value="8.39" table:style-name="ce77">
            <text:p>8.39</text:p>
          </table:table-cell>
          <table:table-cell office:value-type="float" office:value="14922" table:style-name="ce76">
            <text:p>14,922</text:p>
          </table:table-cell>
          <table:table-cell office:value-type="float" office:value="8877" table:style-name="ce76">
            <text:p>8,877</text:p>
          </table:table-cell>
          <table:table-cell office:value-type="float" office:value="6045" table:style-name="ce76">
            <text:p>6,045</text:p>
          </table:table-cell>
          <table:table-cell office:value-type="float" office:value="7.45" table:style-name="ce77">
            <text:p>7.45</text:p>
          </table:table-cell>
          <table:table-cell office:value-type="float" office:value="1871" table:style-name="ce201">
            <text:p><text:s text:c="3"/>1,871</text:p>
          </table:table-cell>
          <table:table-cell office:value-type="float" office:value="0.93" table:style-name="ce74">
            <text:p>0.93</text:p>
          </table:table-cell>
          <table:table-cell table:style-name="ce76"/>
          <table:table-cell office:value-type="float" office:value="14139" table:style-name="ce76">
            <text:p>14,139</text:p>
          </table:table-cell>
          <table:table-cell table:number-columns-repeated="3" table:style-name="ce76"/>
          <table:table-cell office:value-type="float" office:value="7.06" table:style-name="ce77">
            <text:p>7.06</text:p>
          </table:table-cell>
          <table:table-cell table:style-name="ce76"/>
          <table:table-cell office:value-type="float" office:value="4769" table:style-name="ce78">
            <text:p>4,769</text:p>
          </table:table-cell>
          <table:table-cell table:number-columns-repeated="3" table:style-name="ce77"/>
          <table:table-cell office:value-type="float" office:value="2.38" table:style-name="ce77">
            <text:p>2.38</text:p>
          </table:table-cell>
          <table:table-cell office:value-type="float" office:value="63042" table:style-name="ce76">
            <text:p>63,042</text:p>
          </table:table-cell>
          <table:table-cell office:value-type="float" office:value="61568" table:style-name="ce72">
            <text:p>61,568</text:p>
          </table:table-cell>
          <table:table-cell office:value-type="float" office:value="564603" table:style-name="ce72">
            <text:p>564,603</text:p>
          </table:table-cell>
          <table:table-cell table:number-columns-repeated="16353" table:style-name="ce70"/>
        </table:table-row>
        <table:table-row table:style-name="ro10">
          <table:table-cell office:value-type="string" table:number-columns-spanned="2" table:number-rows-spanned="1" table:style-name="ce230">
            <text:p>11 月</text:p>
          </table:table-cell>
          <table:covered-table-cell/>
          <table:table-cell office:value-type="float" office:value="8726848" table:style-name="ce76">
            <text:p>8,726,848</text:p>
          </table:table-cell>
          <table:table-cell office:value-type="float" office:value="23584865" table:style-name="ce76">
            <text:p>23,584,865</text:p>
          </table:table-cell>
          <table:table-cell office:value-type="float" office:value="11712269" table:style-name="ce76">
            <text:p>11,712,269</text:p>
          </table:table-cell>
          <table:table-cell office:value-type="float" office:value="11872596" table:style-name="ce76">
            <text:p>11,872,596</text:p>
          </table:table-cell>
          <table:table-cell office:value-type="float" office:value="16057" table:style-name="ce76">
            <text:p>16,057</text:p>
          </table:table-cell>
          <table:table-cell office:value-type="float" office:value="8240" table:style-name="ce76">
            <text:p>8,240</text:p>
          </table:table-cell>
          <table:table-cell office:value-type="float" office:value="7817" table:style-name="ce76">
            <text:p>7,817</text:p>
          </table:table-cell>
          <table:table-cell office:value-type="float" office:value="8.2799999999999994" table:style-name="ce77">
            <text:p>8.28</text:p>
          </table:table-cell>
          <table:table-cell office:value-type="float" office:value="13680" table:style-name="ce76">
            <text:p>13,680</text:p>
          </table:table-cell>
          <table:table-cell office:value-type="float" office:value="8044" table:style-name="ce76">
            <text:p>8,044</text:p>
          </table:table-cell>
          <table:table-cell office:value-type="float" office:value="5636" table:style-name="ce76">
            <text:p>5,636</text:p>
          </table:table-cell>
          <table:table-cell office:value-type="float" office:value="7.06" table:style-name="ce77">
            <text:p>7.06</text:p>
          </table:table-cell>
          <table:table-cell office:value-type="float" office:value="2377" table:style-name="ce201">
            <text:p><text:s text:c="3"/>2,377</text:p>
          </table:table-cell>
          <table:table-cell office:value-type="float" office:value="1.23" table:style-name="ce74">
            <text:p>1.23</text:p>
          </table:table-cell>
          <table:table-cell table:style-name="ce76"/>
          <table:table-cell office:value-type="float" office:value="10989" table:style-name="ce76">
            <text:p>10,989</text:p>
          </table:table-cell>
          <table:table-cell table:number-columns-repeated="3" table:style-name="ce76"/>
          <table:table-cell office:value-type="float" office:value="5.67" table:style-name="ce77">
            <text:p>5.67</text:p>
          </table:table-cell>
          <table:table-cell table:style-name="ce76"/>
          <table:table-cell office:value-type="float" office:value="4399" table:style-name="ce78">
            <text:p>4,399</text:p>
          </table:table-cell>
          <table:table-cell table:number-columns-repeated="3" table:style-name="ce77"/>
          <table:table-cell office:value-type="float" office:value="2.27" table:style-name="ce77">
            <text:p>2.27</text:p>
          </table:table-cell>
          <table:table-cell office:value-type="float" office:value="63942" table:style-name="ce76">
            <text:p>63,942</text:p>
          </table:table-cell>
          <table:table-cell office:value-type="float" office:value="62287" table:style-name="ce72">
            <text:p>62,287</text:p>
          </table:table-cell>
          <table:table-cell office:value-type="float" office:value="565043" table:style-name="ce72">
            <text:p>565,043</text:p>
          </table:table-cell>
          <table:table-cell table:number-columns-repeated="16353" table:style-name="ce70"/>
        </table:table-row>
        <table:table-row table:style-name="ro11">
          <table:table-cell office:value-type="string" table:number-columns-spanned="2" table:number-rows-spanned="1" table:style-name="ce230">
            <text:p>12 月</text:p>
          </table:table-cell>
          <table:covered-table-cell/>
          <table:table-cell office:value-type="float" office:value="8734477" table:style-name="ce76">
            <text:p>8,734,477</text:p>
          </table:table-cell>
          <table:table-cell office:value-type="float" office:value="23588932" table:style-name="ce76">
            <text:p>23,588,932</text:p>
          </table:table-cell>
          <table:table-cell office:value-type="float" office:value="11712913" table:style-name="ce76">
            <text:p>11,712,913</text:p>
          </table:table-cell>
          <table:table-cell office:value-type="float" office:value="11876019" table:style-name="ce76">
            <text:p>11,876,019</text:p>
          </table:table-cell>
          <table:table-cell office:value-type="float" office:value="15149" table:style-name="ce76">
            <text:p>15,149</text:p>
          </table:table-cell>
          <table:table-cell office:value-type="float" office:value="7799" table:style-name="ce76">
            <text:p>7,799</text:p>
          </table:table-cell>
          <table:table-cell office:value-type="float" office:value="7350" table:style-name="ce76">
            <text:p>7,350</text:p>
          </table:table-cell>
          <table:table-cell office:value-type="float" office:value="7.56" table:style-name="ce77">
            <text:p>7.56</text:p>
          </table:table-cell>
          <table:table-cell office:value-type="float" office:value="12949" table:style-name="ce76">
            <text:p>12,949</text:p>
          </table:table-cell>
          <table:table-cell office:value-type="float" office:value="7760" table:style-name="ce76">
            <text:p>7,760</text:p>
          </table:table-cell>
          <table:table-cell office:value-type="float" office:value="5189" table:style-name="ce76">
            <text:p>5,189</text:p>
          </table:table-cell>
          <table:table-cell office:value-type="float" office:value="6.46" table:style-name="ce77">
            <text:p>6.46</text:p>
          </table:table-cell>
          <table:table-cell office:value-type="float" office:value="2200" table:style-name="ce201">
            <text:p><text:s text:c="3"/>2,200</text:p>
          </table:table-cell>
          <table:table-cell office:value-type="float" office:value="1.1000000000000001" table:style-name="ce74">
            <text:p>1.10</text:p>
          </table:table-cell>
          <table:table-cell table:style-name="ce76"/>
          <table:table-cell office:value-type="float" office:value="15345" table:style-name="ce76">
            <text:p>15,345</text:p>
          </table:table-cell>
          <table:table-cell table:number-columns-repeated="3" table:style-name="ce76"/>
          <table:table-cell office:value-type="float" office:value="7.66" table:style-name="ce77">
            <text:p>7.66</text:p>
          </table:table-cell>
          <table:table-cell table:style-name="ce76"/>
          <table:table-cell office:value-type="float" office:value="4485" table:style-name="ce78">
            <text:p>4,485</text:p>
          </table:table-cell>
          <table:table-cell table:number-columns-repeated="3" table:style-name="ce77"/>
          <table:table-cell office:value-type="float" office:value="2.2400000000000002" table:style-name="ce77">
            <text:p>2.24</text:p>
          </table:table-cell>
          <table:table-cell office:value-type="float" office:value="88894" table:style-name="ce76">
            <text:p>88,894</text:p>
          </table:table-cell>
          <table:table-cell office:value-type="float" office:value="87027" table:style-name="ce72">
            <text:p>87,027</text:p>
          </table:table-cell>
          <table:table-cell office:value-type="float" office:value="565561" table:style-name="ce72">
            <text:p>565,561</text:p>
          </table:table-cell>
          <table:table-cell table:number-columns-repeated="16353" table:style-name="ce65"/>
        </table:table-row>
        <table:table-row table:style-name="ro12">
          <table:table-cell office:value-type="string" table:number-columns-spanned="2" table:number-rows-spanned="1" table:style-name="ce232">
            <text:p>108年1~9月</text:p>
          </table:table-cell>
          <table:covered-table-cell/>
          <table:table-cell office:value-type="float" office:value="8824319" table:style-name="ce190">
            <text:p>8,824,319</text:p>
          </table:table-cell>
          <table:table-cell office:value-type="float" office:value="23593783" table:style-name="ce191">
            <text:p>23,593,783</text:p>
          </table:table-cell>
          <table:table-cell office:value-type="float" office:value="11704227" table:style-name="ce191">
            <text:p>11,704,227</text:p>
          </table:table-cell>
          <table:table-cell office:value-type="float" office:value="11889556" table:style-name="ce191">
            <text:p>11,889,556</text:p>
          </table:table-cell>
          <table:table-cell office:value-type="float" office:value="129928" table:style-name="ce191">
            <text:p>129,928</text:p>
          </table:table-cell>
          <table:table-cell office:value-type="float" office:value="67290" table:style-name="ce191">
            <text:p>67,290</text:p>
          </table:table-cell>
          <table:table-cell office:value-type="float" office:value="62638" table:style-name="ce191">
            <text:p>62,638</text:p>
          </table:table-cell>
          <table:table-cell office:value-type="float" office:value="7.36" table:style-name="ce192">
            <text:p><text:s text:c="3"/>7.36</text:p>
          </table:table-cell>
          <table:table-cell office:value-type="float" office:value="131801" table:style-name="ce191">
            <text:p>131,801</text:p>
          </table:table-cell>
          <table:table-cell office:value-type="float" office:value="77558" table:style-name="ce191">
            <text:p>77,558</text:p>
          </table:table-cell>
          <table:table-cell office:value-type="float" office:value="54243" table:style-name="ce191">
            <text:p>54,243</text:p>
          </table:table-cell>
          <table:table-cell office:value-type="float" office:value="7.47" table:style-name="ce192">
            <text:p><text:s text:c="3"/>7.47</text:p>
          </table:table-cell>
          <table:table-cell office:value-type="float" office:value="-1873" table:style-name="ce202">
            <text:p>－ 1,873</text:p>
          </table:table-cell>
          <table:table-cell office:value-type="float" office:value="-0.11" table:style-name="ce193">
            <text:p>－ <text:s/>0.11</text:p>
          </table:table-cell>
          <table:table-cell office:value-type="float" office:value="96096" table:style-name="ce194">
            <text:p>96,096</text:p>
          </table:table-cell>
          <table:table-cell office:value-type="float" office:value="93941" table:style-name="ce194">
            <text:p>93,941</text:p>
          </table:table-cell>
          <table:table-cell office:value-type="float" office:value="2155" table:style-name="ce194">
            <text:p>2,155</text:p>
          </table:table-cell>
          <table:table-cell office:value-type="float" office:value="694" table:style-name="ce194">
            <text:p>694</text:p>
          </table:table-cell>
          <table:table-cell office:value-type="float" office:value="1461" table:style-name="ce194">
            <text:p>1,461</text:p>
          </table:table-cell>
          <table:table-cell office:value-type="float" office:value="5.45" table:style-name="ce195">
            <text:p><text:s text:c="3"/>5.45</text:p>
          </table:table-cell>
          <table:table-cell office:value-type="float" office:value="40781" table:style-name="ce194">
            <text:p>40,781</text:p>
          </table:table-cell>
          <table:table-cell office:value-type="float" office:value="40731" table:style-name="ce194">
            <text:p>40,731</text:p>
          </table:table-cell>
          <table:table-cell office:value-type="float" office:value="50" table:style-name="ce194">
            <text:p>50</text:p>
          </table:table-cell>
          <table:table-cell office:value-type="float" office:value="28" table:style-name="ce194">
            <text:p>28</text:p>
          </table:table-cell>
          <table:table-cell office:value-type="float" office:value="22" table:style-name="ce194">
            <text:p>22</text:p>
          </table:table-cell>
          <table:table-cell office:value-type="float" office:value="2.31" table:style-name="ce195">
            <text:p><text:s text:c="3"/>2.31</text:p>
          </table:table-cell>
          <table:table-cell office:value-type="float" office:value="776551" table:style-name="ce191">
            <text:p>776,551</text:p>
          </table:table-cell>
          <table:table-cell office:value-type="float" office:value="769827" table:style-name="ce191">
            <text:p>769,827</text:p>
          </table:table-cell>
          <table:table-cell office:value-type="float" office:value="570074" table:style-name="ce190">
            <text:p>570,074</text:p>
          </table:table-cell>
          <table:table-cell table:number-columns-repeated="16353" table:style-name="ce196"/>
        </table:table-row>
        <table:table-row table:style-name="ro9">
          <table:table-cell office:value-type="string" table:number-columns-spanned="2" table:number-rows-spanned="1" table:style-name="ce230">
            <text:p>1 月</text:p>
          </table:table-cell>
          <table:covered-table-cell/>
          <table:table-cell office:value-type="float" office:value="8740977" table:style-name="ce72">
            <text:p>8,740,977</text:p>
          </table:table-cell>
          <table:table-cell office:value-type="float" office:value="23590744" table:style-name="ce72">
            <text:p>23,590,744</text:p>
          </table:table-cell>
          <table:table-cell office:value-type="float" office:value="11712236" table:style-name="ce72">
            <text:p>11,712,236</text:p>
          </table:table-cell>
          <table:table-cell office:value-type="float" office:value="11878508" table:style-name="ce72">
            <text:p>11,878,508</text:p>
          </table:table-cell>
          <table:table-cell office:value-type="float" office:value="17139" table:style-name="ce72">
            <text:p>17,139</text:p>
          </table:table-cell>
          <table:table-cell office:value-type="float" office:value="8762" table:style-name="ce72">
            <text:p>8,762</text:p>
          </table:table-cell>
          <table:table-cell office:value-type="float" office:value="8377" table:style-name="ce72">
            <text:p>8,377</text:p>
          </table:table-cell>
          <table:table-cell office:value-type="float" office:value="8.5500000000000007" table:style-name="ce73">
            <text:p>8.55</text:p>
          </table:table-cell>
          <table:table-cell office:value-type="float" office:value="16622" table:style-name="ce72">
            <text:p>16,622</text:p>
          </table:table-cell>
          <table:table-cell office:value-type="float" office:value="9853" table:style-name="ce72">
            <text:p>9,853</text:p>
          </table:table-cell>
          <table:table-cell office:value-type="float" office:value="6769" table:style-name="ce72">
            <text:p>6,769</text:p>
          </table:table-cell>
          <table:table-cell office:value-type="float" office:value="8.3000000000000007" table:style-name="ce73">
            <text:p>8.30</text:p>
          </table:table-cell>
          <table:table-cell office:value-type="float" office:value="517" table:style-name="ce204">
            <text:p><text:s text:c="3"/>517</text:p>
          </table:table-cell>
          <table:table-cell office:value-type="float" office:value="0.26" table:style-name="ce74">
            <text:p>0.26</text:p>
          </table:table-cell>
          <table:table-cell table:style-name="ce80"/>
          <table:table-cell office:value-type="float" office:value="13902" table:style-name="ce80">
            <text:p>13,902</text:p>
          </table:table-cell>
          <table:table-cell table:number-columns-repeated="3" table:style-name="ce80"/>
          <table:table-cell office:value-type="float" office:value="6.94" table:style-name="ce81">
            <text:p>6.94</text:p>
          </table:table-cell>
          <table:table-cell table:style-name="ce80"/>
          <table:table-cell office:value-type="float" office:value="4775" table:style-name="ce82">
            <text:p>4,775</text:p>
          </table:table-cell>
          <table:table-cell table:number-columns-repeated="3" table:style-name="ce81"/>
          <table:table-cell office:value-type="float" office:value="2.38" table:style-name="ce81">
            <text:p>2.38</text:p>
          </table:table-cell>
          <table:table-cell office:value-type="float" office:value="88882" table:style-name="ce80">
            <text:p>88,882</text:p>
          </table:table-cell>
          <table:table-cell office:value-type="float" office:value="87587" table:style-name="ce80">
            <text:p>87,587</text:p>
          </table:table-cell>
          <table:table-cell office:value-type="float" office:value="566129" table:style-name="ce72">
            <text:p>566,129</text:p>
          </table:table-cell>
          <table:table-cell table:number-columns-repeated="16353" table:style-name="ce70"/>
        </table:table-row>
        <table:table-row table:style-name="ro8">
          <table:table-cell office:value-type="string" table:number-columns-spanned="2" table:number-rows-spanned="1" table:style-name="ce230">
            <text:p>2 月</text:p>
          </table:table-cell>
          <table:covered-table-cell/>
          <table:table-cell office:value-type="float" office:value="8746680" table:style-name="ce72">
            <text:p>8,746,680</text:p>
          </table:table-cell>
          <table:table-cell office:value-type="float" office:value="23590004" table:style-name="ce72">
            <text:p>23,590,004</text:p>
          </table:table-cell>
          <table:table-cell office:value-type="float" office:value="11710952" table:style-name="ce72">
            <text:p>11,710,952</text:p>
          </table:table-cell>
          <table:table-cell office:value-type="float" office:value="11879052" table:style-name="ce72">
            <text:p>11,879,052</text:p>
          </table:table-cell>
          <table:table-cell office:value-type="float" office:value="12497" table:style-name="ce72">
            <text:p>12,497</text:p>
          </table:table-cell>
          <table:table-cell office:value-type="float" office:value="6475" table:style-name="ce72">
            <text:p>6,475</text:p>
          </table:table-cell>
          <table:table-cell office:value-type="float" office:value="6022" table:style-name="ce72">
            <text:p>6,022</text:p>
          </table:table-cell>
          <table:table-cell office:value-type="float" office:value="6.91" table:style-name="ce73">
            <text:p>6.91</text:p>
          </table:table-cell>
          <table:table-cell office:value-type="float" office:value="13352" table:style-name="ce72">
            <text:p>13,352</text:p>
          </table:table-cell>
          <table:table-cell office:value-type="float" office:value="7781" table:style-name="ce72">
            <text:p>7,781</text:p>
          </table:table-cell>
          <table:table-cell office:value-type="float" office:value="5571" table:style-name="ce72">
            <text:p>5,571</text:p>
          </table:table-cell>
          <table:table-cell office:value-type="float" office:value="7.38" table:style-name="ce73">
            <text:p>7.38</text:p>
          </table:table-cell>
          <table:table-cell office:value-type="float" office:value="-855" table:style-name="ce205">
            <text:p>-855</text:p>
          </table:table-cell>
          <table:table-cell office:value-type="float" office:value="-0.47" table:style-name="ce74">
            <text:p>－ <text:s/>0.47</text:p>
          </table:table-cell>
          <table:table-cell table:style-name="ce80"/>
          <table:table-cell office:value-type="float" office:value="9986" table:style-name="ce80">
            <text:p>9,986</text:p>
          </table:table-cell>
          <table:table-cell table:number-columns-repeated="3" table:style-name="ce80"/>
          <table:table-cell office:value-type="float" office:value="5.52" table:style-name="ce81">
            <text:p>5.52</text:p>
          </table:table-cell>
          <table:table-cell table:style-name="ce80"/>
          <table:table-cell office:value-type="float" office:value="3505" table:style-name="ce82">
            <text:p>3,505</text:p>
          </table:table-cell>
          <table:table-cell table:number-columns-repeated="3" table:style-name="ce81"/>
          <table:table-cell office:value-type="float" office:value="1.94" table:style-name="ce81">
            <text:p>1.94</text:p>
          </table:table-cell>
          <table:table-cell office:value-type="float" office:value="68557" table:style-name="ce80">
            <text:p>68,557</text:p>
          </table:table-cell>
          <table:table-cell office:value-type="float" office:value="68442" table:style-name="ce80">
            <text:p>68,442</text:p>
          </table:table-cell>
          <table:table-cell office:value-type="float" office:value="566565" table:style-name="ce72">
            <text:p>566,565</text:p>
          </table:table-cell>
          <table:table-cell table:number-columns-repeated="16353" table:style-name="ce70"/>
        </table:table-row>
        <table:table-row table:style-name="ro8">
          <table:table-cell office:value-type="string" table:number-columns-spanned="2" table:number-rows-spanned="1" table:style-name="ce230">
            <text:p>3 月</text:p>
          </table:table-cell>
          <table:covered-table-cell/>
          <table:table-cell office:value-type="float" office:value="8754384" table:style-name="ce72">
            <text:p>8,754,384</text:p>
          </table:table-cell>
          <table:table-cell office:value-type="float" office:value="23589192" table:style-name="ce72">
            <text:p>23,589,192</text:p>
          </table:table-cell>
          <table:table-cell office:value-type="float" office:value="11709344" table:style-name="ce72">
            <text:p>11,709,344</text:p>
          </table:table-cell>
          <table:table-cell office:value-type="float" office:value="11879848" table:style-name="ce72">
            <text:p>11,879,848</text:p>
          </table:table-cell>
          <table:table-cell office:value-type="float" office:value="14567" table:style-name="ce72">
            <text:p>14,567</text:p>
          </table:table-cell>
          <table:table-cell office:value-type="float" office:value="7632" table:style-name="ce72">
            <text:p>7,632</text:p>
          </table:table-cell>
          <table:table-cell office:value-type="float" office:value="6935" table:style-name="ce72">
            <text:p>6,935</text:p>
          </table:table-cell>
          <table:table-cell office:value-type="float" office:value="7.27" table:style-name="ce73">
            <text:p>7.27</text:p>
          </table:table-cell>
          <table:table-cell office:value-type="float" office:value="15171" table:style-name="ce72">
            <text:p>15,171</text:p>
          </table:table-cell>
          <table:table-cell office:value-type="float" office:value="8989" table:style-name="ce72">
            <text:p>8,989</text:p>
          </table:table-cell>
          <table:table-cell office:value-type="float" office:value="6182" table:style-name="ce72">
            <text:p>6,182</text:p>
          </table:table-cell>
          <table:table-cell office:value-type="float" office:value="7.57" table:style-name="ce73">
            <text:p>7.57</text:p>
          </table:table-cell>
          <table:table-cell office:value-type="float" office:value="-604" table:style-name="ce205">
            <text:p>-604</text:p>
          </table:table-cell>
          <table:table-cell office:value-type="float" office:value="-0.3" table:style-name="ce74">
            <text:p>－ <text:s/>0.30</text:p>
          </table:table-cell>
          <table:table-cell table:style-name="ce80"/>
          <table:table-cell office:value-type="float" office:value="11180" table:style-name="ce80">
            <text:p>11,180</text:p>
          </table:table-cell>
          <table:table-cell table:number-columns-repeated="3" table:style-name="ce80"/>
          <table:table-cell office:value-type="float" office:value="5.58" table:style-name="ce81">
            <text:p>5.58</text:p>
          </table:table-cell>
          <table:table-cell table:style-name="ce80"/>
          <table:table-cell office:value-type="float" office:value="4456" table:style-name="ce82">
            <text:p>4,456</text:p>
          </table:table-cell>
          <table:table-cell table:number-columns-repeated="3" table:style-name="ce81"/>
          <table:table-cell office:value-type="float" office:value="2.2200000000000002" table:style-name="ce81">
            <text:p>2.22</text:p>
          </table:table-cell>
          <table:table-cell office:value-type="float" office:value="84368" table:style-name="ce80">
            <text:p>84,368</text:p>
          </table:table-cell>
          <table:table-cell office:value-type="float" office:value="84576" table:style-name="ce80">
            <text:p>84,576</text:p>
          </table:table-cell>
          <table:table-cell office:value-type="float" office:value="567044" table:style-name="ce72">
            <text:p>567,044</text:p>
          </table:table-cell>
          <table:table-cell table:number-columns-repeated="16353" table:style-name="ce70"/>
        </table:table-row>
        <table:table-row table:style-name="ro12">
          <table:table-cell office:value-type="string" table:number-columns-spanned="2" table:number-rows-spanned="1" table:style-name="ce230">
            <text:p>4 月</text:p>
          </table:table-cell>
          <table:covered-table-cell/>
          <table:table-cell office:value-type="float" office:value="8762104" table:style-name="ce72">
            <text:p>8,762,104</text:p>
          </table:table-cell>
          <table:table-cell office:value-type="float" office:value="23589312" table:style-name="ce72">
            <text:p>23,589,312</text:p>
          </table:table-cell>
          <table:table-cell office:value-type="float" office:value="11708129" table:style-name="ce72">
            <text:p>11,708,129</text:p>
          </table:table-cell>
          <table:table-cell office:value-type="float" office:value="11881183" table:style-name="ce72">
            <text:p>11,881,183</text:p>
          </table:table-cell>
          <table:table-cell office:value-type="float" office:value="14285" table:style-name="ce72">
            <text:p>14,285</text:p>
          </table:table-cell>
          <table:table-cell office:value-type="float" office:value="7435" table:style-name="ce72">
            <text:p>7,435</text:p>
          </table:table-cell>
          <table:table-cell office:value-type="float" office:value="6850" table:style-name="ce72">
            <text:p>6,850</text:p>
          </table:table-cell>
          <table:table-cell office:value-type="float" office:value="7.37" table:style-name="ce73">
            <text:p>7.37</text:p>
          </table:table-cell>
          <table:table-cell office:value-type="float" office:value="14996" table:style-name="ce72">
            <text:p>14,996</text:p>
          </table:table-cell>
          <table:table-cell office:value-type="float" office:value="8806" table:style-name="ce72">
            <text:p>8,806</text:p>
          </table:table-cell>
          <table:table-cell office:value-type="float" office:value="6190" table:style-name="ce72">
            <text:p>6,190</text:p>
          </table:table-cell>
          <table:table-cell office:value-type="float" office:value="7.73" table:style-name="ce73">
            <text:p>7.73</text:p>
          </table:table-cell>
          <table:table-cell office:value-type="float" office:value="-711" table:style-name="ce205">
            <text:p>-711</text:p>
          </table:table-cell>
          <table:table-cell office:value-type="float" office:value="-0.37" table:style-name="ce74">
            <text:p>－ <text:s/>0.37</text:p>
          </table:table-cell>
          <table:table-cell table:style-name="ce80"/>
          <table:table-cell office:value-type="float" office:value="9387" table:style-name="ce80">
            <text:p>9,387</text:p>
          </table:table-cell>
          <table:table-cell table:number-columns-repeated="3" table:style-name="ce80"/>
          <table:table-cell office:value-type="float" office:value="4.84" table:style-name="ce81">
            <text:p>4.84</text:p>
          </table:table-cell>
          <table:table-cell table:style-name="ce80"/>
          <table:table-cell office:value-type="float" office:value="4627" table:style-name="ce82">
            <text:p>4,627</text:p>
          </table:table-cell>
          <table:table-cell table:number-columns-repeated="3" table:style-name="ce81"/>
          <table:table-cell office:value-type="float" office:value="2.39" table:style-name="ce81">
            <text:p>2.39</text:p>
          </table:table-cell>
          <table:table-cell office:value-type="float" office:value="84757" table:style-name="ce80">
            <text:p>84,757</text:p>
          </table:table-cell>
          <table:table-cell office:value-type="float" office:value="83926" table:style-name="ce80">
            <text:p>83,926</text:p>
          </table:table-cell>
          <table:table-cell office:value-type="float" office:value="567502" table:style-name="ce72">
            <text:p>567,502</text:p>
          </table:table-cell>
          <table:table-cell table:number-columns-repeated="16353" table:style-name="ce70"/>
        </table:table-row>
        <table:table-row table:style-name="ro8">
          <table:table-cell office:value-type="string" table:number-columns-spanned="2" table:number-rows-spanned="1" table:style-name="ce230">
            <text:p>5 月</text:p>
          </table:table-cell>
          <table:covered-table-cell/>
          <table:table-cell office:value-type="float" office:value="8771842" table:style-name="ce72">
            <text:p>8,771,842</text:p>
          </table:table-cell>
          <table:table-cell office:value-type="float" office:value="23589870" table:style-name="ce72">
            <text:p>23,589,870</text:p>
          </table:table-cell>
          <table:table-cell office:value-type="float" office:value="11707074" table:style-name="ce72">
            <text:p>11,707,074</text:p>
          </table:table-cell>
          <table:table-cell office:value-type="float" office:value="11882796" table:style-name="ce72">
            <text:p>11,882,796</text:p>
          </table:table-cell>
          <table:table-cell office:value-type="float" office:value="14587" table:style-name="ce72">
            <text:p>14,587</text:p>
          </table:table-cell>
          <table:table-cell office:value-type="float" office:value="7504" table:style-name="ce72">
            <text:p>7,504</text:p>
          </table:table-cell>
          <table:table-cell office:value-type="float" office:value="7083" table:style-name="ce72">
            <text:p>7,083</text:p>
          </table:table-cell>
          <table:table-cell office:value-type="float" office:value="7.28" table:style-name="ce73">
            <text:p>7.28</text:p>
          </table:table-cell>
          <table:table-cell office:value-type="float" office:value="14655" table:style-name="ce72">
            <text:p>14,655</text:p>
          </table:table-cell>
          <table:table-cell office:value-type="float" office:value="8655" table:style-name="ce72">
            <text:p>8,655</text:p>
          </table:table-cell>
          <table:table-cell office:value-type="float" office:value="6000" table:style-name="ce72">
            <text:p>6,000</text:p>
          </table:table-cell>
          <table:table-cell office:value-type="float" office:value="7.31" table:style-name="ce73">
            <text:p>7.31</text:p>
          </table:table-cell>
          <table:table-cell office:value-type="float" office:value="-68" table:style-name="ce205">
            <text:p>-68</text:p>
          </table:table-cell>
          <table:table-cell office:value-type="float" office:value="-0.03" table:style-name="ce74">
            <text:p>－ <text:s/>0.03</text:p>
          </table:table-cell>
          <table:table-cell office:value-type="float" office:value="13106" table:style-name="ce80">
            <text:p>13,106</text:p>
          </table:table-cell>
          <table:table-cell office:value-type="float" office:value="12332" table:style-name="ce80">
            <text:p>12,332</text:p>
          </table:table-cell>
          <table:table-cell office:value-type="float" office:value="774" table:style-name="ce80">
            <text:p>774</text:p>
          </table:table-cell>
          <table:table-cell office:value-type="float" office:value="265" table:style-name="ce80">
            <text:p>265</text:p>
          </table:table-cell>
          <table:table-cell office:value-type="float" office:value="509" table:style-name="ce80">
            <text:p>509</text:p>
          </table:table-cell>
          <table:table-cell office:value-type="float" office:value="6.54" table:style-name="ce81">
            <text:p>6.54</text:p>
          </table:table-cell>
          <table:table-cell office:value-type="float" office:value="4916" table:style-name="ce80">
            <text:p>4,916</text:p>
          </table:table-cell>
          <table:table-cell office:value-type="float" office:value="4916" table:style-name="ce82">
            <text:p>4,916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2.4500000000000002" table:style-name="ce81">
            <text:p>2.45</text:p>
          </table:table-cell>
          <table:table-cell office:value-type="float" office:value="92651" table:style-name="ce80">
            <text:p>92,651</text:p>
          </table:table-cell>
          <table:table-cell office:value-type="float" office:value="92025" table:style-name="ce80">
            <text:p>92,025</text:p>
          </table:table-cell>
          <table:table-cell office:value-type="float" office:value="567987" table:style-name="ce72">
            <text:p>567,987</text:p>
          </table:table-cell>
          <table:table-cell table:number-columns-repeated="16353" table:style-name="ce70"/>
        </table:table-row>
        <table:table-row table:style-name="ro8">
          <table:table-cell office:value-type="string" table:number-columns-spanned="2" table:number-rows-spanned="1" table:style-name="ce230">
            <text:p>6 月</text:p>
          </table:table-cell>
          <table:covered-table-cell/>
          <table:table-cell office:value-type="float" office:value="8778661" table:style-name="ce72">
            <text:p>8,778,661</text:p>
          </table:table-cell>
          <table:table-cell office:value-type="float" office:value="23591031" table:style-name="ce72">
            <text:p>23,591,031</text:p>
          </table:table-cell>
          <table:table-cell office:value-type="float" office:value="11706411" table:style-name="ce72">
            <text:p>11,706,411</text:p>
          </table:table-cell>
          <table:table-cell office:value-type="float" office:value="11884620" table:style-name="ce72">
            <text:p>11,884,620</text:p>
          </table:table-cell>
          <table:table-cell office:value-type="float" office:value="12886" table:style-name="ce72">
            <text:p>12,886</text:p>
          </table:table-cell>
          <table:table-cell office:value-type="float" office:value="6737" table:style-name="ce72">
            <text:p>6,737</text:p>
          </table:table-cell>
          <table:table-cell office:value-type="float" office:value="6149" table:style-name="ce72">
            <text:p>6,149</text:p>
          </table:table-cell>
          <table:table-cell office:value-type="float" office:value="6.65" table:style-name="ce73">
            <text:p>6.65</text:p>
          </table:table-cell>
          <table:table-cell office:value-type="float" office:value="13302" table:style-name="ce72">
            <text:p>13,302</text:p>
          </table:table-cell>
          <table:table-cell office:value-type="float" office:value="7888" table:style-name="ce72">
            <text:p>7,888</text:p>
          </table:table-cell>
          <table:table-cell office:value-type="float" office:value="5414" table:style-name="ce72">
            <text:p>5,414</text:p>
          </table:table-cell>
          <table:table-cell office:value-type="float" office:value="6.86" table:style-name="ce73">
            <text:p>6.86</text:p>
          </table:table-cell>
          <table:table-cell office:value-type="float" office:value="-416" table:style-name="ce205">
            <text:p>-416</text:p>
          </table:table-cell>
          <table:table-cell office:value-type="float" office:value="-0.21" table:style-name="ce74">
            <text:p>－ <text:s/>0.21</text:p>
          </table:table-cell>
          <table:table-cell office:value-type="float" office:value="11326" table:style-name="ce80">
            <text:p>11,326</text:p>
          </table:table-cell>
          <table:table-cell office:value-type="float" office:value="10810" table:style-name="ce80">
            <text:p>10,810</text:p>
          </table:table-cell>
          <table:table-cell office:value-type="float" office:value="516" table:style-name="ce80">
            <text:p>516</text:p>
          </table:table-cell>
          <table:table-cell office:value-type="float" office:value="150" table:style-name="ce80">
            <text:p>150</text:p>
          </table:table-cell>
          <table:table-cell office:value-type="float" office:value="366" table:style-name="ce80">
            <text:p>366</text:p>
          </table:table-cell>
          <table:table-cell office:value-type="float" office:value="5.84" table:style-name="ce81">
            <text:p>5.84</text:p>
          </table:table-cell>
          <table:table-cell office:value-type="float" office:value="4400" table:style-name="ce80">
            <text:p>4,400</text:p>
          </table:table-cell>
          <table:table-cell office:value-type="float" office:value="4398" table:style-name="ce82">
            <text:p>4,398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2">
            <text:p>1</text:p>
          </table:table-cell>
          <table:table-cell office:value-type="float" office:value="1" table:style-name="ce82">
            <text:p>1</text:p>
          </table:table-cell>
          <table:table-cell office:value-type="float" office:value="2.27" table:style-name="ce81">
            <text:p>2.27</text:p>
          </table:table-cell>
          <table:table-cell office:value-type="float" office:value="76443" table:style-name="ce80">
            <text:p>76,443</text:p>
          </table:table-cell>
          <table:table-cell office:value-type="float" office:value="74866" table:style-name="ce80">
            <text:p>74,866</text:p>
          </table:table-cell>
          <table:table-cell office:value-type="float" office:value="568465" table:style-name="ce72">
            <text:p>568,465</text:p>
          </table:table-cell>
          <table:table-cell table:number-columns-repeated="16353" table:style-name="ce70"/>
        </table:table-row>
        <table:table-row table:style-name="ro13">
          <table:table-cell office:value-type="string" table:number-columns-spanned="2" table:number-rows-spanned="1" table:style-name="ce230">
            <text:p>7 月</text:p>
          </table:table-cell>
          <table:covered-table-cell/>
          <table:table-cell office:value-type="float" office:value="8788954" table:style-name="ce72">
            <text:p>8,788,954</text:p>
          </table:table-cell>
          <table:table-cell office:value-type="float" office:value="23592598" table:style-name="ce72">
            <text:p>23,592,598</text:p>
          </table:table-cell>
          <table:table-cell office:value-type="float" office:value="11705811" table:style-name="ce72">
            <text:p>11,705,811</text:p>
          </table:table-cell>
          <table:table-cell office:value-type="float" office:value="11886787" table:style-name="ce72">
            <text:p>11,886,787</text:p>
          </table:table-cell>
          <table:table-cell office:value-type="float" office:value="15104" table:style-name="ce72">
            <text:p>15,104</text:p>
          </table:table-cell>
          <table:table-cell office:value-type="float" office:value="7803" table:style-name="ce72">
            <text:p>7,803</text:p>
          </table:table-cell>
          <table:table-cell office:value-type="float" office:value="7301" table:style-name="ce72">
            <text:p>7,301</text:p>
          </table:table-cell>
          <table:table-cell office:value-type="float" office:value="7.54" table:style-name="ce73">
            <text:p>7.54</text:p>
          </table:table-cell>
          <table:table-cell office:value-type="float" office:value="15854" table:style-name="ce72">
            <text:p>15,854</text:p>
          </table:table-cell>
          <table:table-cell office:value-type="float" office:value="9248" table:style-name="ce72">
            <text:p>9,248</text:p>
          </table:table-cell>
          <table:table-cell office:value-type="float" office:value="6606" table:style-name="ce72">
            <text:p>6,606</text:p>
          </table:table-cell>
          <table:table-cell office:value-type="float" office:value="7.91" table:style-name="ce73">
            <text:p>7.91</text:p>
          </table:table-cell>
          <table:table-cell office:value-type="float" office:value="-750" table:style-name="ce205">
            <text:p>-750</text:p>
          </table:table-cell>
          <table:table-cell office:value-type="float" office:value="-0.37" table:style-name="ce74">
            <text:p>－ <text:s/>0.37</text:p>
          </table:table-cell>
          <table:table-cell office:value-type="float" office:value="10432" table:style-name="ce80">
            <text:p>10,432</text:p>
          </table:table-cell>
          <table:table-cell office:value-type="float" office:value="10098" table:style-name="ce80">
            <text:p>10,098</text:p>
          </table:table-cell>
          <table:table-cell office:value-type="float" office:value="334" table:style-name="ce80">
            <text:p>334</text:p>
          </table:table-cell>
          <table:table-cell office:value-type="float" office:value="126" table:style-name="ce80">
            <text:p>126</text:p>
          </table:table-cell>
          <table:table-cell office:value-type="float" office:value="208" table:style-name="ce80">
            <text:p>208</text:p>
          </table:table-cell>
          <table:table-cell office:value-type="float" office:value="5.21" table:style-name="ce81">
            <text:p>5.21</text:p>
          </table:table-cell>
          <table:table-cell office:value-type="float" office:value="5035" table:style-name="ce80">
            <text:p>5,035</text:p>
          </table:table-cell>
          <table:table-cell office:value-type="float" office:value="5022" table:style-name="ce82">
            <text:p>5,022</text:p>
          </table:table-cell>
          <table:table-cell office:value-type="float" office:value="13" table:style-name="ce82">
            <text:p>13</text:p>
          </table:table-cell>
          <table:table-cell office:value-type="float" office:value="10" table:style-name="ce82">
            <text:p>10</text:p>
          </table:table-cell>
          <table:table-cell office:value-type="float" office:value="3" table:style-name="ce82">
            <text:p>3</text:p>
          </table:table-cell>
          <table:table-cell office:value-type="float" office:value="2.5099999999999998" table:style-name="ce81">
            <text:p>2.51</text:p>
          </table:table-cell>
          <table:table-cell office:value-type="float" office:value="98131" table:style-name="ce80">
            <text:p>98,131</text:p>
          </table:table-cell>
          <table:table-cell office:value-type="float" office:value="95814" table:style-name="ce80">
            <text:p>95,814</text:p>
          </table:table-cell>
          <table:table-cell office:value-type="float" office:value="569008" table:style-name="ce72">
            <text:p>569,008</text:p>
          </table:table-cell>
          <table:table-cell table:number-columns-repeated="16353" table:style-name="ce70"/>
        </table:table-row>
        <table:table-row table:style-name="ro14">
          <table:table-cell office:value-type="string" table:number-columns-spanned="2" table:number-rows-spanned="1" table:style-name="ce230">
            <text:p>8 月</text:p>
          </table:table-cell>
          <table:covered-table-cell/>
          <table:table-cell office:value-type="float" office:value="8802401" table:style-name="ce76">
            <text:p>8,802,401</text:p>
          </table:table-cell>
          <table:table-cell office:value-type="float" office:value="23593794" table:style-name="ce76">
            <text:p>23,593,794</text:p>
          </table:table-cell>
          <table:table-cell office:value-type="float" office:value="11705234" table:style-name="ce76">
            <text:p>11,705,234</text:p>
          </table:table-cell>
          <table:table-cell office:value-type="float" office:value="11888560" table:style-name="ce76">
            <text:p>11,888,560</text:p>
          </table:table-cell>
          <table:table-cell office:value-type="float" office:value="14330" table:style-name="ce76">
            <text:p>14,330</text:p>
          </table:table-cell>
          <table:table-cell office:value-type="float" office:value="7427" table:style-name="ce76">
            <text:p>7,427</text:p>
          </table:table-cell>
          <table:table-cell office:value-type="float" office:value="6903" table:style-name="ce76">
            <text:p>6,903</text:p>
          </table:table-cell>
          <table:table-cell office:value-type="float" office:value="7.15" table:style-name="ce77">
            <text:p>7.15</text:p>
          </table:table-cell>
          <table:table-cell office:value-type="float" office:value="13983" table:style-name="ce76">
            <text:p>13,983</text:p>
          </table:table-cell>
          <table:table-cell office:value-type="float" office:value="8190" table:style-name="ce76">
            <text:p>8,190</text:p>
          </table:table-cell>
          <table:table-cell office:value-type="float" office:value="5793" table:style-name="ce76">
            <text:p>5,793</text:p>
          </table:table-cell>
          <table:table-cell office:value-type="float" office:value="6.98" table:style-name="ce77">
            <text:p>6.98</text:p>
          </table:table-cell>
          <table:table-cell office:value-type="float" office:value="347" table:style-name="ce205">
            <text:p>347</text:p>
          </table:table-cell>
          <table:table-cell office:value-type="float" office:value="0.17" table:style-name="ce74">
            <text:p>0.17</text:p>
          </table:table-cell>
          <table:table-cell office:value-type="float" office:value="5121" table:style-name="ce80">
            <text:p>5,121</text:p>
          </table:table-cell>
          <table:table-cell office:value-type="float" office:value="4918" table:style-name="ce83">
            <text:p>4,918</text:p>
          </table:table-cell>
          <table:table-cell office:value-type="float" office:value="203" table:style-name="ce83">
            <text:p>203</text:p>
          </table:table-cell>
          <table:table-cell office:value-type="float" office:value="64" table:style-name="ce83">
            <text:p>64</text:p>
          </table:table-cell>
          <table:table-cell office:value-type="float" office:value="139" table:style-name="ce83">
            <text:p>139</text:p>
          </table:table-cell>
          <table:table-cell office:value-type="float" office:value="2.56" table:style-name="ce84">
            <text:p>2.56</text:p>
          </table:table-cell>
          <table:table-cell office:value-type="float" office:value="4665" table:style-name="ce80">
            <text:p>4,665</text:p>
          </table:table-cell>
          <table:table-cell office:value-type="float" office:value="4646" table:style-name="ce85">
            <text:p>4,646</text:p>
          </table:table-cell>
          <table:table-cell office:value-type="float" office:value="19" table:style-name="ce85">
            <text:p>19</text:p>
          </table:table-cell>
          <table:table-cell office:value-type="float" office:value="7" table:style-name="ce85">
            <text:p>7</text:p>
          </table:table-cell>
          <table:table-cell office:value-type="float" office:value="12" table:style-name="ce85">
            <text:p>12</text:p>
          </table:table-cell>
          <table:table-cell office:value-type="float" office:value="2.33" table:style-name="ce84">
            <text:p>2.33</text:p>
          </table:table-cell>
          <table:table-cell office:value-type="float" office:value="92486" table:style-name="ce83">
            <text:p>92,486</text:p>
          </table:table-cell>
          <table:table-cell office:value-type="float" office:value="91637" table:style-name="ce83">
            <text:p>91,637</text:p>
          </table:table-cell>
          <table:table-cell office:value-type="float" office:value="569677" table:style-name="ce76">
            <text:p>569,677</text:p>
          </table:table-cell>
          <table:table-cell table:number-columns-repeated="16353" table:style-name="ce70"/>
        </table:table-row>
        <table:table-row table:style-name="ro15">
          <table:table-cell office:value-type="string" table:number-columns-spanned="2" table:number-rows-spanned="1" table:style-name="ce234">
            <text:p>9 月</text:p>
          </table:table-cell>
          <table:covered-table-cell/>
          <table:table-cell office:value-type="float" office:value="8824319" table:style-name="ce86">
            <text:p>8,824,319</text:p>
          </table:table-cell>
          <table:table-cell office:value-type="float" office:value="23593783" table:style-name="ce87">
            <text:p>23,593,783</text:p>
          </table:table-cell>
          <table:table-cell office:value-type="float" office:value="11704227" table:style-name="ce87">
            <text:p>11,704,227</text:p>
          </table:table-cell>
          <table:table-cell office:value-type="float" office:value="11889556" table:style-name="ce87">
            <text:p>11,889,556</text:p>
          </table:table-cell>
          <table:table-cell office:value-type="float" office:value="14533" table:style-name="ce87">
            <text:p>14,533</text:p>
          </table:table-cell>
          <table:table-cell office:value-type="float" office:value="7515" table:style-name="ce87">
            <text:p>7,515</text:p>
          </table:table-cell>
          <table:table-cell office:value-type="float" office:value="7018" table:style-name="ce87">
            <text:p>7,018</text:p>
          </table:table-cell>
          <table:table-cell office:value-type="float" office:value="7.49" table:style-name="ce88">
            <text:p>7.49</text:p>
          </table:table-cell>
          <table:table-cell office:value-type="float" office:value="13866" table:style-name="ce87">
            <text:p>13,866</text:p>
          </table:table-cell>
          <table:table-cell office:value-type="float" office:value="8148" table:style-name="ce87">
            <text:p>8,148</text:p>
          </table:table-cell>
          <table:table-cell office:value-type="float" office:value="5718" table:style-name="ce87">
            <text:p>5,718</text:p>
          </table:table-cell>
          <table:table-cell office:value-type="float" office:value="7.15" table:style-name="ce88">
            <text:p>7.15</text:p>
          </table:table-cell>
          <table:table-cell office:value-type="float" office:value="667" table:style-name="ce203">
            <text:p>667</text:p>
          </table:table-cell>
          <table:table-cell office:value-type="float" office:value="0.34" table:style-name="ce89">
            <text:p>0.34</text:p>
          </table:table-cell>
          <table:table-cell office:value-type="float" office:value="11656" table:style-name="ce87">
            <text:p>11,656</text:p>
          </table:table-cell>
          <table:table-cell office:value-type="float" office:value="11328" table:style-name="ce87">
            <text:p>11,328</text:p>
          </table:table-cell>
          <table:table-cell office:value-type="float" office:value="328" table:style-name="ce87">
            <text:p>328</text:p>
          </table:table-cell>
          <table:table-cell office:value-type="float" office:value="89" table:style-name="ce87">
            <text:p>89</text:p>
          </table:table-cell>
          <table:table-cell office:value-type="float" office:value="239" table:style-name="ce87">
            <text:p>239</text:p>
          </table:table-cell>
          <table:table-cell office:value-type="float" office:value="6.01" table:style-name="ce88">
            <text:p>6.01</text:p>
          </table:table-cell>
          <table:table-cell office:value-type="float" office:value="4402" table:style-name="ce87">
            <text:p>4,402</text:p>
          </table:table-cell>
          <table:table-cell office:value-type="float" office:value="4386" table:style-name="ce227">
            <text:p>4,386</text:p>
          </table:table-cell>
          <table:table-cell office:value-type="float" office:value="16" table:style-name="ce78">
            <text:p>16</text:p>
          </table:table-cell>
          <table:table-cell office:value-type="float" office:value="10" table:style-name="ce78">
            <text:p>10</text:p>
          </table:table-cell>
          <table:table-cell office:value-type="float" office:value="6" table:style-name="ce78">
            <text:p>6</text:p>
          </table:table-cell>
          <table:table-cell office:value-type="float" office:value="2.27" table:style-name="ce77">
            <text:p>2.27</text:p>
          </table:table-cell>
          <table:table-cell office:value-type="float" office:value="90276" table:style-name="ce227">
            <text:p>90,276</text:p>
          </table:table-cell>
          <table:table-cell office:value-type="float" office:value="90954" table:style-name="ce228">
            <text:p>90,954</text:p>
          </table:table-cell>
          <table:table-cell office:value-type="float" office:value="570074" table:style-name="ce87">
            <text:p>570,074</text:p>
          </table:table-cell>
          <table:table-cell table:number-columns-repeated="16353" table:style-name="ce90"/>
        </table:table-row>
        <table:table-row table:style-name="ro16">
          <table:table-cell office:value-type="string" table:number-columns-spanned="2" table:number-rows-spanned="1" table:style-name="ce351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1599999999999999" table:style-name="ce91">
            <text:p>1.16</text:p>
          </table:table-cell>
          <table:table-cell office:value-type="float" office:value="7.0000000000000007E-2" table:style-name="ce91">
            <text:p>0.07</text:p>
          </table:table-cell>
          <table:table-cell office:value-type="float" office:value="-0.06" table:style-name="ce91">
            <text:p>－ <text:s text:c="2"/>0.06</text:p>
          </table:table-cell>
          <table:table-cell office:value-type="float" office:value="0.2" table:style-name="ce91">
            <text:p>0.20</text:p>
          </table:table-cell>
          <table:table-cell office:value-type="float" office:value="4.46" table:style-name="ce91">
            <text:p>4.46</text:p>
          </table:table-cell>
          <table:table-cell office:value-type="float" office:value="4.3499999999999996" table:style-name="ce91">
            <text:p>4.35</text:p>
          </table:table-cell>
          <table:table-cell office:value-type="float" office:value="4.57" table:style-name="ce91">
            <text:p>4.57</text:p>
          </table:table-cell>
          <table:table-cell office:value-type="float" office:value="0.3100000000000005" table:style-name="ce92">
            <text:p>0.31</text:p>
          </table:table-cell>
          <table:table-cell office:value-type="float" office:value="7.61" table:style-name="ce91">
            <text:p>7.61</text:p>
          </table:table-cell>
          <table:table-cell office:value-type="float" office:value="6.54" table:style-name="ce91">
            <text:p>6.54</text:p>
          </table:table-cell>
          <table:table-cell office:value-type="float" office:value="9.16" table:style-name="ce91">
            <text:p>9.16</text:p>
          </table:table-cell>
          <table:table-cell office:value-type="float" office:value="0.5" table:style-name="ce92">
            <text:p>0.50</text:p>
          </table:table-cell>
          <table:table-cell office:value-type="float" office:value="-35.049999999999997" table:style-name="ce93">
            <text:p>-35.05</text:p>
          </table:table-cell>
          <table:table-cell office:value-type="float" office:value="-0.19" table:style-name="ce207">
            <text:p>-0.19</text:p>
          </table:table-cell>
          <table:table-cell table:style-name="ce94"/>
          <table:table-cell office:value-type="float" office:value="31.63" table:style-name="ce94">
            <text:p>31.63</text:p>
          </table:table-cell>
          <table:table-cell table:number-columns-repeated="3" table:style-name="ce95"/>
          <table:table-cell office:value-type="float" office:value="1.5699999999999994" table:style-name="ce92">
            <text:p>1.57</text:p>
          </table:table-cell>
          <table:table-cell table:style-name="ce94"/>
          <table:table-cell office:value-type="float" office:value="6.17" table:style-name="ce94">
            <text:p>6.17</text:p>
          </table:table-cell>
          <table:table-cell table:number-columns-repeated="3" table:style-name="ce92"/>
          <table:table-cell office:value-type="float" office:value="0.14000000000000012" table:style-name="ce92">
            <text:p>0.14</text:p>
          </table:table-cell>
          <table:table-cell office:value-type="float" office:value="19.399999999999999" table:style-name="ce91">
            <text:p>19.40</text:p>
          </table:table-cell>
          <table:table-cell office:value-type="float" office:value="19.03" table:style-name="ce91">
            <text:p>19.03</text:p>
          </table:table-cell>
          <table:table-cell office:value-type="float" office:value="1.06" table:style-name="ce95">
            <text:p>1.06</text:p>
          </table:table-cell>
          <table:table-cell table:number-columns-repeated="16353" table:style-name="ce90"/>
        </table:table-row>
        <table:table-row table:style-name="ro17">
          <table:table-cell office:value-type="string" table:number-columns-spanned="2" table:number-rows-spanned="1" table:style-name="ce348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25" table:style-name="ce96">
            <text:p>0.25</text:p>
          </table:table-cell>
          <table:table-cell office:value-type="float" office:value="-5.0000000000000002E-5" table:style-name="ce340">
            <text:p>－ <text:s text:c="2"/>0.00</text:p>
          </table:table-cell>
          <table:table-cell office:value-type="float" office:value="-0.01" table:style-name="ce96">
            <text:p>－ <text:s text:c="2"/>0.01</text:p>
          </table:table-cell>
          <table:table-cell office:value-type="float" office:value="0.01" table:style-name="ce96">
            <text:p>0.01</text:p>
          </table:table-cell>
          <table:table-cell office:value-type="float" office:value="1.42" table:style-name="ce96">
            <text:p>1.42</text:p>
          </table:table-cell>
          <table:table-cell office:value-type="float" office:value="1.18" table:style-name="ce96">
            <text:p>1.18</text:p>
          </table:table-cell>
          <table:table-cell office:value-type="float" office:value="1.67" table:style-name="ce96">
            <text:p>1.67</text:p>
          </table:table-cell>
          <table:table-cell office:value-type="float" office:value="0.33999999999999986" table:style-name="ce97">
            <text:p>0.34</text:p>
          </table:table-cell>
          <table:table-cell office:value-type="float" office:value="-0.84" table:style-name="ce96">
            <text:p>－ <text:s text:c="2"/>0.84</text:p>
          </table:table-cell>
          <table:table-cell office:value-type="float" office:value="-0.51" table:style-name="ce96">
            <text:p>－ <text:s text:c="2"/>0.51</text:p>
          </table:table-cell>
          <table:table-cell office:value-type="float" office:value="-1.29" table:style-name="ce96">
            <text:p>－ <text:s text:c="2"/>1.29</text:p>
          </table:table-cell>
          <table:table-cell office:value-type="float" office:value="0.16999999999999993" table:style-name="ce97">
            <text:p>0.17</text:p>
          </table:table-cell>
          <table:table-cell office:value-type="float" office:value="92.22" table:style-name="ce93">
            <text:p>92.22</text:p>
          </table:table-cell>
          <table:table-cell office:value-type="float" office:value="0.17" table:style-name="ce208">
            <text:p>0.17</text:p>
          </table:table-cell>
          <table:table-cell table:style-name="ce98"/>
          <table:table-cell office:value-type="float" office:value="130.34" table:style-name="ce98">
            <text:p>130.34</text:p>
          </table:table-cell>
          <table:table-cell office:value-type="float" office:value="61.58" table:style-name="ce96">
            <text:p>61.58</text:p>
          </table:table-cell>
          <table:table-cell office:value-type="float" office:value="39.06" table:style-name="ce96">
            <text:p>39.06</text:p>
          </table:table-cell>
          <table:table-cell office:value-type="float" office:value="71.94" table:style-name="ce96">
            <text:p>71.94</text:p>
          </table:table-cell>
          <table:table-cell office:value-type="float" office:value="3.4499999999999997" table:style-name="ce97">
            <text:p>3.45</text:p>
          </table:table-cell>
          <table:table-cell table:style-name="ce98"/>
          <table:table-cell office:value-type="float" office:value="-5.6" table:style-name="ce98">
            <text:p>－ <text:s text:c="2"/>5.60</text:p>
          </table:table-cell>
          <table:table-cell office:value-type="float" office:value="-15.79" table:style-name="ce97">
            <text:p>－ <text:s/>15.79</text:p>
          </table:table-cell>
          <table:table-cell office:value-type="float" office:value="42.86" table:style-name="ce97">
            <text:p>42.86</text:p>
          </table:table-cell>
          <table:table-cell office:value-type="float" office:value="-50" table:style-name="ce97">
            <text:p>－ <text:s/>50.00</text:p>
          </table:table-cell>
          <table:table-cell office:value-type="float" office:value="-6.0000000000000053E-2" table:style-name="ce97">
            <text:p>－ <text:s/>0.06</text:p>
          </table:table-cell>
          <table:table-cell office:value-type="float" office:value="-2.39" table:style-name="ce96">
            <text:p>－ <text:s text:c="2"/>2.39</text:p>
          </table:table-cell>
          <table:table-cell office:value-type="float" office:value="-0.75" table:style-name="ce96">
            <text:p>－ <text:s text:c="2"/>0.75</text:p>
          </table:table-cell>
          <table:table-cell office:value-type="float" office:value="7.0000000000000007E-2" table:style-name="ce96">
            <text:p>0.07</text:p>
          </table:table-cell>
          <table:table-cell table:number-columns-repeated="16353" table:style-name="ce90"/>
        </table:table-row>
        <table:table-row table:style-name="ro18">
          <table:table-cell office:value-type="string" table:number-columns-spanned="1" table:number-rows-spanned="2" table:style-name="ce349">
            <text:p>本年1~9月</text:p>
            <text:p>較上年1~9</text:p>
            <text:p>月増減</text:p>
          </table:table-cell>
          <table:table-cell office:value-type="string" table:number-columns-spanned="1" table:number-rows-spanned="2" table:style-name="ce350">
            <text:p>實數</text:p>
            <text:p>% △</text:p>
          </table:table-cell>
          <table:table-cell office:value-type="float" office:value="101322" table:style-name="ce99">
            <text:p>101,322</text:p>
          </table:table-cell>
          <table:table-cell office:value-type="float" office:value="16295" table:style-name="ce100">
            <text:p>16,295</text:p>
          </table:table-cell>
          <table:table-cell office:value-type="float" office:value="-7120" table:style-name="ce101">
            <text:p>－ 7,120</text:p>
          </table:table-cell>
          <table:table-cell office:value-type="float" office:value="23415" table:style-name="ce100">
            <text:p>23,415</text:p>
          </table:table-cell>
          <table:table-cell office:value-type="float" office:value="-3674" table:style-name="ce101">
            <text:p>－ 3,674</text:p>
          </table:table-cell>
          <table:table-cell office:value-type="float" office:value="-1779" table:style-name="ce101">
            <text:p>－ 1,779</text:p>
          </table:table-cell>
          <table:table-cell office:value-type="float" office:value="-1895" table:style-name="ce101">
            <text:p>－ 1,895</text:p>
          </table:table-cell>
          <table:table-cell table:style-name="ce102"/>
          <table:table-cell office:value-type="float" office:value="568" table:style-name="ce101">
            <text:p>568</text:p>
          </table:table-cell>
          <table:table-cell office:value-type="float" office:value="308" table:style-name="ce101">
            <text:p>308</text:p>
          </table:table-cell>
          <table:table-cell office:value-type="float" office:value="260" table:style-name="ce101">
            <text:p>260</text:p>
          </table:table-cell>
          <table:table-cell table:style-name="ce102"/>
          <table:table-cell office:value-type="float" office:value="-4242" table:style-name="ce101">
            <text:p>－ 4,242</text:p>
          </table:table-cell>
          <table:table-cell table:style-name="ce103"/>
          <table:table-cell table:style-name="ce104"/>
          <table:table-cell office:value-type="float" office:value="-989" table:style-name="ce104">
            <text:p>－ 989</text:p>
          </table:table-cell>
          <table:table-cell table:number-columns-repeated="3" table:style-name="ce101"/>
          <table:table-cell table:style-name="ce102"/>
          <table:table-cell table:style-name="ce104"/>
          <table:table-cell office:value-type="float" office:value="-59" table:style-name="ce104">
            <text:p>－ 59</text:p>
          </table:table-cell>
          <table:table-cell table:number-columns-repeated="4" table:style-name="ce102"/>
          <table:table-cell office:value-type="float" office:value="7614" table:style-name="ce101">
            <text:p>7,614</text:p>
          </table:table-cell>
          <table:table-cell office:value-type="float" office:value="4782" table:style-name="ce101">
            <text:p>4,782</text:p>
          </table:table-cell>
          <table:table-cell office:value-type="float" office:value="5954" table:style-name="ce101">
            <text:p>5,954</text:p>
          </table:table-cell>
          <table:table-cell table:number-columns-repeated="16353" table:style-name="ce90"/>
        </table:table-row>
        <table:table-row table:style-name="ro19">
          <table:covered-table-cell/>
          <table:covered-table-cell/>
          <table:table-cell office:value-type="float" office:value="1.1599999999999999" table:style-name="ce105">
            <text:p>1.16</text:p>
          </table:table-cell>
          <table:table-cell office:value-type="float" office:value="7.0000000000000007E-2" table:style-name="ce106">
            <text:p>0.07</text:p>
          </table:table-cell>
          <table:table-cell office:value-type="float" office:value="-0.06" table:style-name="ce106">
            <text:p>－ <text:s text:c="2"/>0.06</text:p>
          </table:table-cell>
          <table:table-cell office:value-type="float" office:value="0.2" table:style-name="ce106">
            <text:p>0.20</text:p>
          </table:table-cell>
          <table:table-cell office:value-type="float" office:value="-2.75" table:style-name="ce107">
            <text:p>－ <text:s/>2.75</text:p>
          </table:table-cell>
          <table:table-cell office:value-type="float" office:value="-2.58" table:style-name="ce107">
            <text:p>－ <text:s/>2.58</text:p>
          </table:table-cell>
          <table:table-cell office:value-type="float" office:value="-2.94" table:style-name="ce107">
            <text:p>－ <text:s/>2.94</text:p>
          </table:table-cell>
          <table:table-cell office:value-type="float" office:value="-0.21999999999999975" table:style-name="ce107">
            <text:p>－ <text:s/>0.22</text:p>
          </table:table-cell>
          <table:table-cell office:value-type="float" office:value="0.43" table:style-name="ce107">
            <text:p>0.43</text:p>
          </table:table-cell>
          <table:table-cell office:value-type="float" office:value="0.4" table:style-name="ce107">
            <text:p>0.40</text:p>
          </table:table-cell>
          <table:table-cell office:value-type="float" office:value="0.48" table:style-name="ce107">
            <text:p>0.48</text:p>
          </table:table-cell>
          <table:table-cell office:value-type="float" office:value="2.9999999999999361E-2" table:style-name="ce107">
            <text:p>0.03</text:p>
          </table:table-cell>
          <table:table-cell office:value-type="string" table:style-name="ce108">
            <text:p>--</text:p>
          </table:table-cell>
          <table:table-cell office:value-type="float" office:value="-0.24" table:style-name="ce209">
            <text:p>-0.24</text:p>
          </table:table-cell>
          <table:table-cell table:style-name="ce109"/>
          <table:table-cell office:value-type="float" office:value="-1.04" table:style-name="ce109">
            <text:p>－ <text:s/>1.04</text:p>
          </table:table-cell>
          <table:table-cell table:number-columns-repeated="3" table:style-name="ce107"/>
          <table:table-cell table:number-columns-repeated="2" table:style-name="ce109"/>
          <table:table-cell office:value-type="float" office:value="-0.14000000000000001" table:style-name="ce109">
            <text:p>－ <text:s/>0.14</text:p>
          </table:table-cell>
          <table:table-cell table:number-columns-repeated="4" table:style-name="ce107"/>
          <table:table-cell office:value-type="float" office:value="0.99" table:style-name="ce107">
            <text:p>0.99</text:p>
          </table:table-cell>
          <table:table-cell office:value-type="float" office:value="0.63" table:style-name="ce107">
            <text:p>0.63</text:p>
          </table:table-cell>
          <table:table-cell office:value-type="float" office:value="1.06" table:style-name="ce107">
            <text:p>1.06</text:p>
          </table:table-cell>
          <table:table-cell table:number-columns-repeated="16353" table:style-name="ce90"/>
        </table:table-row>
        <table:table-row table:style-name="ro20">
          <table:table-cell table:style-name="ce40"/>
          <table:table-cell table:style-name="ce110"/>
          <table:table-cell office:value-type="string" table:style-name="ce110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number-columns-repeated="7" table:style-name="ce111"/>
          <table:table-cell table:number-columns-repeated="3" table:style-name="ce40"/>
          <table:table-cell table:style-name="ce112"/>
          <table:table-cell table:style-name="ce113"/>
          <table:table-cell table:style-name="ce114"/>
          <table:table-cell table:number-columns-repeated="5" table:style-name="ce40"/>
          <table:table-cell table:style-name="ce112"/>
          <table:table-cell table:style-name="ce113"/>
          <table:table-cell table:number-columns-repeated="7" table:style-name="ce40"/>
          <table:table-cell office:value-type="string" table:style-name="ce114">
            <text:p><text:s text:c="16"/>內政部戶政司 民國 108 年 10 月 7 日編製</text:p>
          </table:table-cell>
          <table:table-cell table:number-columns-repeated="16353"/>
        </table:table-row>
        <table:table-row table:style-name="ro21">
          <table:table-cell table:style-name="ce40"/>
          <table:table-cell table:style-name="ce116"/>
          <table:table-cell office:value-type="string" table:style-name="ce115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7" table:style-name="ce40"/>
          <table:table-cell table:style-name="ce117"/>
          <table:table-cell table:number-columns-repeated="16353"/>
        </table:table-row>
        <table:table-row table:style-name="ro22">
          <table:table-cell table:style-name="ce40"/>
          <table:table-cell table:style-name="ce116"/>
          <table:table-cell office:value-type="string" table:style-name="ce115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number-columns-repeated="16381" table:style-name="ce40"/>
        </table:table-row>
        <table:table-row table:style-name="ro14">
          <table:table-cell table:style-name="ce40"/>
          <table:table-cell table:style-name="ce116"/>
          <table:table-cell office:value-type="string" table:style-name="ce115">
            <text:p><text:s text:c="14"/>4.相同性別2人之結婚及終止結婚資料係自108年5月24日起統計。</text:p>
          </table:table-cell>
          <table:table-cell table:number-columns-repeated="16381" table:style-name="ce40"/>
        </table:table-row>
        <table:table-row table:style-name="ro23">
          <table:table-cell table:number-columns-repeated="16384" table:style-name="ce40"/>
        </table:table-row>
        <table:table-row table:style-name="ro14">
          <table:table-cell table:number-columns-repeated="2" table:style-name="ce40"/>
          <table:table-cell table:style-name="ce118"/>
          <table:table-cell table:number-columns-repeated="16381" table:style-name="ce4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40"/>
          <table:table-cell table:style-name="ce119"/>
          <table:table-cell table:number-columns-repeated="16380" table:style-name="ce40"/>
        </table:table-row>
        <table:table-row table:number-rows-repeated="1048514" table:style-name="ro1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6" table:default-cell-style-name="ce40"/>
        <table:table-column table:style-name="co17" table:default-cell-style-name="ce40"/>
        <table:table-column table:style-name="co18" table:number-columns-repeated="3" table:default-cell-style-name="ce40"/>
        <table:table-column table:style-name="co17" table:number-columns-repeated="9" table:default-cell-style-name="ce40"/>
        <table:table-column table:style-name="co17" table:default-cell-style-name="ce64"/>
        <table:table-column table:style-name="co19" table:default-cell-style-name="ce120"/>
        <table:table-column table:style-name="co20" table:default-cell-style-name="ce40"/>
        <table:table-column table:style-name="co21" table:number-columns-repeated="2" table:default-cell-style-name="ce40"/>
        <table:table-column table:style-name="co1" table:default-cell-style-name="ce40"/>
        <table:table-column table:style-name="co22" table:number-columns-repeated="2" table:default-cell-style-name="ce40"/>
        <table:table-column table:style-name="co20" table:default-cell-style-name="ce40"/>
        <table:table-column table:style-name="co23" table:default-cell-style-name="ce40"/>
        <table:table-column table:style-name="co24" table:default-cell-style-name="ce40"/>
        <table:table-column table:style-name="co1" table:default-cell-style-name="ce40"/>
        <table:table-column table:style-name="co23" table:default-cell-style-name="ce40"/>
        <table:table-column table:style-name="co25" table:number-columns-repeated="3" table:default-cell-style-name="ce40"/>
        <table:table-column table:style-name="co15" table:number-columns-repeated="16354" table:default-cell-style-name="ce40"/>
        <table:table-row table:style-name="ro24">
          <table:table-cell table:number-columns-repeated="14" table:style-name="ce40"/>
          <table:table-cell table:style-name="ce64"/>
          <table:table-cell table:style-name="ce120"/>
          <table:table-cell table:number-columns-repeated="16368" table:style-name="ce40"/>
        </table:table-row>
        <table:table-row table:style-name="ro25">
          <table:table-cell office:value-type="string" table:number-columns-spanned="15" table:number-rows-spanned="1" table:style-name="ce315">
            <text:p>民 國 108 年 9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311">
            <text:p>民 國 108 年 9 月 戶 口 統 計 速 報 表 (縣市別)(續)</text:p>
          </table:table-cell>
          <table:covered-table-cell table:number-columns-repeated="14"/>
          <table:table-cell table:number-columns-repeated="16354" table:style-name="ce40"/>
        </table:table-row>
        <table:table-row table:style-name="ro5">
          <table:table-cell table:number-columns-repeated="14" table:style-name="ce121"/>
          <table:table-cell table:style-name="ce211"/>
          <table:table-cell table:style-name="ce122"/>
          <table:table-cell table:number-columns-repeated="13" table:style-name="ce121"/>
          <table:table-cell office:value-type="string" table:style-name="ce42">
            <text:p>單位：人；‰；對</text:p>
          </table:table-cell>
          <table:table-cell table:number-columns-repeated="16354" table:style-name="ce40"/>
        </table:table-row>
        <table:table-row table:style-name="ro26">
          <table:table-cell office:value-type="string" table:number-columns-spanned="1" table:number-rows-spanned="3" table:style-name="ce283">
            <text:p>區 域 別</text:p>
          </table:table-cell>
          <table:table-cell office:value-type="string" table:number-columns-spanned="1" table:number-rows-spanned="3" table:style-name="ce288">
            <text:p>戶　數</text:p>
          </table:table-cell>
          <table:table-cell office:value-type="string" table:style-name="ce43">
            <text:p>人</text:p>
          </table:table-cell>
          <table:table-cell office:value-type="string" table:style-name="ce43">
            <text:p>口</text:p>
          </table:table-cell>
          <table:table-cell office:value-type="string" table:style-name="ce43">
            <text:p>數</text:p>
          </table:table-cell>
          <table:table-cell office:value-type="string" table:style-name="ce123">
            <text:p>出　 <text:s text:c="2"/>　　生</text:p>
          </table:table-cell>
          <table:table-cell table:number-columns-repeated="3" table:style-name="ce124"/>
          <table:table-cell office:value-type="string" table:style-name="ce123">
            <text:p>死 <text:s text:c="4"/>　　亡</text:p>
          </table:table-cell>
          <table:table-cell table:number-columns-repeated="3" table:style-name="ce124"/>
          <table:table-cell office:value-type="string" table:number-columns-spanned="2" table:number-rows-spanned="1" table:style-name="ce353">
            <text:p>自 然 增 加</text:p>
          </table:table-cell>
          <table:covered-table-cell/>
          <table:table-cell office:value-type="string" table:number-columns-spanned="6" table:number-rows-spanned="1" table:style-name="ce355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56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54">
            <text:p>遷入</text:p>
            <text:p>人數</text:p>
          </table:table-cell>
          <table:table-cell office:value-type="string" table:number-columns-spanned="1" table:number-rows-spanned="4" table:style-name="ce354">
            <text:p>遷出</text:p>
            <text:p>人數</text:p>
          </table:table-cell>
          <table:table-cell office:value-type="string" table:number-columns-spanned="1" table:number-rows-spanned="4" table:style-name="ce352">
            <text:p>原住民</text:p>
            <text:p>人口數</text:p>
          </table:table-cell>
          <table:table-cell table:style-name="ce125"/>
          <table:table-cell table:number-columns-repeated="16353"/>
        </table:table-row>
        <table:table-row table:style-name="ro27">
          <table:covered-table-cell/>
          <table:covered-table-cell/>
          <table:table-cell office:value-type="string" table:number-columns-spanned="1" table:number-rows-spanned="2" table:style-name="ce288">
            <text:p>計</text:p>
          </table:table-cell>
          <table:table-cell office:value-type="string" table:number-columns-spanned="1" table:number-rows-spanned="2" table:style-name="ce288">
            <text:p>男</text:p>
          </table:table-cell>
          <table:table-cell office:value-type="string" table:number-columns-spanned="1" table:number-rows-spanned="2" table:style-name="ce288">
            <text:p>女</text:p>
          </table:table-cell>
          <table:table-cell office:value-type="string" table:number-columns-spanned="1" table:number-rows-spanned="3" table:style-name="ce353">
            <text:p>計</text:p>
          </table:table-cell>
          <table:table-cell office:value-type="string" table:number-columns-spanned="1" table:number-rows-spanned="3" table:style-name="ce353">
            <text:p>男</text:p>
          </table:table-cell>
          <table:table-cell office:value-type="string" table:number-columns-spanned="1" table:number-rows-spanned="3" table:style-name="ce353">
            <text:p>女</text:p>
          </table:table-cell>
          <table:table-cell office:value-type="string" table:style-name="ce126">
            <text:p>折合年</text:p>
          </table:table-cell>
          <table:table-cell office:value-type="string" table:number-columns-spanned="1" table:number-rows-spanned="3" table:style-name="ce353">
            <text:p>計</text:p>
          </table:table-cell>
          <table:table-cell office:value-type="string" table:number-columns-spanned="1" table:number-rows-spanned="3" table:style-name="ce353">
            <text:p>男</text:p>
          </table:table-cell>
          <table:table-cell office:value-type="string" table:number-columns-spanned="1" table:number-rows-spanned="3" table:style-name="ce353">
            <text:p>女</text:p>
          </table:table-cell>
          <table:table-cell office:value-type="string" table:style-name="ce127">
            <text:p>折合年</text:p>
          </table:table-cell>
          <table:table-cell table:style-name="ce128"/>
          <table:table-cell office:value-type="string" table:style-name="ce210">
            <text:p>折合年自</text:p>
          </table:table-cell>
          <table:table-cell office:value-type="string" table:number-columns-spanned="1" table:number-rows-spanned="3" table:style-name="ce359">
            <text:p>合 計</text:p>
          </table:table-cell>
          <table:table-cell office:value-type="string" table:number-columns-spanned="1" table:number-rows-spanned="3" table:style-name="ce358">
            <text:p>不同性別</text:p>
          </table:table-cell>
          <table:table-cell office:value-type="string" table:number-columns-spanned="3" table:number-rows-spanned="1" table:style-name="ce355">
            <text:p>相同性別</text:p>
          </table:table-cell>
          <table:covered-table-cell table:number-columns-repeated="2"/>
          <table:table-cell office:value-type="string" table:style-name="ce44">
            <text:p>折合年</text:p>
          </table:table-cell>
          <table:table-cell office:value-type="string" table:number-columns-spanned="1" table:number-rows-spanned="3" table:style-name="ce355">
            <text:p>合 計</text:p>
          </table:table-cell>
          <table:table-cell office:value-type="string" table:number-columns-spanned="1" table:number-rows-spanned="3" table:style-name="ce358">
            <text:p>不同性別</text:p>
          </table:table-cell>
          <table:table-cell office:value-type="string" table:number-columns-spanned="3" table:number-rows-spanned="1" table:style-name="ce355">
            <text:p>相同性別</text:p>
          </table:table-cell>
          <table:covered-table-cell table:number-columns-repeated="2"/>
          <table:table-cell office:value-type="string" table:style-name="ce44">
            <text:p>折合年</text:p>
          </table:table-cell>
          <table:covered-table-cell/>
          <table:covered-table-cell/>
          <table:covered-table-cell/>
          <table:table-cell table:style-name="ce125"/>
          <table:table-cell table:number-columns-repeated="1635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6">
            <text:p>粗出生率</text:p>
          </table:table-cell>
          <table:covered-table-cell/>
          <table:covered-table-cell/>
          <table:covered-table-cell/>
          <table:table-cell office:value-type="string" table:style-name="ce46">
            <text:p>粗死亡率</text:p>
          </table:table-cell>
          <table:table-cell office:value-type="string" table:style-name="ce45">
            <text:p>人數</text:p>
          </table:table-cell>
          <table:table-cell office:value-type="string" table:style-name="ce129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55">
            <text:p>計</text:p>
          </table:table-cell>
          <table:table-cell office:value-type="string" table:number-columns-spanned="1" table:number-rows-spanned="2" table:style-name="ce355">
            <text:p>男</text:p>
          </table:table-cell>
          <table:table-cell office:value-type="string" table:number-columns-spanned="1" table:number-rows-spanned="2" table:style-name="ce357">
            <text:p>女</text:p>
          </table:table-cell>
          <table:table-cell office:value-type="string" table:style-name="ce47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55">
            <text:p>計</text:p>
          </table:table-cell>
          <table:table-cell office:value-type="string" table:number-columns-spanned="1" table:number-rows-spanned="2" table:style-name="ce355">
            <text:p>男</text:p>
          </table:table-cell>
          <table:table-cell office:value-type="string" table:number-columns-spanned="1" table:number-rows-spanned="2" table:style-name="ce357">
            <text:p>女</text:p>
          </table:table-cell>
          <table:table-cell office:value-type="string" table:style-name="ce47">
            <text:p>粗離婚率</text:p>
          </table:table-cell>
          <table:covered-table-cell/>
          <table:covered-table-cell/>
          <table:covered-table-cell/>
          <table:table-cell table:style-name="ce130"/>
          <table:table-cell table:number-columns-repeated="16353"/>
        </table:table-row>
        <table:table-row table:style-name="ro3">
          <table:table-cell table:number-columns-repeated="2" table:style-name="ce131"/>
          <table:table-cell table:style-name="ce132"/>
          <table:table-cell table:number-columns-repeated="2" table:style-name="ce133"/>
          <table:covered-table-cell/>
          <table:covered-table-cell/>
          <table:covered-table-cell/>
          <table:table-cell office:value-type="string" table:style-name="ce134">
            <text:p>‰</text:p>
          </table:table-cell>
          <table:covered-table-cell/>
          <table:covered-table-cell/>
          <table:covered-table-cell/>
          <table:table-cell office:value-type="string" table:style-name="ce134">
            <text:p>‰</text:p>
          </table:table-cell>
          <table:table-cell table:style-name="ce133"/>
          <table:table-cell office:value-type="string" table:style-name="ce21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‰</text:p>
          </table:table-cell>
          <table:covered-table-cell/>
          <table:covered-table-cell/>
          <table:covered-table-cell/>
          <table:table-cell table:style-name="ce135"/>
          <table:table-cell table:number-columns-repeated="16353"/>
        </table:table-row>
        <table:table-row table:style-name="ro28">
          <table:table-cell office:value-type="string" table:style-name="ce136">
            <text:p>總 <text:s text:c="7"/>計</text:p>
          </table:table-cell>
          <table:table-cell office:value-type="float" office:value="8824319" table:style-name="ce59">
            <text:p>8,824,319</text:p>
          </table:table-cell>
          <table:table-cell office:value-type="float" office:value="23593783" table:style-name="ce59">
            <text:p>23,593,783</text:p>
          </table:table-cell>
          <table:table-cell office:value-type="float" office:value="11704227" table:style-name="ce59">
            <text:p>11,704,227</text:p>
          </table:table-cell>
          <table:table-cell office:value-type="float" office:value="11889556" table:style-name="ce59">
            <text:p>11,889,556</text:p>
          </table:table-cell>
          <table:table-cell office:value-type="float" office:value="14533" table:style-name="ce59">
            <text:p>14,533</text:p>
          </table:table-cell>
          <table:table-cell office:value-type="float" office:value="7515" table:style-name="ce59">
            <text:p>7,515</text:p>
          </table:table-cell>
          <table:table-cell office:value-type="float" office:value="7018" table:style-name="ce59">
            <text:p>7,018</text:p>
          </table:table-cell>
          <table:table-cell office:value-type="float" office:value="7.49" table:style-name="ce137">
            <text:p><text:s text:c="3"/>7.49</text:p>
          </table:table-cell>
          <table:table-cell office:value-type="float" office:value="13866" table:style-name="ce59">
            <text:p>13,866</text:p>
          </table:table-cell>
          <table:table-cell office:value-type="float" office:value="8148" table:style-name="ce59">
            <text:p>8,148</text:p>
          </table:table-cell>
          <table:table-cell office:value-type="float" office:value="5718" table:style-name="ce59">
            <text:p>5,718</text:p>
          </table:table-cell>
          <table:table-cell office:value-type="float" office:value="7.15" table:style-name="ce137">
            <text:p><text:s text:c="3"/>7.15</text:p>
          </table:table-cell>
          <table:table-cell office:value-type="float" office:value="667" table:style-name="ce182">
            <text:p><text:s text:c="3"/>667</text:p>
          </table:table-cell>
          <table:table-cell office:value-type="float" office:value="0.34" table:style-name="ce148">
            <text:p><text:s text:c="4"/>0.34</text:p>
          </table:table-cell>
          <table:table-cell office:value-type="float" office:value="11656" table:style-name="ce71">
            <text:p><text:s text:c="3"/>11,656</text:p>
          </table:table-cell>
          <table:table-cell office:value-type="float" office:value="11328" table:style-name="ce71">
            <text:p><text:s text:c="3"/>11,328</text:p>
          </table:table-cell>
          <table:table-cell office:value-type="float" office:value="328" table:style-name="ce71">
            <text:p><text:s text:c="3"/>328</text:p>
          </table:table-cell>
          <table:table-cell office:value-type="float" office:value="89" table:style-name="ce71">
            <text:p><text:s text:c="3"/>89</text:p>
          </table:table-cell>
          <table:table-cell office:value-type="float" office:value="239" table:style-name="ce71">
            <text:p><text:s text:c="3"/>239</text:p>
          </table:table-cell>
          <table:table-cell office:value-type="float" office:value="6.01" table:style-name="ce138">
            <text:p><text:s text:c="3"/>6.01</text:p>
          </table:table-cell>
          <table:table-cell office:value-type="float" office:value="4402" table:style-name="ce139">
            <text:p>4,402</text:p>
          </table:table-cell>
          <table:table-cell office:value-type="float" office:value="4386" table:style-name="ce139">
            <text:p>4,386</text:p>
          </table:table-cell>
          <table:table-cell office:value-type="float" office:value="16" table:style-name="ce186">
            <text:p>16<text:s/></text:p>
          </table:table-cell>
          <table:table-cell office:value-type="float" office:value="10" table:style-name="ce186">
            <text:p>10<text:s/></text:p>
          </table:table-cell>
          <table:table-cell office:value-type="float" office:value="6" table:style-name="ce186">
            <text:p>6<text:s/></text:p>
          </table:table-cell>
          <table:table-cell office:value-type="float" office:value="2.27" table:style-name="ce138">
            <text:p><text:s text:c="3"/>2.27</text:p>
          </table:table-cell>
          <table:table-cell office:value-type="float" office:value="90276" table:style-name="ce79">
            <text:p>90,276</text:p>
          </table:table-cell>
          <table:table-cell office:value-type="float" office:value="90954" table:style-name="ce79">
            <text:p>90,954</text:p>
          </table:table-cell>
          <table:table-cell office:value-type="float" office:value="570074" table:style-name="ce79">
            <text:p>570,074</text:p>
          </table:table-cell>
          <table:table-cell table:style-name="ce79"/>
          <table:table-cell table:number-columns-repeated="16353"/>
        </table:table-row>
        <table:table-row table:style-name="ro29">
          <table:table-cell office:value-type="string" table:style-name="ce140">
            <text:p>新 <text:s/>北 <text:s/>市</text:p>
          </table:table-cell>
          <table:table-cell office:value-type="float" office:value="1581295" table:style-name="ce141">
            <text:p>1,581,295</text:p>
          </table:table-cell>
          <table:table-cell office:value-type="float" office:value="4012918" table:style-name="ce141">
            <text:p>4,012,918</text:p>
          </table:table-cell>
          <table:table-cell office:value-type="float" office:value="1961380" table:style-name="ce141">
            <text:p>1,961,380</text:p>
          </table:table-cell>
          <table:table-cell office:value-type="float" office:value="2051538" table:style-name="ce141">
            <text:p>2,051,538</text:p>
          </table:table-cell>
          <table:table-cell office:value-type="float" office:value="2151" table:style-name="ce141">
            <text:p>2,151</text:p>
          </table:table-cell>
          <table:table-cell office:value-type="float" office:value="1145" table:style-name="ce141">
            <text:p>1,145</text:p>
          </table:table-cell>
          <table:table-cell office:value-type="float" office:value="1006" table:style-name="ce141">
            <text:p>1,006</text:p>
          </table:table-cell>
          <table:table-cell office:value-type="float" office:value="6.52" table:style-name="ce142">
            <text:p><text:s text:c="3"/>6.52</text:p>
          </table:table-cell>
          <table:table-cell office:value-type="float" office:value="1861" table:style-name="ce141">
            <text:p>1,861</text:p>
          </table:table-cell>
          <table:table-cell office:value-type="float" office:value="1105" table:style-name="ce141">
            <text:p>1,105</text:p>
          </table:table-cell>
          <table:table-cell office:value-type="float" office:value="756" table:style-name="ce141">
            <text:p>756</text:p>
          </table:table-cell>
          <table:table-cell office:value-type="float" office:value="5.64" table:style-name="ce142">
            <text:p><text:s text:c="3"/>5.64</text:p>
          </table:table-cell>
          <table:table-cell office:value-type="float" office:value="290" table:style-name="ce206">
            <text:p>290</text:p>
          </table:table-cell>
          <table:table-cell office:value-type="float" office:value="0.88" table:style-name="ce143">
            <text:p><text:s text:c="3"/>0.88</text:p>
          </table:table-cell>
          <table:table-cell office:value-type="float" office:value="2124" table:style-name="ce144">
            <text:p><text:s text:c="3"/>2,124</text:p>
          </table:table-cell>
          <table:table-cell office:value-type="float" office:value="2068" table:style-name="ce144">
            <text:p><text:s text:c="3"/>2,068</text:p>
          </table:table-cell>
          <table:table-cell office:value-type="float" office:value="56" table:style-name="ce144">
            <text:p><text:s text:c="3"/>56</text:p>
          </table:table-cell>
          <table:table-cell office:value-type="float" office:value="23" table:style-name="ce144">
            <text:p><text:s text:c="3"/>23</text:p>
          </table:table-cell>
          <table:table-cell office:value-type="float" office:value="33" table:style-name="ce144">
            <text:p><text:s text:c="3"/>33</text:p>
          </table:table-cell>
          <table:table-cell office:value-type="float" office:value="6.44" table:style-name="ce145">
            <text:p><text:s text:c="3"/>6.44</text:p>
          </table:table-cell>
          <table:table-cell office:value-type="float" office:value="731" table:style-name="ce146">
            <text:p><text:s text:c="4"/>731</text:p>
          </table:table-cell>
          <table:table-cell office:value-type="float" office:value="731" table:style-name="ce146">
            <text:p><text:s text:c="4"/>731</text:p>
          </table:table-cell>
          <table:table-cell office:value-type="float" office:value="0" table:style-name="ce187">
            <text:p>0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2.2200000000000002" table:style-name="ce145">
            <text:p><text:s text:c="3"/>2.22</text:p>
          </table:table-cell>
          <table:table-cell office:value-type="float" office:value="16316" table:style-name="ce147">
            <text:p>16,316</text:p>
          </table:table-cell>
          <table:table-cell office:value-type="float" office:value="14345" table:style-name="ce147">
            <text:p>14,345</text:p>
          </table:table-cell>
          <table:table-cell office:value-type="float" office:value="56356" table:style-name="ce147">
            <text:p>56,356</text:p>
          </table:table-cell>
          <table:table-cell table:style-name="ce79"/>
          <table:table-cell table:number-columns-repeated="16353"/>
        </table:table-row>
        <table:table-row table:style-name="ro26">
          <table:table-cell office:value-type="string" table:style-name="ce140">
            <text:p>臺 <text:s/>北 <text:s/>市</text:p>
          </table:table-cell>
          <table:table-cell office:value-type="float" office:value="1061362" table:style-name="ce141">
            <text:p>1,061,362</text:p>
          </table:table-cell>
          <table:table-cell office:value-type="float" office:value="2647164" table:style-name="ce141">
            <text:p>2,647,164</text:p>
          </table:table-cell>
          <table:table-cell office:value-type="float" office:value="1261548" table:style-name="ce141">
            <text:p>1,261,548</text:p>
          </table:table-cell>
          <table:table-cell office:value-type="float" office:value="1385616" table:style-name="ce141">
            <text:p>1,385,616</text:p>
          </table:table-cell>
          <table:table-cell office:value-type="float" office:value="1657" table:style-name="ce141">
            <text:p>1,657</text:p>
          </table:table-cell>
          <table:table-cell office:value-type="float" office:value="844" table:style-name="ce141">
            <text:p>844</text:p>
          </table:table-cell>
          <table:table-cell office:value-type="float" office:value="813" table:style-name="ce141">
            <text:p>813</text:p>
          </table:table-cell>
          <table:table-cell office:value-type="float" office:value="7.61" table:style-name="ce142">
            <text:p><text:s text:c="3"/>7.61</text:p>
          </table:table-cell>
          <table:table-cell office:value-type="float" office:value="1261" table:style-name="ce141">
            <text:p>1,261</text:p>
          </table:table-cell>
          <table:table-cell office:value-type="float" office:value="703" table:style-name="ce141">
            <text:p>703</text:p>
          </table:table-cell>
          <table:table-cell office:value-type="float" office:value="558" table:style-name="ce141">
            <text:p>558</text:p>
          </table:table-cell>
          <table:table-cell office:value-type="float" office:value="5.79" table:style-name="ce142">
            <text:p><text:s text:c="3"/>5.79</text:p>
          </table:table-cell>
          <table:table-cell office:value-type="float" office:value="396" table:style-name="ce206">
            <text:p>396</text:p>
          </table:table-cell>
          <table:table-cell office:value-type="float" office:value="1.82" table:style-name="ce143">
            <text:p><text:s text:c="3"/>1.82</text:p>
          </table:table-cell>
          <table:table-cell office:value-type="float" office:value="1262" table:style-name="ce144">
            <text:p><text:s text:c="3"/>1,262</text:p>
          </table:table-cell>
          <table:table-cell office:value-type="float" office:value="1214" table:style-name="ce144">
            <text:p><text:s text:c="3"/>1,214</text:p>
          </table:table-cell>
          <table:table-cell office:value-type="float" office:value="48" table:style-name="ce144">
            <text:p><text:s text:c="3"/>48</text:p>
          </table:table-cell>
          <table:table-cell office:value-type="float" office:value="19" table:style-name="ce144">
            <text:p><text:s text:c="3"/>19</text:p>
          </table:table-cell>
          <table:table-cell office:value-type="float" office:value="29" table:style-name="ce144">
            <text:p><text:s text:c="3"/>29</text:p>
          </table:table-cell>
          <table:table-cell office:value-type="float" office:value="5.8" table:style-name="ce145">
            <text:p><text:s text:c="3"/>5.80</text:p>
          </table:table-cell>
          <table:table-cell office:value-type="float" office:value="420" table:style-name="ce146">
            <text:p><text:s text:c="4"/>420</text:p>
          </table:table-cell>
          <table:table-cell office:value-type="float" office:value="419" table:style-name="ce146">
            <text:p><text:s text:c="4"/>419</text:p>
          </table:table-cell>
          <table:table-cell office:value-type="float" office:value="1" table:style-name="ce187">
            <text:p>1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1" table:style-name="ce187">
            <text:p>1<text:s/></text:p>
          </table:table-cell>
          <table:table-cell office:value-type="float" office:value="1.93" table:style-name="ce145">
            <text:p><text:s text:c="3"/>1.93</text:p>
          </table:table-cell>
          <table:table-cell office:value-type="float" office:value="12620" table:style-name="ce147">
            <text:p>12,620</text:p>
          </table:table-cell>
          <table:table-cell office:value-type="float" office:value="16006" table:style-name="ce147">
            <text:p>16,006</text:p>
          </table:table-cell>
          <table:table-cell office:value-type="float" office:value="16947" table:style-name="ce147">
            <text:p>16,947</text:p>
          </table:table-cell>
          <table:table-cell table:style-name="ce79"/>
          <table:table-cell table:number-columns-repeated="16353"/>
        </table:table-row>
        <table:table-row table:style-name="ro26">
          <table:table-cell office:value-type="string" table:style-name="ce140">
            <text:p>桃 <text:s/>園 <text:s/>市</text:p>
          </table:table-cell>
          <table:table-cell office:value-type="float" office:value="823478" table:style-name="ce141">
            <text:p>823,478</text:p>
          </table:table-cell>
          <table:table-cell office:value-type="float" office:value="2242685" table:style-name="ce141">
            <text:p>2,242,685</text:p>
          </table:table-cell>
          <table:table-cell office:value-type="float" office:value="1113495" table:style-name="ce141">
            <text:p>1,113,495</text:p>
          </table:table-cell>
          <table:table-cell office:value-type="float" office:value="1129190" table:style-name="ce141">
            <text:p>1,129,190</text:p>
          </table:table-cell>
          <table:table-cell office:value-type="float" office:value="1839" table:style-name="ce141">
            <text:p>1,839</text:p>
          </table:table-cell>
          <table:table-cell office:value-type="float" office:value="976" table:style-name="ce141">
            <text:p>976</text:p>
          </table:table-cell>
          <table:table-cell office:value-type="float" office:value="863" table:style-name="ce141">
            <text:p>863</text:p>
          </table:table-cell>
          <table:table-cell office:value-type="float" office:value="9.98" table:style-name="ce142">
            <text:p><text:s text:c="3"/>9.98</text:p>
          </table:table-cell>
          <table:table-cell office:value-type="float" office:value="979" table:style-name="ce141">
            <text:p>979</text:p>
          </table:table-cell>
          <table:table-cell office:value-type="float" office:value="583" table:style-name="ce141">
            <text:p>583</text:p>
          </table:table-cell>
          <table:table-cell office:value-type="float" office:value="396" table:style-name="ce141">
            <text:p>396</text:p>
          </table:table-cell>
          <table:table-cell office:value-type="float" office:value="5.31" table:style-name="ce142">
            <text:p><text:s text:c="3"/>5.31</text:p>
          </table:table-cell>
          <table:table-cell office:value-type="float" office:value="860" table:style-name="ce206">
            <text:p>860</text:p>
          </table:table-cell>
          <table:table-cell office:value-type="float" office:value="4.67" table:style-name="ce143">
            <text:p><text:s text:c="3"/>4.67</text:p>
          </table:table-cell>
          <table:table-cell office:value-type="float" office:value="1253" table:style-name="ce144">
            <text:p><text:s text:c="3"/>1,253</text:p>
          </table:table-cell>
          <table:table-cell office:value-type="float" office:value="1223" table:style-name="ce144">
            <text:p><text:s text:c="3"/>1,223</text:p>
          </table:table-cell>
          <table:table-cell office:value-type="float" office:value="30" table:style-name="ce144">
            <text:p><text:s text:c="3"/>30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7" table:style-name="ce144">
            <text:p><text:s text:c="3"/>27</text:p>
          </table:table-cell>
          <table:table-cell office:value-type="float" office:value="6.8" table:style-name="ce145">
            <text:p><text:s text:c="3"/>6.80</text:p>
          </table:table-cell>
          <table:table-cell office:value-type="float" office:value="459" table:style-name="ce146">
            <text:p><text:s text:c="4"/>459</text:p>
          </table:table-cell>
          <table:table-cell office:value-type="float" office:value="458" table:style-name="ce146">
            <text:p><text:s text:c="4"/>458</text:p>
          </table:table-cell>
          <table:table-cell office:value-type="float" office:value="1" table:style-name="ce187">
            <text:p>1<text:s/></text:p>
          </table:table-cell>
          <table:table-cell office:value-type="float" office:value="1" table:style-name="ce187">
            <text:p>1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2.4900000000000002" table:style-name="ce145">
            <text:p><text:s text:c="3"/>2.49</text:p>
          </table:table-cell>
          <table:table-cell office:value-type="float" office:value="9314" table:style-name="ce147">
            <text:p>9,314</text:p>
          </table:table-cell>
          <table:table-cell office:value-type="float" office:value="7817" table:style-name="ce147">
            <text:p>7,817</text:p>
          </table:table-cell>
          <table:table-cell office:value-type="float" office:value="75473" table:style-name="ce147">
            <text:p>75,473</text:p>
          </table:table-cell>
          <table:table-cell table:style-name="ce79"/>
          <table:table-cell table:number-columns-repeated="16353"/>
        </table:table-row>
        <table:table-row table:style-name="ro30">
          <table:table-cell office:value-type="string" table:style-name="ce140">
            <text:p>臺 <text:s/>中 <text:s/>市</text:p>
          </table:table-cell>
          <table:table-cell office:value-type="float" office:value="985019" table:style-name="ce141">
            <text:p>985,019</text:p>
          </table:table-cell>
          <table:table-cell office:value-type="float" office:value="2812507" table:style-name="ce141">
            <text:p>2,812,507</text:p>
          </table:table-cell>
          <table:table-cell office:value-type="float" office:value="1383136" table:style-name="ce141">
            <text:p>1,383,136</text:p>
          </table:table-cell>
          <table:table-cell office:value-type="float" office:value="1429371" table:style-name="ce141">
            <text:p>1,429,371</text:p>
          </table:table-cell>
          <table:table-cell office:value-type="float" office:value="1874" table:style-name="ce141">
            <text:p>1,874</text:p>
          </table:table-cell>
          <table:table-cell office:value-type="float" office:value="950" table:style-name="ce141">
            <text:p>950</text:p>
          </table:table-cell>
          <table:table-cell office:value-type="float" office:value="924" table:style-name="ce141">
            <text:p>924</text:p>
          </table:table-cell>
          <table:table-cell office:value-type="float" office:value="8.11" table:style-name="ce142">
            <text:p><text:s text:c="3"/>8.11</text:p>
          </table:table-cell>
          <table:table-cell office:value-type="float" office:value="1491" table:style-name="ce141">
            <text:p>1,491</text:p>
          </table:table-cell>
          <table:table-cell office:value-type="float" office:value="871" table:style-name="ce141">
            <text:p>871</text:p>
          </table:table-cell>
          <table:table-cell office:value-type="float" office:value="620" table:style-name="ce141">
            <text:p>620</text:p>
          </table:table-cell>
          <table:table-cell office:value-type="float" office:value="6.45" table:style-name="ce142">
            <text:p><text:s text:c="3"/>6.45</text:p>
          </table:table-cell>
          <table:table-cell office:value-type="float" office:value="383" table:style-name="ce206">
            <text:p>383</text:p>
          </table:table-cell>
          <table:table-cell office:value-type="float" office:value="1.66" table:style-name="ce143">
            <text:p><text:s text:c="3"/>1.66</text:p>
          </table:table-cell>
          <table:table-cell office:value-type="float" office:value="1482" table:style-name="ce144">
            <text:p><text:s text:c="3"/>1,482</text:p>
          </table:table-cell>
          <table:table-cell office:value-type="float" office:value="1431" table:style-name="ce144">
            <text:p><text:s text:c="3"/>1,431</text:p>
          </table:table-cell>
          <table:table-cell office:value-type="float" office:value="51" table:style-name="ce144">
            <text:p><text:s text:c="3"/>51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44" table:style-name="ce144">
            <text:p><text:s text:c="3"/>44</text:p>
          </table:table-cell>
          <table:table-cell office:value-type="float" office:value="6.41" table:style-name="ce145">
            <text:p><text:s text:c="3"/>6.41</text:p>
          </table:table-cell>
          <table:table-cell office:value-type="float" office:value="554" table:style-name="ce146">
            <text:p><text:s text:c="4"/>554</text:p>
          </table:table-cell>
          <table:table-cell office:value-type="float" office:value="554" table:style-name="ce146">
            <text:p><text:s text:c="4"/>554</text:p>
          </table:table-cell>
          <table:table-cell office:value-type="float" office:value="0" table:style-name="ce187">
            <text:p>0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2.4" table:style-name="ce145">
            <text:p><text:s text:c="3"/>2.40</text:p>
          </table:table-cell>
          <table:table-cell office:value-type="float" office:value="11406" table:style-name="ce147">
            <text:p>11,406</text:p>
          </table:table-cell>
          <table:table-cell office:value-type="float" office:value="11011" table:style-name="ce147">
            <text:p>11,011</text:p>
          </table:table-cell>
          <table:table-cell office:value-type="float" office:value="35114" table:style-name="ce147">
            <text:p>35,114</text:p>
          </table:table-cell>
          <table:table-cell table:style-name="ce79"/>
          <table:table-cell table:number-columns-repeated="16353"/>
        </table:table-row>
        <table:table-row table:style-name="ro26">
          <table:table-cell office:value-type="string" table:style-name="ce140">
            <text:p>臺 <text:s/>南 <text:s/>市</text:p>
          </table:table-cell>
          <table:table-cell office:value-type="float" office:value="695895" table:style-name="ce141">
            <text:p>695,895</text:p>
          </table:table-cell>
          <table:table-cell office:value-type="float" office:value="1881494" table:style-name="ce141">
            <text:p>1,881,494</text:p>
          </table:table-cell>
          <table:table-cell office:value-type="float" office:value="937949" table:style-name="ce141">
            <text:p>937,949</text:p>
          </table:table-cell>
          <table:table-cell office:value-type="float" office:value="943545" table:style-name="ce141">
            <text:p>943,545</text:p>
          </table:table-cell>
          <table:table-cell office:value-type="float" office:value="1022" table:style-name="ce141">
            <text:p>1,022</text:p>
          </table:table-cell>
          <table:table-cell office:value-type="float" office:value="532" table:style-name="ce141">
            <text:p>532</text:p>
          </table:table-cell>
          <table:table-cell office:value-type="float" office:value="490" table:style-name="ce141">
            <text:p>490</text:p>
          </table:table-cell>
          <table:table-cell office:value-type="float" office:value="6.61" table:style-name="ce142">
            <text:p><text:s text:c="3"/>6.61</text:p>
          </table:table-cell>
          <table:table-cell office:value-type="float" office:value="1292" table:style-name="ce141">
            <text:p>1,292</text:p>
          </table:table-cell>
          <table:table-cell office:value-type="float" office:value="748" table:style-name="ce141">
            <text:p>748</text:p>
          </table:table-cell>
          <table:table-cell office:value-type="float" office:value="544" table:style-name="ce141">
            <text:p>544</text:p>
          </table:table-cell>
          <table:table-cell office:value-type="float" office:value="8.35" table:style-name="ce142">
            <text:p><text:s text:c="3"/>8.35</text:p>
          </table:table-cell>
          <table:table-cell office:value-type="float" office:value="-270" table:style-name="ce144">
            <text:p>－ <text:s text:c="2"/>270</text:p>
          </table:table-cell>
          <table:table-cell office:value-type="float" office:value="-1.75" table:style-name="ce148">
            <text:p>－ <text:s/>1.75</text:p>
          </table:table-cell>
          <table:table-cell office:value-type="float" office:value="888" table:style-name="ce144">
            <text:p><text:s text:c="3"/>888</text:p>
          </table:table-cell>
          <table:table-cell office:value-type="float" office:value="863" table:style-name="ce144">
            <text:p><text:s text:c="3"/>863</text:p>
          </table:table-cell>
          <table:table-cell office:value-type="float" office:value="25" table:style-name="ce144">
            <text:p><text:s text:c="3"/>25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5.74" table:style-name="ce145">
            <text:p><text:s text:c="3"/>5.74</text:p>
          </table:table-cell>
          <table:table-cell office:value-type="float" office:value="366" table:style-name="ce146">
            <text:p><text:s text:c="4"/>366</text:p>
          </table:table-cell>
          <table:table-cell office:value-type="float" office:value="363" table:style-name="ce146">
            <text:p><text:s text:c="4"/>363</text:p>
          </table:table-cell>
          <table:table-cell office:value-type="float" office:value="3" table:style-name="ce187">
            <text:p>3<text:s/></text:p>
          </table:table-cell>
          <table:table-cell office:value-type="float" office:value="3" table:style-name="ce187">
            <text:p>3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2.37" table:style-name="ce145">
            <text:p><text:s text:c="3"/>2.37</text:p>
          </table:table-cell>
          <table:table-cell office:value-type="float" office:value="6731" table:style-name="ce147">
            <text:p>6,731</text:p>
          </table:table-cell>
          <table:table-cell office:value-type="float" office:value="6697" table:style-name="ce147">
            <text:p>6,697</text:p>
          </table:table-cell>
          <table:table-cell office:value-type="float" office:value="8143" table:style-name="ce147">
            <text:p>8,143</text:p>
          </table:table-cell>
          <table:table-cell table:style-name="ce79"/>
          <table:table-cell table:number-columns-repeated="16353"/>
        </table:table-row>
        <table:table-row table:style-name="ro26">
          <table:table-cell office:value-type="string" table:style-name="ce140">
            <text:p>高 <text:s/>雄 <text:s/>市</text:p>
          </table:table-cell>
          <table:table-cell office:value-type="float" office:value="1109752" table:style-name="ce141">
            <text:p>1,109,752</text:p>
          </table:table-cell>
          <table:table-cell office:value-type="float" office:value="2773199" table:style-name="ce141">
            <text:p>2,773,199</text:p>
          </table:table-cell>
          <table:table-cell office:value-type="float" office:value="1370283" table:style-name="ce141">
            <text:p>1,370,283</text:p>
          </table:table-cell>
          <table:table-cell office:value-type="float" office:value="1402916" table:style-name="ce141">
            <text:p>1,402,916</text:p>
          </table:table-cell>
          <table:table-cell office:value-type="float" office:value="1601" table:style-name="ce141">
            <text:p>1,601</text:p>
          </table:table-cell>
          <table:table-cell office:value-type="float" office:value="813" table:style-name="ce141">
            <text:p>813</text:p>
          </table:table-cell>
          <table:table-cell office:value-type="float" office:value="788" table:style-name="ce141">
            <text:p>788</text:p>
          </table:table-cell>
          <table:table-cell office:value-type="float" office:value="7.02" table:style-name="ce142">
            <text:p><text:s text:c="3"/>7.02</text:p>
          </table:table-cell>
          <table:table-cell office:value-type="float" office:value="1869" table:style-name="ce141">
            <text:p>1,869</text:p>
          </table:table-cell>
          <table:table-cell office:value-type="float" office:value="1136" table:style-name="ce141">
            <text:p>1,136</text:p>
          </table:table-cell>
          <table:table-cell office:value-type="float" office:value="733" table:style-name="ce141">
            <text:p>733</text:p>
          </table:table-cell>
          <table:table-cell office:value-type="float" office:value="8.1999999999999993" table:style-name="ce142">
            <text:p><text:s text:c="3"/>8.20</text:p>
          </table:table-cell>
          <table:table-cell office:value-type="float" office:value="-268" table:style-name="ce144">
            <text:p>－ <text:s text:c="2"/>268</text:p>
          </table:table-cell>
          <table:table-cell office:value-type="float" office:value="-1.18" table:style-name="ce148">
            <text:p>－ <text:s/>1.18</text:p>
          </table:table-cell>
          <table:table-cell office:value-type="float" office:value="1318" table:style-name="ce144">
            <text:p><text:s text:c="3"/>1,318</text:p>
          </table:table-cell>
          <table:table-cell office:value-type="float" office:value="1277" table:style-name="ce144">
            <text:p><text:s text:c="3"/>1,277</text:p>
          </table:table-cell>
          <table:table-cell office:value-type="float" office:value="41" table:style-name="ce144">
            <text:p><text:s text:c="3"/>41</text:p>
          </table:table-cell>
          <table:table-cell office:value-type="float" office:value="17" table:style-name="ce144">
            <text:p><text:s text:c="3"/>17</text:p>
          </table:table-cell>
          <table:table-cell office:value-type="float" office:value="24" table:style-name="ce144">
            <text:p><text:s text:c="3"/>24</text:p>
          </table:table-cell>
          <table:table-cell office:value-type="float" office:value="5.78" table:style-name="ce145">
            <text:p><text:s text:c="3"/>5.78</text:p>
          </table:table-cell>
          <table:table-cell office:value-type="float" office:value="512" table:style-name="ce146">
            <text:p><text:s text:c="4"/>512</text:p>
          </table:table-cell>
          <table:table-cell office:value-type="float" office:value="508" table:style-name="ce146">
            <text:p><text:s text:c="4"/>508</text:p>
          </table:table-cell>
          <table:table-cell office:value-type="float" office:value="4" table:style-name="ce187">
            <text:p>4<text:s/></text:p>
          </table:table-cell>
          <table:table-cell office:value-type="float" office:value="3" table:style-name="ce187">
            <text:p>3<text:s/></text:p>
          </table:table-cell>
          <table:table-cell office:value-type="float" office:value="1" table:style-name="ce187">
            <text:p>1<text:s/></text:p>
          </table:table-cell>
          <table:table-cell office:value-type="float" office:value="2.25" table:style-name="ce145">
            <text:p><text:s text:c="3"/>2.25</text:p>
          </table:table-cell>
          <table:table-cell office:value-type="float" office:value="11098" table:style-name="ce141">
            <text:p>11,098</text:p>
          </table:table-cell>
          <table:table-cell office:value-type="float" office:value="11417" table:style-name="ce141">
            <text:p>11,417</text:p>
          </table:table-cell>
          <table:table-cell office:value-type="float" office:value="35118" table:style-name="ce141">
            <text:p>35,118</text:p>
          </table:table-cell>
          <table:table-cell table:style-name="ce79"/>
          <table:table-cell table:number-columns-repeated="16353"/>
        </table:table-row>
        <table:table-row table:style-name="ro31">
          <table:table-cell office:value-type="string" table:style-name="ce149">
            <text:p><text:s/>臺 <text:s/>灣 <text:s/>省<text:s/></text:p>
          </table:table-cell>
          <table:table-cell office:value-type="float" office:value="2523203" table:style-name="ce141">
            <text:p>2,523,203</text:p>
          </table:table-cell>
          <table:table-cell office:value-type="float" office:value="7070769" table:style-name="ce141">
            <text:p>7,070,769</text:p>
          </table:table-cell>
          <table:table-cell office:value-type="float" office:value="3599068" table:style-name="ce141">
            <text:p>3,599,068</text:p>
          </table:table-cell>
          <table:table-cell office:value-type="float" office:value="3471701" table:style-name="ce141">
            <text:p>3,471,701</text:p>
          </table:table-cell>
          <table:table-cell office:value-type="float" office:value="4252" table:style-name="ce141">
            <text:p>4,252</text:p>
          </table:table-cell>
          <table:table-cell office:value-type="float" office:value="2181" table:style-name="ce141">
            <text:p>2,181</text:p>
          </table:table-cell>
          <table:table-cell office:value-type="float" office:value="2071" table:style-name="ce141">
            <text:p>2,071</text:p>
          </table:table-cell>
          <table:table-cell office:value-type="float" office:value="7.32" table:style-name="ce142">
            <text:p><text:s text:c="3"/>7.32</text:p>
          </table:table-cell>
          <table:table-cell office:value-type="float" office:value="5048" table:style-name="ce141">
            <text:p>5,048</text:p>
          </table:table-cell>
          <table:table-cell office:value-type="float" office:value="2961" table:style-name="ce141">
            <text:p>2,961</text:p>
          </table:table-cell>
          <table:table-cell office:value-type="float" office:value="2087" table:style-name="ce141">
            <text:p>2,087</text:p>
          </table:table-cell>
          <table:table-cell office:value-type="float" office:value="8.68" table:style-name="ce142">
            <text:p><text:s text:c="3"/>8.68</text:p>
          </table:table-cell>
          <table:table-cell office:value-type="float" office:value="-796" table:style-name="ce150">
            <text:p>－ 796</text:p>
          </table:table-cell>
          <table:table-cell office:value-type="float" office:value="-1.37" table:style-name="ce151">
            <text:p>－ <text:s/>1.37</text:p>
          </table:table-cell>
          <table:table-cell office:value-type="float" office:value="3235" table:style-name="ce144">
            <text:p><text:s text:c="3"/>3,235</text:p>
          </table:table-cell>
          <table:table-cell office:value-type="float" office:value="3159" table:style-name="ce144">
            <text:p><text:s text:c="3"/>3,159</text:p>
          </table:table-cell>
          <table:table-cell office:value-type="float" office:value="76" table:style-name="ce144">
            <text:p><text:s text:c="3"/>76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62" table:style-name="ce144">
            <text:p><text:s text:c="3"/>62</text:p>
          </table:table-cell>
          <table:table-cell office:value-type="float" office:value="5.57" table:style-name="ce145">
            <text:p><text:s text:c="3"/>5.57</text:p>
          </table:table-cell>
          <table:table-cell office:value-type="float" office:value="1331" table:style-name="ce146">
            <text:p><text:s text:c="4"/>1,331</text:p>
          </table:table-cell>
          <table:table-cell office:value-type="float" office:value="1324" table:style-name="ce146">
            <text:p><text:s text:c="4"/>1,324</text:p>
          </table:table-cell>
          <table:table-cell office:value-type="float" office:value="7" table:style-name="ce187">
            <text:p>7<text:s/></text:p>
          </table:table-cell>
          <table:table-cell office:value-type="float" office:value="3" table:style-name="ce187">
            <text:p>3<text:s/></text:p>
          </table:table-cell>
          <table:table-cell office:value-type="float" office:value="4" table:style-name="ce187">
            <text:p>4<text:s/></text:p>
          </table:table-cell>
          <table:table-cell office:value-type="float" office:value="2.29" table:style-name="ce145">
            <text:p><text:s text:c="3"/>2.29</text:p>
          </table:table-cell>
          <table:table-cell office:value-type="float" office:value="21542" table:style-name="ce141">
            <text:p>21,542</text:p>
          </table:table-cell>
          <table:table-cell office:value-type="float" office:value="22995" table:style-name="ce141">
            <text:p>22,995</text:p>
          </table:table-cell>
          <table:table-cell office:value-type="float" office:value="341576" table:style-name="ce141">
            <text:p>341,576</text:p>
          </table:table-cell>
          <table:table-cell table:style-name="ce79"/>
          <table:table-cell table:number-columns-repeated="16353"/>
        </table:table-row>
        <table:table-row table:style-name="ro32">
          <table:table-cell office:value-type="string" table:style-name="ce152">
            <text:p>宜 蘭 縣</text:p>
          </table:table-cell>
          <table:table-cell office:value-type="float" office:value="170705" table:style-name="ce153">
            <text:p><text:s text:c="3"/>170,705</text:p>
          </table:table-cell>
          <table:table-cell office:value-type="float" office:value="454345" table:style-name="ce153">
            <text:p><text:s text:c="3"/>454,345</text:p>
          </table:table-cell>
          <table:table-cell office:value-type="float" office:value="229398" table:style-name="ce153">
            <text:p><text:s text:c="3"/>229,398</text:p>
          </table:table-cell>
          <table:table-cell office:value-type="float" office:value="224947" table:style-name="ce153">
            <text:p><text:s text:c="3"/>224,947</text:p>
          </table:table-cell>
          <table:table-cell office:value-type="float" office:value="242" table:style-name="ce154">
            <text:p>242</text:p>
          </table:table-cell>
          <table:table-cell office:value-type="float" office:value="129" table:style-name="ce154">
            <text:p>129</text:p>
          </table:table-cell>
          <table:table-cell office:value-type="float" office:value="113" table:style-name="ce154">
            <text:p>113</text:p>
          </table:table-cell>
          <table:table-cell office:value-type="float" office:value="6.48" table:style-name="ce155">
            <text:p><text:s text:c="3"/>6.48</text:p>
          </table:table-cell>
          <table:table-cell office:value-type="float" office:value="312" table:style-name="ce153">
            <text:p><text:s text:c="3"/>312</text:p>
          </table:table-cell>
          <table:table-cell office:value-type="float" office:value="183" table:style-name="ce154">
            <text:p>183</text:p>
          </table:table-cell>
          <table:table-cell office:value-type="float" office:value="129" table:style-name="ce154">
            <text:p>129</text:p>
          </table:table-cell>
          <table:table-cell office:value-type="float" office:value="8.35" table:style-name="ce155">
            <text:p><text:s text:c="3"/>8.35</text:p>
          </table:table-cell>
          <table:table-cell office:value-type="float" office:value="-70" table:style-name="ce156">
            <text:p>－ <text:s text:c="4"/>70</text:p>
          </table:table-cell>
          <table:table-cell office:value-type="float" office:value="-1.87" table:style-name="ce157">
            <text:p>－ <text:s text:c="2"/>1.87</text:p>
          </table:table-cell>
          <table:table-cell office:value-type="float" office:value="219" table:style-name="ce158">
            <text:p><text:s text:c="3"/>219</text:p>
          </table:table-cell>
          <table:table-cell office:value-type="float" office:value="215" table:style-name="ce158">
            <text:p><text:s text:c="3"/>215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5.86" table:style-name="ce159">
            <text:p><text:s text:c="3"/>5.86</text:p>
          </table:table-cell>
          <table:table-cell office:value-type="float" office:value="82" table:style-name="ce160">
            <text:p><text:s text:c="4"/>82</text:p>
          </table:table-cell>
          <table:table-cell office:value-type="float" office:value="82" table:style-name="ce160">
            <text:p><text:s text:c="4"/>82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2.2000000000000002" table:style-name="ce159">
            <text:p><text:s text:c="3"/>2.20</text:p>
          </table:table-cell>
          <table:table-cell office:value-type="float" office:value="1513" table:style-name="ce154">
            <text:p>1,513</text:p>
          </table:table-cell>
          <table:table-cell office:value-type="float" office:value="1677" table:style-name="ce154">
            <text:p>1,677</text:p>
          </table:table-cell>
          <table:table-cell office:value-type="float" office:value="17361" table:style-name="ce161">
            <text:p><text:s text:c="3"/>17,361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新 竹 縣</text:p>
          </table:table-cell>
          <table:table-cell office:value-type="float" office:value="199872" table:style-name="ce153">
            <text:p><text:s text:c="3"/>199,872</text:p>
          </table:table-cell>
          <table:table-cell office:value-type="float" office:value="562674" table:style-name="ce153">
            <text:p><text:s text:c="3"/>562,674</text:p>
          </table:table-cell>
          <table:table-cell office:value-type="float" office:value="287222" table:style-name="ce153">
            <text:p><text:s text:c="3"/>287,222</text:p>
          </table:table-cell>
          <table:table-cell office:value-type="float" office:value="275452" table:style-name="ce153">
            <text:p><text:s text:c="3"/>275,452</text:p>
          </table:table-cell>
          <table:table-cell office:value-type="float" office:value="353" table:style-name="ce153">
            <text:p><text:s text:c="3"/>353</text:p>
          </table:table-cell>
          <table:table-cell office:value-type="float" office:value="182" table:style-name="ce154">
            <text:p>182</text:p>
          </table:table-cell>
          <table:table-cell office:value-type="float" office:value="171" table:style-name="ce154">
            <text:p>171</text:p>
          </table:table-cell>
          <table:table-cell office:value-type="float" office:value="7.64" table:style-name="ce155">
            <text:p><text:s text:c="3"/>7.64</text:p>
          </table:table-cell>
          <table:table-cell office:value-type="float" office:value="279" table:style-name="ce153">
            <text:p><text:s text:c="3"/>279</text:p>
          </table:table-cell>
          <table:table-cell office:value-type="float" office:value="172" table:style-name="ce154">
            <text:p>172</text:p>
          </table:table-cell>
          <table:table-cell office:value-type="float" office:value="107" table:style-name="ce154">
            <text:p>107</text:p>
          </table:table-cell>
          <table:table-cell office:value-type="float" office:value="6.04" table:style-name="ce155">
            <text:p><text:s text:c="3"/>6.04</text:p>
          </table:table-cell>
          <table:table-cell office:value-type="float" office:value="74" table:style-name="ce156">
            <text:p><text:s text:c="3"/>74</text:p>
          </table:table-cell>
          <table:table-cell office:value-type="float" office:value="1.6" table:style-name="ce157">
            <text:p><text:s text:c="4"/>1.60</text:p>
          </table:table-cell>
          <table:table-cell office:value-type="float" office:value="297" table:style-name="ce158">
            <text:p><text:s text:c="3"/>297</text:p>
          </table:table-cell>
          <table:table-cell office:value-type="float" office:value="286" table:style-name="ce158">
            <text:p><text:s text:c="3"/>286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6.43" table:style-name="ce159">
            <text:p><text:s text:c="3"/>6.43</text:p>
          </table:table-cell>
          <table:table-cell office:value-type="float" office:value="88" table:style-name="ce160">
            <text:p><text:s text:c="4"/>88</text:p>
          </table:table-cell>
          <table:table-cell office:value-type="float" office:value="88" table:style-name="ce160">
            <text:p><text:s text:c="4"/>88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1.9" table:style-name="ce159">
            <text:p><text:s text:c="3"/>1.90</text:p>
          </table:table-cell>
          <table:table-cell office:value-type="float" office:value="2457" table:style-name="ce154">
            <text:p>2,457</text:p>
          </table:table-cell>
          <table:table-cell office:value-type="float" office:value="1663" table:style-name="ce154">
            <text:p>1,663</text:p>
          </table:table-cell>
          <table:table-cell office:value-type="float" office:value="21787" table:style-name="ce161">
            <text:p><text:s text:c="3"/>21,787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苗 栗 縣</text:p>
          </table:table-cell>
          <table:table-cell office:value-type="float" office:value="190991" table:style-name="ce153">
            <text:p><text:s text:c="3"/>190,991</text:p>
          </table:table-cell>
          <table:table-cell office:value-type="float" office:value="546093" table:style-name="ce153">
            <text:p><text:s text:c="3"/>546,093</text:p>
          </table:table-cell>
          <table:table-cell office:value-type="float" office:value="281654" table:style-name="ce153">
            <text:p><text:s text:c="3"/>281,654</text:p>
          </table:table-cell>
          <table:table-cell office:value-type="float" office:value="264439" table:style-name="ce153">
            <text:p><text:s text:c="3"/>264,439</text:p>
          </table:table-cell>
          <table:table-cell office:value-type="float" office:value="260" table:style-name="ce153">
            <text:p><text:s text:c="3"/>260</text:p>
          </table:table-cell>
          <table:table-cell office:value-type="float" office:value="138" table:style-name="ce154">
            <text:p>138</text:p>
          </table:table-cell>
          <table:table-cell office:value-type="float" office:value="122" table:style-name="ce154">
            <text:p>122</text:p>
          </table:table-cell>
          <table:table-cell office:value-type="float" office:value="5.79" table:style-name="ce155">
            <text:p><text:s text:c="3"/>5.79</text:p>
          </table:table-cell>
          <table:table-cell office:value-type="float" office:value="409" table:style-name="ce153">
            <text:p><text:s text:c="3"/>409</text:p>
          </table:table-cell>
          <table:table-cell office:value-type="float" office:value="239" table:style-name="ce154">
            <text:p>239</text:p>
          </table:table-cell>
          <table:table-cell office:value-type="float" office:value="170" table:style-name="ce154">
            <text:p>170</text:p>
          </table:table-cell>
          <table:table-cell office:value-type="float" office:value="9.11" table:style-name="ce155">
            <text:p><text:s text:c="3"/>9.11</text:p>
          </table:table-cell>
          <table:table-cell office:value-type="float" office:value="-149" table:style-name="ce158">
            <text:p>－ <text:s text:c="2"/>149</text:p>
          </table:table-cell>
          <table:table-cell office:value-type="float" office:value="-3.32" table:style-name="ce157">
            <text:p>－ <text:s text:c="2"/>3.32</text:p>
          </table:table-cell>
          <table:table-cell office:value-type="float" office:value="233" table:style-name="ce158">
            <text:p><text:s text:c="3"/>233</text:p>
          </table:table-cell>
          <table:table-cell office:value-type="float" office:value="227" table:style-name="ce158">
            <text:p><text:s text:c="3"/>227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.19" table:style-name="ce159">
            <text:p><text:s text:c="3"/>5.19</text:p>
          </table:table-cell>
          <table:table-cell office:value-type="float" office:value="124" table:style-name="ce160">
            <text:p><text:s text:c="4"/>124</text:p>
          </table:table-cell>
          <table:table-cell office:value-type="float" office:value="122" table:style-name="ce160">
            <text:p><text:s text:c="4"/>122</text:p>
          </table:table-cell>
          <table:table-cell office:value-type="float" office:value="2" table:style-name="ce189">
            <text:p>2<text:s/></text:p>
          </table:table-cell>
          <table:table-cell office:value-type="float" office:value="1" table:style-name="ce189">
            <text:p>1<text:s/></text:p>
          </table:table-cell>
          <table:table-cell office:value-type="float" office:value="1" table:style-name="ce189">
            <text:p>1<text:s/></text:p>
          </table:table-cell>
          <table:table-cell office:value-type="float" office:value="2.76" table:style-name="ce159">
            <text:p><text:s text:c="3"/>2.76</text:p>
          </table:table-cell>
          <table:table-cell office:value-type="float" office:value="1425" table:style-name="ce154">
            <text:p>1,425</text:p>
          </table:table-cell>
          <table:table-cell office:value-type="float" office:value="1607" table:style-name="ce154">
            <text:p>1,607</text:p>
          </table:table-cell>
          <table:table-cell office:value-type="float" office:value="11422" table:style-name="ce161">
            <text:p><text:s text:c="3"/>11,422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彰 化 縣</text:p>
          </table:table-cell>
          <table:table-cell office:value-type="float" office:value="392507" table:style-name="ce153">
            <text:p><text:s text:c="3"/>392,507</text:p>
          </table:table-cell>
          <table:table-cell office:value-type="float" office:value="1273130" table:style-name="ce153">
            <text:p><text:s text:c="3"/>1,273,130</text:p>
          </table:table-cell>
          <table:table-cell office:value-type="float" office:value="647867" table:style-name="ce153">
            <text:p><text:s text:c="3"/>647,867</text:p>
          </table:table-cell>
          <table:table-cell office:value-type="float" office:value="625263" table:style-name="ce153">
            <text:p><text:s text:c="3"/>625,263</text:p>
          </table:table-cell>
          <table:table-cell office:value-type="float" office:value="1053" table:style-name="ce153">
            <text:p><text:s text:c="3"/>1,053</text:p>
          </table:table-cell>
          <table:table-cell office:value-type="float" office:value="561" table:style-name="ce154">
            <text:p>561</text:p>
          </table:table-cell>
          <table:table-cell office:value-type="float" office:value="492" table:style-name="ce154">
            <text:p>492</text:p>
          </table:table-cell>
          <table:table-cell office:value-type="float" office:value="10.06" table:style-name="ce155">
            <text:p><text:s text:c="3"/>10.06</text:p>
          </table:table-cell>
          <table:table-cell office:value-type="float" office:value="788" table:style-name="ce153">
            <text:p><text:s text:c="3"/>788</text:p>
          </table:table-cell>
          <table:table-cell office:value-type="float" office:value="455" table:style-name="ce154">
            <text:p>455</text:p>
          </table:table-cell>
          <table:table-cell office:value-type="float" office:value="333" table:style-name="ce154">
            <text:p>333</text:p>
          </table:table-cell>
          <table:table-cell office:value-type="float" office:value="7.53" table:style-name="ce155">
            <text:p><text:s text:c="3"/>7.53</text:p>
          </table:table-cell>
          <table:table-cell office:value-type="float" office:value="265" table:style-name="ce162">
            <text:p><text:s text:c="3"/>265</text:p>
          </table:table-cell>
          <table:table-cell office:value-type="float" office:value="2.5299999999999998" table:style-name="ce157">
            <text:p><text:s text:c="4"/>2.53</text:p>
          </table:table-cell>
          <table:table-cell office:value-type="float" office:value="552" table:style-name="ce158">
            <text:p><text:s text:c="3"/>552</text:p>
          </table:table-cell>
          <table:table-cell office:value-type="float" office:value="542" table:style-name="ce158">
            <text:p><text:s text:c="3"/>542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5.27" table:style-name="ce159">
            <text:p><text:s text:c="3"/>5.27</text:p>
          </table:table-cell>
          <table:table-cell office:value-type="float" office:value="218" table:style-name="ce160">
            <text:p><text:s text:c="4"/>218</text:p>
          </table:table-cell>
          <table:table-cell office:value-type="float" office:value="218" table:style-name="ce160">
            <text:p><text:s text:c="4"/>218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2.08" table:style-name="ce159">
            <text:p><text:s text:c="3"/>2.08</text:p>
          </table:table-cell>
          <table:table-cell office:value-type="float" office:value="2833" table:style-name="ce154">
            <text:p>2,833</text:p>
          </table:table-cell>
          <table:table-cell office:value-type="float" office:value="3581" table:style-name="ce154">
            <text:p>3,581</text:p>
          </table:table-cell>
          <table:table-cell office:value-type="float" office:value="5904" table:style-name="ce161">
            <text:p><text:s text:c="3"/>5,904</text:p>
          </table:table-cell>
          <table:table-cell table:style-name="ce79"/>
          <table:table-cell table:number-columns-repeated="16353"/>
        </table:table-row>
        <table:table-row table:style-name="ro33">
          <table:table-cell office:value-type="string" table:style-name="ce152">
            <text:p>南 投 縣</text:p>
          </table:table-cell>
          <table:table-cell office:value-type="float" office:value="179094" table:style-name="ce153">
            <text:p><text:s text:c="3"/>179,094</text:p>
          </table:table-cell>
          <table:table-cell office:value-type="float" office:value="494692" table:style-name="ce153">
            <text:p><text:s text:c="3"/>494,692</text:p>
          </table:table-cell>
          <table:table-cell office:value-type="float" office:value="253070" table:style-name="ce153">
            <text:p><text:s text:c="3"/>253,070</text:p>
          </table:table-cell>
          <table:table-cell office:value-type="float" office:value="241622" table:style-name="ce153">
            <text:p><text:s text:c="3"/>241,622</text:p>
          </table:table-cell>
          <table:table-cell office:value-type="float" office:value="275" table:style-name="ce153">
            <text:p><text:s text:c="3"/>275</text:p>
          </table:table-cell>
          <table:table-cell office:value-type="float" office:value="136" table:style-name="ce154">
            <text:p>136</text:p>
          </table:table-cell>
          <table:table-cell office:value-type="float" office:value="139" table:style-name="ce154">
            <text:p>139</text:p>
          </table:table-cell>
          <table:table-cell office:value-type="float" office:value="6.76" table:style-name="ce155">
            <text:p><text:s text:c="3"/>6.76</text:p>
          </table:table-cell>
          <table:table-cell office:value-type="float" office:value="380" table:style-name="ce153">
            <text:p><text:s text:c="3"/>380</text:p>
          </table:table-cell>
          <table:table-cell office:value-type="float" office:value="231" table:style-name="ce154">
            <text:p>231</text:p>
          </table:table-cell>
          <table:table-cell office:value-type="float" office:value="149" table:style-name="ce154">
            <text:p>149</text:p>
          </table:table-cell>
          <table:table-cell office:value-type="float" office:value="9.34" table:style-name="ce155">
            <text:p><text:s text:c="3"/>9.34</text:p>
          </table:table-cell>
          <table:table-cell office:value-type="float" office:value="-105" table:style-name="ce158">
            <text:p>－ <text:s text:c="2"/>105</text:p>
          </table:table-cell>
          <table:table-cell office:value-type="float" office:value="-2.58" table:style-name="ce157">
            <text:p>－ <text:s text:c="2"/>2.58</text:p>
          </table:table-cell>
          <table:table-cell office:value-type="float" office:value="215" table:style-name="ce158">
            <text:p><text:s text:c="3"/>215</text:p>
          </table:table-cell>
          <table:table-cell office:value-type="float" office:value="212" table:style-name="ce158">
            <text:p><text:s text:c="3"/>212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.29" table:style-name="ce159">
            <text:p><text:s text:c="3"/>5.29</text:p>
          </table:table-cell>
          <table:table-cell office:value-type="float" office:value="108" table:style-name="ce160">
            <text:p><text:s text:c="4"/>108</text:p>
          </table:table-cell>
          <table:table-cell office:value-type="float" office:value="108" table:style-name="ce160">
            <text:p><text:s text:c="4"/>108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2.66" table:style-name="ce159">
            <text:p><text:s text:c="3"/>2.66</text:p>
          </table:table-cell>
          <table:table-cell office:value-type="float" office:value="1130" table:style-name="ce154">
            <text:p>1,130</text:p>
          </table:table-cell>
          <table:table-cell office:value-type="float" office:value="1395" table:style-name="ce154">
            <text:p>1,395</text:p>
          </table:table-cell>
          <table:table-cell office:value-type="float" office:value="29227" table:style-name="ce161">
            <text:p><text:s text:c="3"/>29,227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雲 林 縣</text:p>
          </table:table-cell>
          <table:table-cell office:value-type="float" office:value="242112" table:style-name="ce153">
            <text:p><text:s text:c="3"/>242,112</text:p>
          </table:table-cell>
          <table:table-cell office:value-type="float" office:value="682066" table:style-name="ce153">
            <text:p><text:s text:c="3"/>682,066</text:p>
          </table:table-cell>
          <table:table-cell office:value-type="float" office:value="353304" table:style-name="ce153">
            <text:p><text:s text:c="3"/>353,304</text:p>
          </table:table-cell>
          <table:table-cell office:value-type="float" office:value="328762" table:style-name="ce153">
            <text:p><text:s text:c="3"/>328,762</text:p>
          </table:table-cell>
          <table:table-cell office:value-type="float" office:value="352" table:style-name="ce153">
            <text:p><text:s text:c="3"/>352</text:p>
          </table:table-cell>
          <table:table-cell office:value-type="float" office:value="178" table:style-name="ce154">
            <text:p>178</text:p>
          </table:table-cell>
          <table:table-cell office:value-type="float" office:value="174" table:style-name="ce154">
            <text:p>174</text:p>
          </table:table-cell>
          <table:table-cell office:value-type="float" office:value="6.28" table:style-name="ce155">
            <text:p><text:s text:c="3"/>6.28</text:p>
          </table:table-cell>
          <table:table-cell office:value-type="float" office:value="606" table:style-name="ce153">
            <text:p><text:s text:c="3"/>606</text:p>
          </table:table-cell>
          <table:table-cell office:value-type="float" office:value="352" table:style-name="ce154">
            <text:p>352</text:p>
          </table:table-cell>
          <table:table-cell office:value-type="float" office:value="254" table:style-name="ce154">
            <text:p>254</text:p>
          </table:table-cell>
          <table:table-cell office:value-type="float" office:value="10.81" table:style-name="ce155">
            <text:p><text:s text:c="3"/>10.81</text:p>
          </table:table-cell>
          <table:table-cell office:value-type="float" office:value="-254" table:style-name="ce158">
            <text:p>－ <text:s text:c="2"/>254</text:p>
          </table:table-cell>
          <table:table-cell office:value-type="float" office:value="-4.53" table:style-name="ce157">
            <text:p>－ <text:s text:c="2"/>4.53</text:p>
          </table:table-cell>
          <table:table-cell office:value-type="float" office:value="288" table:style-name="ce158">
            <text:p><text:s text:c="3"/>288</text:p>
          </table:table-cell>
          <table:table-cell office:value-type="float" office:value="285" table:style-name="ce158">
            <text:p><text:s text:c="3"/>28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5.14" table:style-name="ce159">
            <text:p><text:s text:c="3"/>5.14</text:p>
          </table:table-cell>
          <table:table-cell office:value-type="float" office:value="131" table:style-name="ce160">
            <text:p><text:s text:c="4"/>131</text:p>
          </table:table-cell>
          <table:table-cell office:value-type="float" office:value="130" table:style-name="ce160">
            <text:p><text:s text:c="4"/>130</text:p>
          </table:table-cell>
          <table:table-cell office:value-type="float" office:value="1" table:style-name="ce189">
            <text:p>1<text:s/></text:p>
          </table:table-cell>
          <table:table-cell office:value-type="float" office:value="1" table:style-name="ce189">
            <text:p>1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2.34" table:style-name="ce159">
            <text:p><text:s text:c="3"/>2.34</text:p>
          </table:table-cell>
          <table:table-cell office:value-type="float" office:value="1544" table:style-name="ce154">
            <text:p>1,544</text:p>
          </table:table-cell>
          <table:table-cell office:value-type="float" office:value="1801" table:style-name="ce154">
            <text:p>1,801</text:p>
          </table:table-cell>
          <table:table-cell office:value-type="float" office:value="2564" table:style-name="ce161">
            <text:p><text:s text:c="3"/>2,564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嘉 義 縣</text:p>
          </table:table-cell>
          <table:table-cell office:value-type="float" office:value="183727" table:style-name="ce153">
            <text:p><text:s text:c="3"/>183,727</text:p>
          </table:table-cell>
          <table:table-cell office:value-type="float" office:value="503773" table:style-name="ce153">
            <text:p><text:s text:c="3"/>503,773</text:p>
          </table:table-cell>
          <table:table-cell office:value-type="float" office:value="261582" table:style-name="ce153">
            <text:p><text:s text:c="3"/>261,582</text:p>
          </table:table-cell>
          <table:table-cell office:value-type="float" office:value="242191" table:style-name="ce153">
            <text:p><text:s text:c="3"/>242,191</text:p>
          </table:table-cell>
          <table:table-cell office:value-type="float" office:value="258" table:style-name="ce153">
            <text:p><text:s text:c="3"/>258</text:p>
          </table:table-cell>
          <table:table-cell office:value-type="float" office:value="130" table:style-name="ce154">
            <text:p>130</text:p>
          </table:table-cell>
          <table:table-cell office:value-type="float" office:value="128" table:style-name="ce154">
            <text:p>128</text:p>
          </table:table-cell>
          <table:table-cell office:value-type="float" office:value="6.23" table:style-name="ce155">
            <text:p><text:s text:c="3"/>6.23</text:p>
          </table:table-cell>
          <table:table-cell office:value-type="float" office:value="457" table:style-name="ce153">
            <text:p><text:s text:c="3"/>457</text:p>
          </table:table-cell>
          <table:table-cell office:value-type="float" office:value="241" table:style-name="ce154">
            <text:p>241</text:p>
          </table:table-cell>
          <table:table-cell office:value-type="float" office:value="216" table:style-name="ce154">
            <text:p>216</text:p>
          </table:table-cell>
          <table:table-cell office:value-type="float" office:value="11.03" table:style-name="ce155">
            <text:p><text:s text:c="3"/>11.03</text:p>
          </table:table-cell>
          <table:table-cell office:value-type="float" office:value="-199" table:style-name="ce158">
            <text:p>－ <text:s text:c="2"/>199</text:p>
          </table:table-cell>
          <table:table-cell office:value-type="float" office:value="-4.8" table:style-name="ce157">
            <text:p>－ <text:s text:c="2"/>4.80</text:p>
          </table:table-cell>
          <table:table-cell office:value-type="float" office:value="194" table:style-name="ce158">
            <text:p><text:s text:c="3"/>194</text:p>
          </table:table-cell>
          <table:table-cell office:value-type="float" office:value="192" table:style-name="ce158">
            <text:p><text:s text:c="3"/>192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.68" table:style-name="ce159">
            <text:p><text:s text:c="3"/>4.68</text:p>
          </table:table-cell>
          <table:table-cell office:value-type="float" office:value="77" table:style-name="ce160">
            <text:p><text:s text:c="4"/>77</text:p>
          </table:table-cell>
          <table:table-cell office:value-type="float" office:value="77" table:style-name="ce160">
            <text:p><text:s text:c="4"/>77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1.86" table:style-name="ce159">
            <text:p><text:s text:c="3"/>1.86</text:p>
          </table:table-cell>
          <table:table-cell office:value-type="float" office:value="1243" table:style-name="ce154">
            <text:p>1,243</text:p>
          </table:table-cell>
          <table:table-cell office:value-type="float" office:value="1377" table:style-name="ce154">
            <text:p>1,377</text:p>
          </table:table-cell>
          <table:table-cell office:value-type="float" office:value="5896" table:style-name="ce161">
            <text:p><text:s text:c="3"/>5,896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屏 東 縣</text:p>
          </table:table-cell>
          <table:table-cell office:value-type="float" office:value="289758" table:style-name="ce153">
            <text:p><text:s text:c="3"/>289,758</text:p>
          </table:table-cell>
          <table:table-cell office:value-type="float" office:value="820155" table:style-name="ce153">
            <text:p><text:s text:c="3"/>820,155</text:p>
          </table:table-cell>
          <table:table-cell office:value-type="float" office:value="418451" table:style-name="ce153">
            <text:p><text:s text:c="3"/>418,451</text:p>
          </table:table-cell>
          <table:table-cell office:value-type="float" office:value="401704" table:style-name="ce153">
            <text:p><text:s text:c="3"/>401,704</text:p>
          </table:table-cell>
          <table:table-cell office:value-type="float" office:value="395" table:style-name="ce153">
            <text:p><text:s text:c="3"/>395</text:p>
          </table:table-cell>
          <table:table-cell office:value-type="float" office:value="188" table:style-name="ce154">
            <text:p>188</text:p>
          </table:table-cell>
          <table:table-cell office:value-type="float" office:value="207" table:style-name="ce154">
            <text:p>207</text:p>
          </table:table-cell>
          <table:table-cell office:value-type="float" office:value="5.86" table:style-name="ce155">
            <text:p><text:s text:c="3"/>5.86</text:p>
          </table:table-cell>
          <table:table-cell office:value-type="float" office:value="695" table:style-name="ce153">
            <text:p><text:s text:c="3"/>695</text:p>
          </table:table-cell>
          <table:table-cell office:value-type="float" office:value="414" table:style-name="ce154">
            <text:p>414</text:p>
          </table:table-cell>
          <table:table-cell office:value-type="float" office:value="281" table:style-name="ce154">
            <text:p>281</text:p>
          </table:table-cell>
          <table:table-cell office:value-type="float" office:value="10.31" table:style-name="ce155">
            <text:p><text:s text:c="3"/>10.31</text:p>
          </table:table-cell>
          <table:table-cell office:value-type="float" office:value="-300" table:style-name="ce158">
            <text:p>－ <text:s text:c="2"/>300</text:p>
          </table:table-cell>
          <table:table-cell office:value-type="float" office:value="-4.45" table:style-name="ce157">
            <text:p>－ <text:s text:c="2"/>4.45</text:p>
          </table:table-cell>
          <table:table-cell office:value-type="float" office:value="361" table:style-name="ce158">
            <text:p><text:s text:c="3"/>361</text:p>
          </table:table-cell>
          <table:table-cell office:value-type="float" office:value="352" table:style-name="ce158">
            <text:p><text:s text:c="3"/>352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5.35" table:style-name="ce159">
            <text:p><text:s text:c="3"/>5.35</text:p>
          </table:table-cell>
          <table:table-cell office:value-type="float" office:value="161" table:style-name="ce160">
            <text:p><text:s text:c="4"/>161</text:p>
          </table:table-cell>
          <table:table-cell office:value-type="float" office:value="160" table:style-name="ce160">
            <text:p><text:s text:c="4"/>160</text:p>
          </table:table-cell>
          <table:table-cell office:value-type="float" office:value="1" table:style-name="ce189">
            <text:p>1<text:s/></text:p>
          </table:table-cell>
          <table:table-cell office:value-type="float" office:value="1" table:style-name="ce189">
            <text:p>1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2.39" table:style-name="ce159">
            <text:p><text:s text:c="3"/>2.39</text:p>
          </table:table-cell>
          <table:table-cell office:value-type="float" office:value="2206" table:style-name="ce154">
            <text:p>2,206</text:p>
          </table:table-cell>
          <table:table-cell office:value-type="float" office:value="2549" table:style-name="ce154">
            <text:p>2,549</text:p>
          </table:table-cell>
          <table:table-cell office:value-type="float" office:value="60008" table:style-name="ce161">
            <text:p><text:s text:c="3"/>60,008</text:p>
          </table:table-cell>
          <table:table-cell table:style-name="ce79"/>
          <table:table-cell table:number-columns-repeated="16353"/>
        </table:table-row>
        <table:table-row table:style-name="ro33">
          <table:table-cell office:value-type="string" table:style-name="ce152">
            <text:p>臺 東 縣</text:p>
          </table:table-cell>
          <table:table-cell office:value-type="float" office:value="83264" table:style-name="ce153">
            <text:p><text:s text:c="3"/>83,264</text:p>
          </table:table-cell>
          <table:table-cell office:value-type="float" office:value="217166" table:style-name="ce153">
            <text:p><text:s text:c="3"/>217,166</text:p>
          </table:table-cell>
          <table:table-cell office:value-type="float" office:value="111841" table:style-name="ce153">
            <text:p><text:s text:c="3"/>111,841</text:p>
          </table:table-cell>
          <table:table-cell office:value-type="float" office:value="105325" table:style-name="ce153">
            <text:p><text:s text:c="3"/>105,325</text:p>
          </table:table-cell>
          <table:table-cell office:value-type="float" office:value="142" table:style-name="ce153">
            <text:p><text:s text:c="3"/>142</text:p>
          </table:table-cell>
          <table:table-cell office:value-type="float" office:value="75" table:style-name="ce154">
            <text:p>75</text:p>
          </table:table-cell>
          <table:table-cell office:value-type="float" office:value="67" table:style-name="ce154">
            <text:p>67</text:p>
          </table:table-cell>
          <table:table-cell office:value-type="float" office:value="7.95" table:style-name="ce155">
            <text:p><text:s text:c="3"/>7.95</text:p>
          </table:table-cell>
          <table:table-cell office:value-type="float" office:value="189" table:style-name="ce153">
            <text:p><text:s text:c="3"/>189</text:p>
          </table:table-cell>
          <table:table-cell office:value-type="float" office:value="122" table:style-name="ce154">
            <text:p>122</text:p>
          </table:table-cell>
          <table:table-cell office:value-type="float" office:value="67" table:style-name="ce154">
            <text:p>67</text:p>
          </table:table-cell>
          <table:table-cell office:value-type="float" office:value="10.58" table:style-name="ce155">
            <text:p><text:s text:c="3"/>10.58</text:p>
          </table:table-cell>
          <table:table-cell office:value-type="float" office:value="-47" table:style-name="ce156">
            <text:p>－ <text:s text:c="4"/>47</text:p>
          </table:table-cell>
          <table:table-cell office:value-type="float" office:value="-2.63" table:style-name="ce157">
            <text:p>－ <text:s text:c="2"/>2.63</text:p>
          </table:table-cell>
          <table:table-cell office:value-type="float" office:value="121" table:style-name="ce158">
            <text:p><text:s text:c="3"/>121</text:p>
          </table:table-cell>
          <table:table-cell office:value-type="float" office:value="117" table:style-name="ce158">
            <text:p><text:s text:c="3"/>117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.78" table:style-name="ce159">
            <text:p><text:s text:c="3"/>6.78</text:p>
          </table:table-cell>
          <table:table-cell office:value-type="float" office:value="45" table:style-name="ce160">
            <text:p><text:s text:c="4"/>45</text:p>
          </table:table-cell>
          <table:table-cell office:value-type="float" office:value="45" table:style-name="ce160">
            <text:p><text:s text:c="4"/>45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2.52" table:style-name="ce159">
            <text:p><text:s text:c="3"/>2.52</text:p>
          </table:table-cell>
          <table:table-cell office:value-type="float" office:value="575" table:style-name="ce154">
            <text:p>575</text:p>
          </table:table-cell>
          <table:table-cell office:value-type="float" office:value="770" table:style-name="ce154">
            <text:p>770</text:p>
          </table:table-cell>
          <table:table-cell office:value-type="float" office:value="78758" table:style-name="ce161">
            <text:p><text:s text:c="3"/>78,758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花 蓮 縣</text:p>
          </table:table-cell>
          <table:table-cell office:value-type="float" office:value="126663" table:style-name="ce153">
            <text:p><text:s text:c="3"/>126,663</text:p>
          </table:table-cell>
          <table:table-cell office:value-type="float" office:value="326576" table:style-name="ce153">
            <text:p><text:s text:c="3"/>326,576</text:p>
          </table:table-cell>
          <table:table-cell office:value-type="float" office:value="165299" table:style-name="ce153">
            <text:p><text:s text:c="3"/>165,299</text:p>
          </table:table-cell>
          <table:table-cell office:value-type="float" office:value="161277" table:style-name="ce153">
            <text:p><text:s text:c="3"/>161,277</text:p>
          </table:table-cell>
          <table:table-cell office:value-type="float" office:value="186" table:style-name="ce153">
            <text:p><text:s text:c="3"/>186</text:p>
          </table:table-cell>
          <table:table-cell office:value-type="float" office:value="96" table:style-name="ce154">
            <text:p>96</text:p>
          </table:table-cell>
          <table:table-cell office:value-type="float" office:value="90" table:style-name="ce154">
            <text:p>90</text:p>
          </table:table-cell>
          <table:table-cell office:value-type="float" office:value="6.93" table:style-name="ce155">
            <text:p><text:s text:c="3"/>6.93</text:p>
          </table:table-cell>
          <table:table-cell office:value-type="float" office:value="254" table:style-name="ce153">
            <text:p><text:s text:c="3"/>254</text:p>
          </table:table-cell>
          <table:table-cell office:value-type="float" office:value="165" table:style-name="ce154">
            <text:p>165</text:p>
          </table:table-cell>
          <table:table-cell office:value-type="float" office:value="89" table:style-name="ce154">
            <text:p>89</text:p>
          </table:table-cell>
          <table:table-cell office:value-type="float" office:value="9.4600000000000009" table:style-name="ce155">
            <text:p><text:s text:c="3"/>9.46</text:p>
          </table:table-cell>
          <table:table-cell office:value-type="float" office:value="-68" table:style-name="ce156">
            <text:p>－ <text:s text:c="4"/>68</text:p>
          </table:table-cell>
          <table:table-cell office:value-type="float" office:value="-2.5299999999999998" table:style-name="ce157">
            <text:p>－ <text:s text:c="2"/>2.53</text:p>
          </table:table-cell>
          <table:table-cell office:value-type="float" office:value="161" table:style-name="ce158">
            <text:p><text:s text:c="3"/>161</text:p>
          </table:table-cell>
          <table:table-cell office:value-type="float" office:value="155" table:style-name="ce158">
            <text:p><text:s text:c="3"/>155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6" table:style-name="ce159">
            <text:p><text:s text:c="3"/>6.00</text:p>
          </table:table-cell>
          <table:table-cell office:value-type="float" office:value="79" table:style-name="ce160">
            <text:p><text:s text:c="4"/>79</text:p>
          </table:table-cell>
          <table:table-cell office:value-type="float" office:value="79" table:style-name="ce160">
            <text:p><text:s text:c="4"/>79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2.94" table:style-name="ce159">
            <text:p><text:s text:c="3"/>2.94</text:p>
          </table:table-cell>
          <table:table-cell office:value-type="float" office:value="1178" table:style-name="ce154">
            <text:p>1,178</text:p>
          </table:table-cell>
          <table:table-cell office:value-type="float" office:value="1314" table:style-name="ce154">
            <text:p>1,314</text:p>
          </table:table-cell>
          <table:table-cell office:value-type="float" office:value="93225" table:style-name="ce161">
            <text:p><text:s text:c="3"/>93,225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澎 湖 縣</text:p>
          </table:table-cell>
          <table:table-cell office:value-type="float" office:value="41482" table:style-name="ce153">
            <text:p><text:s text:c="3"/>41,482</text:p>
          </table:table-cell>
          <table:table-cell office:value-type="float" office:value="105152" table:style-name="ce153">
            <text:p><text:s text:c="3"/>105,152</text:p>
          </table:table-cell>
          <table:table-cell office:value-type="float" office:value="54272" table:style-name="ce153">
            <text:p><text:s text:c="3"/>54,272</text:p>
          </table:table-cell>
          <table:table-cell office:value-type="float" office:value="50880" table:style-name="ce153">
            <text:p><text:s text:c="3"/>50,880</text:p>
          </table:table-cell>
          <table:table-cell office:value-type="float" office:value="89" table:style-name="ce153">
            <text:p><text:s text:c="3"/>89</text:p>
          </table:table-cell>
          <table:table-cell office:value-type="float" office:value="36" table:style-name="ce154">
            <text:p>36</text:p>
          </table:table-cell>
          <table:table-cell office:value-type="float" office:value="53" table:style-name="ce154">
            <text:p>53</text:p>
          </table:table-cell>
          <table:table-cell office:value-type="float" office:value="10.32" table:style-name="ce155">
            <text:p><text:s text:c="3"/>10.32</text:p>
          </table:table-cell>
          <table:table-cell office:value-type="float" office:value="72" table:style-name="ce153">
            <text:p><text:s text:c="3"/>72</text:p>
          </table:table-cell>
          <table:table-cell office:value-type="float" office:value="47" table:style-name="ce154">
            <text:p>47</text:p>
          </table:table-cell>
          <table:table-cell office:value-type="float" office:value="25" table:style-name="ce154">
            <text:p>25</text:p>
          </table:table-cell>
          <table:table-cell office:value-type="float" office:value="8.35" table:style-name="ce155">
            <text:p><text:s text:c="3"/>8.35</text:p>
          </table:table-cell>
          <table:table-cell office:value-type="float" office:value="17" table:style-name="ce163">
            <text:p><text:s text:c="3"/>17</text:p>
          </table:table-cell>
          <table:table-cell office:value-type="float" office:value="1.97" table:style-name="ce157">
            <text:p><text:s text:c="4"/>1.97</text:p>
          </table:table-cell>
          <table:table-cell office:value-type="float" office:value="66" table:style-name="ce158">
            <text:p><text:s text:c="3"/>66</text:p>
          </table:table-cell>
          <table:table-cell office:value-type="float" office:value="65" table:style-name="ce158">
            <text:p><text:s text:c="3"/>6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7.65" table:style-name="ce159">
            <text:p><text:s text:c="3"/>7.65</text:p>
          </table:table-cell>
          <table:table-cell office:value-type="float" office:value="17" table:style-name="ce160">
            <text:p><text:s text:c="4"/>17</text:p>
          </table:table-cell>
          <table:table-cell office:value-type="float" office:value="17" table:style-name="ce160">
            <text:p><text:s text:c="4"/>17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1.97" table:style-name="ce159">
            <text:p><text:s text:c="3"/>1.97</text:p>
          </table:table-cell>
          <table:table-cell office:value-type="float" office:value="821" table:style-name="ce154">
            <text:p>821</text:p>
          </table:table-cell>
          <table:table-cell office:value-type="float" office:value="397" table:style-name="ce154">
            <text:p>397</text:p>
          </table:table-cell>
          <table:table-cell office:value-type="float" office:value="618" table:style-name="ce161">
            <text:p><text:s text:c="3"/>618</text:p>
          </table:table-cell>
          <table:table-cell table:style-name="ce79"/>
          <table:table-cell table:number-columns-repeated="16353"/>
        </table:table-row>
        <table:table-row table:style-name="ro34">
          <table:table-cell office:value-type="string" table:style-name="ce152">
            <text:p>基 隆 市</text:p>
          </table:table-cell>
          <table:table-cell office:value-type="float" office:value="154544" table:style-name="ce153">
            <text:p><text:s text:c="3"/>154,544</text:p>
          </table:table-cell>
          <table:table-cell office:value-type="float" office:value="369132" table:style-name="ce153">
            <text:p><text:s text:c="3"/>369,132</text:p>
          </table:table-cell>
          <table:table-cell office:value-type="float" office:value="184268" table:style-name="ce153">
            <text:p><text:s text:c="3"/>184,268</text:p>
          </table:table-cell>
          <table:table-cell office:value-type="float" office:value="184864" table:style-name="ce153">
            <text:p><text:s text:c="3"/>184,864</text:p>
          </table:table-cell>
          <table:table-cell office:value-type="float" office:value="187" table:style-name="ce153">
            <text:p><text:s text:c="3"/>187</text:p>
          </table:table-cell>
          <table:table-cell office:value-type="float" office:value="93" table:style-name="ce154">
            <text:p>93</text:p>
          </table:table-cell>
          <table:table-cell office:value-type="float" office:value="94" table:style-name="ce154">
            <text:p>94</text:p>
          </table:table-cell>
          <table:table-cell office:value-type="float" office:value="6.16" table:style-name="ce155">
            <text:p><text:s text:c="3"/>6.16</text:p>
          </table:table-cell>
          <table:table-cell office:value-type="float" office:value="210" table:style-name="ce153">
            <text:p><text:s text:c="3"/>210</text:p>
          </table:table-cell>
          <table:table-cell office:value-type="float" office:value="113" table:style-name="ce154">
            <text:p>113</text:p>
          </table:table-cell>
          <table:table-cell office:value-type="float" office:value="97" table:style-name="ce154">
            <text:p>97</text:p>
          </table:table-cell>
          <table:table-cell office:value-type="float" office:value="6.92" table:style-name="ce155">
            <text:p><text:s text:c="3"/>6.92</text:p>
          </table:table-cell>
          <table:table-cell office:value-type="float" office:value="-23" table:style-name="ce156">
            <text:p>－ <text:s text:c="4"/>23</text:p>
          </table:table-cell>
          <table:table-cell office:value-type="float" office:value="-0.76" table:style-name="ce157">
            <text:p>－ <text:s text:c="2"/>0.76</text:p>
          </table:table-cell>
          <table:table-cell office:value-type="float" office:value="172" table:style-name="ce158">
            <text:p><text:s text:c="3"/>172</text:p>
          </table:table-cell>
          <table:table-cell office:value-type="float" office:value="166" table:style-name="ce158">
            <text:p><text:s text:c="3"/>166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.67" table:style-name="ce159">
            <text:p><text:s text:c="3"/>5.67</text:p>
          </table:table-cell>
          <table:table-cell office:value-type="float" office:value="82" table:style-name="ce160">
            <text:p><text:s text:c="4"/>82</text:p>
          </table:table-cell>
          <table:table-cell office:value-type="float" office:value="81" table:style-name="ce160">
            <text:p><text:s text:c="4"/>81</text:p>
          </table:table-cell>
          <table:table-cell office:value-type="float" office:value="1" table:style-name="ce189">
            <text:p>1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1" table:style-name="ce189">
            <text:p>1<text:s/></text:p>
          </table:table-cell>
          <table:table-cell office:value-type="float" office:value="2.7" table:style-name="ce159">
            <text:p><text:s text:c="3"/>2.70</text:p>
          </table:table-cell>
          <table:table-cell office:value-type="float" office:value="1583" table:style-name="ce154">
            <text:p>1,583</text:p>
          </table:table-cell>
          <table:table-cell office:value-type="float" office:value="1733" table:style-name="ce154">
            <text:p>1,733</text:p>
          </table:table-cell>
          <table:table-cell office:value-type="float" office:value="9424" table:style-name="ce161">
            <text:p><text:s text:c="3"/>9,424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新 竹 市</text:p>
          </table:table-cell>
          <table:table-cell office:value-type="float" office:value="167911" table:style-name="ce153">
            <text:p><text:s text:c="3"/>167,911</text:p>
          </table:table-cell>
          <table:table-cell office:value-type="float" office:value="447952" table:style-name="ce153">
            <text:p><text:s text:c="3"/>447,952</text:p>
          </table:table-cell>
          <table:table-cell office:value-type="float" office:value="220885" table:style-name="ce153">
            <text:p><text:s text:c="3"/>220,885</text:p>
          </table:table-cell>
          <table:table-cell office:value-type="float" office:value="227067" table:style-name="ce153">
            <text:p><text:s text:c="3"/>227,067</text:p>
          </table:table-cell>
          <table:table-cell office:value-type="float" office:value="305" table:style-name="ce153">
            <text:p><text:s text:c="3"/>305</text:p>
          </table:table-cell>
          <table:table-cell office:value-type="float" office:value="169" table:style-name="ce154">
            <text:p>169</text:p>
          </table:table-cell>
          <table:table-cell office:value-type="float" office:value="136" table:style-name="ce154">
            <text:p>136</text:p>
          </table:table-cell>
          <table:table-cell office:value-type="float" office:value="8.2899999999999991" table:style-name="ce155">
            <text:p><text:s text:c="3"/>8.29</text:p>
          </table:table-cell>
          <table:table-cell office:value-type="float" office:value="207" table:style-name="ce153">
            <text:p><text:s text:c="3"/>207</text:p>
          </table:table-cell>
          <table:table-cell office:value-type="float" office:value="134" table:style-name="ce154">
            <text:p>134</text:p>
          </table:table-cell>
          <table:table-cell office:value-type="float" office:value="73" table:style-name="ce154">
            <text:p>73</text:p>
          </table:table-cell>
          <table:table-cell office:value-type="float" office:value="5.62" table:style-name="ce155">
            <text:p><text:s text:c="3"/>5.62</text:p>
          </table:table-cell>
          <table:table-cell office:value-type="float" office:value="98" table:style-name="ce164">
            <text:p><text:s text:c="3"/>98</text:p>
          </table:table-cell>
          <table:table-cell office:value-type="float" office:value="2.66" table:style-name="ce157">
            <text:p><text:s text:c="4"/>2.66</text:p>
          </table:table-cell>
          <table:table-cell office:value-type="float" office:value="238" table:style-name="ce158">
            <text:p><text:s text:c="3"/>238</text:p>
          </table:table-cell>
          <table:table-cell office:value-type="float" office:value="230" table:style-name="ce158">
            <text:p><text:s text:c="3"/>230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6.47" table:style-name="ce159">
            <text:p><text:s text:c="3"/>6.47</text:p>
          </table:table-cell>
          <table:table-cell office:value-type="float" office:value="81" table:style-name="ce160">
            <text:p><text:s text:c="4"/>81</text:p>
          </table:table-cell>
          <table:table-cell office:value-type="float" office:value="80" table:style-name="ce160">
            <text:p><text:s text:c="4"/>80</text:p>
          </table:table-cell>
          <table:table-cell office:value-type="float" office:value="1" table:style-name="ce189">
            <text:p>1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1" table:style-name="ce189">
            <text:p>1<text:s/></text:p>
          </table:table-cell>
          <table:table-cell office:value-type="float" office:value="2.2000000000000002" table:style-name="ce159">
            <text:p><text:s text:c="3"/>2.20</text:p>
          </table:table-cell>
          <table:table-cell office:value-type="float" office:value="2048" table:style-name="ce154">
            <text:p>2,048</text:p>
          </table:table-cell>
          <table:table-cell office:value-type="float" office:value="1975" table:style-name="ce154">
            <text:p>1,975</text:p>
          </table:table-cell>
          <table:table-cell office:value-type="float" office:value="4264" table:style-name="ce161">
            <text:p><text:s text:c="3"/>4,264</text:p>
          </table:table-cell>
          <table:table-cell table:style-name="ce79"/>
          <table:table-cell table:number-columns-repeated="16353"/>
        </table:table-row>
        <table:table-row table:style-name="ro5">
          <table:table-cell office:value-type="string" table:style-name="ce152">
            <text:p>嘉 義 市</text:p>
          </table:table-cell>
          <table:table-cell office:value-type="float" office:value="100573" table:style-name="ce153">
            <text:p><text:s text:c="3"/>100,573</text:p>
          </table:table-cell>
          <table:table-cell office:value-type="float" office:value="267863" table:style-name="ce153">
            <text:p><text:s text:c="3"/>267,863</text:p>
          </table:table-cell>
          <table:table-cell office:value-type="float" office:value="129955" table:style-name="ce153">
            <text:p><text:s text:c="3"/>129,955</text:p>
          </table:table-cell>
          <table:table-cell office:value-type="float" office:value="137908" table:style-name="ce153">
            <text:p><text:s text:c="3"/>137,908</text:p>
          </table:table-cell>
          <table:table-cell office:value-type="float" office:value="155" table:style-name="ce153">
            <text:p><text:s text:c="3"/>155</text:p>
          </table:table-cell>
          <table:table-cell office:value-type="float" office:value="70" table:style-name="ce154">
            <text:p>70</text:p>
          </table:table-cell>
          <table:table-cell office:value-type="float" office:value="85" table:style-name="ce154">
            <text:p>85</text:p>
          </table:table-cell>
          <table:table-cell office:value-type="float" office:value="7.04" table:style-name="ce155">
            <text:p><text:s text:c="3"/>7.04</text:p>
          </table:table-cell>
          <table:table-cell office:value-type="float" office:value="190" table:style-name="ce153">
            <text:p><text:s text:c="3"/>190</text:p>
          </table:table-cell>
          <table:table-cell office:value-type="float" office:value="93" table:style-name="ce154">
            <text:p>93</text:p>
          </table:table-cell>
          <table:table-cell office:value-type="float" office:value="97" table:style-name="ce154">
            <text:p>97</text:p>
          </table:table-cell>
          <table:table-cell office:value-type="float" office:value="8.6300000000000008" table:style-name="ce155">
            <text:p><text:s text:c="3"/>8.63</text:p>
          </table:table-cell>
          <table:table-cell office:value-type="float" office:value="-35" table:style-name="ce156">
            <text:p>－ <text:s text:c="4"/>35</text:p>
          </table:table-cell>
          <table:table-cell office:value-type="float" office:value="-1.59" table:style-name="ce157">
            <text:p>－ <text:s text:c="2"/>1.59</text:p>
          </table:table-cell>
          <table:table-cell office:value-type="float" office:value="118" table:style-name="ce158">
            <text:p><text:s text:c="3"/>118</text:p>
          </table:table-cell>
          <table:table-cell office:value-type="float" office:value="115" table:style-name="ce158">
            <text:p><text:s text:c="3"/>11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.36" table:style-name="ce159">
            <text:p><text:s text:c="3"/>5.36</text:p>
          </table:table-cell>
          <table:table-cell office:value-type="float" office:value="38" table:style-name="ce160">
            <text:p><text:s text:c="4"/>38</text:p>
          </table:table-cell>
          <table:table-cell office:value-type="float" office:value="37" table:style-name="ce160">
            <text:p><text:s text:c="4"/>37</text:p>
          </table:table-cell>
          <table:table-cell office:value-type="float" office:value="1" table:style-name="ce189">
            <text:p>1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1" table:style-name="ce189">
            <text:p>1<text:s/></text:p>
          </table:table-cell>
          <table:table-cell office:value-type="float" office:value="1.73" table:style-name="ce159">
            <text:p><text:s text:c="3"/>1.73</text:p>
          </table:table-cell>
          <table:table-cell office:value-type="float" office:value="986" table:style-name="ce154">
            <text:p>986</text:p>
          </table:table-cell>
          <table:table-cell office:value-type="float" office:value="1156" table:style-name="ce154">
            <text:p>1,156</text:p>
          </table:table-cell>
          <table:table-cell office:value-type="float" office:value="1118" table:style-name="ce161">
            <text:p><text:s text:c="3"/>1,118</text:p>
          </table:table-cell>
          <table:table-cell table:style-name="ce79"/>
          <table:table-cell table:number-columns-repeated="16353"/>
        </table:table-row>
        <table:table-row table:style-name="ro16">
          <table:table-cell office:value-type="string" table:style-name="ce136">
            <text:p>福 <text:s/>建 <text:s/>省</text:p>
          </table:table-cell>
          <table:table-cell office:value-type="float" office:value="44315" table:style-name="ce165">
            <text:p><text:s text:c="3"/>44,315</text:p>
          </table:table-cell>
          <table:table-cell office:value-type="float" office:value="153047" table:style-name="ce165">
            <text:p><text:s text:c="3"/>153,047</text:p>
          </table:table-cell>
          <table:table-cell office:value-type="float" office:value="77368" table:style-name="ce165">
            <text:p><text:s text:c="3"/>77,368</text:p>
          </table:table-cell>
          <table:table-cell office:value-type="float" office:value="75679" table:style-name="ce165">
            <text:p><text:s text:c="3"/>75,679</text:p>
          </table:table-cell>
          <table:table-cell office:value-type="float" office:value="137" table:style-name="ce165">
            <text:p><text:s text:c="3"/>137</text:p>
          </table:table-cell>
          <table:table-cell office:value-type="float" office:value="74" table:style-name="ce59">
            <text:p>74</text:p>
          </table:table-cell>
          <table:table-cell office:value-type="float" office:value="63" table:style-name="ce59">
            <text:p>63</text:p>
          </table:table-cell>
          <table:table-cell office:value-type="float" office:value="10.91" table:style-name="ce137">
            <text:p><text:s text:c="3"/>10.91</text:p>
          </table:table-cell>
          <table:table-cell office:value-type="float" office:value="65" table:style-name="ce165">
            <text:p><text:s text:c="3"/>65</text:p>
          </table:table-cell>
          <table:table-cell office:value-type="float" office:value="41" table:style-name="ce59">
            <text:p>41</text:p>
          </table:table-cell>
          <table:table-cell office:value-type="float" office:value="24" table:style-name="ce59">
            <text:p>24</text:p>
          </table:table-cell>
          <table:table-cell office:value-type="float" office:value="5.18" table:style-name="ce137">
            <text:p><text:s text:c="3"/>5.18</text:p>
          </table:table-cell>
          <table:table-cell office:value-type="float" office:value="72" table:style-name="ce183">
            <text:p><text:s text:c="3"/>72</text:p>
          </table:table-cell>
          <table:table-cell office:value-type="float" office:value="5.74" table:style-name="ce184">
            <text:p><text:s text:c="4"/>5.74</text:p>
          </table:table-cell>
          <table:table-cell office:value-type="float" office:value="94" table:style-name="ce166">
            <text:p><text:s text:c="3"/>94</text:p>
          </table:table-cell>
          <table:table-cell office:value-type="float" office:value="93" table:style-name="ce166">
            <text:p><text:s text:c="3"/>93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0" table:style-name="ce166">
            <text:p>—</text:p>
          </table:table-cell>
          <table:table-cell office:value-type="float" office:value="7.49" table:style-name="ce145">
            <text:p><text:s text:c="3"/>7.49</text:p>
          </table:table-cell>
          <table:table-cell office:value-type="float" office:value="29" table:style-name="ce167">
            <text:p><text:s text:c="4"/>29</text:p>
          </table:table-cell>
          <table:table-cell office:value-type="float" office:value="29" table:style-name="ce167">
            <text:p><text:s text:c="4"/>29</text:p>
          </table:table-cell>
          <table:table-cell office:value-type="float" office:value="0" table:style-name="ce188">
            <text:p>0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0" table:style-name="ce187">
            <text:p>0<text:s/></text:p>
          </table:table-cell>
          <table:table-cell office:value-type="float" office:value="2.31" table:style-name="ce145">
            <text:p><text:s text:c="3"/>2.31</text:p>
          </table:table-cell>
          <table:table-cell office:value-type="float" office:value="1249" table:style-name="ce59">
            <text:p>1,249</text:p>
          </table:table-cell>
          <table:table-cell office:value-type="float" office:value="666" table:style-name="ce59">
            <text:p>666</text:p>
          </table:table-cell>
          <table:table-cell office:value-type="float" office:value="1347" table:style-name="ce168">
            <text:p><text:s text:c="3"/>1,347</text:p>
          </table:table-cell>
          <table:table-cell table:style-name="ce79"/>
          <table:table-cell table:number-columns-repeated="16353" table:style-name="ce169"/>
        </table:table-row>
        <table:table-row table:style-name="ro29">
          <table:table-cell office:value-type="string" table:style-name="ce152">
            <text:p>金 門 縣</text:p>
          </table:table-cell>
          <table:table-cell office:value-type="float" office:value="41142" table:style-name="ce170">
            <text:p><text:s text:c="3"/>41,142</text:p>
          </table:table-cell>
          <table:table-cell office:value-type="float" office:value="139987" table:style-name="ce153">
            <text:p><text:s text:c="3"/>139,987</text:p>
          </table:table-cell>
          <table:table-cell office:value-type="float" office:value="69898" table:style-name="ce153">
            <text:p><text:s text:c="3"/>69,898</text:p>
          </table:table-cell>
          <table:table-cell office:value-type="float" office:value="70089" table:style-name="ce153">
            <text:p><text:s text:c="3"/>70,089</text:p>
          </table:table-cell>
          <table:table-cell office:value-type="float" office:value="116" table:style-name="ce153">
            <text:p><text:s text:c="3"/>116</text:p>
          </table:table-cell>
          <table:table-cell office:value-type="float" office:value="63" table:style-name="ce154">
            <text:p>63</text:p>
          </table:table-cell>
          <table:table-cell office:value-type="float" office:value="53" table:style-name="ce154">
            <text:p>53</text:p>
          </table:table-cell>
          <table:table-cell office:value-type="float" office:value="10.11" table:style-name="ce155">
            <text:p><text:s text:c="3"/>10.11</text:p>
          </table:table-cell>
          <table:table-cell office:value-type="float" office:value="62" table:style-name="ce153">
            <text:p><text:s text:c="3"/>62</text:p>
          </table:table-cell>
          <table:table-cell office:value-type="float" office:value="39" table:style-name="ce154">
            <text:p>39</text:p>
          </table:table-cell>
          <table:table-cell office:value-type="float" office:value="23" table:style-name="ce154">
            <text:p>23</text:p>
          </table:table-cell>
          <table:table-cell office:value-type="float" office:value="5.4" table:style-name="ce155">
            <text:p><text:s text:c="3"/>5.40</text:p>
          </table:table-cell>
          <table:table-cell office:value-type="float" office:value="54" table:style-name="ce164">
            <text:p><text:s text:c="3"/>54</text:p>
          </table:table-cell>
          <table:table-cell office:value-type="float" office:value="4.7" table:style-name="ce157">
            <text:p><text:s text:c="4"/>4.70</text:p>
          </table:table-cell>
          <table:table-cell office:value-type="float" office:value="86" table:style-name="ce158">
            <text:p><text:s text:c="3"/>86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7.49" table:style-name="ce159">
            <text:p><text:s text:c="3"/>7.49</text:p>
          </table:table-cell>
          <table:table-cell office:value-type="float" office:value="22" table:style-name="ce160">
            <text:p><text:s text:c="4"/>22</text:p>
          </table:table-cell>
          <table:table-cell office:value-type="float" office:value="22" table:style-name="ce160">
            <text:p><text:s text:c="4"/>22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1.92" table:style-name="ce159">
            <text:p><text:s text:c="3"/>1.92</text:p>
          </table:table-cell>
          <table:table-cell office:value-type="float" office:value="1176" table:style-name="ce154">
            <text:p>1,176</text:p>
          </table:table-cell>
          <table:table-cell office:value-type="float" office:value="562" table:style-name="ce154">
            <text:p>562</text:p>
          </table:table-cell>
          <table:table-cell office:value-type="float" office:value="1120" table:style-name="ce161">
            <text:p><text:s text:c="3"/>1,120</text:p>
          </table:table-cell>
          <table:table-cell table:style-name="ce79"/>
          <table:table-cell table:number-columns-repeated="16353"/>
        </table:table-row>
        <table:table-row table:style-name="ro35">
          <table:table-cell office:value-type="string" table:style-name="ce152">
            <text:p>連 江 縣</text:p>
          </table:table-cell>
          <table:table-cell office:value-type="float" office:value="3173" table:style-name="ce153">
            <text:p><text:s text:c="3"/>3,173</text:p>
          </table:table-cell>
          <table:table-cell office:value-type="float" office:value="13060" table:style-name="ce153">
            <text:p><text:s text:c="3"/>13,060</text:p>
          </table:table-cell>
          <table:table-cell office:value-type="float" office:value="7470" table:style-name="ce153">
            <text:p><text:s text:c="3"/>7,470</text:p>
          </table:table-cell>
          <table:table-cell office:value-type="float" office:value="5590" table:style-name="ce153">
            <text:p><text:s text:c="3"/>5,590</text:p>
          </table:table-cell>
          <table:table-cell office:value-type="float" office:value="21" table:style-name="ce153">
            <text:p><text:s text:c="3"/>21</text:p>
          </table:table-cell>
          <table:table-cell office:value-type="float" office:value="11" table:style-name="ce154">
            <text:p>11</text:p>
          </table:table-cell>
          <table:table-cell office:value-type="float" office:value="10" table:style-name="ce154">
            <text:p>10</text:p>
          </table:table-cell>
          <table:table-cell office:value-type="float" office:value="19.55" table:style-name="ce155">
            <text:p><text:s text:c="3"/>19.55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2" table:style-name="ce154">
            <text:p>2</text:p>
          </table:table-cell>
          <table:table-cell office:value-type="float" office:value="1" table:style-name="ce154">
            <text:p>1</text:p>
          </table:table-cell>
          <table:table-cell office:value-type="float" office:value="2.79" table:style-name="ce155">
            <text:p><text:s text:c="3"/>2.79</text:p>
          </table:table-cell>
          <table:table-cell office:value-type="float" office:value="18" table:style-name="ce162">
            <text:p><text:s text:c="3"/>18</text:p>
          </table:table-cell>
          <table:table-cell office:value-type="float" office:value="16.760000000000002" table:style-name="ce171">
            <text:p>16.76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7.45" table:style-name="ce159">
            <text:p><text:s text:c="3"/>7.45</text:p>
          </table:table-cell>
          <table:table-cell office:value-type="float" office:value="7" table:style-name="ce160">
            <text:p><text:s text:c="4"/>7</text:p>
          </table:table-cell>
          <table:table-cell office:value-type="float" office:value="7" table:style-name="ce160">
            <text:p><text:s text:c="4"/>7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0" table:style-name="ce189">
            <text:p>0<text:s/></text:p>
          </table:table-cell>
          <table:table-cell office:value-type="float" office:value="6.52" table:style-name="ce155">
            <text:p><text:s text:c="3"/>6.52</text:p>
          </table:table-cell>
          <table:table-cell office:value-type="float" office:value="73" table:style-name="ce154">
            <text:p>73</text:p>
          </table:table-cell>
          <table:table-cell office:value-type="float" office:value="104" table:style-name="ce154">
            <text:p>104</text:p>
          </table:table-cell>
          <table:table-cell office:value-type="float" office:value="227" table:style-name="ce161">
            <text:p><text:s text:c="3"/>227</text:p>
          </table:table-cell>
          <table:table-cell table:style-name="ce79"/>
          <table:table-cell table:number-columns-repeated="16353"/>
        </table:table-row>
        <table:table-row table:style-name="ro36">
          <table:table-cell table:style-name="ce172"/>
          <table:table-cell table:number-columns-repeated="7" table:style-name="ce173"/>
          <table:table-cell table:style-name="ce174"/>
          <table:table-cell table:number-columns-repeated="3" table:style-name="ce173"/>
          <table:table-cell table:style-name="ce174"/>
          <table:table-cell table:style-name="ce173"/>
          <table:table-cell table:style-name="ce213"/>
          <table:table-cell table:style-name="ce175"/>
          <table:table-cell table:number-columns-repeated="11" table:style-name="ce174"/>
          <table:table-cell table:number-columns-repeated="2" table:style-name="ce176"/>
          <table:table-cell table:style-name="ce177"/>
          <table:table-cell table:number-columns-repeated="16354"/>
        </table:table-row>
        <table:table-row table:style-name="ro37">
          <table:table-cell table:style-name="ce40"/>
          <table:table-cell office:value-type="string" table:style-name="ce178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11"/>
          <table:table-cell table:number-columns-repeated="3" table:style-name="ce40"/>
          <table:table-cell table:style-name="ce112"/>
          <table:table-cell table:style-name="ce113"/>
          <table:table-cell table:style-name="ce64"/>
          <table:table-cell table:style-name="ce120"/>
          <table:table-cell table:number-columns-repeated="13" table:style-name="ce40"/>
          <table:table-cell office:value-type="string" table:style-name="ce179">
            <text:p><text:s text:c="16"/>內政部戶政司 民國 108 年 10 月 7 日編製</text:p>
          </table:table-cell>
          <table:table-cell table:number-columns-repeated="16354"/>
        </table:table-row>
        <table:table-row table:style-name="ro38">
          <table:table-cell table:style-name="ce40"/>
          <table:table-cell office:value-type="string" table:style-name="ce178">
            <text:p><text:s text:c="14"/>2.本表相同性別2人之結婚及終止結婚資料係自108年5月24日起統計。</text:p>
          </table:table-cell>
          <table:table-cell table:number-columns-repeated="12" table:style-name="ce40"/>
          <table:table-cell table:style-name="ce64"/>
          <table:table-cell table:style-name="ce120"/>
          <table:table-cell table:number-columns-repeated="11" table:style-name="ce40"/>
          <table:table-cell table:number-columns-repeated="2" table:style-name="ce180"/>
          <table:table-cell table:number-columns-repeated="16355" table:style-name="ce40"/>
        </table:table-row>
        <table:table-row table:style-name="ro39">
          <table:table-cell table:style-name="ce181"/>
          <table:table-cell table:number-columns-repeated="13" table:style-name="ce40"/>
          <table:table-cell table:style-name="ce64"/>
          <table:table-cell table:style-name="ce120"/>
          <table:table-cell table:number-columns-repeated="16368" table:style-name="ce40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6" table:default-cell-style-name="ce1"/>
        <table:table-column table:style-name="co27" table:default-cell-style-name="ce1"/>
        <table:table-column table:style-name="co20" table:default-cell-style-name="ce1"/>
        <table:table-column table:style-name="co16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31" table:default-cell-style-name="ce1"/>
        <table:table-column table:style-name="co27" table:default-cell-style-name="ce1"/>
        <table:table-column table:style-name="co1" table:default-cell-style-name="ce1"/>
        <table:table-column table:style-name="co29" table:default-cell-style-name="ce1"/>
        <table:table-column table:style-name="co32" table:default-cell-style-name="ce1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33" table:default-cell-style-name="ce1"/>
        <table:table-column table:style-name="co27" table:default-cell-style-name="ce1"/>
        <table:table-column table:style-name="co29" table:default-cell-style-name="ce1"/>
        <table:table-column table:style-name="co30" table:default-cell-style-name="ce1"/>
        <table:table-column table:style-name="co32" table:default-cell-style-name="ce1"/>
        <table:table-column table:style-name="co16" table:default-cell-style-name="ce1"/>
        <table:table-column table:style-name="co24" table:default-cell-style-name="ce1"/>
        <table:table-column table:style-name="co29" table:default-cell-style-name="ce1"/>
        <table:table-column table:style-name="co34" table:default-cell-style-name="ce1"/>
        <table:table-column table:style-name="co21" table:default-cell-style-name="ce1"/>
        <table:table-column table:style-name="co35" table:number-columns-repeated="16358" table:default-cell-style-name="ce1"/>
        <table:table-row table:style-name="ro30">
          <table:table-cell office:value-type="string" table:number-columns-spanned="25" table:number-rows-spanned="1" table:style-name="ce327">
            <text:p>各 縣 市 人 口 年 齡 結 構 統 計 表</text:p>
          </table:table-cell>
          <table:covered-table-cell table:number-columns-repeated="24"/>
          <table:table-cell table:number-columns-repeated="16359" table:style-name="ce1"/>
        </table:table-row>
        <table:table-row table:style-name="ro40">
          <table:table-cell table:style-name="ce39"/>
          <table:table-cell table:number-columns-repeated="8" table:style-name="ce36"/>
          <table:table-cell table:style-name="ce1"/>
          <table:table-cell office:value-type="string" table:style-name="ce38">
            <text:p>中 華 民 國 108 年 9 月 底</text:p>
          </table:table-cell>
          <table:table-cell table:style-name="ce37"/>
          <table:table-cell table:number-columns-repeated="9" table:style-name="ce36"/>
          <table:table-cell table:number-columns-repeated="3" table:style-name="ce1"/>
          <table:table-cell office:value-type="string" table:style-name="ce35">
            <text:p>單位：人；％</text:p>
          </table:table-cell>
          <table:table-cell table:number-columns-repeated="16359" table:style-name="ce1"/>
        </table:table-row>
        <table:table-row table:style-name="ro41">
          <table:table-cell office:value-type="string" table:number-columns-spanned="1" table:number-rows-spanned="3" table:style-name="ce363">
            <text:p>區域別</text:p>
          </table:table-cell>
          <table:table-cell office:value-type="string" table:number-columns-spanned="4" table:number-rows-spanned="2" table:style-name="ce36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6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6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6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6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61">
            <text:p>20歲以上</text:p>
          </table:table-cell>
          <table:covered-table-cell table:number-columns-repeated="3"/>
          <table:table-cell table:number-columns-repeated="16359" table:style-name="ce14"/>
        </table:table-row>
        <table:table-row table:style-name="ro42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"/>
        </table:table-row>
        <table:table-row table:style-name="ro18">
          <table:covered-table-cell/>
          <table:table-cell office:value-type="string" table:style-name="ce34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4">
            <text:p>女</text:p>
          </table:table-cell>
          <table:table-cell office:value-type="string" table:style-name="ce34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2">
            <text:p>％</text:p>
          </table:table-cell>
          <table:table-cell table:number-columns-repeated="16359" table:style-name="ce14"/>
        </table:table-row>
        <table:table-row table:style-name="ro43">
          <table:table-cell office:value-type="string" table:style-name="ce31">
            <text:p>總 <text:s text:c="5"/>計</text:p>
          </table:table-cell>
          <table:table-cell office:value-type="float" office:value="23593783" table:style-name="ce30">
            <text:p>23,593,783</text:p>
          </table:table-cell>
          <table:table-cell office:value-type="float" office:value="11704227" table:style-name="ce28">
            <text:p>11,704,227</text:p>
          </table:table-cell>
          <table:table-cell office:value-type="float" office:value="11889556" table:style-name="ce28">
            <text:p>11,889,556</text:p>
          </table:table-cell>
          <table:table-cell office:value-type="float" office:value="100" table:style-name="ce29">
            <text:p>100.00</text:p>
          </table:table-cell>
          <table:table-cell office:value-type="float" office:value="3020484" table:style-name="ce28">
            <text:p>3,020,484</text:p>
          </table:table-cell>
          <table:table-cell office:value-type="float" office:value="1568881" table:style-name="ce28">
            <text:p>1,568,881</text:p>
          </table:table-cell>
          <table:table-cell office:value-type="float" office:value="1451603" table:style-name="ce28">
            <text:p>1,451,603</text:p>
          </table:table-cell>
          <table:table-cell office:value-type="float" office:value="12.802033484837933" table:style-name="ce29">
            <text:p>12.80</text:p>
          </table:table-cell>
          <table:table-cell office:value-type="float" office:value="17020612" table:style-name="ce28">
            <text:p>17,020,612</text:p>
          </table:table-cell>
          <table:table-cell office:value-type="float" office:value="8511496" table:style-name="ce28">
            <text:p>8,511,496</text:p>
          </table:table-cell>
          <table:table-cell office:value-type="float" office:value="8509116" table:style-name="ce28">
            <text:p>8,509,116</text:p>
          </table:table-cell>
          <table:table-cell office:value-type="float" office:value="72.140241350867726" table:style-name="ce29">
            <text:p>72.14</text:p>
          </table:table-cell>
          <table:table-cell office:value-type="float" office:value="3552687" table:style-name="ce28">
            <text:p>3,552,687</text:p>
          </table:table-cell>
          <table:table-cell office:value-type="float" office:value="1623850" table:style-name="ce28">
            <text:p>1,623,850</text:p>
          </table:table-cell>
          <table:table-cell office:value-type="float" office:value="1928837" table:style-name="ce28">
            <text:p>1,928,837</text:p>
          </table:table-cell>
          <table:table-cell office:value-type="float" office:value="15.057725164294339" table:style-name="ce29">
            <text:p>15.06</text:p>
          </table:table-cell>
          <table:table-cell office:value-type="float" office:value="10461384" table:style-name="ce28">
            <text:p>10,461,384</text:p>
          </table:table-cell>
          <table:table-cell office:value-type="float" office:value="5263687" table:style-name="ce28">
            <text:p>5,263,687</text:p>
          </table:table-cell>
          <table:table-cell office:value-type="float" office:value="5197697" table:style-name="ce28">
            <text:p>5,197,697</text:p>
          </table:table-cell>
          <table:table-cell office:value-type="float" office:value="44.339578778019614" table:style-name="ce29">
            <text:p>44.34</text:p>
          </table:table-cell>
          <table:table-cell office:value-type="float" office:value="19306145" table:style-name="ce28">
            <text:p>19,306,145</text:p>
          </table:table-cell>
          <table:table-cell office:value-type="float" office:value="9473138" table:style-name="ce28">
            <text:p>9,473,138</text:p>
          </table:table-cell>
          <table:table-cell office:value-type="float" office:value="9833007" table:style-name="ce28">
            <text:p>9,833,007</text:p>
          </table:table-cell>
          <table:table-cell office:value-type="float" office:value="81.827255086647185" table:style-name="ce27">
            <text:p>81.83</text:p>
          </table:table-cell>
          <table:table-cell table:style-name="ce26"/>
          <table:table-cell table:number-columns-repeated="16358" table:style-name="ce25"/>
        </table:table-row>
        <table:table-row table:style-name="ro26">
          <table:table-cell office:value-type="string" table:style-name="ce24">
            <text:p>新 北 市</text:p>
          </table:table-cell>
          <table:table-cell office:value-type="float" office:value="4012918" table:style-name="ce23">
            <text:p>4,012,918</text:p>
          </table:table-cell>
          <table:table-cell office:value-type="float" office:value="1961380" table:style-name="ce21">
            <text:p>1,961,380</text:p>
          </table:table-cell>
          <table:table-cell office:value-type="float" office:value="2051538" table:style-name="ce21">
            <text:p>2,051,538</text:p>
          </table:table-cell>
          <table:table-cell office:value-type="float" office:value="100" table:style-name="ce22">
            <text:p>100.00</text:p>
          </table:table-cell>
          <table:table-cell office:value-type="float" office:value="487126" table:style-name="ce21">
            <text:p>487,126</text:p>
          </table:table-cell>
          <table:table-cell office:value-type="float" office:value="252407" table:style-name="ce21">
            <text:p>252,407</text:p>
          </table:table-cell>
          <table:table-cell office:value-type="float" office:value="234719" table:style-name="ce21">
            <text:p>234,719</text:p>
          </table:table-cell>
          <table:table-cell office:value-type="float" office:value="12.138947269792206" table:style-name="ce22">
            <text:p>12.14</text:p>
          </table:table-cell>
          <table:table-cell office:value-type="float" office:value="2958539" table:style-name="ce21">
            <text:p>2,958,539</text:p>
          </table:table-cell>
          <table:table-cell office:value-type="float" office:value="1451787" table:style-name="ce21">
            <text:p>1,451,787</text:p>
          </table:table-cell>
          <table:table-cell office:value-type="float" office:value="1506752" table:style-name="ce21">
            <text:p>1,506,752</text:p>
          </table:table-cell>
          <table:table-cell office:value-type="float" office:value="73.725378888878367" table:style-name="ce22">
            <text:p>73.73</text:p>
          </table:table-cell>
          <table:table-cell office:value-type="float" office:value="567253" table:style-name="ce21">
            <text:p>567,253</text:p>
          </table:table-cell>
          <table:table-cell office:value-type="float" office:value="257186" table:style-name="ce21">
            <text:p>257,186</text:p>
          </table:table-cell>
          <table:table-cell office:value-type="float" office:value="310067" table:style-name="ce21">
            <text:p>310,067</text:p>
          </table:table-cell>
          <table:table-cell office:value-type="float" office:value="14.135673841329426" table:style-name="ce22">
            <text:p>14.14</text:p>
          </table:table-cell>
          <table:table-cell office:value-type="float" office:value="1811237" table:style-name="ce21">
            <text:p>1,811,237</text:p>
          </table:table-cell>
          <table:table-cell office:value-type="float" office:value="905420" table:style-name="ce21">
            <text:p>905,420</text:p>
          </table:table-cell>
          <table:table-cell office:value-type="float" office:value="905817" table:style-name="ce21">
            <text:p>905,817</text:p>
          </table:table-cell>
          <table:table-cell office:value-type="float" office:value="45.135160997558387" table:style-name="ce22">
            <text:p>45.14</text:p>
          </table:table-cell>
          <table:table-cell office:value-type="float" office:value="3318109" table:style-name="ce21">
            <text:p>3,318,109</text:p>
          </table:table-cell>
          <table:table-cell office:value-type="float" office:value="1600324" table:style-name="ce21">
            <text:p>1,600,324</text:p>
          </table:table-cell>
          <table:table-cell office:value-type="float" office:value="1717785" table:style-name="ce21">
            <text:p>1,717,785</text:p>
          </table:table-cell>
          <table:table-cell office:value-type="float" office:value="82.685691559109856" table:style-name="ce20">
            <text:p>82.69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24">
            <text:p>臺 北 市</text:p>
          </table:table-cell>
          <table:table-cell office:value-type="float" office:value="2647164" table:style-name="ce23">
            <text:p>2,647,164</text:p>
          </table:table-cell>
          <table:table-cell office:value-type="float" office:value="1261548" table:style-name="ce21">
            <text:p>1,261,548</text:p>
          </table:table-cell>
          <table:table-cell office:value-type="float" office:value="1385616" table:style-name="ce21">
            <text:p>1,385,616</text:p>
          </table:table-cell>
          <table:table-cell office:value-type="float" office:value="100" table:style-name="ce22">
            <text:p>100.00</text:p>
          </table:table-cell>
          <table:table-cell office:value-type="float" office:value="356656" table:style-name="ce21">
            <text:p>356,656</text:p>
          </table:table-cell>
          <table:table-cell office:value-type="float" office:value="184710" table:style-name="ce21">
            <text:p>184,710</text:p>
          </table:table-cell>
          <table:table-cell office:value-type="float" office:value="171946" table:style-name="ce21">
            <text:p>171,946</text:p>
          </table:table-cell>
          <table:table-cell office:value-type="float" office:value="13.473135778516179" table:style-name="ce22">
            <text:p>13.47</text:p>
          </table:table-cell>
          <table:table-cell office:value-type="float" office:value="1819110" table:style-name="ce21">
            <text:p>1,819,110</text:p>
          </table:table-cell>
          <table:table-cell office:value-type="float" office:value="866769" table:style-name="ce21">
            <text:p>866,769</text:p>
          </table:table-cell>
          <table:table-cell office:value-type="float" office:value="952341" table:style-name="ce21">
            <text:p>952,341</text:p>
          </table:table-cell>
          <table:table-cell office:value-type="float" office:value="68.719202890338494" table:style-name="ce22">
            <text:p>68.72</text:p>
          </table:table-cell>
          <table:table-cell office:value-type="float" office:value="471398" table:style-name="ce21">
            <text:p>471,398</text:p>
          </table:table-cell>
          <table:table-cell office:value-type="float" office:value="210069" table:style-name="ce21">
            <text:p>210,069</text:p>
          </table:table-cell>
          <table:table-cell office:value-type="float" office:value="261329" table:style-name="ce21">
            <text:p>261,329</text:p>
          </table:table-cell>
          <table:table-cell office:value-type="float" office:value="17.807661331145329" table:style-name="ce22">
            <text:p>17.81</text:p>
          </table:table-cell>
          <table:table-cell office:value-type="float" office:value="1108216" table:style-name="ce21">
            <text:p>1,108,216</text:p>
          </table:table-cell>
          <table:table-cell office:value-type="float" office:value="531376" table:style-name="ce21">
            <text:p>531,376</text:p>
          </table:table-cell>
          <table:table-cell office:value-type="float" office:value="576840" table:style-name="ce21">
            <text:p>576,840</text:p>
          </table:table-cell>
          <table:table-cell office:value-type="float" office:value="41.864274370609451" table:style-name="ce22">
            <text:p>41.86</text:p>
          </table:table-cell>
          <table:table-cell office:value-type="float" office:value="2171144" table:style-name="ce21">
            <text:p>2,171,144</text:p>
          </table:table-cell>
          <table:table-cell office:value-type="float" office:value="1014662" table:style-name="ce21">
            <text:p>1,014,662</text:p>
          </table:table-cell>
          <table:table-cell office:value-type="float" office:value="1156482" table:style-name="ce21">
            <text:p>1,156,482</text:p>
          </table:table-cell>
          <table:table-cell office:value-type="float" office:value="82.017736717483317" table:style-name="ce20">
            <text:p>82.02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24">
            <text:p>桃 園 市</text:p>
          </table:table-cell>
          <table:table-cell office:value-type="float" office:value="2242685" table:style-name="ce23">
            <text:p>2,242,685</text:p>
          </table:table-cell>
          <table:table-cell office:value-type="float" office:value="1113495" table:style-name="ce21">
            <text:p>1,113,495</text:p>
          </table:table-cell>
          <table:table-cell office:value-type="float" office:value="1129190" table:style-name="ce21">
            <text:p>1,129,190</text:p>
          </table:table-cell>
          <table:table-cell office:value-type="float" office:value="100" table:style-name="ce22">
            <text:p>100.00</text:p>
          </table:table-cell>
          <table:table-cell office:value-type="float" office:value="334751" table:style-name="ce21">
            <text:p>334,751</text:p>
          </table:table-cell>
          <table:table-cell office:value-type="float" office:value="174320" table:style-name="ce21">
            <text:p>174,320</text:p>
          </table:table-cell>
          <table:table-cell office:value-type="float" office:value="160431" table:style-name="ce21">
            <text:p>160,431</text:p>
          </table:table-cell>
          <table:table-cell office:value-type="float" office:value="14.926349442743852" table:style-name="ce22">
            <text:p>14.93</text:p>
          </table:table-cell>
          <table:table-cell office:value-type="float" office:value="1641104" table:style-name="ce21">
            <text:p>1,641,104</text:p>
          </table:table-cell>
          <table:table-cell office:value-type="float" office:value="816447" table:style-name="ce21">
            <text:p>816,447</text:p>
          </table:table-cell>
          <table:table-cell office:value-type="float" office:value="824657" table:style-name="ce21">
            <text:p>824,657</text:p>
          </table:table-cell>
          <table:table-cell office:value-type="float" office:value="73.175858401870968" table:style-name="ce22">
            <text:p>73.18</text:p>
          </table:table-cell>
          <table:table-cell office:value-type="float" office:value="266830" table:style-name="ce21">
            <text:p>266,830</text:p>
          </table:table-cell>
          <table:table-cell office:value-type="float" office:value="122728" table:style-name="ce21">
            <text:p>122,728</text:p>
          </table:table-cell>
          <table:table-cell office:value-type="float" office:value="144102" table:style-name="ce21">
            <text:p>144,102</text:p>
          </table:table-cell>
          <table:table-cell office:value-type="float" office:value="11.897792155385174" table:style-name="ce22">
            <text:p>11.90</text:p>
          </table:table-cell>
          <table:table-cell office:value-type="float" office:value="1046340" table:style-name="ce21">
            <text:p>1,046,340</text:p>
          </table:table-cell>
          <table:table-cell office:value-type="float" office:value="523510" table:style-name="ce21">
            <text:p>523,510</text:p>
          </table:table-cell>
          <table:table-cell office:value-type="float" office:value="522830" table:style-name="ce21">
            <text:p>522,830</text:p>
          </table:table-cell>
          <table:table-cell office:value-type="float" office:value="46.655682808776092" table:style-name="ce22">
            <text:p>46.66</text:p>
          </table:table-cell>
          <table:table-cell office:value-type="float" office:value="1776080" table:style-name="ce21">
            <text:p>1,776,080</text:p>
          </table:table-cell>
          <table:table-cell office:value-type="float" office:value="870191" table:style-name="ce21">
            <text:p>870,191</text:p>
          </table:table-cell>
          <table:table-cell office:value-type="float" office:value="905889" table:style-name="ce21">
            <text:p>905,889</text:p>
          </table:table-cell>
          <table:table-cell office:value-type="float" office:value="79.194358547901288" table:style-name="ce20">
            <text:p>79.19</text:p>
          </table:table-cell>
          <table:table-cell table:number-columns-repeated="16359" table:style-name="ce14"/>
        </table:table-row>
        <table:table-row table:style-name="ro30">
          <table:table-cell office:value-type="string" table:style-name="ce24">
            <text:p>臺 中 市</text:p>
          </table:table-cell>
          <table:table-cell office:value-type="float" office:value="2812507" table:style-name="ce23">
            <text:p>2,812,507</text:p>
          </table:table-cell>
          <table:table-cell office:value-type="float" office:value="1383136" table:style-name="ce21">
            <text:p>1,383,136</text:p>
          </table:table-cell>
          <table:table-cell office:value-type="float" office:value="1429371" table:style-name="ce21">
            <text:p>1,429,371</text:p>
          </table:table-cell>
          <table:table-cell office:value-type="float" office:value="100" table:style-name="ce22">
            <text:p>100.00</text:p>
          </table:table-cell>
          <table:table-cell office:value-type="float" office:value="402217" table:style-name="ce21">
            <text:p>402,217</text:p>
          </table:table-cell>
          <table:table-cell office:value-type="float" office:value="208841" table:style-name="ce21">
            <text:p>208,841</text:p>
          </table:table-cell>
          <table:table-cell office:value-type="float" office:value="193376" table:style-name="ce21">
            <text:p>193,376</text:p>
          </table:table-cell>
          <table:table-cell office:value-type="float" office:value="14.3010132952558" table:style-name="ce22">
            <text:p>14.30</text:p>
          </table:table-cell>
          <table:table-cell office:value-type="float" office:value="2054788" table:style-name="ce21">
            <text:p>2,054,788</text:p>
          </table:table-cell>
          <table:table-cell office:value-type="float" office:value="1011612" table:style-name="ce21">
            <text:p>1,011,612</text:p>
          </table:table-cell>
          <table:table-cell office:value-type="float" office:value="1043176" table:style-name="ce21">
            <text:p>1,043,176</text:p>
          </table:table-cell>
          <table:table-cell office:value-type="float" office:value="73.058947053287341" table:style-name="ce22">
            <text:p>73.06</text:p>
          </table:table-cell>
          <table:table-cell office:value-type="float" office:value="355502" table:style-name="ce21">
            <text:p>355,502</text:p>
          </table:table-cell>
          <table:table-cell office:value-type="float" office:value="162683" table:style-name="ce21">
            <text:p>162,683</text:p>
          </table:table-cell>
          <table:table-cell office:value-type="float" office:value="192819" table:style-name="ce21">
            <text:p>192,819</text:p>
          </table:table-cell>
          <table:table-cell office:value-type="float" office:value="12.640039651456867" table:style-name="ce22">
            <text:p>12.64</text:p>
          </table:table-cell>
          <table:table-cell office:value-type="float" office:value="1292845" table:style-name="ce21">
            <text:p>1,292,845</text:p>
          </table:table-cell>
          <table:table-cell office:value-type="float" office:value="641951" table:style-name="ce21">
            <text:p>641,951</text:p>
          </table:table-cell>
          <table:table-cell office:value-type="float" office:value="650894" table:style-name="ce21">
            <text:p>650,894</text:p>
          </table:table-cell>
          <table:table-cell office:value-type="float" office:value="45.967707813704997" table:style-name="ce22">
            <text:p>45.97</text:p>
          </table:table-cell>
          <table:table-cell office:value-type="float" office:value="2248273" table:style-name="ce21">
            <text:p>2,248,273</text:p>
          </table:table-cell>
          <table:table-cell office:value-type="float" office:value="1090314" table:style-name="ce21">
            <text:p>1,090,314</text:p>
          </table:table-cell>
          <table:table-cell office:value-type="float" office:value="1157959" table:style-name="ce21">
            <text:p>1,157,959</text:p>
          </table:table-cell>
          <table:table-cell office:value-type="float" office:value="79.938396597768474" table:style-name="ce20">
            <text:p>79.94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24">
            <text:p>臺 南 市</text:p>
          </table:table-cell>
          <table:table-cell office:value-type="float" office:value="1881494" table:style-name="ce23">
            <text:p>1,881,494</text:p>
          </table:table-cell>
          <table:table-cell office:value-type="float" office:value="937949" table:style-name="ce21">
            <text:p>937,949</text:p>
          </table:table-cell>
          <table:table-cell office:value-type="float" office:value="943545" table:style-name="ce21">
            <text:p>943,545</text:p>
          </table:table-cell>
          <table:table-cell office:value-type="float" office:value="100" table:style-name="ce22">
            <text:p>100.00</text:p>
          </table:table-cell>
          <table:table-cell office:value-type="float" office:value="228506" table:style-name="ce21">
            <text:p>228,506</text:p>
          </table:table-cell>
          <table:table-cell office:value-type="float" office:value="118566" table:style-name="ce21">
            <text:p>118,566</text:p>
          </table:table-cell>
          <table:table-cell office:value-type="float" office:value="109940" table:style-name="ce21">
            <text:p>109,940</text:p>
          </table:table-cell>
          <table:table-cell office:value-type="float" office:value="12.144923130235865" table:style-name="ce22">
            <text:p>12.14</text:p>
          </table:table-cell>
          <table:table-cell office:value-type="float" office:value="1361341" table:style-name="ce21">
            <text:p>1,361,341</text:p>
          </table:table-cell>
          <table:table-cell office:value-type="float" office:value="685446" table:style-name="ce21">
            <text:p>685,446</text:p>
          </table:table-cell>
          <table:table-cell office:value-type="float" office:value="675895" table:style-name="ce21">
            <text:p>675,895</text:p>
          </table:table-cell>
          <table:table-cell office:value-type="float" office:value="72.354256776795467" table:style-name="ce22">
            <text:p>72.35</text:p>
          </table:table-cell>
          <table:table-cell office:value-type="float" office:value="291647" table:style-name="ce21">
            <text:p>291,647</text:p>
          </table:table-cell>
          <table:table-cell office:value-type="float" office:value="133937" table:style-name="ce21">
            <text:p>133,937</text:p>
          </table:table-cell>
          <table:table-cell office:value-type="float" office:value="157710" table:style-name="ce21">
            <text:p>157,710</text:p>
          </table:table-cell>
          <table:table-cell office:value-type="float" office:value="15.500820092968674" table:style-name="ce22">
            <text:p>15.50</text:p>
          </table:table-cell>
          <table:table-cell office:value-type="float" office:value="829042" table:style-name="ce21">
            <text:p>829,042</text:p>
          </table:table-cell>
          <table:table-cell office:value-type="float" office:value="419330" table:style-name="ce21">
            <text:p>419,330</text:p>
          </table:table-cell>
          <table:table-cell office:value-type="float" office:value="409712" table:style-name="ce21">
            <text:p>409,712</text:p>
          </table:table-cell>
          <table:table-cell office:value-type="float" office:value="44.062962730681043" table:style-name="ce22">
            <text:p>44.06</text:p>
          </table:table-cell>
          <table:table-cell office:value-type="float" office:value="1557411" table:style-name="ce21">
            <text:p>1,557,411</text:p>
          </table:table-cell>
          <table:table-cell office:value-type="float" office:value="769589" table:style-name="ce21">
            <text:p>769,589</text:p>
          </table:table-cell>
          <table:table-cell office:value-type="float" office:value="787822" table:style-name="ce21">
            <text:p>787,822</text:p>
          </table:table-cell>
          <table:table-cell office:value-type="float" office:value="82.77523074748045" table:style-name="ce20">
            <text:p>82.78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24">
            <text:p>高 雄 市</text:p>
          </table:table-cell>
          <table:table-cell office:value-type="float" office:value="2773199" table:style-name="ce23">
            <text:p>2,773,199</text:p>
          </table:table-cell>
          <table:table-cell office:value-type="float" office:value="1370283" table:style-name="ce21">
            <text:p>1,370,283</text:p>
          </table:table-cell>
          <table:table-cell office:value-type="float" office:value="1402916" table:style-name="ce21">
            <text:p>1,402,916</text:p>
          </table:table-cell>
          <table:table-cell office:value-type="float" office:value="100" table:style-name="ce22">
            <text:p>100.00</text:p>
          </table:table-cell>
          <table:table-cell office:value-type="float" office:value="329790" table:style-name="ce21">
            <text:p>329,790</text:p>
          </table:table-cell>
          <table:table-cell office:value-type="float" office:value="171148" table:style-name="ce21">
            <text:p>171,148</text:p>
          </table:table-cell>
          <table:table-cell office:value-type="float" office:value="158642" table:style-name="ce21">
            <text:p>158,642</text:p>
          </table:table-cell>
          <table:table-cell office:value-type="float" office:value="11.892042366955996" table:style-name="ce22">
            <text:p>11.89</text:p>
          </table:table-cell>
          <table:table-cell office:value-type="float" office:value="2011991" table:style-name="ce21">
            <text:p>2,011,991</text:p>
          </table:table-cell>
          <table:table-cell office:value-type="float" office:value="1002320" table:style-name="ce21">
            <text:p>1,002,320</text:p>
          </table:table-cell>
          <table:table-cell office:value-type="float" office:value="1009671" table:style-name="ce21">
            <text:p>1,009,671</text:p>
          </table:table-cell>
          <table:table-cell office:value-type="float" office:value="72.551266605822377" table:style-name="ce22">
            <text:p>72.55</text:p>
          </table:table-cell>
          <table:table-cell office:value-type="float" office:value="431418" table:style-name="ce21">
            <text:p>431,418</text:p>
          </table:table-cell>
          <table:table-cell office:value-type="float" office:value="196815" table:style-name="ce21">
            <text:p>196,815</text:p>
          </table:table-cell>
          <table:table-cell office:value-type="float" office:value="234603" table:style-name="ce21">
            <text:p>234,603</text:p>
          </table:table-cell>
          <table:table-cell office:value-type="float" office:value="15.55669102722163" table:style-name="ce22">
            <text:p>15.56</text:p>
          </table:table-cell>
          <table:table-cell office:value-type="float" office:value="1231765" table:style-name="ce21">
            <text:p>1,231,765</text:p>
          </table:table-cell>
          <table:table-cell office:value-type="float" office:value="619445" table:style-name="ce21">
            <text:p>619,445</text:p>
          </table:table-cell>
          <table:table-cell office:value-type="float" office:value="612320" table:style-name="ce21">
            <text:p>612,320</text:p>
          </table:table-cell>
          <table:table-cell office:value-type="float" office:value="44.416754801945338" table:style-name="ce22">
            <text:p>44.42</text:p>
          </table:table-cell>
          <table:table-cell office:value-type="float" office:value="2299430" table:style-name="ce21">
            <text:p>2,299,430</text:p>
          </table:table-cell>
          <table:table-cell office:value-type="float" office:value="1124179" table:style-name="ce21">
            <text:p>1,124,179</text:p>
          </table:table-cell>
          <table:table-cell office:value-type="float" office:value="1175251" table:style-name="ce21">
            <text:p>1,175,251</text:p>
          </table:table-cell>
          <table:table-cell office:value-type="float" office:value="82.916155674367403" table:style-name="ce20">
            <text:p>82.92</text:p>
          </table:table-cell>
          <table:table-cell table:number-columns-repeated="16359" table:style-name="ce14"/>
        </table:table-row>
        <table:table-row table:style-name="ro44">
          <table:table-cell office:value-type="string" table:style-name="ce24">
            <text:p><text:s/>臺 灣 省<text:s/></text:p>
          </table:table-cell>
          <table:table-cell office:value-type="float" office:value="7070769" table:style-name="ce23">
            <text:p>7,070,769</text:p>
          </table:table-cell>
          <table:table-cell office:value-type="float" office:value="3599068" table:style-name="ce21">
            <text:p>3,599,068</text:p>
          </table:table-cell>
          <table:table-cell office:value-type="float" office:value="3471701" table:style-name="ce21">
            <text:p>3,471,701</text:p>
          </table:table-cell>
          <table:table-cell office:value-type="float" office:value="100" table:style-name="ce22">
            <text:p>100.00</text:p>
          </table:table-cell>
          <table:table-cell office:value-type="float" office:value="867141" table:style-name="ce21">
            <text:p>867,141</text:p>
          </table:table-cell>
          <table:table-cell office:value-type="float" office:value="451422" table:style-name="ce21">
            <text:p>451,422</text:p>
          </table:table-cell>
          <table:table-cell office:value-type="float" office:value="415719" table:style-name="ce21">
            <text:p>415,719</text:p>
          </table:table-cell>
          <table:table-cell office:value-type="float" office:value="12.263743872837594" table:style-name="ce22">
            <text:p>12.26</text:p>
          </table:table-cell>
          <table:table-cell office:value-type="float" office:value="5055330" table:style-name="ce21">
            <text:p>5,055,330</text:p>
          </table:table-cell>
          <table:table-cell office:value-type="float" office:value="2617076" table:style-name="ce21">
            <text:p>2,617,076</text:p>
          </table:table-cell>
          <table:table-cell office:value-type="float" office:value="2438254" table:style-name="ce21">
            <text:p>2,438,254</text:p>
          </table:table-cell>
          <table:table-cell office:value-type="float" office:value="71.496183795567362" table:style-name="ce22">
            <text:p>71.50</text:p>
          </table:table-cell>
          <table:table-cell office:value-type="float" office:value="1148298" table:style-name="ce21">
            <text:p>1,148,298</text:p>
          </table:table-cell>
          <table:table-cell office:value-type="float" office:value="530570" table:style-name="ce21">
            <text:p>530,570</text:p>
          </table:table-cell>
          <table:table-cell office:value-type="float" office:value="617728" table:style-name="ce21">
            <text:p>617,728</text:p>
          </table:table-cell>
          <table:table-cell office:value-type="float" office:value="16.240072331595051" table:style-name="ce22">
            <text:p>16.24</text:p>
          </table:table-cell>
          <table:table-cell office:value-type="float" office:value="3071660" table:style-name="ce21">
            <text:p>3,071,660</text:p>
          </table:table-cell>
          <table:table-cell office:value-type="float" office:value="1587302" table:style-name="ce21">
            <text:p>1,587,302</text:p>
          </table:table-cell>
          <table:table-cell office:value-type="float" office:value="1484358" table:style-name="ce21">
            <text:p>1,484,358</text:p>
          </table:table-cell>
          <table:table-cell office:value-type="float" office:value="43.44166808447568" table:style-name="ce22">
            <text:p>43.44</text:p>
          </table:table-cell>
          <table:table-cell office:value-type="float" office:value="5804454" table:style-name="ce21">
            <text:p>5,804,454</text:p>
          </table:table-cell>
          <table:table-cell office:value-type="float" office:value="2937865" table:style-name="ce21">
            <text:p>2,937,865</text:p>
          </table:table-cell>
          <table:table-cell office:value-type="float" office:value="2866589" table:style-name="ce21">
            <text:p>2,866,589</text:p>
          </table:table-cell>
          <table:table-cell office:value-type="float" office:value="82.090844715758635" table:style-name="ce20">
            <text:p>82.09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宜 蘭 縣</text:p>
          </table:table-cell>
          <table:table-cell office:value-type="float" office:value="454345" table:style-name="ce18">
            <text:p>454,345</text:p>
          </table:table-cell>
          <table:table-cell office:value-type="float" office:value="229398" table:style-name="ce16">
            <text:p>229,398</text:p>
          </table:table-cell>
          <table:table-cell office:value-type="float" office:value="224947" table:style-name="ce16">
            <text:p>224,947</text:p>
          </table:table-cell>
          <table:table-cell office:value-type="float" office:value="100" table:style-name="ce17">
            <text:p>100.00</text:p>
          </table:table-cell>
          <table:table-cell office:value-type="float" office:value="53892" table:style-name="ce16">
            <text:p>53,892</text:p>
          </table:table-cell>
          <table:table-cell office:value-type="float" office:value="27958" table:style-name="ce16">
            <text:p>27,958</text:p>
          </table:table-cell>
          <table:table-cell office:value-type="float" office:value="25934" table:style-name="ce16">
            <text:p>25,934</text:p>
          </table:table-cell>
          <table:table-cell office:value-type="float" office:value="11.861470908670723" table:style-name="ce17">
            <text:p>11.86</text:p>
          </table:table-cell>
          <table:table-cell office:value-type="float" office:value="326111" table:style-name="ce16">
            <text:p>326,111</text:p>
          </table:table-cell>
          <table:table-cell office:value-type="float" office:value="167040" table:style-name="ce16">
            <text:p>167,040</text:p>
          </table:table-cell>
          <table:table-cell office:value-type="float" office:value="159071" table:style-name="ce16">
            <text:p>159,071</text:p>
          </table:table-cell>
          <table:table-cell office:value-type="float" office:value="71.776073248302495" table:style-name="ce17">
            <text:p>71.78</text:p>
          </table:table-cell>
          <table:table-cell office:value-type="float" office:value="74342" table:style-name="ce16">
            <text:p>74,342</text:p>
          </table:table-cell>
          <table:table-cell office:value-type="float" office:value="34400" table:style-name="ce16">
            <text:p>34,400</text:p>
          </table:table-cell>
          <table:table-cell office:value-type="float" office:value="39942" table:style-name="ce16">
            <text:p>39,942</text:p>
          </table:table-cell>
          <table:table-cell office:value-type="float" office:value="16.362455843026773" table:style-name="ce17">
            <text:p>16.36</text:p>
          </table:table-cell>
          <table:table-cell office:value-type="float" office:value="196607" table:style-name="ce16">
            <text:p>196,607</text:p>
          </table:table-cell>
          <table:table-cell office:value-type="float" office:value="101028" table:style-name="ce16">
            <text:p>101,028</text:p>
          </table:table-cell>
          <table:table-cell office:value-type="float" office:value="95579" table:style-name="ce16">
            <text:p>95,579</text:p>
          </table:table-cell>
          <table:table-cell office:value-type="float" office:value="43.272623226843038" table:style-name="ce17">
            <text:p>43.27</text:p>
          </table:table-cell>
          <table:table-cell office:value-type="float" office:value="375724" table:style-name="ce16">
            <text:p>375,724</text:p>
          </table:table-cell>
          <table:table-cell office:value-type="float" office:value="188515" table:style-name="ce16">
            <text:p>188,515</text:p>
          </table:table-cell>
          <table:table-cell office:value-type="float" office:value="187209" table:style-name="ce16">
            <text:p>187,209</text:p>
          </table:table-cell>
          <table:table-cell office:value-type="float" office:value="82.695748825231931" table:style-name="ce15">
            <text:p>82.70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新 竹 縣</text:p>
          </table:table-cell>
          <table:table-cell office:value-type="float" office:value="562674" table:style-name="ce18">
            <text:p>562,674</text:p>
          </table:table-cell>
          <table:table-cell office:value-type="float" office:value="287222" table:style-name="ce16">
            <text:p>287,222</text:p>
          </table:table-cell>
          <table:table-cell office:value-type="float" office:value="275452" table:style-name="ce16">
            <text:p>275,452</text:p>
          </table:table-cell>
          <table:table-cell office:value-type="float" office:value="100" table:style-name="ce17">
            <text:p>100.00</text:p>
          </table:table-cell>
          <table:table-cell office:value-type="float" office:value="91488" table:style-name="ce16">
            <text:p>91,488</text:p>
          </table:table-cell>
          <table:table-cell office:value-type="float" office:value="47556" table:style-name="ce16">
            <text:p>47,556</text:p>
          </table:table-cell>
          <table:table-cell office:value-type="float" office:value="43932" table:style-name="ce16">
            <text:p>43,932</text:p>
          </table:table-cell>
          <table:table-cell office:value-type="float" office:value="16.259503726847164" table:style-name="ce17">
            <text:p>16.26</text:p>
          </table:table-cell>
          <table:table-cell office:value-type="float" office:value="400875" table:style-name="ce16">
            <text:p>400,875</text:p>
          </table:table-cell>
          <table:table-cell office:value-type="float" office:value="206113" table:style-name="ce16">
            <text:p>206,113</text:p>
          </table:table-cell>
          <table:table-cell office:value-type="float" office:value="194762" table:style-name="ce16">
            <text:p>194,762</text:p>
          </table:table-cell>
          <table:table-cell office:value-type="float" office:value="71.244628328303776" table:style-name="ce17">
            <text:p>71.24</text:p>
          </table:table-cell>
          <table:table-cell office:value-type="float" office:value="70311" table:style-name="ce16">
            <text:p>70,311</text:p>
          </table:table-cell>
          <table:table-cell office:value-type="float" office:value="33553" table:style-name="ce16">
            <text:p>33,553</text:p>
          </table:table-cell>
          <table:table-cell office:value-type="float" office:value="36758" table:style-name="ce16">
            <text:p>36,758</text:p>
          </table:table-cell>
          <table:table-cell office:value-type="float" office:value="12.49586794484906" table:style-name="ce17">
            <text:p>12.50</text:p>
          </table:table-cell>
          <table:table-cell office:value-type="float" office:value="257207" table:style-name="ce16">
            <text:p>257,207</text:p>
          </table:table-cell>
          <table:table-cell office:value-type="float" office:value="131264" table:style-name="ce16">
            <text:p>131,264</text:p>
          </table:table-cell>
          <table:table-cell office:value-type="float" office:value="125943" table:style-name="ce16">
            <text:p>125,943</text:p>
          </table:table-cell>
          <table:table-cell office:value-type="float" office:value="45.711548783131974" table:style-name="ce17">
            <text:p>45.71</text:p>
          </table:table-cell>
          <table:table-cell office:value-type="float" office:value="437419" table:style-name="ce16">
            <text:p>437,419</text:p>
          </table:table-cell>
          <table:table-cell office:value-type="float" office:value="221913" table:style-name="ce16">
            <text:p>221,913</text:p>
          </table:table-cell>
          <table:table-cell office:value-type="float" office:value="215506" table:style-name="ce16">
            <text:p>215,506</text:p>
          </table:table-cell>
          <table:table-cell office:value-type="float" office:value="77.739330411570464" table:style-name="ce15">
            <text:p>77.74</text:p>
          </table:table-cell>
          <table:table-cell table:number-columns-repeated="16359" table:style-name="ce14"/>
        </table:table-row>
        <table:table-row table:style-name="ro18">
          <table:table-cell office:value-type="string" table:style-name="ce19">
            <text:p>苗 栗 縣</text:p>
          </table:table-cell>
          <table:table-cell office:value-type="float" office:value="546093" table:style-name="ce18">
            <text:p>546,093</text:p>
          </table:table-cell>
          <table:table-cell office:value-type="float" office:value="281654" table:style-name="ce16">
            <text:p>281,654</text:p>
          </table:table-cell>
          <table:table-cell office:value-type="float" office:value="264439" table:style-name="ce16">
            <text:p>264,439</text:p>
          </table:table-cell>
          <table:table-cell office:value-type="float" office:value="100" table:style-name="ce17">
            <text:p>100.00</text:p>
          </table:table-cell>
          <table:table-cell office:value-type="float" office:value="67554" table:style-name="ce16">
            <text:p>67,554</text:p>
          </table:table-cell>
          <table:table-cell office:value-type="float" office:value="35012" table:style-name="ce16">
            <text:p>35,012</text:p>
          </table:table-cell>
          <table:table-cell office:value-type="float" office:value="32542" table:style-name="ce16">
            <text:p>32,542</text:p>
          </table:table-cell>
          <table:table-cell office:value-type="float" office:value="12.370420422895002" table:style-name="ce17">
            <text:p>12.37</text:p>
          </table:table-cell>
          <table:table-cell office:value-type="float" office:value="389141" table:style-name="ce16">
            <text:p>389,141</text:p>
          </table:table-cell>
          <table:table-cell office:value-type="float" office:value="204260" table:style-name="ce16">
            <text:p>204,260</text:p>
          </table:table-cell>
          <table:table-cell office:value-type="float" office:value="184881" table:style-name="ce16">
            <text:p>184,881</text:p>
          </table:table-cell>
          <table:table-cell office:value-type="float" office:value="71.259107880892074" table:style-name="ce17">
            <text:p>71.26</text:p>
          </table:table-cell>
          <table:table-cell office:value-type="float" office:value="89398" table:style-name="ce16">
            <text:p>89,398</text:p>
          </table:table-cell>
          <table:table-cell office:value-type="float" office:value="42382" table:style-name="ce16">
            <text:p>42,382</text:p>
          </table:table-cell>
          <table:table-cell office:value-type="float" office:value="47016" table:style-name="ce16">
            <text:p>47,016</text:p>
          </table:table-cell>
          <table:table-cell office:value-type="float" office:value="16.370471696212917" table:style-name="ce17">
            <text:p>16.37</text:p>
          </table:table-cell>
          <table:table-cell office:value-type="float" office:value="237571" table:style-name="ce16">
            <text:p>237,571</text:p>
          </table:table-cell>
          <table:table-cell office:value-type="float" office:value="124407" table:style-name="ce16">
            <text:p>124,407</text:p>
          </table:table-cell>
          <table:table-cell office:value-type="float" office:value="113164" table:style-name="ce16">
            <text:p>113,164</text:p>
          </table:table-cell>
          <table:table-cell office:value-type="float" office:value="43.503762179701994" table:style-name="ce17">
            <text:p>43.50</text:p>
          </table:table-cell>
          <table:table-cell office:value-type="float" office:value="447697" table:style-name="ce16">
            <text:p>447,697</text:p>
          </table:table-cell>
          <table:table-cell office:value-type="float" office:value="230211" table:style-name="ce16">
            <text:p>230,211</text:p>
          </table:table-cell>
          <table:table-cell office:value-type="float" office:value="217486" table:style-name="ce16">
            <text:p>217,486</text:p>
          </table:table-cell>
          <table:table-cell office:value-type="float" office:value="81.981823608799232" table:style-name="ce15">
            <text:p>81.98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彰 化 縣</text:p>
          </table:table-cell>
          <table:table-cell office:value-type="float" office:value="1273130" table:style-name="ce18">
            <text:p>1,273,130</text:p>
          </table:table-cell>
          <table:table-cell office:value-type="float" office:value="647867" table:style-name="ce16">
            <text:p>647,867</text:p>
          </table:table-cell>
          <table:table-cell office:value-type="float" office:value="625263" table:style-name="ce16">
            <text:p>625,263</text:p>
          </table:table-cell>
          <table:table-cell office:value-type="float" office:value="100" table:style-name="ce17">
            <text:p>100.00</text:p>
          </table:table-cell>
          <table:table-cell office:value-type="float" office:value="163586" table:style-name="ce16">
            <text:p>163,586</text:p>
          </table:table-cell>
          <table:table-cell office:value-type="float" office:value="85404" table:style-name="ce16">
            <text:p>85,404</text:p>
          </table:table-cell>
          <table:table-cell office:value-type="float" office:value="78182" table:style-name="ce16">
            <text:p>78,182</text:p>
          </table:table-cell>
          <table:table-cell office:value-type="float" office:value="12.849119885636187" table:style-name="ce17">
            <text:p>12.85</text:p>
          </table:table-cell>
          <table:table-cell office:value-type="float" office:value="908576" table:style-name="ce16">
            <text:p>908,576</text:p>
          </table:table-cell>
          <table:table-cell office:value-type="float" office:value="469896" table:style-name="ce16">
            <text:p>469,896</text:p>
          </table:table-cell>
          <table:table-cell office:value-type="float" office:value="438680" table:style-name="ce16">
            <text:p>438,680</text:p>
          </table:table-cell>
          <table:table-cell office:value-type="float" office:value="71.365532192313424" table:style-name="ce17">
            <text:p>71.37</text:p>
          </table:table-cell>
          <table:table-cell office:value-type="float" office:value="200968" table:style-name="ce16">
            <text:p>200,968</text:p>
          </table:table-cell>
          <table:table-cell office:value-type="float" office:value="92567" table:style-name="ce16">
            <text:p>92,567</text:p>
          </table:table-cell>
          <table:table-cell office:value-type="float" office:value="108401" table:style-name="ce16">
            <text:p>108,401</text:p>
          </table:table-cell>
          <table:table-cell office:value-type="float" office:value="15.785347922050381" table:style-name="ce17">
            <text:p>15.79</text:p>
          </table:table-cell>
          <table:table-cell office:value-type="float" office:value="563496" table:style-name="ce16">
            <text:p>563,496</text:p>
          </table:table-cell>
          <table:table-cell office:value-type="float" office:value="291320" table:style-name="ce16">
            <text:p>291,320</text:p>
          </table:table-cell>
          <table:table-cell office:value-type="float" office:value="272176" table:style-name="ce16">
            <text:p>272,176</text:p>
          </table:table-cell>
          <table:table-cell office:value-type="float" office:value="44.260680370425639" table:style-name="ce17">
            <text:p>44.26</text:p>
          </table:table-cell>
          <table:table-cell office:value-type="float" office:value="1035509" table:style-name="ce16">
            <text:p>1,035,509</text:p>
          </table:table-cell>
          <table:table-cell office:value-type="float" office:value="523496" table:style-name="ce16">
            <text:p>523,496</text:p>
          </table:table-cell>
          <table:table-cell office:value-type="float" office:value="512013" table:style-name="ce16">
            <text:p>512,013</text:p>
          </table:table-cell>
          <table:table-cell office:value-type="float" office:value="81.335684494120784" table:style-name="ce15">
            <text:p>81.34</text:p>
          </table:table-cell>
          <table:table-cell table:number-columns-repeated="16359" table:style-name="ce14"/>
        </table:table-row>
        <table:table-row table:style-name="ro30">
          <table:table-cell office:value-type="string" table:style-name="ce19">
            <text:p>南 投 縣</text:p>
          </table:table-cell>
          <table:table-cell office:value-type="float" office:value="494692" table:style-name="ce18">
            <text:p>494,692</text:p>
          </table:table-cell>
          <table:table-cell office:value-type="float" office:value="253070" table:style-name="ce16">
            <text:p>253,070</text:p>
          </table:table-cell>
          <table:table-cell office:value-type="float" office:value="241622" table:style-name="ce16">
            <text:p>241,622</text:p>
          </table:table-cell>
          <table:table-cell office:value-type="float" office:value="100" table:style-name="ce17">
            <text:p>100.00</text:p>
          </table:table-cell>
          <table:table-cell office:value-type="float" office:value="53285" table:style-name="ce16">
            <text:p>53,285</text:p>
          </table:table-cell>
          <table:table-cell office:value-type="float" office:value="27682" table:style-name="ce16">
            <text:p>27,682</text:p>
          </table:table-cell>
          <table:table-cell office:value-type="float" office:value="25603" table:style-name="ce16">
            <text:p>25,603</text:p>
          </table:table-cell>
          <table:table-cell office:value-type="float" office:value="10.771348637131791" table:style-name="ce17">
            <text:p>10.77</text:p>
          </table:table-cell>
          <table:table-cell office:value-type="float" office:value="354077" table:style-name="ce16">
            <text:p>354,077</text:p>
          </table:table-cell>
          <table:table-cell office:value-type="float" office:value="184391" table:style-name="ce16">
            <text:p>184,391</text:p>
          </table:table-cell>
          <table:table-cell office:value-type="float" office:value="169686" table:style-name="ce16">
            <text:p>169,686</text:p>
          </table:table-cell>
          <table:table-cell office:value-type="float" office:value="71.575242777324078" table:style-name="ce17">
            <text:p>71.58</text:p>
          </table:table-cell>
          <table:table-cell office:value-type="float" office:value="87330" table:style-name="ce16">
            <text:p>87,330</text:p>
          </table:table-cell>
          <table:table-cell office:value-type="float" office:value="40997" table:style-name="ce16">
            <text:p>40,997</text:p>
          </table:table-cell>
          <table:table-cell office:value-type="float" office:value="46333" table:style-name="ce16">
            <text:p>46,333</text:p>
          </table:table-cell>
          <table:table-cell office:value-type="float" office:value="17.653408585544135" table:style-name="ce17">
            <text:p>17.65</text:p>
          </table:table-cell>
          <table:table-cell office:value-type="float" office:value="208201" table:style-name="ce16">
            <text:p>208,201</text:p>
          </table:table-cell>
          <table:table-cell office:value-type="float" office:value="108911" table:style-name="ce16">
            <text:p>108,911</text:p>
          </table:table-cell>
          <table:table-cell office:value-type="float" office:value="99290" table:style-name="ce16">
            <text:p>99,290</text:p>
          </table:table-cell>
          <table:table-cell office:value-type="float" office:value="42.08699554470256" table:style-name="ce17">
            <text:p>42.09</text:p>
          </table:table-cell>
          <table:table-cell office:value-type="float" office:value="413819" table:style-name="ce16">
            <text:p>413,819</text:p>
          </table:table-cell>
          <table:table-cell office:value-type="float" office:value="211009" table:style-name="ce16">
            <text:p>211,009</text:p>
          </table:table-cell>
          <table:table-cell office:value-type="float" office:value="202810" table:style-name="ce16">
            <text:p>202,810</text:p>
          </table:table-cell>
          <table:table-cell office:value-type="float" office:value="83.65184801856509" table:style-name="ce15">
            <text:p>83.65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雲 林 縣</text:p>
          </table:table-cell>
          <table:table-cell office:value-type="float" office:value="682066" table:style-name="ce18">
            <text:p>682,066</text:p>
          </table:table-cell>
          <table:table-cell office:value-type="float" office:value="353304" table:style-name="ce16">
            <text:p>353,304</text:p>
          </table:table-cell>
          <table:table-cell office:value-type="float" office:value="328762" table:style-name="ce16">
            <text:p>328,762</text:p>
          </table:table-cell>
          <table:table-cell office:value-type="float" office:value="100" table:style-name="ce17">
            <text:p>100.00</text:p>
          </table:table-cell>
          <table:table-cell office:value-type="float" office:value="77303" table:style-name="ce16">
            <text:p>77,303</text:p>
          </table:table-cell>
          <table:table-cell office:value-type="float" office:value="40211" table:style-name="ce16">
            <text:p>40,211</text:p>
          </table:table-cell>
          <table:table-cell office:value-type="float" office:value="37092" table:style-name="ce16">
            <text:p>37,092</text:p>
          </table:table-cell>
          <table:table-cell office:value-type="float" office:value="11.333653927918999" table:style-name="ce17">
            <text:p>11.33</text:p>
          </table:table-cell>
          <table:table-cell office:value-type="float" office:value="479534" table:style-name="ce16">
            <text:p>479,534</text:p>
          </table:table-cell>
          <table:table-cell office:value-type="float" office:value="255834" table:style-name="ce16">
            <text:p>255,834</text:p>
          </table:table-cell>
          <table:table-cell office:value-type="float" office:value="223700" table:style-name="ce16">
            <text:p>223,700</text:p>
          </table:table-cell>
          <table:table-cell office:value-type="float" office:value="70.306099409734543" table:style-name="ce17">
            <text:p>70.31</text:p>
          </table:table-cell>
          <table:table-cell office:value-type="float" office:value="125229" table:style-name="ce16">
            <text:p>125,229</text:p>
          </table:table-cell>
          <table:table-cell office:value-type="float" office:value="57259" table:style-name="ce16">
            <text:p>57,259</text:p>
          </table:table-cell>
          <table:table-cell office:value-type="float" office:value="67970" table:style-name="ce16">
            <text:p>67,970</text:p>
          </table:table-cell>
          <table:table-cell office:value-type="float" office:value="18.360246662346462" table:style-name="ce17">
            <text:p>18.36</text:p>
          </table:table-cell>
          <table:table-cell office:value-type="float" office:value="288463" table:style-name="ce16">
            <text:p>288,463</text:p>
          </table:table-cell>
          <table:table-cell office:value-type="float" office:value="151645" table:style-name="ce16">
            <text:p>151,645</text:p>
          </table:table-cell>
          <table:table-cell office:value-type="float" office:value="136818" table:style-name="ce16">
            <text:p>136,818</text:p>
          </table:table-cell>
          <table:table-cell office:value-type="float" office:value="42.292534740039819" table:style-name="ce17">
            <text:p>42.29</text:p>
          </table:table-cell>
          <table:table-cell office:value-type="float" office:value="565626" table:style-name="ce16">
            <text:p>565,626</text:p>
          </table:table-cell>
          <table:table-cell office:value-type="float" office:value="292440" table:style-name="ce16">
            <text:p>292,440</text:p>
          </table:table-cell>
          <table:table-cell office:value-type="float" office:value="273186" table:style-name="ce16">
            <text:p>273,186</text:p>
          </table:table-cell>
          <table:table-cell office:value-type="float" office:value="82.928338313301069" table:style-name="ce15">
            <text:p>82.93</text:p>
          </table:table-cell>
          <table:table-cell table:number-columns-repeated="16359" table:style-name="ce14"/>
        </table:table-row>
        <table:table-row table:style-name="ro18">
          <table:table-cell office:value-type="string" table:style-name="ce19">
            <text:p>嘉 義 縣</text:p>
          </table:table-cell>
          <table:table-cell office:value-type="float" office:value="503773" table:style-name="ce18">
            <text:p>503,773</text:p>
          </table:table-cell>
          <table:table-cell office:value-type="float" office:value="261582" table:style-name="ce16">
            <text:p>261,582</text:p>
          </table:table-cell>
          <table:table-cell office:value-type="float" office:value="242191" table:style-name="ce16">
            <text:p>242,191</text:p>
          </table:table-cell>
          <table:table-cell office:value-type="float" office:value="100" table:style-name="ce17">
            <text:p>100.00</text:p>
          </table:table-cell>
          <table:table-cell office:value-type="float" office:value="46695" table:style-name="ce16">
            <text:p>46,695</text:p>
          </table:table-cell>
          <table:table-cell office:value-type="float" office:value="24372" table:style-name="ce16">
            <text:p>24,372</text:p>
          </table:table-cell>
          <table:table-cell office:value-type="float" office:value="22323" table:style-name="ce16">
            <text:p>22,323</text:p>
          </table:table-cell>
          <table:table-cell office:value-type="float" office:value="9.2690557056452008" table:style-name="ce17">
            <text:p>9.27</text:p>
          </table:table-cell>
          <table:table-cell office:value-type="float" office:value="358901" table:style-name="ce16">
            <text:p>358,901</text:p>
          </table:table-cell>
          <table:table-cell office:value-type="float" office:value="191934" table:style-name="ce16">
            <text:p>191,934</text:p>
          </table:table-cell>
          <table:table-cell office:value-type="float" office:value="166967" table:style-name="ce16">
            <text:p>166,967</text:p>
          </table:table-cell>
          <table:table-cell office:value-type="float" office:value="71.242603315382127" table:style-name="ce17">
            <text:p>71.24</text:p>
          </table:table-cell>
          <table:table-cell office:value-type="float" office:value="98177" table:style-name="ce16">
            <text:p>98,177</text:p>
          </table:table-cell>
          <table:table-cell office:value-type="float" office:value="45276" table:style-name="ce16">
            <text:p>45,276</text:p>
          </table:table-cell>
          <table:table-cell office:value-type="float" office:value="52901" table:style-name="ce16">
            <text:p>52,901</text:p>
          </table:table-cell>
          <table:table-cell office:value-type="float" office:value="19.488340978972673" table:style-name="ce17">
            <text:p>19.49</text:p>
          </table:table-cell>
          <table:table-cell office:value-type="float" office:value="209360" table:style-name="ce16">
            <text:p>209,360</text:p>
          </table:table-cell>
          <table:table-cell office:value-type="float" office:value="110444" table:style-name="ce16">
            <text:p>110,444</text:p>
          </table:table-cell>
          <table:table-cell office:value-type="float" office:value="98916" table:style-name="ce16">
            <text:p>98,916</text:p>
          </table:table-cell>
          <table:table-cell office:value-type="float" office:value="41.558400311251297" table:style-name="ce17">
            <text:p>41.56</text:p>
          </table:table-cell>
          <table:table-cell office:value-type="float" office:value="429222" table:style-name="ce16">
            <text:p>429,222</text:p>
          </table:table-cell>
          <table:table-cell office:value-type="float" office:value="222527" table:style-name="ce16">
            <text:p>222,527</text:p>
          </table:table-cell>
          <table:table-cell office:value-type="float" office:value="206695" table:style-name="ce16">
            <text:p>206,695</text:p>
          </table:table-cell>
          <table:table-cell office:value-type="float" office:value="85.201469709571569" table:style-name="ce15">
            <text:p>85.20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屏 東 縣</text:p>
          </table:table-cell>
          <table:table-cell office:value-type="float" office:value="820155" table:style-name="ce18">
            <text:p>820,155</text:p>
          </table:table-cell>
          <table:table-cell office:value-type="float" office:value="418451" table:style-name="ce16">
            <text:p>418,451</text:p>
          </table:table-cell>
          <table:table-cell office:value-type="float" office:value="401704" table:style-name="ce16">
            <text:p>401,704</text:p>
          </table:table-cell>
          <table:table-cell office:value-type="float" office:value="100" table:style-name="ce17">
            <text:p>100.00</text:p>
          </table:table-cell>
          <table:table-cell office:value-type="float" office:value="86724" table:style-name="ce16">
            <text:p>86,724</text:p>
          </table:table-cell>
          <table:table-cell office:value-type="float" office:value="45141" table:style-name="ce16">
            <text:p>45,141</text:p>
          </table:table-cell>
          <table:table-cell office:value-type="float" office:value="41583" table:style-name="ce16">
            <text:p>41,583</text:p>
          </table:table-cell>
          <table:table-cell office:value-type="float" office:value="10.574098798397864" table:style-name="ce17">
            <text:p>10.57</text:p>
          </table:table-cell>
          <table:table-cell office:value-type="float" office:value="593886" table:style-name="ce16">
            <text:p>593,886</text:p>
          </table:table-cell>
          <table:table-cell office:value-type="float" office:value="307827" table:style-name="ce16">
            <text:p>307,827</text:p>
          </table:table-cell>
          <table:table-cell office:value-type="float" office:value="286059" table:style-name="ce16">
            <text:p>286,059</text:p>
          </table:table-cell>
          <table:table-cell office:value-type="float" office:value="72.411434423980836" table:style-name="ce17">
            <text:p>72.41</text:p>
          </table:table-cell>
          <table:table-cell office:value-type="float" office:value="139545" table:style-name="ce16">
            <text:p>139,545</text:p>
          </table:table-cell>
          <table:table-cell office:value-type="float" office:value="65483" table:style-name="ce16">
            <text:p>65,483</text:p>
          </table:table-cell>
          <table:table-cell office:value-type="float" office:value="74062" table:style-name="ce16">
            <text:p>74,062</text:p>
          </table:table-cell>
          <table:table-cell office:value-type="float" office:value="17.014466777621305" table:style-name="ce17">
            <text:p>17.01</text:p>
          </table:table-cell>
          <table:table-cell office:value-type="float" office:value="353877" table:style-name="ce16">
            <text:p>353,877</text:p>
          </table:table-cell>
          <table:table-cell office:value-type="float" office:value="184538" table:style-name="ce16">
            <text:p>184,538</text:p>
          </table:table-cell>
          <table:table-cell office:value-type="float" office:value="169339" table:style-name="ce16">
            <text:p>169,339</text:p>
          </table:table-cell>
          <table:table-cell office:value-type="float" office:value="43.147575763117949" table:style-name="ce17">
            <text:p>43.15</text:p>
          </table:table-cell>
          <table:table-cell office:value-type="float" office:value="689713" table:style-name="ce16">
            <text:p>689,713</text:p>
          </table:table-cell>
          <table:table-cell office:value-type="float" office:value="350499" table:style-name="ce16">
            <text:p>350,499</text:p>
          </table:table-cell>
          <table:table-cell office:value-type="float" office:value="339214" table:style-name="ce16">
            <text:p>339,214</text:p>
          </table:table-cell>
          <table:table-cell office:value-type="float" office:value="84.095445373130687" table:style-name="ce15">
            <text:p>84.10</text:p>
          </table:table-cell>
          <table:table-cell table:number-columns-repeated="16359" table:style-name="ce14"/>
        </table:table-row>
        <table:table-row table:style-name="ro30">
          <table:table-cell office:value-type="string" table:style-name="ce19">
            <text:p>臺 東 縣</text:p>
          </table:table-cell>
          <table:table-cell office:value-type="float" office:value="217166" table:style-name="ce18">
            <text:p>217,166</text:p>
          </table:table-cell>
          <table:table-cell office:value-type="float" office:value="111841" table:style-name="ce16">
            <text:p>111,841</text:p>
          </table:table-cell>
          <table:table-cell office:value-type="float" office:value="105325" table:style-name="ce16">
            <text:p>105,325</text:p>
          </table:table-cell>
          <table:table-cell office:value-type="float" office:value="100" table:style-name="ce17">
            <text:p>100.00</text:p>
          </table:table-cell>
          <table:table-cell office:value-type="float" office:value="25250" table:style-name="ce16">
            <text:p>25,250</text:p>
          </table:table-cell>
          <table:table-cell office:value-type="float" office:value="13286" table:style-name="ce16">
            <text:p>13,286</text:p>
          </table:table-cell>
          <table:table-cell office:value-type="float" office:value="11964" table:style-name="ce16">
            <text:p>11,964</text:p>
          </table:table-cell>
          <table:table-cell office:value-type="float" office:value="11.627050274904912" table:style-name="ce17">
            <text:p>11.63</text:p>
          </table:table-cell>
          <table:table-cell office:value-type="float" office:value="155985" table:style-name="ce16">
            <text:p>155,985</text:p>
          </table:table-cell>
          <table:table-cell office:value-type="float" office:value="82242" table:style-name="ce16">
            <text:p>82,242</text:p>
          </table:table-cell>
          <table:table-cell office:value-type="float" office:value="73743" table:style-name="ce16">
            <text:p>73,743</text:p>
          </table:table-cell>
          <table:table-cell office:value-type="float" office:value="71.827542064595747" table:style-name="ce17">
            <text:p>71.83</text:p>
          </table:table-cell>
          <table:table-cell office:value-type="float" office:value="35931" table:style-name="ce16">
            <text:p>35,931</text:p>
          </table:table-cell>
          <table:table-cell office:value-type="float" office:value="16313" table:style-name="ce16">
            <text:p>16,313</text:p>
          </table:table-cell>
          <table:table-cell office:value-type="float" office:value="19618" table:style-name="ce16">
            <text:p>19,618</text:p>
          </table:table-cell>
          <table:table-cell office:value-type="float" office:value="16.545407660499343" table:style-name="ce17">
            <text:p>16.55</text:p>
          </table:table-cell>
          <table:table-cell office:value-type="float" office:value="92415" table:style-name="ce16">
            <text:p>92,415</text:p>
          </table:table-cell>
          <table:table-cell office:value-type="float" office:value="48786" table:style-name="ce16">
            <text:p>48,786</text:p>
          </table:table-cell>
          <table:table-cell office:value-type="float" office:value="43629" table:style-name="ce16">
            <text:p>43,629</text:p>
          </table:table-cell>
          <table:table-cell office:value-type="float" office:value="42.555004006151975" table:style-name="ce17">
            <text:p>42.56</text:p>
          </table:table-cell>
          <table:table-cell office:value-type="float" office:value="179825" table:style-name="ce16">
            <text:p>179,825</text:p>
          </table:table-cell>
          <table:table-cell office:value-type="float" office:value="92224" table:style-name="ce16">
            <text:p>92,224</text:p>
          </table:table-cell>
          <table:table-cell office:value-type="float" office:value="87601" table:style-name="ce16">
            <text:p>87,601</text:p>
          </table:table-cell>
          <table:table-cell office:value-type="float" office:value="82.805319433060419" table:style-name="ce15">
            <text:p>82.81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花 蓮 縣</text:p>
          </table:table-cell>
          <table:table-cell office:value-type="float" office:value="326576" table:style-name="ce18">
            <text:p>326,576</text:p>
          </table:table-cell>
          <table:table-cell office:value-type="float" office:value="165299" table:style-name="ce16">
            <text:p>165,299</text:p>
          </table:table-cell>
          <table:table-cell office:value-type="float" office:value="161277" table:style-name="ce16">
            <text:p>161,277</text:p>
          </table:table-cell>
          <table:table-cell office:value-type="float" office:value="100" table:style-name="ce17">
            <text:p>100.00</text:p>
          </table:table-cell>
          <table:table-cell office:value-type="float" office:value="38917" table:style-name="ce16">
            <text:p>38,917</text:p>
          </table:table-cell>
          <table:table-cell office:value-type="float" office:value="20350" table:style-name="ce16">
            <text:p>20,350</text:p>
          </table:table-cell>
          <table:table-cell office:value-type="float" office:value="18567" table:style-name="ce16">
            <text:p>18,567</text:p>
          </table:table-cell>
          <table:table-cell office:value-type="float" office:value="11.916674832198325" table:style-name="ce17">
            <text:p>11.92</text:p>
          </table:table-cell>
          <table:table-cell office:value-type="float" office:value="234007" table:style-name="ce16">
            <text:p>234,007</text:p>
          </table:table-cell>
          <table:table-cell office:value-type="float" office:value="120291" table:style-name="ce16">
            <text:p>120,291</text:p>
          </table:table-cell>
          <table:table-cell office:value-type="float" office:value="113716" table:style-name="ce16">
            <text:p>113,716</text:p>
          </table:table-cell>
          <table:table-cell office:value-type="float" office:value="71.654683748958888" table:style-name="ce17">
            <text:p>71.65</text:p>
          </table:table-cell>
          <table:table-cell office:value-type="float" office:value="53652" table:style-name="ce16">
            <text:p>53,652</text:p>
          </table:table-cell>
          <table:table-cell office:value-type="float" office:value="24658" table:style-name="ce16">
            <text:p>24,658</text:p>
          </table:table-cell>
          <table:table-cell office:value-type="float" office:value="28994" table:style-name="ce16">
            <text:p>28,994</text:p>
          </table:table-cell>
          <table:table-cell office:value-type="float" office:value="16.428641418842783" table:style-name="ce17">
            <text:p>16.43</text:p>
          </table:table-cell>
          <table:table-cell office:value-type="float" office:value="139963" table:style-name="ce16">
            <text:p>139,963</text:p>
          </table:table-cell>
          <table:table-cell office:value-type="float" office:value="72246" table:style-name="ce16">
            <text:p>72,246</text:p>
          </table:table-cell>
          <table:table-cell office:value-type="float" office:value="67717" table:style-name="ce16">
            <text:p>67,717</text:p>
          </table:table-cell>
          <table:table-cell office:value-type="float" office:value="42.857711528097589" table:style-name="ce17">
            <text:p>42.86</text:p>
          </table:table-cell>
          <table:table-cell office:value-type="float" office:value="270004" table:style-name="ce16">
            <text:p>270,004</text:p>
          </table:table-cell>
          <table:table-cell office:value-type="float" office:value="135692" table:style-name="ce16">
            <text:p>135,692</text:p>
          </table:table-cell>
          <table:table-cell office:value-type="float" office:value="134312" table:style-name="ce16">
            <text:p>134,312</text:p>
          </table:table-cell>
          <table:table-cell office:value-type="float" office:value="82.677232864631804" table:style-name="ce15">
            <text:p>82.68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澎 湖 縣</text:p>
          </table:table-cell>
          <table:table-cell office:value-type="float" office:value="105152" table:style-name="ce18">
            <text:p>105,152</text:p>
          </table:table-cell>
          <table:table-cell office:value-type="float" office:value="54272" table:style-name="ce16">
            <text:p>54,272</text:p>
          </table:table-cell>
          <table:table-cell office:value-type="float" office:value="50880" table:style-name="ce16">
            <text:p>50,880</text:p>
          </table:table-cell>
          <table:table-cell office:value-type="float" office:value="100" table:style-name="ce17">
            <text:p>100.00</text:p>
          </table:table-cell>
          <table:table-cell office:value-type="float" office:value="10889" table:style-name="ce16">
            <text:p>10,889</text:p>
          </table:table-cell>
          <table:table-cell office:value-type="float" office:value="5728" table:style-name="ce16">
            <text:p>5,728</text:p>
          </table:table-cell>
          <table:table-cell office:value-type="float" office:value="5161" table:style-name="ce16">
            <text:p>5,161</text:p>
          </table:table-cell>
          <table:table-cell office:value-type="float" office:value="10.355485392574559" table:style-name="ce17">
            <text:p>10.36</text:p>
          </table:table-cell>
          <table:table-cell office:value-type="float" office:value="77118" table:style-name="ce16">
            <text:p>77,118</text:p>
          </table:table-cell>
          <table:table-cell office:value-type="float" office:value="40608" table:style-name="ce16">
            <text:p>40,608</text:p>
          </table:table-cell>
          <table:table-cell office:value-type="float" office:value="36510" table:style-name="ce16">
            <text:p>36,510</text:p>
          </table:table-cell>
          <table:table-cell office:value-type="float" office:value="73.339546561168589" table:style-name="ce17">
            <text:p>73.34</text:p>
          </table:table-cell>
          <table:table-cell office:value-type="float" office:value="17145" table:style-name="ce16">
            <text:p>17,145</text:p>
          </table:table-cell>
          <table:table-cell office:value-type="float" office:value="7936" table:style-name="ce16">
            <text:p>7,936</text:p>
          </table:table-cell>
          <table:table-cell office:value-type="float" office:value="9209" table:style-name="ce16">
            <text:p>9,209</text:p>
          </table:table-cell>
          <table:table-cell office:value-type="float" office:value="16.30496804625685" table:style-name="ce17">
            <text:p>16.30</text:p>
          </table:table-cell>
          <table:table-cell office:value-type="float" office:value="48034" table:style-name="ce16">
            <text:p>48,034</text:p>
          </table:table-cell>
          <table:table-cell office:value-type="float" office:value="25085" table:style-name="ce16">
            <text:p>25,085</text:p>
          </table:table-cell>
          <table:table-cell office:value-type="float" office:value="22949" table:style-name="ce16">
            <text:p>22,949</text:p>
          </table:table-cell>
          <table:table-cell office:value-type="float" office:value="45.680538648813148" table:style-name="ce17">
            <text:p>45.68</text:p>
          </table:table-cell>
          <table:table-cell office:value-type="float" office:value="88195" table:style-name="ce16">
            <text:p>88,195</text:p>
          </table:table-cell>
          <table:table-cell office:value-type="float" office:value="45260" table:style-name="ce16">
            <text:p>45,260</text:p>
          </table:table-cell>
          <table:table-cell office:value-type="float" office:value="42935" table:style-name="ce16">
            <text:p>42,935</text:p>
          </table:table-cell>
          <table:table-cell office:value-type="float" office:value="83.873820754716974" table:style-name="ce15">
            <text:p>83.87</text:p>
          </table:table-cell>
          <table:table-cell table:number-columns-repeated="16359" table:style-name="ce14"/>
        </table:table-row>
        <table:table-row table:style-name="ro31">
          <table:table-cell office:value-type="string" table:style-name="ce19">
            <text:p>基 隆 市</text:p>
          </table:table-cell>
          <table:table-cell office:value-type="float" office:value="369132" table:style-name="ce18">
            <text:p>369,132</text:p>
          </table:table-cell>
          <table:table-cell office:value-type="float" office:value="184268" table:style-name="ce16">
            <text:p>184,268</text:p>
          </table:table-cell>
          <table:table-cell office:value-type="float" office:value="184864" table:style-name="ce16">
            <text:p>184,864</text:p>
          </table:table-cell>
          <table:table-cell office:value-type="float" office:value="100" table:style-name="ce17">
            <text:p>100.00</text:p>
          </table:table-cell>
          <table:table-cell office:value-type="float" office:value="38372" table:style-name="ce16">
            <text:p>38,372</text:p>
          </table:table-cell>
          <table:table-cell office:value-type="float" office:value="19863" table:style-name="ce16">
            <text:p>19,863</text:p>
          </table:table-cell>
          <table:table-cell office:value-type="float" office:value="18509" table:style-name="ce16">
            <text:p>18,509</text:p>
          </table:table-cell>
          <table:table-cell office:value-type="float" office:value="10.395197381966343" table:style-name="ce17">
            <text:p>10.40</text:p>
          </table:table-cell>
          <table:table-cell office:value-type="float" office:value="270731" table:style-name="ce16">
            <text:p>270,731</text:p>
          </table:table-cell>
          <table:table-cell office:value-type="float" office:value="137313" table:style-name="ce16">
            <text:p>137,313</text:p>
          </table:table-cell>
          <table:table-cell office:value-type="float" office:value="133418" table:style-name="ce16">
            <text:p>133,418</text:p>
          </table:table-cell>
          <table:table-cell office:value-type="float" office:value="73.342598311715051" table:style-name="ce17">
            <text:p>73.34</text:p>
          </table:table-cell>
          <table:table-cell office:value-type="float" office:value="60029" table:style-name="ce16">
            <text:p>60,029</text:p>
          </table:table-cell>
          <table:table-cell office:value-type="float" office:value="27092" table:style-name="ce16">
            <text:p>27,092</text:p>
          </table:table-cell>
          <table:table-cell office:value-type="float" office:value="32937" table:style-name="ce16">
            <text:p>32,937</text:p>
          </table:table-cell>
          <table:table-cell office:value-type="float" office:value="16.262204306318605" table:style-name="ce17">
            <text:p>16.26</text:p>
          </table:table-cell>
          <table:table-cell office:value-type="float" office:value="158589" table:style-name="ce16">
            <text:p>158,589</text:p>
          </table:table-cell>
          <table:table-cell office:value-type="float" office:value="81193" table:style-name="ce16">
            <text:p>81,193</text:p>
          </table:table-cell>
          <table:table-cell office:value-type="float" office:value="77396" table:style-name="ce16">
            <text:p>77,396</text:p>
          </table:table-cell>
          <table:table-cell office:value-type="float" office:value="42.962680016904521" table:style-name="ce17">
            <text:p>42.96</text:p>
          </table:table-cell>
          <table:table-cell office:value-type="float" office:value="311778" table:style-name="ce16">
            <text:p>311,778</text:p>
          </table:table-cell>
          <table:table-cell office:value-type="float" office:value="154441" table:style-name="ce16">
            <text:p>154,441</text:p>
          </table:table-cell>
          <table:table-cell office:value-type="float" office:value="157337" table:style-name="ce16">
            <text:p>157,337</text:p>
          </table:table-cell>
          <table:table-cell office:value-type="float" office:value="84.462468710380023" table:style-name="ce15">
            <text:p>84.46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新 竹 市</text:p>
          </table:table-cell>
          <table:table-cell office:value-type="float" office:value="447952" table:style-name="ce18">
            <text:p>447,952</text:p>
          </table:table-cell>
          <table:table-cell office:value-type="float" office:value="220885" table:style-name="ce16">
            <text:p>220,885</text:p>
          </table:table-cell>
          <table:table-cell office:value-type="float" office:value="227067" table:style-name="ce16">
            <text:p>227,067</text:p>
          </table:table-cell>
          <table:table-cell office:value-type="float" office:value="100" table:style-name="ce17">
            <text:p>100.00</text:p>
          </table:table-cell>
          <table:table-cell office:value-type="float" office:value="76853" table:style-name="ce16">
            <text:p>76,853</text:p>
          </table:table-cell>
          <table:table-cell office:value-type="float" office:value="39899" table:style-name="ce16">
            <text:p>39,899</text:p>
          </table:table-cell>
          <table:table-cell office:value-type="float" office:value="36954" table:style-name="ce16">
            <text:p>36,954</text:p>
          </table:table-cell>
          <table:table-cell office:value-type="float" office:value="17.156525699182055" table:style-name="ce17">
            <text:p>17.16</text:p>
          </table:table-cell>
          <table:table-cell office:value-type="float" office:value="315756" table:style-name="ce16">
            <text:p>315,756</text:p>
          </table:table-cell>
          <table:table-cell office:value-type="float" office:value="156374" table:style-name="ce16">
            <text:p>156,374</text:p>
          </table:table-cell>
          <table:table-cell office:value-type="float" office:value="159382" table:style-name="ce16">
            <text:p>159,382</text:p>
          </table:table-cell>
          <table:table-cell office:value-type="float" office:value="70.488802371682681" table:style-name="ce17">
            <text:p>70.49</text:p>
          </table:table-cell>
          <table:table-cell office:value-type="float" office:value="55343" table:style-name="ce16">
            <text:p>55,343</text:p>
          </table:table-cell>
          <table:table-cell office:value-type="float" office:value="24612" table:style-name="ce16">
            <text:p>24,612</text:p>
          </table:table-cell>
          <table:table-cell office:value-type="float" office:value="30731" table:style-name="ce16">
            <text:p>30,731</text:p>
          </table:table-cell>
          <table:table-cell office:value-type="float" office:value="12.354671929135264" table:style-name="ce17">
            <text:p>12.35</text:p>
          </table:table-cell>
          <table:table-cell office:value-type="float" office:value="202339" table:style-name="ce16">
            <text:p>202,339</text:p>
          </table:table-cell>
          <table:table-cell office:value-type="float" office:value="100171" table:style-name="ce16">
            <text:p>100,171</text:p>
          </table:table-cell>
          <table:table-cell office:value-type="float" office:value="102168" table:style-name="ce16">
            <text:p>102,168</text:p>
          </table:table-cell>
          <table:table-cell office:value-type="float" office:value="45.169794978033359" table:style-name="ce17">
            <text:p>45.17</text:p>
          </table:table-cell>
          <table:table-cell office:value-type="float" office:value="344886" table:style-name="ce16">
            <text:p>344,886</text:p>
          </table:table-cell>
          <table:table-cell office:value-type="float" office:value="167323" table:style-name="ce16">
            <text:p>167,323</text:p>
          </table:table-cell>
          <table:table-cell office:value-type="float" office:value="177563" table:style-name="ce16">
            <text:p>177,563</text:p>
          </table:table-cell>
          <table:table-cell office:value-type="float" office:value="76.991731256920389" table:style-name="ce15">
            <text:p>76.99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嘉 義 市</text:p>
          </table:table-cell>
          <table:table-cell office:value-type="float" office:value="267863" table:style-name="ce18">
            <text:p>267,863</text:p>
          </table:table-cell>
          <table:table-cell office:value-type="float" office:value="129955" table:style-name="ce16">
            <text:p>129,955</text:p>
          </table:table-cell>
          <table:table-cell office:value-type="float" office:value="137908" table:style-name="ce16">
            <text:p>137,908</text:p>
          </table:table-cell>
          <table:table-cell office:value-type="float" office:value="100" table:style-name="ce17">
            <text:p>100.00</text:p>
          </table:table-cell>
          <table:table-cell office:value-type="float" office:value="36333" table:style-name="ce16">
            <text:p>36,333</text:p>
          </table:table-cell>
          <table:table-cell office:value-type="float" office:value="18960" table:style-name="ce16">
            <text:p>18,960</text:p>
          </table:table-cell>
          <table:table-cell office:value-type="float" office:value="17373" table:style-name="ce16">
            <text:p>17,373</text:p>
          </table:table-cell>
          <table:table-cell office:value-type="float" office:value="13.564023400021652" table:style-name="ce17">
            <text:p>13.56</text:p>
          </table:table-cell>
          <table:table-cell office:value-type="float" office:value="190632" table:style-name="ce16">
            <text:p>190,632</text:p>
          </table:table-cell>
          <table:table-cell office:value-type="float" office:value="92953" table:style-name="ce16">
            <text:p>92,953</text:p>
          </table:table-cell>
          <table:table-cell office:value-type="float" office:value="97679" table:style-name="ce16">
            <text:p>97,679</text:p>
          </table:table-cell>
          <table:table-cell office:value-type="float" office:value="71.16772379910627" table:style-name="ce17">
            <text:p>71.17</text:p>
          </table:table-cell>
          <table:table-cell office:value-type="float" office:value="40898" table:style-name="ce16">
            <text:p>40,898</text:p>
          </table:table-cell>
          <table:table-cell office:value-type="float" office:value="18042" table:style-name="ce16">
            <text:p>18,042</text:p>
          </table:table-cell>
          <table:table-cell office:value-type="float" office:value="22856" table:style-name="ce16">
            <text:p>22,856</text:p>
          </table:table-cell>
          <table:table-cell office:value-type="float" office:value="15.268252800872087" table:style-name="ce17">
            <text:p>15.27</text:p>
          </table:table-cell>
          <table:table-cell office:value-type="float" office:value="115538" table:style-name="ce16">
            <text:p>115,538</text:p>
          </table:table-cell>
          <table:table-cell office:value-type="float" office:value="56264" table:style-name="ce16">
            <text:p>56,264</text:p>
          </table:table-cell>
          <table:table-cell office:value-type="float" office:value="59274" table:style-name="ce16">
            <text:p>59,274</text:p>
          </table:table-cell>
          <table:table-cell office:value-type="float" office:value="43.133243486409093" table:style-name="ce17">
            <text:p>43.13</text:p>
          </table:table-cell>
          <table:table-cell office:value-type="float" office:value="215037" table:style-name="ce16">
            <text:p>215,037</text:p>
          </table:table-cell>
          <table:table-cell office:value-type="float" office:value="102315" table:style-name="ce16">
            <text:p>102,315</text:p>
          </table:table-cell>
          <table:table-cell office:value-type="float" office:value="112722" table:style-name="ce16">
            <text:p>112,722</text:p>
          </table:table-cell>
          <table:table-cell office:value-type="float" office:value="80.278724571889356" table:style-name="ce15">
            <text:p>80.28</text:p>
          </table:table-cell>
          <table:table-cell table:number-columns-repeated="16359" table:style-name="ce14"/>
        </table:table-row>
        <table:table-row table:style-name="ro45">
          <table:table-cell office:value-type="string" table:style-name="ce24">
            <text:p>福 建 省</text:p>
          </table:table-cell>
          <table:table-cell office:value-type="float" office:value="153047" table:style-name="ce23">
            <text:p>153,047</text:p>
          </table:table-cell>
          <table:table-cell office:value-type="float" office:value="77368" table:style-name="ce21">
            <text:p>77,368</text:p>
          </table:table-cell>
          <table:table-cell office:value-type="float" office:value="75679" table:style-name="ce21">
            <text:p>75,679</text:p>
          </table:table-cell>
          <table:table-cell office:value-type="float" office:value="100" table:style-name="ce22">
            <text:p>100.00</text:p>
          </table:table-cell>
          <table:table-cell office:value-type="float" office:value="14297" table:style-name="ce21">
            <text:p>14,297</text:p>
          </table:table-cell>
          <table:table-cell office:value-type="float" office:value="7467" table:style-name="ce21">
            <text:p>7,467</text:p>
          </table:table-cell>
          <table:table-cell office:value-type="float" office:value="6830" table:style-name="ce21">
            <text:p>6,830</text:p>
          </table:table-cell>
          <table:table-cell office:value-type="float" office:value="9.341574810352375" table:style-name="ce22">
            <text:p>9.34</text:p>
          </table:table-cell>
          <table:table-cell office:value-type="float" office:value="118409" table:style-name="ce21">
            <text:p>118,409</text:p>
          </table:table-cell>
          <table:table-cell office:value-type="float" office:value="60039" table:style-name="ce21">
            <text:p>60,039</text:p>
          </table:table-cell>
          <table:table-cell office:value-type="float" office:value="58370" table:style-name="ce21">
            <text:p>58,370</text:p>
          </table:table-cell>
          <table:table-cell office:value-type="float" office:value="77.367736708331421" table:style-name="ce22">
            <text:p>77.37</text:p>
          </table:table-cell>
          <table:table-cell office:value-type="float" office:value="20341" table:style-name="ce21">
            <text:p>20,341</text:p>
          </table:table-cell>
          <table:table-cell office:value-type="float" office:value="9862" table:style-name="ce21">
            <text:p>9,862</text:p>
          </table:table-cell>
          <table:table-cell office:value-type="float" office:value="10479" table:style-name="ce21">
            <text:p>10,479</text:p>
          </table:table-cell>
          <table:table-cell office:value-type="float" office:value="13.290688481316195" table:style-name="ce22">
            <text:p>13.29</text:p>
          </table:table-cell>
          <table:table-cell office:value-type="float" office:value="70279" table:style-name="ce21">
            <text:p>70,279</text:p>
          </table:table-cell>
          <table:table-cell office:value-type="float" office:value="35353" table:style-name="ce21">
            <text:p>35,353</text:p>
          </table:table-cell>
          <table:table-cell office:value-type="float" office:value="34926" table:style-name="ce21">
            <text:p>34,926</text:p>
          </table:table-cell>
          <table:table-cell office:value-type="float" office:value="45.919880820924291" table:style-name="ce22">
            <text:p>45.92</text:p>
          </table:table-cell>
          <table:table-cell office:value-type="float" office:value="131244" table:style-name="ce21">
            <text:p>131,244</text:p>
          </table:table-cell>
          <table:table-cell office:value-type="float" office:value="66014" table:style-name="ce21">
            <text:p>66,014</text:p>
          </table:table-cell>
          <table:table-cell office:value-type="float" office:value="65230" table:style-name="ce21">
            <text:p>65,230</text:p>
          </table:table-cell>
          <table:table-cell office:value-type="float" office:value="85.754049409658478" table:style-name="ce20">
            <text:p>85.75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金 門 縣</text:p>
          </table:table-cell>
          <table:table-cell office:value-type="float" office:value="139987" table:style-name="ce18">
            <text:p>139,987</text:p>
          </table:table-cell>
          <table:table-cell office:value-type="float" office:value="69898" table:style-name="ce16">
            <text:p>69,898</text:p>
          </table:table-cell>
          <table:table-cell office:value-type="float" office:value="70089" table:style-name="ce16">
            <text:p>70,089</text:p>
          </table:table-cell>
          <table:table-cell office:value-type="float" office:value="100" table:style-name="ce17">
            <text:p>100.00</text:p>
          </table:table-cell>
          <table:table-cell office:value-type="float" office:value="12766" table:style-name="ce16">
            <text:p>12,766</text:p>
          </table:table-cell>
          <table:table-cell office:value-type="float" office:value="6649" table:style-name="ce16">
            <text:p>6,649</text:p>
          </table:table-cell>
          <table:table-cell office:value-type="float" office:value="6117" table:style-name="ce16">
            <text:p>6,117</text:p>
          </table:table-cell>
          <table:table-cell office:value-type="float" office:value="9.1194182316929417" table:style-name="ce17">
            <text:p>9.12</text:p>
          </table:table-cell>
          <table:table-cell office:value-type="float" office:value="108423" table:style-name="ce16">
            <text:p>108,423</text:p>
          </table:table-cell>
          <table:table-cell office:value-type="float" office:value="54218" table:style-name="ce16">
            <text:p>54,218</text:p>
          </table:table-cell>
          <table:table-cell office:value-type="float" office:value="54205" table:style-name="ce16">
            <text:p>54,205</text:p>
          </table:table-cell>
          <table:table-cell office:value-type="float" office:value="77.45219198925615" table:style-name="ce17">
            <text:p>77.45</text:p>
          </table:table-cell>
          <table:table-cell office:value-type="float" office:value="18798" table:style-name="ce16">
            <text:p>18,798</text:p>
          </table:table-cell>
          <table:table-cell office:value-type="float" office:value="9031" table:style-name="ce16">
            <text:p>9,031</text:p>
          </table:table-cell>
          <table:table-cell office:value-type="float" office:value="9767" table:style-name="ce16">
            <text:p>9,767</text:p>
          </table:table-cell>
          <table:table-cell office:value-type="float" office:value="13.428389779050912" table:style-name="ce17">
            <text:p>13.43</text:p>
          </table:table-cell>
          <table:table-cell office:value-type="float" office:value="64176" table:style-name="ce16">
            <text:p>64,176</text:p>
          </table:table-cell>
          <table:table-cell office:value-type="float" office:value="31845" table:style-name="ce16">
            <text:p>31,845</text:p>
          </table:table-cell>
          <table:table-cell office:value-type="float" office:value="32331" table:style-name="ce16">
            <text:p>32,331</text:p>
          </table:table-cell>
          <table:table-cell office:value-type="float" office:value="45.844256966718341" table:style-name="ce17">
            <text:p>45.84</text:p>
          </table:table-cell>
          <table:table-cell office:value-type="float" office:value="120362" table:style-name="ce16">
            <text:p>120,362</text:p>
          </table:table-cell>
          <table:table-cell office:value-type="float" office:value="59727" table:style-name="ce16">
            <text:p>59,727</text:p>
          </table:table-cell>
          <table:table-cell office:value-type="float" office:value="60635" table:style-name="ce16">
            <text:p>60,635</text:p>
          </table:table-cell>
          <table:table-cell office:value-type="float" office:value="85.980841078100113" table:style-name="ce15">
            <text:p>85.98</text:p>
          </table:table-cell>
          <table:table-cell table:number-columns-repeated="16359" table:style-name="ce14"/>
        </table:table-row>
        <table:table-row table:style-name="ro26">
          <table:table-cell office:value-type="string" table:style-name="ce19">
            <text:p>連 江 縣</text:p>
          </table:table-cell>
          <table:table-cell office:value-type="float" office:value="13060" table:style-name="ce18">
            <text:p>13,060</text:p>
          </table:table-cell>
          <table:table-cell office:value-type="float" office:value="7470" table:style-name="ce16">
            <text:p>7,470</text:p>
          </table:table-cell>
          <table:table-cell office:value-type="float" office:value="5590" table:style-name="ce16">
            <text:p>5,590</text:p>
          </table:table-cell>
          <table:table-cell office:value-type="float" office:value="100" table:style-name="ce17">
            <text:p>100.00</text:p>
          </table:table-cell>
          <table:table-cell office:value-type="float" office:value="1531" table:style-name="ce16">
            <text:p>1,531</text:p>
          </table:table-cell>
          <table:table-cell office:value-type="float" office:value="818" table:style-name="ce16">
            <text:p>818</text:p>
          </table:table-cell>
          <table:table-cell office:value-type="float" office:value="713" table:style-name="ce16">
            <text:p>713</text:p>
          </table:table-cell>
          <table:table-cell office:value-type="float" office:value="11.72281776416539" table:style-name="ce17">
            <text:p>11.72</text:p>
          </table:table-cell>
          <table:table-cell office:value-type="float" office:value="9986" table:style-name="ce16">
            <text:p>9,986</text:p>
          </table:table-cell>
          <table:table-cell office:value-type="float" office:value="5821" table:style-name="ce16">
            <text:p>5,821</text:p>
          </table:table-cell>
          <table:table-cell office:value-type="float" office:value="4165" table:style-name="ce16">
            <text:p>4,165</text:p>
          </table:table-cell>
          <table:table-cell office:value-type="float" office:value="76.462480857580388" table:style-name="ce17">
            <text:p>76.46</text:p>
          </table:table-cell>
          <table:table-cell office:value-type="float" office:value="1543" table:style-name="ce16">
            <text:p>1,543</text:p>
          </table:table-cell>
          <table:table-cell office:value-type="float" office:value="831" table:style-name="ce16">
            <text:p>831</text:p>
          </table:table-cell>
          <table:table-cell office:value-type="float" office:value="712" table:style-name="ce16">
            <text:p>712</text:p>
          </table:table-cell>
          <table:table-cell office:value-type="float" office:value="11.814701378254211" table:style-name="ce17">
            <text:p>11.81</text:p>
          </table:table-cell>
          <table:table-cell office:value-type="float" office:value="6103" table:style-name="ce16">
            <text:p>6,103</text:p>
          </table:table-cell>
          <table:table-cell office:value-type="float" office:value="3508" table:style-name="ce16">
            <text:p>3,508</text:p>
          </table:table-cell>
          <table:table-cell office:value-type="float" office:value="2595" table:style-name="ce16">
            <text:p>2,595</text:p>
          </table:table-cell>
          <table:table-cell office:value-type="float" office:value="46.73047473200613" table:style-name="ce17">
            <text:p>46.73</text:p>
          </table:table-cell>
          <table:table-cell office:value-type="float" office:value="10882" table:style-name="ce16">
            <text:p>10,882</text:p>
          </table:table-cell>
          <table:table-cell office:value-type="float" office:value="6287" table:style-name="ce16">
            <text:p>6,287</text:p>
          </table:table-cell>
          <table:table-cell office:value-type="float" office:value="4595" table:style-name="ce16">
            <text:p>4,595</text:p>
          </table:table-cell>
          <table:table-cell office:value-type="float" office:value="83.323124042879016" table:style-name="ce15">
            <text:p>83.32</text:p>
          </table:table-cell>
          <table:table-cell table:number-columns-repeated="16359" table:style-name="ce14"/>
        </table:table-row>
        <table:table-row table:style-name="ro46">
          <table:table-cell table:style-name="ce13"/>
          <table:table-cell table:style-name="ce12"/>
          <table:table-cell table:number-columns-repeated="6" table:style-name="ce11"/>
          <table:table-cell table:style-name="ce9"/>
          <table:table-cell table:number-columns-repeated="3" table:style-name="ce11"/>
          <table:table-cell table:style-name="ce9"/>
          <table:table-cell table:number-columns-repeated="3" table:style-name="ce11"/>
          <table:table-cell table:number-columns-repeated="3" table:style-name="ce9"/>
          <table:table-cell table:style-name="ce10"/>
          <table:table-cell table:style-name="ce9"/>
          <table:table-cell table:number-columns-repeated="3" table:style-name="ce8"/>
          <table:table-cell table:style-name="ce7"/>
          <table:table-cell table:number-columns-repeated="16359" table:style-name="ce4"/>
        </table:table-row>
        <table:table-row table:style-name="ro37">
          <table:table-cell table:style-name="ce6"/>
          <table:table-cell table:number-columns-repeated="23" table:style-name="ce4"/>
          <table:table-cell office:value-type="string" table:style-name="ce5">
            <text:p>內政部戶政司 民國 108 年 10 月 7 日編製</text:p>
          </table:table-cell>
          <table:table-cell table:number-columns-repeated="16359" table:style-name="ce4"/>
        </table:table-row>
        <table:table-row table:style-name="ro14">
          <table:table-cell table:style-name="ce3"/>
          <table:table-cell table:number-columns-repeated="16383" table:style-name="ce2"/>
        </table:table-row>
        <table:table-row table:number-rows-repeated="1048543" table:style-name="ro14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12" table:default-cell-style-name="ce185"/>
        <table:table-column table:style-name="co15" table:number-columns-repeated="5" table:default-cell-style-name="ce185"/>
        <table:table-column table:style-name="co22" table:default-cell-style-name="ce185"/>
        <table:table-column table:style-name="co13" table:default-cell-style-name="ce185"/>
        <table:table-column table:style-name="co15" table:number-columns-repeated="2" table:default-cell-style-name="ce185"/>
        <table:table-column table:style-name="co36" table:number-columns-repeated="3" table:default-cell-style-name="ce185"/>
        <table:table-column table:style-name="co15" table:number-columns-repeated="16371" table:default-cell-style-name="ce185"/>
        <table:table-row table:style-name="ro14">
          <table:table-cell table:style-name="ce185">
            <draw:frame draw:z-index="2" draw:id="id1" draw:style-name="a1" draw:name="Object 37" svg:x="0.11458in" svg:y="0.10417in" svg:width="6.94792in" svg:height="9.83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3" table:style-name="ro14">
          <table:table-cell table:number-columns-repeated="16384"/>
        </table:table-row>
        <table:table-row table:style-name="ro14">
          <table:table-cell table:style-name="ce185">
            <draw:frame draw:z-index="1" draw:id="id0" draw:style-name="a0" draw:name="Object 36" svg:x="0.07292in" svg:y="-0.125in" svg:width="7.19792in" svg:height="9.5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4">
          <table:table-cell table:number-columns-repeated="16384"/>
        </table:table-row>
        <table:table-row table:style-name="ro47">
          <table:table-cell table:number-columns-repeated="16384"/>
        </table:table-row>
        <table:table-row table:number-rows-repeated="44" table:style-name="ro14">
          <table:table-cell table:number-columns-repeated="16384"/>
        </table:table-row>
        <table:table-row table:style-name="ro25">
          <table:table-cell table:number-columns-repeated="16384"/>
        </table:table-row>
        <table:table-row table:number-rows-repeated="1048482" table:style-name="ro14">
          <table:table-cell table:number-columns-repeated="16384"/>
        </table:table-row>
        <table:named-expressions>
          <table:named-expression table:name="\a" table:expression="of:=[.#REF!]" table:base-cell-address="年月別新(結婚性別).$A$1"/>
          <table:named-expression table:name="\b" table:expression="of:=[.#REF!]" table:base-cell-address="年月別新(結婚性別).$A$1"/>
          <table:named-expression table:name="NAME" table:expression="of:=[.#REF!]" table:base-cell-address="年月別新(結婚性別).$A$1"/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expression table:name="P_1" table:expression="of:=[.#REF!]" table:base-cell-address="年月別新(結婚性別).$A$1"/>
          <table:named-expression table:name="P_11" table:expression="of:=[.#REF!]" table:base-cell-address="年月別新(結婚性別).$A$1"/>
          <table:named-expression table:name="P_2" table:expression="of:=[.#REF!]" table:base-cell-address="年月別新(結婚性別).$A$1"/>
          <table:named-range table:name="Print_Area" table:cell-range-address="資料分析_.$A$1:資料分析_.$H$89" table:base-cell-address="資料分析_.$A$1"/>
          <table:named-expression table:name="PRINT_AREA_MI" table:expression="of:=[.#REF!]" table:base-cell-address="年月別新(結婚性別)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'file://192.168.167.105/d/Documents%20and%20Settings/Administrator/桌面/苗栗.xls'#母體清冊" table:style-name="ta5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5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5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0662/A.上網月報(含1科)/上網月報(99年)/9908/表六9908.xls'#遷徙" table:style-name="ta5">
        <table:table-source xlink:href="file://192.168.167.105/d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速報-108.05公式新(+結婚性別)-分2頁.xls'#當月速報連結-資料分析數字" table:style-name="ta5">
        <table:table-source xlink:href="file:///D:/袖0/01--速（月）報/3.速(月)報套印/速報-108.05公式新(+結婚性別)-分2頁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速報-108.05公式新(+結婚性別)-分2頁.xls'#縣市排序-公式" table:style-name="ta5">
        <table:table-source xlink:href="file:///D:/袖0/01--速（月）報/3.速(月)報套印/速報-108.05公式新(+結婚性別)-分2頁.xls" table:table-name="縣市排序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速報-108.05公式新(+結婚性別)-分2頁.xls'#06-人口增加&amp;生死結離-公式" table:style-name="ta5">
        <table:table-source xlink:href="file:///D:/袖0/01--速（月）報/3.速(月)報套印/速報-108.05公式新(+結婚性別)-分2頁.xls" table:table-name="06-人口增加&amp;生死結離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速報-108.05公式新(+結婚性別)-分2頁.xls'#原始速報-公式" table:style-name="ta5">
        <table:table-source xlink:href="file:///D:/袖0/01--速（月）報/3.速(月)報套印/速報-108.05公式新(+結婚性別)-分2頁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速報-108.05公式新(+結婚性別)-分2頁.xls'#貼來源-月表1(160)" table:style-name="ta5">
        <table:table-source xlink:href="file:///D:/袖0/01--速（月）報/3.速(月)報套印/速報-108.05公式新(+結婚性別)-分2頁.xls" table:table-name="貼來源-月表1(16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速報-108.05公式新(+結婚性別)-分2頁.xls'#貼來源-月表2(170)" table:style-name="ta5">
        <table:table-source xlink:href="file:///D:/袖0/01--速（月）報/3.速(月)報套印/速報-108.05公式新(+結婚性別)-分2頁.xls" table:table-name="貼來源-月表2(17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年月別" table:style-name="ta5">
        <table:table-source xlink:href="file://192.168.167.105/d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" table:style-name="ta5">
        <table:table-source xlink:href="file://192.168.167.105/d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資料分析" table:style-name="ta5">
        <table:table-source xlink:href="file://192.168.167.105/d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4單齡-列印前2頁" table:style-name="ta5">
        <table:table-source xlink:href="file://192.168.167.105/d/【麗華】/A.上網月報(含1科)/108年/10805/新表號04,05,速報3階段年齡-連結(公式)檔108.5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速報-年齡結構-(列印版)" table:style-name="ta5">
        <table:table-source xlink:href="file://192.168.167.105/d/【麗華】/A.上網月報(含1科)/108年/10805/新表號04,05,速報3階段年齡-連結(公式)檔108.5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列印版" table:style-name="ta5">
        <table:table-source xlink:href="file://192.168.167.105/d/【麗華】/A.上網月報(含1科)/108年/10805/新表號04,05,速報3階段年齡-連結(公式)檔108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(貼值-上網版)" table:style-name="ta5">
        <table:table-source xlink:href="file://192.168.167.105/d/【麗華】/A.上網月報(含1科)/108年/10805/新表號04,05,速報3階段年齡-連結(公式)檔108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說明" table:style-name="ta5">
        <table:table-source xlink:href="file:///D:/超峰/25.速報、月報/01.速(月)報製作-雪珠/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60" table:style-name="ta5">
        <table:table-source xlink:href="file:///D:/超峰/25.速報、月報/01.速(月)報製作-雪珠/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70" table:style-name="ta5">
        <table:table-source xlink:href="file:///D:/超峰/25.速報、月報/01.速(月)報製作-雪珠/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B0" table:style-name="ta5">
        <table:table-source xlink:href="file:///D:/超峰/25.速報、月報/01.速(月)報製作-雪珠/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月別新(結婚性別)" table:style-name="ta5">
        <table:table-source xlink:href="file:///D:/超峰/25.速報、月報/01.速(月)報製作-雪珠/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縣市別新" table:style-name="ta5">
        <table:table-source xlink:href="file:///D:/超峰/25.速報、月報/01.速(月)報製作-雪珠/各月(新)/速報公式(6月).xls" table:table-name="01-縣市別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齡結構" table:style-name="ta5">
        <table:table-source xlink:href="file:///D:/超峰/25.速報、月報/01.速(月)報製作-雪珠/各月(新)/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資料分析_" table:style-name="ta5">
        <table:table-source xlink:href="file:///D:/超峰/25.速報、月報/01.速(月)報製作-雪珠/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年月別" table:style-name="ta5">
        <table:table-source xlink:href="file:///D:/超峰/25.速報、月報/01.速(月)報製作-雪珠/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縣市別" table:style-name="ta5">
        <table:table-source xlink:href="file:///D:/超峰/25.速報、月報/01.速(月)報製作-雪珠/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4-單一年齡" table:style-name="ta5">
        <table:table-source xlink:href="file:///D:/超峰/25.速報、月報/01.速(月)報製作-雪珠/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5-年齡結構" table:style-name="ta5">
        <table:table-source xlink:href="file:///D:/超峰/25.速報、月報/01.速(月)報製作-雪珠/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6-人口增加&amp;生死結離" table:style-name="ta5">
        <table:table-source xlink:href="file:///D:/超峰/25.速報、月報/01.速(月)報製作-雪珠/各月(新)/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年月別" table:style-name="ta5">
        <table:table-source xlink:href="file:///D:/超峰/25.速報、月報/01.速(月)報製作-雪珠/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縣市別" table:style-name="ta5">
        <table:table-source xlink:href="file:///D:/超峰/25.速報、月報/01.速(月)報製作-雪珠/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年月別-新" table:style-name="ta5">
        <table:table-source xlink:href="file:///D:/超峰/25.速報、月報/01.速(月)報製作-雪珠/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縣市別-新" table:style-name="ta5">
        <table:table-source xlink:href="file:///D:/超峰/25.速報、月報/01.速(月)報製作-雪珠/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1-遷徙" table:style-name="ta5">
        <table:table-source xlink:href="file:///D:/超峰/25.速報、月報/01.速(月)報製作-雪珠/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number-style style:name="N6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 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number:number-style style:name="N83P0">
      <number:number number:decimal-places="0" number:min-integer-digits="1">
        <number:embedded-text number:position="0"> </number:embedded-text>
      </number:number>
    </number:number-style>
    <number:number-style style:name="N83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83P0"/>
    </number:number-style>
    <number:number-style style:name="N85P0">
      <number:number number:decimal-places="2" number:min-integer-digits="1" number:grouping="true"/>
    </number:number-style>
    <number:number-style style:name="N85P1">
      <number:text>－   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66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8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196850393700787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何袖綾</dc:creator>
    <meta:creation-date>2019-06-04T12:02:08Z</meta:creation-date>
    <dc:date>2019-10-07T02:09:18Z</dc:date>
    <meta:print-date>2019-10-07T02:05:01Z</meta:print-date>
  </office:meta>
</office:document-meta>
</file>